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4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2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87" style:family="table-cell" style:parent-style-name="Default" style:data-style-name="N2">
      <style:map style:condition="cell-content()&gt;100" style:apply-style-name="background_20_green" style:base-cell-address="'DFS equiv'.C3"/>
    </style:style>
    <style:style style:name="ce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0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1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1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4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57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0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3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6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69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2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5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78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84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251" style:family="table-cell" style:parent-style-name="Default" style:data-style-name="N2">
      <style:map style:condition="cell-content()&gt;100" style:apply-style-name="background_20_green" style:base-cell-address="'DFS inequiv'.C3"/>
    </style:style>
    <style:style style:name="ce252" style:family="table-cell" style:parent-style-name="Default">
      <style:map style:condition="cell-content()&lt;[.$B3]" style:apply-style-name="background_20_green" style:base-cell-address="'DFS inequiv'.G3"/>
      <style:map style:condition="cell-content()&gt;[.$B3]" style:apply-style-name="background_20_red" style:base-cell-address="'DFS inequiv'.G3"/>
    </style:style>
    <style:style style:name="ce253" style:family="table-cell" style:parent-style-name="Default">
      <style:map style:condition="cell-content()&lt;[.$B4]" style:apply-style-name="background_20_green" style:base-cell-address="'DFS inequiv'.G4"/>
      <style:map style:condition="cell-content()&gt;[.$B4]" style:apply-style-name="background_20_red" style:base-cell-address="'DFS inequiv'.G4"/>
    </style:style>
    <style:style style:name="ce254" style:family="table-cell" style:parent-style-name="Default">
      <style:map style:condition="cell-content()&lt;[.$B5]" style:apply-style-name="background_20_green" style:base-cell-address="'DFS inequiv'.G5"/>
      <style:map style:condition="cell-content()&gt;[.$B5]" style:apply-style-name="background_20_red" style:base-cell-address="'DFS inequiv'.G5"/>
    </style:style>
    <style:style style:name="ce255" style:family="table-cell" style:parent-style-name="Default">
      <style:map style:condition="cell-content()&lt;[.$B6]" style:apply-style-name="background_20_green" style:base-cell-address="'DFS inequiv'.G6"/>
      <style:map style:condition="cell-content()&gt;[.$B6]" style:apply-style-name="background_20_red" style:base-cell-address="'DFS inequiv'.G6"/>
    </style:style>
    <style:style style:name="ce256" style:family="table-cell" style:parent-style-name="Default">
      <style:map style:condition="cell-content()&lt;[.$B7]" style:apply-style-name="background_20_green" style:base-cell-address="'DFS inequiv'.G7"/>
      <style:map style:condition="cell-content()&gt;[.$B7]" style:apply-style-name="background_20_red" style:base-cell-address="'DFS inequiv'.G7"/>
    </style:style>
    <style:style style:name="ce257" style:family="table-cell" style:parent-style-name="Default">
      <style:map style:condition="cell-content()&lt;[.$B8]" style:apply-style-name="background_20_green" style:base-cell-address="'DFS inequiv'.G8"/>
      <style:map style:condition="cell-content()&gt;[.$B8]" style:apply-style-name="background_20_red" style:base-cell-address="'DFS inequiv'.G8"/>
    </style:style>
    <style:style style:name="ce258" style:family="table-cell" style:parent-style-name="Default">
      <style:map style:condition="cell-content()&lt;[.$B9]" style:apply-style-name="background_20_green" style:base-cell-address="'DFS inequiv'.G9"/>
      <style:map style:condition="cell-content()&gt;[.$B9]" style:apply-style-name="background_20_red" style:base-cell-address="'DFS inequiv'.G9"/>
    </style:style>
    <style:style style:name="ce259" style:family="table-cell" style:parent-style-name="Default">
      <style:map style:condition="cell-content()&lt;[.$B10]" style:apply-style-name="background_20_green" style:base-cell-address="'DFS inequiv'.G10"/>
      <style:map style:condition="cell-content()&gt;[.$B10]" style:apply-style-name="background_20_red" style:base-cell-address="'DFS inequiv'.G10"/>
    </style:style>
    <style:style style:name="ce260" style:family="table-cell" style:parent-style-name="Default">
      <style:map style:condition="cell-content()&lt;[.$B11]" style:apply-style-name="background_20_green" style:base-cell-address="'DFS inequiv'.G11"/>
      <style:map style:condition="cell-content()&gt;[.$B11]" style:apply-style-name="background_20_red" style:base-cell-address="'DFS inequiv'.G11"/>
    </style:style>
    <style:style style:name="ce261" style:family="table-cell" style:parent-style-name="Default">
      <style:map style:condition="cell-content()&lt;[.$B12]" style:apply-style-name="background_20_green" style:base-cell-address="'DFS inequiv'.G12"/>
      <style:map style:condition="cell-content()&gt;[.$B12]" style:apply-style-name="background_20_red" style:base-cell-address="'DFS inequiv'.G12"/>
    </style:style>
    <style:style style:name="ce262" style:family="table-cell" style:parent-style-name="Default">
      <style:map style:condition="cell-content()&lt;[.$B13]" style:apply-style-name="background_20_green" style:base-cell-address="'DFS inequiv'.G13"/>
      <style:map style:condition="cell-content()&gt;[.$B13]" style:apply-style-name="background_20_red" style:base-cell-address="'DFS inequiv'.G13"/>
    </style:style>
    <style:style style:name="ce263" style:family="table-cell" style:parent-style-name="Default">
      <style:map style:condition="cell-content()&lt;[.$B14]" style:apply-style-name="background_20_green" style:base-cell-address="'DFS inequiv'.G14"/>
      <style:map style:condition="cell-content()&gt;[.$B14]" style:apply-style-name="background_20_red" style:base-cell-address="'DFS inequiv'.G14"/>
    </style:style>
    <style:style style:name="ce264" style:family="table-cell" style:parent-style-name="Default">
      <style:map style:condition="cell-content()&lt;[.$B15]" style:apply-style-name="background_20_green" style:base-cell-address="'DFS inequiv'.G15"/>
      <style:map style:condition="cell-content()&gt;[.$B15]" style:apply-style-name="background_20_red" style:base-cell-address="'DFS inequiv'.G15"/>
    </style:style>
    <style:style style:name="ce265" style:family="table-cell" style:parent-style-name="Default">
      <style:map style:condition="cell-content()&lt;[.$B16]" style:apply-style-name="background_20_green" style:base-cell-address="'DFS inequiv'.G16"/>
      <style:map style:condition="cell-content()&gt;[.$B16]" style:apply-style-name="background_20_red" style:base-cell-address="'DFS inequiv'.G16"/>
    </style:style>
    <style:style style:name="ce266" style:family="table-cell" style:parent-style-name="Default">
      <style:map style:condition="cell-content()&lt;[.$B17]" style:apply-style-name="background_20_green" style:base-cell-address="'DFS inequiv'.G17"/>
      <style:map style:condition="cell-content()&gt;[.$B17]" style:apply-style-name="background_20_red" style:base-cell-address="'DFS inequiv'.G17"/>
    </style:style>
    <style:style style:name="ce267" style:family="table-cell" style:parent-style-name="Default">
      <style:map style:condition="cell-content()&lt;[.$B18]" style:apply-style-name="background_20_green" style:base-cell-address="'DFS inequiv'.G18"/>
      <style:map style:condition="cell-content()&gt;[.$B18]" style:apply-style-name="background_20_red" style:base-cell-address="'DFS inequiv'.G18"/>
    </style:style>
    <style:style style:name="ce268" style:family="table-cell" style:parent-style-name="Default">
      <style:map style:condition="cell-content()&lt;[.$B19]" style:apply-style-name="background_20_green" style:base-cell-address="'DFS inequiv'.G19"/>
      <style:map style:condition="cell-content()&gt;[.$B19]" style:apply-style-name="background_20_red" style:base-cell-address="'DFS inequiv'.G19"/>
    </style:style>
    <style:style style:name="ce269" style:family="table-cell" style:parent-style-name="Default">
      <style:map style:condition="cell-content()&lt;[.$B20]" style:apply-style-name="background_20_green" style:base-cell-address="'DFS inequiv'.G20"/>
      <style:map style:condition="cell-content()&gt;[.$B20]" style:apply-style-name="background_20_red" style:base-cell-address="'DFS inequiv'.G20"/>
    </style:style>
    <style:style style:name="ce270" style:family="table-cell" style:parent-style-name="Default">
      <style:map style:condition="cell-content()&lt;[.$B21]" style:apply-style-name="background_20_green" style:base-cell-address="'DFS inequiv'.G21"/>
      <style:map style:condition="cell-content()&gt;[.$B21]" style:apply-style-name="background_20_red" style:base-cell-address="'DFS inequiv'.G21"/>
    </style:style>
    <style:style style:name="ce271" style:family="table-cell" style:parent-style-name="Default">
      <style:map style:condition="cell-content()&lt;[.$B22]" style:apply-style-name="background_20_green" style:base-cell-address="'DFS inequiv'.G22"/>
      <style:map style:condition="cell-content()&gt;[.$B22]" style:apply-style-name="background_20_red" style:base-cell-address="'DFS inequiv'.G22"/>
    </style:style>
    <style:style style:name="ce272" style:family="table-cell" style:parent-style-name="Default">
      <style:map style:condition="cell-content()&lt;[.$B23]" style:apply-style-name="background_20_green" style:base-cell-address="'DFS inequiv'.G23"/>
      <style:map style:condition="cell-content()&gt;[.$B23]" style:apply-style-name="background_20_red" style:base-cell-address="'DFS inequiv'.G23"/>
    </style:style>
    <style:style style:name="ce273" style:family="table-cell" style:parent-style-name="Default">
      <style:map style:condition="cell-content()&lt;[.$B24]" style:apply-style-name="background_20_green" style:base-cell-address="'DFS inequiv'.G24"/>
      <style:map style:condition="cell-content()&gt;[.$B24]" style:apply-style-name="background_20_red" style:base-cell-address="'DFS inequiv'.G24"/>
    </style:style>
    <style:style style:name="ce274" style:family="table-cell" style:parent-style-name="Default">
      <style:map style:condition="cell-content()&lt;[.$B25]" style:apply-style-name="background_20_green" style:base-cell-address="'DFS inequiv'.G25"/>
      <style:map style:condition="cell-content()&gt;[.$B25]" style:apply-style-name="background_20_red" style:base-cell-address="'DFS inequiv'.G25"/>
    </style:style>
    <style:style style:name="ce275" style:family="table-cell" style:parent-style-name="Default">
      <style:map style:condition="cell-content()&lt;[.$B26]" style:apply-style-name="background_20_green" style:base-cell-address="'DFS inequiv'.G26"/>
      <style:map style:condition="cell-content()&gt;[.$B26]" style:apply-style-name="background_20_red" style:base-cell-address="'DFS inequiv'.G26"/>
    </style:style>
    <style:style style:name="ce276" style:family="table-cell" style:parent-style-name="Default">
      <style:map style:condition="cell-content()&lt;[.$B27]" style:apply-style-name="background_20_green" style:base-cell-address="'DFS inequiv'.G27"/>
      <style:map style:condition="cell-content()&gt;[.$B27]" style:apply-style-name="background_20_red" style:base-cell-address="'DFS inequiv'.G27"/>
    </style:style>
    <style:style style:name="ce277" style:family="table-cell" style:parent-style-name="Default">
      <style:map style:condition="cell-content()&lt;[.$B28]" style:apply-style-name="background_20_green" style:base-cell-address="'DFS inequiv'.G28"/>
      <style:map style:condition="cell-content()&gt;[.$B28]" style:apply-style-name="background_20_red" style:base-cell-address="'DFS inequiv'.G28"/>
    </style:style>
    <style:style style:name="ce278" style:family="table-cell" style:parent-style-name="Default">
      <style:map style:condition="cell-content()&lt;[.$B29]" style:apply-style-name="background_20_green" style:base-cell-address="'DFS inequiv'.G29"/>
      <style:map style:condition="cell-content()&gt;[.$B29]" style:apply-style-name="background_20_red" style:base-cell-address="'DFS inequiv'.G29"/>
    </style:style>
    <style:style style:name="ce279" style:family="table-cell" style:parent-style-name="Default">
      <style:map style:condition="cell-content()&lt;[.$B30]" style:apply-style-name="background_20_green" style:base-cell-address="'DFS inequiv'.G30"/>
      <style:map style:condition="cell-content()&gt;[.$B30]" style:apply-style-name="background_20_red" style:base-cell-address="'DFS inequiv'.G30"/>
    </style:style>
    <style:style style:name="ce280" style:family="table-cell" style:parent-style-name="Default">
      <style:map style:condition="cell-content()&lt;[.$B31]" style:apply-style-name="background_20_green" style:base-cell-address="'DFS inequiv'.G31"/>
      <style:map style:condition="cell-content()&gt;[.$B31]" style:apply-style-name="background_20_red" style:base-cell-address="'DFS inequiv'.G31"/>
    </style:style>
    <style:style style:name="ce281" style:family="table-cell" style:parent-style-name="Default">
      <style:map style:condition="cell-content()&lt;[.$B32]" style:apply-style-name="background_20_green" style:base-cell-address="'DFS inequiv'.G32"/>
      <style:map style:condition="cell-content()&gt;[.$B32]" style:apply-style-name="background_20_red" style:base-cell-address="'DFS inequiv'.G32"/>
    </style:style>
    <style:style style:name="ce282" style:family="table-cell" style:parent-style-name="Default">
      <style:map style:condition="cell-content()&lt;[.$B33]" style:apply-style-name="background_20_green" style:base-cell-address="'DFS inequiv'.G33"/>
      <style:map style:condition="cell-content()&gt;[.$B33]" style:apply-style-name="background_20_red" style:base-cell-address="'DFS inequiv'.G33"/>
    </style:style>
    <style:style style:name="ce283" style:family="table-cell" style:parent-style-name="Default">
      <style:map style:condition="cell-content()&lt;[.$B34]" style:apply-style-name="background_20_green" style:base-cell-address="'DFS inequiv'.G34"/>
      <style:map style:condition="cell-content()&gt;[.$B34]" style:apply-style-name="background_20_red" style:base-cell-address="'DFS inequiv'.G34"/>
    </style:style>
    <style:style style:name="ce284" style:family="table-cell" style:parent-style-name="Default">
      <style:map style:condition="cell-content()&lt;[.$B35]" style:apply-style-name="background_20_green" style:base-cell-address="'DFS inequiv'.G35"/>
      <style:map style:condition="cell-content()&gt;[.$B35]" style:apply-style-name="background_20_red" style:base-cell-address="'DFS inequiv'.G35"/>
    </style:style>
    <style:style style:name="ce285" style:family="table-cell" style:parent-style-name="Default">
      <style:map style:condition="cell-content()&lt;[.$B36]" style:apply-style-name="background_20_green" style:base-cell-address="'DFS inequiv'.G36"/>
      <style:map style:condition="cell-content()&gt;[.$B36]" style:apply-style-name="background_20_red" style:base-cell-address="'DFS inequiv'.G36"/>
    </style:style>
    <style:style style:name="ce286" style:family="table-cell" style:parent-style-name="Default">
      <style:map style:condition="cell-content()&lt;[.$B37]" style:apply-style-name="background_20_green" style:base-cell-address="'DFS inequiv'.G37"/>
      <style:map style:condition="cell-content()&gt;[.$B37]" style:apply-style-name="background_20_red" style:base-cell-address="'DFS inequiv'.G37"/>
    </style:style>
    <style:style style:name="ce287" style:family="table-cell" style:parent-style-name="Default">
      <style:map style:condition="cell-content()&lt;[.$B38]" style:apply-style-name="background_20_green" style:base-cell-address="'DFS inequiv'.G38"/>
      <style:map style:condition="cell-content()&gt;[.$B38]" style:apply-style-name="background_20_red" style:base-cell-address="'DFS inequiv'.G38"/>
    </style:style>
    <style:style style:name="ce288" style:family="table-cell" style:parent-style-name="Default">
      <style:map style:condition="cell-content()&lt;[.$B39]" style:apply-style-name="background_20_green" style:base-cell-address="'DFS inequiv'.G39"/>
      <style:map style:condition="cell-content()&gt;[.$B39]" style:apply-style-name="background_20_red" style:base-cell-address="'DFS inequiv'.G39"/>
    </style:style>
    <style:style style:name="ce289" style:family="table-cell" style:parent-style-name="Default">
      <style:map style:condition="cell-content()&lt;[.$B40]" style:apply-style-name="background_20_green" style:base-cell-address="'DFS inequiv'.G40"/>
      <style:map style:condition="cell-content()&gt;[.$B40]" style:apply-style-name="background_20_red" style:base-cell-address="'DFS inequiv'.G40"/>
    </style:style>
    <style:style style:name="ce290" style:family="table-cell" style:parent-style-name="Default">
      <style:map style:condition="cell-content()&lt;[.$B41]" style:apply-style-name="background_20_green" style:base-cell-address="'DFS inequiv'.G41"/>
      <style:map style:condition="cell-content()&gt;[.$B41]" style:apply-style-name="background_20_red" style:base-cell-address="'DFS inequiv'.G41"/>
    </style:style>
    <style:style style:name="ce291" style:family="table-cell" style:parent-style-name="Default">
      <style:map style:condition="cell-content()&lt;[.$B42]" style:apply-style-name="background_20_green" style:base-cell-address="'DFS inequiv'.G42"/>
      <style:map style:condition="cell-content()&gt;[.$B42]" style:apply-style-name="background_20_red" style:base-cell-address="'DFS inequiv'.G42"/>
    </style:style>
    <style:style style:name="ce292" style:family="table-cell" style:parent-style-name="Default">
      <style:map style:condition="cell-content()&lt;[.$B43]" style:apply-style-name="background_20_green" style:base-cell-address="'DFS inequiv'.G43"/>
      <style:map style:condition="cell-content()&gt;[.$B43]" style:apply-style-name="background_20_red" style:base-cell-address="'DFS inequiv'.G43"/>
    </style:style>
    <style:style style:name="ce293" style:family="table-cell" style:parent-style-name="Default">
      <style:map style:condition="cell-content()&lt;[.$B44]" style:apply-style-name="background_20_green" style:base-cell-address="'DFS inequiv'.G44"/>
      <style:map style:condition="cell-content()&gt;[.$B44]" style:apply-style-name="background_20_red" style:base-cell-address="'DFS inequiv'.G44"/>
    </style:style>
    <style:style style:name="ce294" style:family="table-cell" style:parent-style-name="Default">
      <style:map style:condition="cell-content()&lt;[.$B3]" style:apply-style-name="background_20_green" style:base-cell-address="'DFS inequiv'.H3"/>
      <style:map style:condition="cell-content()&gt;[.$B3]" style:apply-style-name="background_20_red" style:base-cell-address="'DFS inequiv'.H3"/>
    </style:style>
    <style:style style:name="ce295" style:family="table-cell" style:parent-style-name="Default">
      <style:map style:condition="cell-content()&lt;[.$B4]" style:apply-style-name="background_20_green" style:base-cell-address="'DFS inequiv'.H4"/>
      <style:map style:condition="cell-content()&gt;[.$B4]" style:apply-style-name="background_20_red" style:base-cell-address="'DFS inequiv'.H4"/>
    </style:style>
    <style:style style:name="ce296" style:family="table-cell" style:parent-style-name="Default">
      <style:map style:condition="cell-content()&lt;[.$B5]" style:apply-style-name="background_20_green" style:base-cell-address="'DFS inequiv'.H5"/>
      <style:map style:condition="cell-content()&gt;[.$B5]" style:apply-style-name="background_20_red" style:base-cell-address="'DFS inequiv'.H5"/>
    </style:style>
    <style:style style:name="ce297" style:family="table-cell" style:parent-style-name="Default">
      <style:map style:condition="cell-content()&lt;[.$B6]" style:apply-style-name="background_20_green" style:base-cell-address="'DFS inequiv'.H6"/>
      <style:map style:condition="cell-content()&gt;[.$B6]" style:apply-style-name="background_20_red" style:base-cell-address="'DFS inequiv'.H6"/>
    </style:style>
    <style:style style:name="ce298" style:family="table-cell" style:parent-style-name="Default">
      <style:map style:condition="cell-content()&lt;[.$B7]" style:apply-style-name="background_20_green" style:base-cell-address="'DFS inequiv'.H7"/>
      <style:map style:condition="cell-content()&gt;[.$B7]" style:apply-style-name="background_20_red" style:base-cell-address="'DFS inequiv'.H7"/>
    </style:style>
    <style:style style:name="ce299" style:family="table-cell" style:parent-style-name="Default">
      <style:map style:condition="cell-content()&lt;[.$B8]" style:apply-style-name="background_20_green" style:base-cell-address="'DFS inequiv'.H8"/>
      <style:map style:condition="cell-content()&gt;[.$B8]" style:apply-style-name="background_20_red" style:base-cell-address="'DFS inequiv'.H8"/>
    </style:style>
    <style:style style:name="ce300" style:family="table-cell" style:parent-style-name="Default">
      <style:map style:condition="cell-content()&lt;[.$B9]" style:apply-style-name="background_20_green" style:base-cell-address="'DFS inequiv'.H9"/>
      <style:map style:condition="cell-content()&gt;[.$B9]" style:apply-style-name="background_20_red" style:base-cell-address="'DFS inequiv'.H9"/>
    </style:style>
    <style:style style:name="ce301" style:family="table-cell" style:parent-style-name="Default">
      <style:map style:condition="cell-content()&lt;[.$B10]" style:apply-style-name="background_20_green" style:base-cell-address="'DFS inequiv'.H10"/>
      <style:map style:condition="cell-content()&gt;[.$B10]" style:apply-style-name="background_20_red" style:base-cell-address="'DFS inequiv'.H10"/>
    </style:style>
    <style:style style:name="ce302" style:family="table-cell" style:parent-style-name="Default">
      <style:map style:condition="cell-content()&lt;[.$B11]" style:apply-style-name="background_20_green" style:base-cell-address="'DFS inequiv'.H11"/>
      <style:map style:condition="cell-content()&gt;[.$B11]" style:apply-style-name="background_20_red" style:base-cell-address="'DFS inequiv'.H11"/>
    </style:style>
    <style:style style:name="ce303" style:family="table-cell" style:parent-style-name="Default">
      <style:map style:condition="cell-content()&lt;[.$B12]" style:apply-style-name="background_20_green" style:base-cell-address="'DFS inequiv'.H12"/>
      <style:map style:condition="cell-content()&gt;[.$B12]" style:apply-style-name="background_20_red" style:base-cell-address="'DFS inequiv'.H12"/>
    </style:style>
    <style:style style:name="ce304" style:family="table-cell" style:parent-style-name="Default">
      <style:map style:condition="cell-content()&lt;[.$B13]" style:apply-style-name="background_20_green" style:base-cell-address="'DFS inequiv'.H13"/>
      <style:map style:condition="cell-content()&gt;[.$B13]" style:apply-style-name="background_20_red" style:base-cell-address="'DFS inequiv'.H13"/>
    </style:style>
    <style:style style:name="ce305" style:family="table-cell" style:parent-style-name="Default">
      <style:map style:condition="cell-content()&lt;[.$B14]" style:apply-style-name="background_20_green" style:base-cell-address="'DFS inequiv'.H14"/>
      <style:map style:condition="cell-content()&gt;[.$B14]" style:apply-style-name="background_20_red" style:base-cell-address="'DFS inequiv'.H14"/>
    </style:style>
    <style:style style:name="ce306" style:family="table-cell" style:parent-style-name="Default">
      <style:map style:condition="cell-content()&lt;[.$B15]" style:apply-style-name="background_20_green" style:base-cell-address="'DFS inequiv'.H15"/>
      <style:map style:condition="cell-content()&gt;[.$B15]" style:apply-style-name="background_20_red" style:base-cell-address="'DFS inequiv'.H15"/>
    </style:style>
    <style:style style:name="ce307" style:family="table-cell" style:parent-style-name="Default">
      <style:map style:condition="cell-content()&lt;[.$B16]" style:apply-style-name="background_20_green" style:base-cell-address="'DFS inequiv'.H16"/>
      <style:map style:condition="cell-content()&gt;[.$B16]" style:apply-style-name="background_20_red" style:base-cell-address="'DFS inequiv'.H16"/>
    </style:style>
    <style:style style:name="ce308" style:family="table-cell" style:parent-style-name="Default">
      <style:map style:condition="cell-content()&lt;[.$B17]" style:apply-style-name="background_20_green" style:base-cell-address="'DFS inequiv'.H17"/>
      <style:map style:condition="cell-content()&gt;[.$B17]" style:apply-style-name="background_20_red" style:base-cell-address="'DFS inequiv'.H17"/>
    </style:style>
    <style:style style:name="ce309" style:family="table-cell" style:parent-style-name="Default">
      <style:map style:condition="cell-content()&lt;[.$B18]" style:apply-style-name="background_20_green" style:base-cell-address="'DFS inequiv'.H18"/>
      <style:map style:condition="cell-content()&gt;[.$B18]" style:apply-style-name="background_20_red" style:base-cell-address="'DFS inequiv'.H18"/>
    </style:style>
    <style:style style:name="ce310" style:family="table-cell" style:parent-style-name="Default">
      <style:map style:condition="cell-content()&lt;[.$B19]" style:apply-style-name="background_20_green" style:base-cell-address="'DFS inequiv'.H19"/>
      <style:map style:condition="cell-content()&gt;[.$B19]" style:apply-style-name="background_20_red" style:base-cell-address="'DFS inequiv'.H19"/>
    </style:style>
    <style:style style:name="ce311" style:family="table-cell" style:parent-style-name="Default">
      <style:map style:condition="cell-content()&lt;[.$B20]" style:apply-style-name="background_20_green" style:base-cell-address="'DFS inequiv'.H20"/>
      <style:map style:condition="cell-content()&gt;[.$B20]" style:apply-style-name="background_20_red" style:base-cell-address="'DFS inequiv'.H20"/>
    </style:style>
    <style:style style:name="ce312" style:family="table-cell" style:parent-style-name="Default">
      <style:map style:condition="cell-content()&lt;[.$B21]" style:apply-style-name="background_20_green" style:base-cell-address="'DFS inequiv'.H21"/>
      <style:map style:condition="cell-content()&gt;[.$B21]" style:apply-style-name="background_20_red" style:base-cell-address="'DFS inequiv'.H21"/>
    </style:style>
    <style:style style:name="ce313" style:family="table-cell" style:parent-style-name="Default">
      <style:map style:condition="cell-content()&lt;[.$B22]" style:apply-style-name="background_20_green" style:base-cell-address="'DFS inequiv'.H22"/>
      <style:map style:condition="cell-content()&gt;[.$B22]" style:apply-style-name="background_20_red" style:base-cell-address="'DFS inequiv'.H22"/>
    </style:style>
    <style:style style:name="ce314" style:family="table-cell" style:parent-style-name="Default">
      <style:map style:condition="cell-content()&lt;[.$B23]" style:apply-style-name="background_20_green" style:base-cell-address="'DFS inequiv'.H23"/>
      <style:map style:condition="cell-content()&gt;[.$B23]" style:apply-style-name="background_20_red" style:base-cell-address="'DFS inequiv'.H23"/>
    </style:style>
    <style:style style:name="ce315" style:family="table-cell" style:parent-style-name="Default">
      <style:map style:condition="cell-content()&lt;[.$B24]" style:apply-style-name="background_20_green" style:base-cell-address="'DFS inequiv'.H24"/>
      <style:map style:condition="cell-content()&gt;[.$B24]" style:apply-style-name="background_20_red" style:base-cell-address="'DFS inequiv'.H24"/>
    </style:style>
    <style:style style:name="ce316" style:family="table-cell" style:parent-style-name="Default">
      <style:map style:condition="cell-content()&lt;[.$B25]" style:apply-style-name="background_20_green" style:base-cell-address="'DFS inequiv'.H25"/>
      <style:map style:condition="cell-content()&gt;[.$B25]" style:apply-style-name="background_20_red" style:base-cell-address="'DFS inequiv'.H25"/>
    </style:style>
    <style:style style:name="ce317" style:family="table-cell" style:parent-style-name="Default">
      <style:map style:condition="cell-content()&lt;[.$B26]" style:apply-style-name="background_20_green" style:base-cell-address="'DFS inequiv'.H26"/>
      <style:map style:condition="cell-content()&gt;[.$B26]" style:apply-style-name="background_20_red" style:base-cell-address="'DFS inequiv'.H26"/>
    </style:style>
    <style:style style:name="ce318" style:family="table-cell" style:parent-style-name="Default">
      <style:map style:condition="cell-content()&lt;[.$B27]" style:apply-style-name="background_20_green" style:base-cell-address="'DFS inequiv'.H27"/>
      <style:map style:condition="cell-content()&gt;[.$B27]" style:apply-style-name="background_20_red" style:base-cell-address="'DFS inequiv'.H27"/>
    </style:style>
    <style:style style:name="ce319" style:family="table-cell" style:parent-style-name="Default">
      <style:map style:condition="cell-content()&lt;[.$B28]" style:apply-style-name="background_20_green" style:base-cell-address="'DFS inequiv'.H28"/>
      <style:map style:condition="cell-content()&gt;[.$B28]" style:apply-style-name="background_20_red" style:base-cell-address="'DFS inequiv'.H28"/>
    </style:style>
    <style:style style:name="ce320" style:family="table-cell" style:parent-style-name="Default">
      <style:map style:condition="cell-content()&lt;[.$B29]" style:apply-style-name="background_20_green" style:base-cell-address="'DFS inequiv'.H29"/>
      <style:map style:condition="cell-content()&gt;[.$B29]" style:apply-style-name="background_20_red" style:base-cell-address="'DFS inequiv'.H29"/>
    </style:style>
    <style:style style:name="ce321" style:family="table-cell" style:parent-style-name="Default">
      <style:map style:condition="cell-content()&lt;[.$B30]" style:apply-style-name="background_20_green" style:base-cell-address="'DFS inequiv'.H30"/>
      <style:map style:condition="cell-content()&gt;[.$B30]" style:apply-style-name="background_20_red" style:base-cell-address="'DFS inequiv'.H30"/>
    </style:style>
    <style:style style:name="ce322" style:family="table-cell" style:parent-style-name="Default">
      <style:map style:condition="cell-content()&lt;[.$B31]" style:apply-style-name="background_20_green" style:base-cell-address="'DFS inequiv'.H31"/>
      <style:map style:condition="cell-content()&gt;[.$B31]" style:apply-style-name="background_20_red" style:base-cell-address="'DFS inequiv'.H31"/>
    </style:style>
    <style:style style:name="ce323" style:family="table-cell" style:parent-style-name="Default">
      <style:map style:condition="cell-content()&lt;[.$B32]" style:apply-style-name="background_20_green" style:base-cell-address="'DFS inequiv'.H32"/>
      <style:map style:condition="cell-content()&gt;[.$B32]" style:apply-style-name="background_20_red" style:base-cell-address="'DFS inequiv'.H32"/>
    </style:style>
    <style:style style:name="ce324" style:family="table-cell" style:parent-style-name="Default">
      <style:map style:condition="cell-content()&lt;[.$B33]" style:apply-style-name="background_20_green" style:base-cell-address="'DFS inequiv'.H33"/>
      <style:map style:condition="cell-content()&gt;[.$B33]" style:apply-style-name="background_20_red" style:base-cell-address="'DFS inequiv'.H33"/>
    </style:style>
    <style:style style:name="ce325" style:family="table-cell" style:parent-style-name="Default">
      <style:map style:condition="cell-content()&lt;[.$B34]" style:apply-style-name="background_20_green" style:base-cell-address="'DFS inequiv'.H34"/>
      <style:map style:condition="cell-content()&gt;[.$B34]" style:apply-style-name="background_20_red" style:base-cell-address="'DFS inequiv'.H34"/>
    </style:style>
    <style:style style:name="ce326" style:family="table-cell" style:parent-style-name="Default">
      <style:map style:condition="cell-content()&lt;[.$B35]" style:apply-style-name="background_20_green" style:base-cell-address="'DFS inequiv'.H35"/>
      <style:map style:condition="cell-content()&gt;[.$B35]" style:apply-style-name="background_20_red" style:base-cell-address="'DFS inequiv'.H35"/>
    </style:style>
    <style:style style:name="ce327" style:family="table-cell" style:parent-style-name="Default">
      <style:map style:condition="cell-content()&lt;[.$B36]" style:apply-style-name="background_20_green" style:base-cell-address="'DFS inequiv'.H36"/>
      <style:map style:condition="cell-content()&gt;[.$B36]" style:apply-style-name="background_20_red" style:base-cell-address="'DFS inequiv'.H36"/>
    </style:style>
    <style:style style:name="ce328" style:family="table-cell" style:parent-style-name="Default">
      <style:map style:condition="cell-content()&lt;[.$B37]" style:apply-style-name="background_20_green" style:base-cell-address="'DFS inequiv'.H37"/>
      <style:map style:condition="cell-content()&gt;[.$B37]" style:apply-style-name="background_20_red" style:base-cell-address="'DFS inequiv'.H37"/>
    </style:style>
    <style:style style:name="ce329" style:family="table-cell" style:parent-style-name="Default">
      <style:map style:condition="cell-content()&lt;[.$B38]" style:apply-style-name="background_20_green" style:base-cell-address="'DFS inequiv'.H38"/>
      <style:map style:condition="cell-content()&gt;[.$B38]" style:apply-style-name="background_20_red" style:base-cell-address="'DFS inequiv'.H38"/>
    </style:style>
    <style:style style:name="ce330" style:family="table-cell" style:parent-style-name="Default">
      <style:map style:condition="cell-content()&lt;[.$B39]" style:apply-style-name="background_20_green" style:base-cell-address="'DFS inequiv'.H39"/>
      <style:map style:condition="cell-content()&gt;[.$B39]" style:apply-style-name="background_20_red" style:base-cell-address="'DFS inequiv'.H39"/>
    </style:style>
    <style:style style:name="ce331" style:family="table-cell" style:parent-style-name="Default">
      <style:map style:condition="cell-content()&lt;[.$B40]" style:apply-style-name="background_20_green" style:base-cell-address="'DFS inequiv'.H40"/>
      <style:map style:condition="cell-content()&gt;[.$B40]" style:apply-style-name="background_20_red" style:base-cell-address="'DFS inequiv'.H40"/>
    </style:style>
    <style:style style:name="ce332" style:family="table-cell" style:parent-style-name="Default">
      <style:map style:condition="cell-content()&lt;[.$B41]" style:apply-style-name="background_20_green" style:base-cell-address="'DFS inequiv'.H41"/>
      <style:map style:condition="cell-content()&gt;[.$B41]" style:apply-style-name="background_20_red" style:base-cell-address="'DFS inequiv'.H41"/>
    </style:style>
    <style:style style:name="ce333" style:family="table-cell" style:parent-style-name="Default">
      <style:map style:condition="cell-content()&lt;[.$B42]" style:apply-style-name="background_20_green" style:base-cell-address="'DFS inequiv'.H42"/>
      <style:map style:condition="cell-content()&gt;[.$B42]" style:apply-style-name="background_20_red" style:base-cell-address="'DFS inequiv'.H42"/>
    </style:style>
    <style:style style:name="ce85" style:family="table-cell" style:parent-style-name="Default">
      <style:map style:condition="cell-content()&lt;[.$B43]" style:apply-style-name="background_20_green" style:base-cell-address="'DFS inequiv'.H43"/>
      <style:map style:condition="cell-content()&gt;[.$B43]" style:apply-style-name="background_20_red" style:base-cell-address="'DFS inequiv'.H43"/>
    </style:style>
    <style:style style:name="ce86" style:family="table-cell" style:parent-style-name="Default">
      <style:map style:condition="cell-content()&lt;[.$B44]" style:apply-style-name="background_20_green" style:base-cell-address="'DFS inequiv'.H44"/>
      <style:map style:condition="cell-content()&gt;[.$B44]" style:apply-style-name="background_20_red" style:base-cell-address="'DFS inequiv'.H44"/>
    </style:style>
    <style:style style:name="ce2" style:family="table-cell" style:parent-style-name="Default">
      <style:map style:condition="cell-content()&lt;[.$B3]" style:apply-style-name="background_20_green" style:base-cell-address="'DFS inequiv'.I3"/>
      <style:map style:condition="cell-content()&gt;[.$B3]" style:apply-style-name="background_20_red" style:base-cell-address="'DFS inequiv'.I3"/>
    </style:style>
    <style:style style:name="ce337" style:family="table-cell" style:parent-style-name="Default">
      <style:map style:condition="cell-content()&lt;[.$B4]" style:apply-style-name="background_20_green" style:base-cell-address="'DFS inequiv'.I4"/>
      <style:map style:condition="cell-content()&gt;[.$B4]" style:apply-style-name="background_20_red" style:base-cell-address="'DFS inequiv'.I4"/>
    </style:style>
    <style:style style:name="ce338" style:family="table-cell" style:parent-style-name="Default">
      <style:map style:condition="cell-content()&lt;[.$B5]" style:apply-style-name="background_20_green" style:base-cell-address="'DFS inequiv'.I5"/>
      <style:map style:condition="cell-content()&gt;[.$B5]" style:apply-style-name="background_20_red" style:base-cell-address="'DFS inequiv'.I5"/>
    </style:style>
    <style:style style:name="ce339" style:family="table-cell" style:parent-style-name="Default">
      <style:map style:condition="cell-content()&lt;[.$B6]" style:apply-style-name="background_20_green" style:base-cell-address="'DFS inequiv'.I6"/>
      <style:map style:condition="cell-content()&gt;[.$B6]" style:apply-style-name="background_20_red" style:base-cell-address="'DFS inequiv'.I6"/>
    </style:style>
    <style:style style:name="ce340" style:family="table-cell" style:parent-style-name="Default">
      <style:map style:condition="cell-content()&lt;[.$B7]" style:apply-style-name="background_20_green" style:base-cell-address="'DFS inequiv'.I7"/>
      <style:map style:condition="cell-content()&gt;[.$B7]" style:apply-style-name="background_20_red" style:base-cell-address="'DFS inequiv'.I7"/>
    </style:style>
    <style:style style:name="ce341" style:family="table-cell" style:parent-style-name="Default">
      <style:map style:condition="cell-content()&lt;[.$B8]" style:apply-style-name="background_20_green" style:base-cell-address="'DFS inequiv'.I8"/>
      <style:map style:condition="cell-content()&gt;[.$B8]" style:apply-style-name="background_20_red" style:base-cell-address="'DFS inequiv'.I8"/>
    </style:style>
    <style:style style:name="ce342" style:family="table-cell" style:parent-style-name="Default">
      <style:map style:condition="cell-content()&lt;[.$B9]" style:apply-style-name="background_20_green" style:base-cell-address="'DFS inequiv'.I9"/>
      <style:map style:condition="cell-content()&gt;[.$B9]" style:apply-style-name="background_20_red" style:base-cell-address="'DFS inequiv'.I9"/>
    </style:style>
    <style:style style:name="ce343" style:family="table-cell" style:parent-style-name="Default">
      <style:map style:condition="cell-content()&lt;[.$B10]" style:apply-style-name="background_20_green" style:base-cell-address="'DFS inequiv'.I10"/>
      <style:map style:condition="cell-content()&gt;[.$B10]" style:apply-style-name="background_20_red" style:base-cell-address="'DFS inequiv'.I10"/>
    </style:style>
    <style:style style:name="ce344" style:family="table-cell" style:parent-style-name="Default">
      <style:map style:condition="cell-content()&lt;[.$B11]" style:apply-style-name="background_20_green" style:base-cell-address="'DFS inequiv'.I11"/>
      <style:map style:condition="cell-content()&gt;[.$B11]" style:apply-style-name="background_20_red" style:base-cell-address="'DFS inequiv'.I11"/>
    </style:style>
    <style:style style:name="ce345" style:family="table-cell" style:parent-style-name="Default">
      <style:map style:condition="cell-content()&lt;[.$B12]" style:apply-style-name="background_20_green" style:base-cell-address="'DFS inequiv'.I12"/>
      <style:map style:condition="cell-content()&gt;[.$B12]" style:apply-style-name="background_20_red" style:base-cell-address="'DFS inequiv'.I12"/>
    </style:style>
    <style:style style:name="ce346" style:family="table-cell" style:parent-style-name="Default">
      <style:map style:condition="cell-content()&lt;[.$B13]" style:apply-style-name="background_20_green" style:base-cell-address="'DFS inequiv'.I13"/>
      <style:map style:condition="cell-content()&gt;[.$B13]" style:apply-style-name="background_20_red" style:base-cell-address="'DFS inequiv'.I13"/>
    </style:style>
    <style:style style:name="ce347" style:family="table-cell" style:parent-style-name="Default">
      <style:map style:condition="cell-content()&lt;[.$B14]" style:apply-style-name="background_20_green" style:base-cell-address="'DFS inequiv'.I14"/>
      <style:map style:condition="cell-content()&gt;[.$B14]" style:apply-style-name="background_20_red" style:base-cell-address="'DFS inequiv'.I14"/>
    </style:style>
    <style:style style:name="ce348" style:family="table-cell" style:parent-style-name="Default">
      <style:map style:condition="cell-content()&lt;[.$B15]" style:apply-style-name="background_20_green" style:base-cell-address="'DFS inequiv'.I15"/>
      <style:map style:condition="cell-content()&gt;[.$B15]" style:apply-style-name="background_20_red" style:base-cell-address="'DFS inequiv'.I15"/>
    </style:style>
    <style:style style:name="ce349" style:family="table-cell" style:parent-style-name="Default">
      <style:map style:condition="cell-content()&lt;[.$B16]" style:apply-style-name="background_20_green" style:base-cell-address="'DFS inequiv'.I16"/>
      <style:map style:condition="cell-content()&gt;[.$B16]" style:apply-style-name="background_20_red" style:base-cell-address="'DFS inequiv'.I16"/>
    </style:style>
    <style:style style:name="ce350" style:family="table-cell" style:parent-style-name="Default">
      <style:map style:condition="cell-content()&lt;[.$B17]" style:apply-style-name="background_20_green" style:base-cell-address="'DFS inequiv'.I17"/>
      <style:map style:condition="cell-content()&gt;[.$B17]" style:apply-style-name="background_20_red" style:base-cell-address="'DFS inequiv'.I17"/>
    </style:style>
    <style:style style:name="ce351" style:family="table-cell" style:parent-style-name="Default">
      <style:map style:condition="cell-content()&lt;[.$B18]" style:apply-style-name="background_20_green" style:base-cell-address="'DFS inequiv'.I18"/>
      <style:map style:condition="cell-content()&gt;[.$B18]" style:apply-style-name="background_20_red" style:base-cell-address="'DFS inequiv'.I18"/>
    </style:style>
    <style:style style:name="ce352" style:family="table-cell" style:parent-style-name="Default">
      <style:map style:condition="cell-content()&lt;[.$B19]" style:apply-style-name="background_20_green" style:base-cell-address="'DFS inequiv'.I19"/>
      <style:map style:condition="cell-content()&gt;[.$B19]" style:apply-style-name="background_20_red" style:base-cell-address="'DFS inequiv'.I19"/>
    </style:style>
    <style:style style:name="ce353" style:family="table-cell" style:parent-style-name="Default">
      <style:map style:condition="cell-content()&lt;[.$B20]" style:apply-style-name="background_20_green" style:base-cell-address="'DFS inequiv'.I20"/>
      <style:map style:condition="cell-content()&gt;[.$B20]" style:apply-style-name="background_20_red" style:base-cell-address="'DFS inequiv'.I20"/>
    </style:style>
    <style:style style:name="ce354" style:family="table-cell" style:parent-style-name="Default">
      <style:map style:condition="cell-content()&lt;[.$B21]" style:apply-style-name="background_20_green" style:base-cell-address="'DFS inequiv'.I21"/>
      <style:map style:condition="cell-content()&gt;[.$B21]" style:apply-style-name="background_20_red" style:base-cell-address="'DFS inequiv'.I21"/>
    </style:style>
    <style:style style:name="ce355" style:family="table-cell" style:parent-style-name="Default">
      <style:map style:condition="cell-content()&lt;[.$B22]" style:apply-style-name="background_20_green" style:base-cell-address="'DFS inequiv'.I22"/>
      <style:map style:condition="cell-content()&gt;[.$B22]" style:apply-style-name="background_20_red" style:base-cell-address="'DFS inequiv'.I22"/>
    </style:style>
    <style:style style:name="ce356" style:family="table-cell" style:parent-style-name="Default">
      <style:map style:condition="cell-content()&lt;[.$B23]" style:apply-style-name="background_20_green" style:base-cell-address="'DFS inequiv'.I23"/>
      <style:map style:condition="cell-content()&gt;[.$B23]" style:apply-style-name="background_20_red" style:base-cell-address="'DFS inequiv'.I23"/>
    </style:style>
    <style:style style:name="ce357" style:family="table-cell" style:parent-style-name="Default">
      <style:map style:condition="cell-content()&lt;[.$B24]" style:apply-style-name="background_20_green" style:base-cell-address="'DFS inequiv'.I24"/>
      <style:map style:condition="cell-content()&gt;[.$B24]" style:apply-style-name="background_20_red" style:base-cell-address="'DFS inequiv'.I24"/>
    </style:style>
    <style:style style:name="ce358" style:family="table-cell" style:parent-style-name="Default">
      <style:map style:condition="cell-content()&lt;[.$B25]" style:apply-style-name="background_20_green" style:base-cell-address="'DFS inequiv'.I25"/>
      <style:map style:condition="cell-content()&gt;[.$B25]" style:apply-style-name="background_20_red" style:base-cell-address="'DFS inequiv'.I25"/>
    </style:style>
    <style:style style:name="ce359" style:family="table-cell" style:parent-style-name="Default">
      <style:map style:condition="cell-content()&lt;[.$B26]" style:apply-style-name="background_20_green" style:base-cell-address="'DFS inequiv'.I26"/>
      <style:map style:condition="cell-content()&gt;[.$B26]" style:apply-style-name="background_20_red" style:base-cell-address="'DFS inequiv'.I26"/>
    </style:style>
    <style:style style:name="ce360" style:family="table-cell" style:parent-style-name="Default">
      <style:map style:condition="cell-content()&lt;[.$B27]" style:apply-style-name="background_20_green" style:base-cell-address="'DFS inequiv'.I27"/>
      <style:map style:condition="cell-content()&gt;[.$B27]" style:apply-style-name="background_20_red" style:base-cell-address="'DFS inequiv'.I27"/>
    </style:style>
    <style:style style:name="ce361" style:family="table-cell" style:parent-style-name="Default">
      <style:map style:condition="cell-content()&lt;[.$B28]" style:apply-style-name="background_20_green" style:base-cell-address="'DFS inequiv'.I28"/>
      <style:map style:condition="cell-content()&gt;[.$B28]" style:apply-style-name="background_20_red" style:base-cell-address="'DFS inequiv'.I28"/>
    </style:style>
    <style:style style:name="ce362" style:family="table-cell" style:parent-style-name="Default">
      <style:map style:condition="cell-content()&lt;[.$B29]" style:apply-style-name="background_20_green" style:base-cell-address="'DFS inequiv'.I29"/>
      <style:map style:condition="cell-content()&gt;[.$B29]" style:apply-style-name="background_20_red" style:base-cell-address="'DFS inequiv'.I29"/>
    </style:style>
    <style:style style:name="ce363" style:family="table-cell" style:parent-style-name="Default">
      <style:map style:condition="cell-content()&lt;[.$B30]" style:apply-style-name="background_20_green" style:base-cell-address="'DFS inequiv'.I30"/>
      <style:map style:condition="cell-content()&gt;[.$B30]" style:apply-style-name="background_20_red" style:base-cell-address="'DFS inequiv'.I30"/>
    </style:style>
    <style:style style:name="ce364" style:family="table-cell" style:parent-style-name="Default">
      <style:map style:condition="cell-content()&lt;[.$B31]" style:apply-style-name="background_20_green" style:base-cell-address="'DFS inequiv'.I31"/>
      <style:map style:condition="cell-content()&gt;[.$B31]" style:apply-style-name="background_20_red" style:base-cell-address="'DFS inequiv'.I31"/>
    </style:style>
    <style:style style:name="ce365" style:family="table-cell" style:parent-style-name="Default">
      <style:map style:condition="cell-content()&lt;[.$B32]" style:apply-style-name="background_20_green" style:base-cell-address="'DFS inequiv'.I32"/>
      <style:map style:condition="cell-content()&gt;[.$B32]" style:apply-style-name="background_20_red" style:base-cell-address="'DFS inequiv'.I32"/>
    </style:style>
    <style:style style:name="ce366" style:family="table-cell" style:parent-style-name="Default">
      <style:map style:condition="cell-content()&lt;[.$B33]" style:apply-style-name="background_20_green" style:base-cell-address="'DFS inequiv'.I33"/>
      <style:map style:condition="cell-content()&gt;[.$B33]" style:apply-style-name="background_20_red" style:base-cell-address="'DFS inequiv'.I33"/>
    </style:style>
    <style:style style:name="ce367" style:family="table-cell" style:parent-style-name="Default">
      <style:map style:condition="cell-content()&lt;[.$B34]" style:apply-style-name="background_20_green" style:base-cell-address="'DFS inequiv'.I34"/>
      <style:map style:condition="cell-content()&gt;[.$B34]" style:apply-style-name="background_20_red" style:base-cell-address="'DFS inequiv'.I34"/>
    </style:style>
    <style:style style:name="ce368" style:family="table-cell" style:parent-style-name="Default">
      <style:map style:condition="cell-content()&lt;[.$B35]" style:apply-style-name="background_20_green" style:base-cell-address="'DFS inequiv'.I35"/>
      <style:map style:condition="cell-content()&gt;[.$B35]" style:apply-style-name="background_20_red" style:base-cell-address="'DFS inequiv'.I35"/>
    </style:style>
    <style:style style:name="ce369" style:family="table-cell" style:parent-style-name="Default">
      <style:map style:condition="cell-content()&lt;[.$B36]" style:apply-style-name="background_20_green" style:base-cell-address="'DFS inequiv'.I36"/>
      <style:map style:condition="cell-content()&gt;[.$B36]" style:apply-style-name="background_20_red" style:base-cell-address="'DFS inequiv'.I36"/>
    </style:style>
    <style:style style:name="ce370" style:family="table-cell" style:parent-style-name="Default">
      <style:map style:condition="cell-content()&lt;[.$B37]" style:apply-style-name="background_20_green" style:base-cell-address="'DFS inequiv'.I37"/>
      <style:map style:condition="cell-content()&gt;[.$B37]" style:apply-style-name="background_20_red" style:base-cell-address="'DFS inequiv'.I37"/>
    </style:style>
    <style:style style:name="ce371" style:family="table-cell" style:parent-style-name="Default">
      <style:map style:condition="cell-content()&lt;[.$B38]" style:apply-style-name="background_20_green" style:base-cell-address="'DFS inequiv'.I38"/>
      <style:map style:condition="cell-content()&gt;[.$B38]" style:apply-style-name="background_20_red" style:base-cell-address="'DFS inequiv'.I38"/>
    </style:style>
    <style:style style:name="ce372" style:family="table-cell" style:parent-style-name="Default">
      <style:map style:condition="cell-content()&lt;[.$B39]" style:apply-style-name="background_20_green" style:base-cell-address="'DFS inequiv'.I39"/>
      <style:map style:condition="cell-content()&gt;[.$B39]" style:apply-style-name="background_20_red" style:base-cell-address="'DFS inequiv'.I39"/>
    </style:style>
    <style:style style:name="ce373" style:family="table-cell" style:parent-style-name="Default">
      <style:map style:condition="cell-content()&lt;[.$B40]" style:apply-style-name="background_20_green" style:base-cell-address="'DFS inequiv'.I40"/>
      <style:map style:condition="cell-content()&gt;[.$B40]" style:apply-style-name="background_20_red" style:base-cell-address="'DFS inequiv'.I40"/>
    </style:style>
    <style:style style:name="ce374" style:family="table-cell" style:parent-style-name="Default">
      <style:map style:condition="cell-content()&lt;[.$B41]" style:apply-style-name="background_20_green" style:base-cell-address="'DFS inequiv'.I41"/>
      <style:map style:condition="cell-content()&gt;[.$B41]" style:apply-style-name="background_20_red" style:base-cell-address="'DFS inequiv'.I41"/>
    </style:style>
    <style:style style:name="ce375" style:family="table-cell" style:parent-style-name="Default">
      <style:map style:condition="cell-content()&lt;[.$B42]" style:apply-style-name="background_20_green" style:base-cell-address="'DFS inequiv'.I42"/>
      <style:map style:condition="cell-content()&gt;[.$B42]" style:apply-style-name="background_20_red" style:base-cell-address="'DFS inequiv'.I42"/>
    </style:style>
    <style:style style:name="ce376" style:family="table-cell" style:parent-style-name="Default">
      <style:map style:condition="cell-content()&lt;[.$B43]" style:apply-style-name="background_20_green" style:base-cell-address="'DFS inequiv'.I43"/>
      <style:map style:condition="cell-content()&gt;[.$B43]" style:apply-style-name="background_20_red" style:base-cell-address="'DFS inequiv'.I43"/>
    </style:style>
    <style:style style:name="ce377" style:family="table-cell" style:parent-style-name="Default">
      <style:map style:condition="cell-content()&lt;[.$B44]" style:apply-style-name="background_20_green" style:base-cell-address="'DFS inequiv'.I44"/>
      <style:map style:condition="cell-content()&gt;[.$B44]" style:apply-style-name="background_20_red" style:base-cell-address="'DFS inequiv'.I44"/>
    </style:style>
    <style:style style:name="ce378" style:family="table-cell" style:parent-style-name="Default" style:data-style-name="N2">
      <style:map style:condition="cell-content()&gt;100" style:apply-style-name="background_20_green" style:base-cell-address="'BFS equiv'.C3"/>
    </style:style>
    <style:style style:name="ce379" style:family="table-cell" style:parent-style-name="Default">
      <style:map style:condition="cell-content()&lt;[.$B3]" style:apply-style-name="background_20_green" style:base-cell-address="'BFS equiv'.G3"/>
      <style:map style:condition="cell-content()&gt;[.$B3]" style:apply-style-name="background_20_red" style:base-cell-address="'BFS equiv'.G3"/>
    </style:style>
    <style:style style:name="ce380" style:family="table-cell" style:parent-style-name="Default" style:data-style-name="N2">
      <style:map style:condition="cell-content()&gt;100" style:apply-style-name="background_20_green" style:base-cell-address="'BFS inequiv'.C3"/>
    </style:style>
    <style:style style:name="ce381" style:family="table-cell" style:parent-style-name="Default">
      <style:map style:condition="cell-content()&lt;[.$B3]" style:apply-style-name="background_20_green" style:base-cell-address="'BFS inequiv'.G3"/>
      <style:map style:condition="cell-content()&gt;[.$B3]" style:apply-style-name="background_20_red" style:base-cell-address="'BFS inequiv'.G3"/>
    </style:style>
    <style:style style:name="ce382" style:family="table-cell" style:parent-style-name="Default">
      <style:map style:condition="cell-content()&lt;[.$B4]" style:apply-style-name="background_20_green" style:base-cell-address="'BFS inequiv'.G4"/>
      <style:map style:condition="cell-content()&gt;[.$B4]" style:apply-style-name="background_20_red" style:base-cell-address="'BFS inequiv'.G4"/>
    </style:style>
    <style:style style:name="ce383" style:family="table-cell" style:parent-style-name="Default">
      <style:map style:condition="cell-content()&lt;[.$B5]" style:apply-style-name="background_20_green" style:base-cell-address="'BFS inequiv'.G5"/>
      <style:map style:condition="cell-content()&gt;[.$B5]" style:apply-style-name="background_20_red" style:base-cell-address="'BFS inequiv'.G5"/>
    </style:style>
    <style:style style:name="ce384" style:family="table-cell" style:parent-style-name="Default">
      <style:map style:condition="cell-content()&lt;[.$B6]" style:apply-style-name="background_20_green" style:base-cell-address="'BFS inequiv'.G6"/>
      <style:map style:condition="cell-content()&gt;[.$B6]" style:apply-style-name="background_20_red" style:base-cell-address="'BFS inequiv'.G6"/>
    </style:style>
    <style:style style:name="ce385" style:family="table-cell" style:parent-style-name="Default">
      <style:map style:condition="cell-content()&lt;[.$B7]" style:apply-style-name="background_20_green" style:base-cell-address="'BFS inequiv'.G7"/>
      <style:map style:condition="cell-content()&gt;[.$B7]" style:apply-style-name="background_20_red" style:base-cell-address="'BFS inequiv'.G7"/>
    </style:style>
    <style:style style:name="ce386" style:family="table-cell" style:parent-style-name="Default">
      <style:map style:condition="cell-content()&lt;[.$B8]" style:apply-style-name="background_20_green" style:base-cell-address="'BFS inequiv'.G8"/>
      <style:map style:condition="cell-content()&gt;[.$B8]" style:apply-style-name="background_20_red" style:base-cell-address="'BFS inequiv'.G8"/>
    </style:style>
    <style:style style:name="ce387" style:family="table-cell" style:parent-style-name="Default">
      <style:map style:condition="cell-content()&lt;[.$B9]" style:apply-style-name="background_20_green" style:base-cell-address="'BFS inequiv'.G9"/>
      <style:map style:condition="cell-content()&gt;[.$B9]" style:apply-style-name="background_20_red" style:base-cell-address="'BFS inequiv'.G9"/>
    </style:style>
    <style:style style:name="ce388" style:family="table-cell" style:parent-style-name="Default">
      <style:map style:condition="cell-content()&lt;[.$B10]" style:apply-style-name="background_20_green" style:base-cell-address="'BFS inequiv'.G10"/>
      <style:map style:condition="cell-content()&gt;[.$B10]" style:apply-style-name="background_20_red" style:base-cell-address="'BFS inequiv'.G10"/>
    </style:style>
    <style:style style:name="ce389" style:family="table-cell" style:parent-style-name="Default">
      <style:map style:condition="cell-content()&lt;[.$B11]" style:apply-style-name="background_20_green" style:base-cell-address="'BFS inequiv'.G11"/>
      <style:map style:condition="cell-content()&gt;[.$B11]" style:apply-style-name="background_20_red" style:base-cell-address="'BFS inequiv'.G11"/>
    </style:style>
    <style:style style:name="ce390" style:family="table-cell" style:parent-style-name="Default">
      <style:map style:condition="cell-content()&lt;[.$B12]" style:apply-style-name="background_20_green" style:base-cell-address="'BFS inequiv'.G12"/>
      <style:map style:condition="cell-content()&gt;[.$B12]" style:apply-style-name="background_20_red" style:base-cell-address="'BFS inequiv'.G12"/>
    </style:style>
    <style:style style:name="ce391" style:family="table-cell" style:parent-style-name="Default">
      <style:map style:condition="cell-content()&lt;[.$B13]" style:apply-style-name="background_20_green" style:base-cell-address="'BFS inequiv'.G13"/>
      <style:map style:condition="cell-content()&gt;[.$B13]" style:apply-style-name="background_20_red" style:base-cell-address="'BFS inequiv'.G13"/>
    </style:style>
    <style:style style:name="ce392" style:family="table-cell" style:parent-style-name="Default">
      <style:map style:condition="cell-content()&lt;[.$B14]" style:apply-style-name="background_20_green" style:base-cell-address="'BFS inequiv'.G14"/>
      <style:map style:condition="cell-content()&gt;[.$B14]" style:apply-style-name="background_20_red" style:base-cell-address="'BFS inequiv'.G14"/>
    </style:style>
    <style:style style:name="ce393" style:family="table-cell" style:parent-style-name="Default">
      <style:map style:condition="cell-content()&lt;[.$B15]" style:apply-style-name="background_20_green" style:base-cell-address="'BFS inequiv'.G15"/>
      <style:map style:condition="cell-content()&gt;[.$B15]" style:apply-style-name="background_20_red" style:base-cell-address="'BFS inequiv'.G15"/>
    </style:style>
    <style:style style:name="ce394" style:family="table-cell" style:parent-style-name="Default">
      <style:map style:condition="cell-content()&lt;[.$B16]" style:apply-style-name="background_20_green" style:base-cell-address="'BFS inequiv'.G16"/>
      <style:map style:condition="cell-content()&gt;[.$B16]" style:apply-style-name="background_20_red" style:base-cell-address="'BFS inequiv'.G16"/>
    </style:style>
    <style:style style:name="ce395" style:family="table-cell" style:parent-style-name="Default">
      <style:map style:condition="cell-content()&lt;[.$B17]" style:apply-style-name="background_20_green" style:base-cell-address="'BFS inequiv'.G17"/>
      <style:map style:condition="cell-content()&gt;[.$B17]" style:apply-style-name="background_20_red" style:base-cell-address="'BFS inequiv'.G17"/>
    </style:style>
    <style:style style:name="ce396" style:family="table-cell" style:parent-style-name="Default">
      <style:map style:condition="cell-content()&lt;[.$B18]" style:apply-style-name="background_20_green" style:base-cell-address="'BFS inequiv'.G18"/>
      <style:map style:condition="cell-content()&gt;[.$B18]" style:apply-style-name="background_20_red" style:base-cell-address="'BFS inequiv'.G18"/>
    </style:style>
    <style:style style:name="ce397" style:family="table-cell" style:parent-style-name="Default">
      <style:map style:condition="cell-content()&lt;[.$B19]" style:apply-style-name="background_20_green" style:base-cell-address="'BFS inequiv'.G19"/>
      <style:map style:condition="cell-content()&gt;[.$B19]" style:apply-style-name="background_20_red" style:base-cell-address="'BFS inequiv'.G19"/>
    </style:style>
    <style:style style:name="ce398" style:family="table-cell" style:parent-style-name="Default">
      <style:map style:condition="cell-content()&lt;[.$B20]" style:apply-style-name="background_20_green" style:base-cell-address="'BFS inequiv'.G20"/>
      <style:map style:condition="cell-content()&gt;[.$B20]" style:apply-style-name="background_20_red" style:base-cell-address="'BFS inequiv'.G20"/>
    </style:style>
    <style:style style:name="ce399" style:family="table-cell" style:parent-style-name="Default">
      <style:map style:condition="cell-content()&lt;[.$B21]" style:apply-style-name="background_20_green" style:base-cell-address="'BFS inequiv'.G21"/>
      <style:map style:condition="cell-content()&gt;[.$B21]" style:apply-style-name="background_20_red" style:base-cell-address="'BFS inequiv'.G21"/>
    </style:style>
    <style:style style:name="ce400" style:family="table-cell" style:parent-style-name="Default">
      <style:map style:condition="cell-content()&lt;[.$B22]" style:apply-style-name="background_20_green" style:base-cell-address="'BFS inequiv'.G22"/>
      <style:map style:condition="cell-content()&gt;[.$B22]" style:apply-style-name="background_20_red" style:base-cell-address="'BFS inequiv'.G22"/>
    </style:style>
    <style:style style:name="ce401" style:family="table-cell" style:parent-style-name="Default">
      <style:map style:condition="cell-content()&lt;[.$B23]" style:apply-style-name="background_20_green" style:base-cell-address="'BFS inequiv'.G23"/>
      <style:map style:condition="cell-content()&gt;[.$B23]" style:apply-style-name="background_20_red" style:base-cell-address="'BFS inequiv'.G23"/>
    </style:style>
    <style:style style:name="ce402" style:family="table-cell" style:parent-style-name="Default">
      <style:map style:condition="cell-content()&lt;[.$B24]" style:apply-style-name="background_20_green" style:base-cell-address="'BFS inequiv'.G24"/>
      <style:map style:condition="cell-content()&gt;[.$B24]" style:apply-style-name="background_20_red" style:base-cell-address="'BFS inequiv'.G24"/>
    </style:style>
    <style:style style:name="ce403" style:family="table-cell" style:parent-style-name="Default">
      <style:map style:condition="cell-content()&lt;[.$B25]" style:apply-style-name="background_20_green" style:base-cell-address="'BFS inequiv'.G25"/>
      <style:map style:condition="cell-content()&gt;[.$B25]" style:apply-style-name="background_20_red" style:base-cell-address="'BFS inequiv'.G25"/>
    </style:style>
    <style:style style:name="ce404" style:family="table-cell" style:parent-style-name="Default">
      <style:map style:condition="cell-content()&lt;[.$B26]" style:apply-style-name="background_20_green" style:base-cell-address="'BFS inequiv'.G26"/>
      <style:map style:condition="cell-content()&gt;[.$B26]" style:apply-style-name="background_20_red" style:base-cell-address="'BFS inequiv'.G26"/>
    </style:style>
    <style:style style:name="ce405" style:family="table-cell" style:parent-style-name="Default">
      <style:map style:condition="cell-content()&lt;[.$B27]" style:apply-style-name="background_20_green" style:base-cell-address="'BFS inequiv'.G27"/>
      <style:map style:condition="cell-content()&gt;[.$B27]" style:apply-style-name="background_20_red" style:base-cell-address="'BFS inequiv'.G27"/>
    </style:style>
    <style:style style:name="ce406" style:family="table-cell" style:parent-style-name="Default">
      <style:map style:condition="cell-content()&lt;[.$B28]" style:apply-style-name="background_20_green" style:base-cell-address="'BFS inequiv'.G28"/>
      <style:map style:condition="cell-content()&gt;[.$B28]" style:apply-style-name="background_20_red" style:base-cell-address="'BFS inequiv'.G28"/>
    </style:style>
    <style:style style:name="ce407" style:family="table-cell" style:parent-style-name="Default">
      <style:map style:condition="cell-content()&lt;[.$B29]" style:apply-style-name="background_20_green" style:base-cell-address="'BFS inequiv'.G29"/>
      <style:map style:condition="cell-content()&gt;[.$B29]" style:apply-style-name="background_20_red" style:base-cell-address="'BFS inequiv'.G29"/>
    </style:style>
    <style:style style:name="ce408" style:family="table-cell" style:parent-style-name="Default">
      <style:map style:condition="cell-content()&lt;[.$B30]" style:apply-style-name="background_20_green" style:base-cell-address="'BFS inequiv'.G30"/>
      <style:map style:condition="cell-content()&gt;[.$B30]" style:apply-style-name="background_20_red" style:base-cell-address="'BFS inequiv'.G30"/>
    </style:style>
    <style:style style:name="ce409" style:family="table-cell" style:parent-style-name="Default">
      <style:map style:condition="cell-content()&lt;[.$B31]" style:apply-style-name="background_20_green" style:base-cell-address="'BFS inequiv'.G31"/>
      <style:map style:condition="cell-content()&gt;[.$B31]" style:apply-style-name="background_20_red" style:base-cell-address="'BFS inequiv'.G31"/>
    </style:style>
    <style:style style:name="ce410" style:family="table-cell" style:parent-style-name="Default">
      <style:map style:condition="cell-content()&lt;[.$B32]" style:apply-style-name="background_20_green" style:base-cell-address="'BFS inequiv'.G32"/>
      <style:map style:condition="cell-content()&gt;[.$B32]" style:apply-style-name="background_20_red" style:base-cell-address="'BFS inequiv'.G32"/>
    </style:style>
    <style:style style:name="ce411" style:family="table-cell" style:parent-style-name="Default">
      <style:map style:condition="cell-content()&lt;[.$B33]" style:apply-style-name="background_20_green" style:base-cell-address="'BFS inequiv'.G33"/>
      <style:map style:condition="cell-content()&gt;[.$B33]" style:apply-style-name="background_20_red" style:base-cell-address="'BFS inequiv'.G33"/>
    </style:style>
    <style:style style:name="ce412" style:family="table-cell" style:parent-style-name="Default">
      <style:map style:condition="cell-content()&lt;[.$B34]" style:apply-style-name="background_20_green" style:base-cell-address="'BFS inequiv'.G34"/>
      <style:map style:condition="cell-content()&gt;[.$B34]" style:apply-style-name="background_20_red" style:base-cell-address="'BFS inequiv'.G34"/>
    </style:style>
    <style:style style:name="ce413" style:family="table-cell" style:parent-style-name="Default">
      <style:map style:condition="cell-content()&lt;[.$B35]" style:apply-style-name="background_20_green" style:base-cell-address="'BFS inequiv'.G35"/>
      <style:map style:condition="cell-content()&gt;[.$B35]" style:apply-style-name="background_20_red" style:base-cell-address="'BFS inequiv'.G35"/>
    </style:style>
    <style:style style:name="ce414" style:family="table-cell" style:parent-style-name="Default">
      <style:map style:condition="cell-content()&lt;[.$B36]" style:apply-style-name="background_20_green" style:base-cell-address="'BFS inequiv'.G36"/>
      <style:map style:condition="cell-content()&gt;[.$B36]" style:apply-style-name="background_20_red" style:base-cell-address="'BFS inequiv'.G36"/>
    </style:style>
    <style:style style:name="ce415" style:family="table-cell" style:parent-style-name="Default">
      <style:map style:condition="cell-content()&lt;[.$B37]" style:apply-style-name="background_20_green" style:base-cell-address="'BFS inequiv'.G37"/>
      <style:map style:condition="cell-content()&gt;[.$B37]" style:apply-style-name="background_20_red" style:base-cell-address="'BFS inequiv'.G37"/>
    </style:style>
    <style:style style:name="ce416" style:family="table-cell" style:parent-style-name="Default">
      <style:map style:condition="cell-content()&lt;[.$B38]" style:apply-style-name="background_20_green" style:base-cell-address="'BFS inequiv'.G38"/>
      <style:map style:condition="cell-content()&gt;[.$B38]" style:apply-style-name="background_20_red" style:base-cell-address="'BFS inequiv'.G38"/>
    </style:style>
    <style:style style:name="ce417" style:family="table-cell" style:parent-style-name="Default">
      <style:map style:condition="cell-content()&lt;[.$B39]" style:apply-style-name="background_20_green" style:base-cell-address="'BFS inequiv'.G39"/>
      <style:map style:condition="cell-content()&gt;[.$B39]" style:apply-style-name="background_20_red" style:base-cell-address="'BFS inequiv'.G39"/>
    </style:style>
    <style:style style:name="ce418" style:family="table-cell" style:parent-style-name="Default">
      <style:map style:condition="cell-content()&lt;[.$B40]" style:apply-style-name="background_20_green" style:base-cell-address="'BFS inequiv'.G40"/>
      <style:map style:condition="cell-content()&gt;[.$B40]" style:apply-style-name="background_20_red" style:base-cell-address="'BFS inequiv'.G40"/>
    </style:style>
    <style:style style:name="ce419" style:family="table-cell" style:parent-style-name="Default">
      <style:map style:condition="cell-content()&lt;[.$B41]" style:apply-style-name="background_20_green" style:base-cell-address="'BFS inequiv'.G41"/>
      <style:map style:condition="cell-content()&gt;[.$B41]" style:apply-style-name="background_20_red" style:base-cell-address="'BFS inequiv'.G41"/>
    </style:style>
    <style:style style:name="ce420" style:family="table-cell" style:parent-style-name="Default">
      <style:map style:condition="cell-content()&lt;[.$B42]" style:apply-style-name="background_20_green" style:base-cell-address="'BFS inequiv'.G42"/>
      <style:map style:condition="cell-content()&gt;[.$B42]" style:apply-style-name="background_20_red" style:base-cell-address="'BFS inequiv'.G42"/>
    </style:style>
    <style:style style:name="ce421" style:family="table-cell" style:parent-style-name="Default">
      <style:map style:condition="cell-content()&lt;[.$B43]" style:apply-style-name="background_20_green" style:base-cell-address="'BFS inequiv'.G43"/>
      <style:map style:condition="cell-content()&gt;[.$B43]" style:apply-style-name="background_20_red" style:base-cell-address="'BFS inequiv'.G43"/>
    </style:style>
    <style:style style:name="ce422" style:family="table-cell" style:parent-style-name="Default">
      <style:map style:condition="cell-content()&lt;[.$B44]" style:apply-style-name="background_20_green" style:base-cell-address="'BFS inequiv'.G44"/>
      <style:map style:condition="cell-content()&gt;[.$B44]" style:apply-style-name="background_20_red" style:base-cell-address="'BFS inequiv'.G44"/>
    </style:style>
    <style:style style:name="ce423" style:family="table-cell" style:parent-style-name="Default">
      <style:map style:condition="cell-content()&lt;[.$B3]" style:apply-style-name="background_20_green" style:base-cell-address="'BFS inequiv'.H3"/>
      <style:map style:condition="cell-content()&gt;[.$B3]" style:apply-style-name="background_20_red" style:base-cell-address="'BFS inequiv'.H3"/>
    </style:style>
    <style:style style:name="ce424" style:family="table-cell" style:parent-style-name="Default">
      <style:map style:condition="cell-content()&lt;[.$B4]" style:apply-style-name="background_20_green" style:base-cell-address="'BFS inequiv'.H4"/>
      <style:map style:condition="cell-content()&gt;[.$B4]" style:apply-style-name="background_20_red" style:base-cell-address="'BFS inequiv'.H4"/>
    </style:style>
    <style:style style:name="ce425" style:family="table-cell" style:parent-style-name="Default">
      <style:map style:condition="cell-content()&lt;[.$B5]" style:apply-style-name="background_20_green" style:base-cell-address="'BFS inequiv'.H5"/>
      <style:map style:condition="cell-content()&gt;[.$B5]" style:apply-style-name="background_20_red" style:base-cell-address="'BFS inequiv'.H5"/>
    </style:style>
    <style:style style:name="ce426" style:family="table-cell" style:parent-style-name="Default">
      <style:map style:condition="cell-content()&lt;[.$B6]" style:apply-style-name="background_20_green" style:base-cell-address="'BFS inequiv'.H6"/>
      <style:map style:condition="cell-content()&gt;[.$B6]" style:apply-style-name="background_20_red" style:base-cell-address="'BFS inequiv'.H6"/>
    </style:style>
    <style:style style:name="ce427" style:family="table-cell" style:parent-style-name="Default">
      <style:map style:condition="cell-content()&lt;[.$B7]" style:apply-style-name="background_20_green" style:base-cell-address="'BFS inequiv'.H7"/>
      <style:map style:condition="cell-content()&gt;[.$B7]" style:apply-style-name="background_20_red" style:base-cell-address="'BFS inequiv'.H7"/>
    </style:style>
    <style:style style:name="ce428" style:family="table-cell" style:parent-style-name="Default">
      <style:map style:condition="cell-content()&lt;[.$B8]" style:apply-style-name="background_20_green" style:base-cell-address="'BFS inequiv'.H8"/>
      <style:map style:condition="cell-content()&gt;[.$B8]" style:apply-style-name="background_20_red" style:base-cell-address="'BFS inequiv'.H8"/>
    </style:style>
    <style:style style:name="ce429" style:family="table-cell" style:parent-style-name="Default">
      <style:map style:condition="cell-content()&lt;[.$B9]" style:apply-style-name="background_20_green" style:base-cell-address="'BFS inequiv'.H9"/>
      <style:map style:condition="cell-content()&gt;[.$B9]" style:apply-style-name="background_20_red" style:base-cell-address="'BFS inequiv'.H9"/>
    </style:style>
    <style:style style:name="ce430" style:family="table-cell" style:parent-style-name="Default">
      <style:map style:condition="cell-content()&lt;[.$B10]" style:apply-style-name="background_20_green" style:base-cell-address="'BFS inequiv'.H10"/>
      <style:map style:condition="cell-content()&gt;[.$B10]" style:apply-style-name="background_20_red" style:base-cell-address="'BFS inequiv'.H10"/>
    </style:style>
    <style:style style:name="ce431" style:family="table-cell" style:parent-style-name="Default">
      <style:map style:condition="cell-content()&lt;[.$B11]" style:apply-style-name="background_20_green" style:base-cell-address="'BFS inequiv'.H11"/>
      <style:map style:condition="cell-content()&gt;[.$B11]" style:apply-style-name="background_20_red" style:base-cell-address="'BFS inequiv'.H11"/>
    </style:style>
    <style:style style:name="ce432" style:family="table-cell" style:parent-style-name="Default">
      <style:map style:condition="cell-content()&lt;[.$B12]" style:apply-style-name="background_20_green" style:base-cell-address="'BFS inequiv'.H12"/>
      <style:map style:condition="cell-content()&gt;[.$B12]" style:apply-style-name="background_20_red" style:base-cell-address="'BFS inequiv'.H12"/>
    </style:style>
    <style:style style:name="ce433" style:family="table-cell" style:parent-style-name="Default">
      <style:map style:condition="cell-content()&lt;[.$B13]" style:apply-style-name="background_20_green" style:base-cell-address="'BFS inequiv'.H13"/>
      <style:map style:condition="cell-content()&gt;[.$B13]" style:apply-style-name="background_20_red" style:base-cell-address="'BFS inequiv'.H13"/>
    </style:style>
    <style:style style:name="ce434" style:family="table-cell" style:parent-style-name="Default">
      <style:map style:condition="cell-content()&lt;[.$B14]" style:apply-style-name="background_20_green" style:base-cell-address="'BFS inequiv'.H14"/>
      <style:map style:condition="cell-content()&gt;[.$B14]" style:apply-style-name="background_20_red" style:base-cell-address="'BFS inequiv'.H14"/>
    </style:style>
    <style:style style:name="ce435" style:family="table-cell" style:parent-style-name="Default">
      <style:map style:condition="cell-content()&lt;[.$B15]" style:apply-style-name="background_20_green" style:base-cell-address="'BFS inequiv'.H15"/>
      <style:map style:condition="cell-content()&gt;[.$B15]" style:apply-style-name="background_20_red" style:base-cell-address="'BFS inequiv'.H15"/>
    </style:style>
    <style:style style:name="ce436" style:family="table-cell" style:parent-style-name="Default">
      <style:map style:condition="cell-content()&lt;[.$B16]" style:apply-style-name="background_20_green" style:base-cell-address="'BFS inequiv'.H16"/>
      <style:map style:condition="cell-content()&gt;[.$B16]" style:apply-style-name="background_20_red" style:base-cell-address="'BFS inequiv'.H16"/>
    </style:style>
    <style:style style:name="ce437" style:family="table-cell" style:parent-style-name="Default">
      <style:map style:condition="cell-content()&lt;[.$B17]" style:apply-style-name="background_20_green" style:base-cell-address="'BFS inequiv'.H17"/>
      <style:map style:condition="cell-content()&gt;[.$B17]" style:apply-style-name="background_20_red" style:base-cell-address="'BFS inequiv'.H17"/>
    </style:style>
    <style:style style:name="ce438" style:family="table-cell" style:parent-style-name="Default">
      <style:map style:condition="cell-content()&lt;[.$B18]" style:apply-style-name="background_20_green" style:base-cell-address="'BFS inequiv'.H18"/>
      <style:map style:condition="cell-content()&gt;[.$B18]" style:apply-style-name="background_20_red" style:base-cell-address="'BFS inequiv'.H18"/>
    </style:style>
    <style:style style:name="ce439" style:family="table-cell" style:parent-style-name="Default">
      <style:map style:condition="cell-content()&lt;[.$B19]" style:apply-style-name="background_20_green" style:base-cell-address="'BFS inequiv'.H19"/>
      <style:map style:condition="cell-content()&gt;[.$B19]" style:apply-style-name="background_20_red" style:base-cell-address="'BFS inequiv'.H19"/>
    </style:style>
    <style:style style:name="ce440" style:family="table-cell" style:parent-style-name="Default">
      <style:map style:condition="cell-content()&lt;[.$B20]" style:apply-style-name="background_20_green" style:base-cell-address="'BFS inequiv'.H20"/>
      <style:map style:condition="cell-content()&gt;[.$B20]" style:apply-style-name="background_20_red" style:base-cell-address="'BFS inequiv'.H20"/>
    </style:style>
    <style:style style:name="ce441" style:family="table-cell" style:parent-style-name="Default">
      <style:map style:condition="cell-content()&lt;[.$B21]" style:apply-style-name="background_20_green" style:base-cell-address="'BFS inequiv'.H21"/>
      <style:map style:condition="cell-content()&gt;[.$B21]" style:apply-style-name="background_20_red" style:base-cell-address="'BFS inequiv'.H21"/>
    </style:style>
    <style:style style:name="ce442" style:family="table-cell" style:parent-style-name="Default">
      <style:map style:condition="cell-content()&lt;[.$B22]" style:apply-style-name="background_20_green" style:base-cell-address="'BFS inequiv'.H22"/>
      <style:map style:condition="cell-content()&gt;[.$B22]" style:apply-style-name="background_20_red" style:base-cell-address="'BFS inequiv'.H22"/>
    </style:style>
    <style:style style:name="ce443" style:family="table-cell" style:parent-style-name="Default">
      <style:map style:condition="cell-content()&lt;[.$B23]" style:apply-style-name="background_20_green" style:base-cell-address="'BFS inequiv'.H23"/>
      <style:map style:condition="cell-content()&gt;[.$B23]" style:apply-style-name="background_20_red" style:base-cell-address="'BFS inequiv'.H23"/>
    </style:style>
    <style:style style:name="ce444" style:family="table-cell" style:parent-style-name="Default">
      <style:map style:condition="cell-content()&lt;[.$B24]" style:apply-style-name="background_20_green" style:base-cell-address="'BFS inequiv'.H24"/>
      <style:map style:condition="cell-content()&gt;[.$B24]" style:apply-style-name="background_20_red" style:base-cell-address="'BFS inequiv'.H24"/>
    </style:style>
    <style:style style:name="ce445" style:family="table-cell" style:parent-style-name="Default">
      <style:map style:condition="cell-content()&lt;[.$B25]" style:apply-style-name="background_20_green" style:base-cell-address="'BFS inequiv'.H25"/>
      <style:map style:condition="cell-content()&gt;[.$B25]" style:apply-style-name="background_20_red" style:base-cell-address="'BFS inequiv'.H25"/>
    </style:style>
    <style:style style:name="ce446" style:family="table-cell" style:parent-style-name="Default">
      <style:map style:condition="cell-content()&lt;[.$B26]" style:apply-style-name="background_20_green" style:base-cell-address="'BFS inequiv'.H26"/>
      <style:map style:condition="cell-content()&gt;[.$B26]" style:apply-style-name="background_20_red" style:base-cell-address="'BFS inequiv'.H26"/>
    </style:style>
    <style:style style:name="ce447" style:family="table-cell" style:parent-style-name="Default">
      <style:map style:condition="cell-content()&lt;[.$B27]" style:apply-style-name="background_20_green" style:base-cell-address="'BFS inequiv'.H27"/>
      <style:map style:condition="cell-content()&gt;[.$B27]" style:apply-style-name="background_20_red" style:base-cell-address="'BFS inequiv'.H27"/>
    </style:style>
    <style:style style:name="ce448" style:family="table-cell" style:parent-style-name="Default">
      <style:map style:condition="cell-content()&lt;[.$B28]" style:apply-style-name="background_20_green" style:base-cell-address="'BFS inequiv'.H28"/>
      <style:map style:condition="cell-content()&gt;[.$B28]" style:apply-style-name="background_20_red" style:base-cell-address="'BFS inequiv'.H28"/>
    </style:style>
    <style:style style:name="ce449" style:family="table-cell" style:parent-style-name="Default">
      <style:map style:condition="cell-content()&lt;[.$B29]" style:apply-style-name="background_20_green" style:base-cell-address="'BFS inequiv'.H29"/>
      <style:map style:condition="cell-content()&gt;[.$B29]" style:apply-style-name="background_20_red" style:base-cell-address="'BFS inequiv'.H29"/>
    </style:style>
    <style:style style:name="ce450" style:family="table-cell" style:parent-style-name="Default">
      <style:map style:condition="cell-content()&lt;[.$B30]" style:apply-style-name="background_20_green" style:base-cell-address="'BFS inequiv'.H30"/>
      <style:map style:condition="cell-content()&gt;[.$B30]" style:apply-style-name="background_20_red" style:base-cell-address="'BFS inequiv'.H30"/>
    </style:style>
    <style:style style:name="ce451" style:family="table-cell" style:parent-style-name="Default">
      <style:map style:condition="cell-content()&lt;[.$B31]" style:apply-style-name="background_20_green" style:base-cell-address="'BFS inequiv'.H31"/>
      <style:map style:condition="cell-content()&gt;[.$B31]" style:apply-style-name="background_20_red" style:base-cell-address="'BFS inequiv'.H31"/>
    </style:style>
    <style:style style:name="ce452" style:family="table-cell" style:parent-style-name="Default">
      <style:map style:condition="cell-content()&lt;[.$B32]" style:apply-style-name="background_20_green" style:base-cell-address="'BFS inequiv'.H32"/>
      <style:map style:condition="cell-content()&gt;[.$B32]" style:apply-style-name="background_20_red" style:base-cell-address="'BFS inequiv'.H32"/>
    </style:style>
    <style:style style:name="ce453" style:family="table-cell" style:parent-style-name="Default">
      <style:map style:condition="cell-content()&lt;[.$B33]" style:apply-style-name="background_20_green" style:base-cell-address="'BFS inequiv'.H33"/>
      <style:map style:condition="cell-content()&gt;[.$B33]" style:apply-style-name="background_20_red" style:base-cell-address="'BFS inequiv'.H33"/>
    </style:style>
    <style:style style:name="ce454" style:family="table-cell" style:parent-style-name="Default">
      <style:map style:condition="cell-content()&lt;[.$B34]" style:apply-style-name="background_20_green" style:base-cell-address="'BFS inequiv'.H34"/>
      <style:map style:condition="cell-content()&gt;[.$B34]" style:apply-style-name="background_20_red" style:base-cell-address="'BFS inequiv'.H34"/>
    </style:style>
    <style:style style:name="ce455" style:family="table-cell" style:parent-style-name="Default">
      <style:map style:condition="cell-content()&lt;[.$B35]" style:apply-style-name="background_20_green" style:base-cell-address="'BFS inequiv'.H35"/>
      <style:map style:condition="cell-content()&gt;[.$B35]" style:apply-style-name="background_20_red" style:base-cell-address="'BFS inequiv'.H35"/>
    </style:style>
    <style:style style:name="ce456" style:family="table-cell" style:parent-style-name="Default">
      <style:map style:condition="cell-content()&lt;[.$B36]" style:apply-style-name="background_20_green" style:base-cell-address="'BFS inequiv'.H36"/>
      <style:map style:condition="cell-content()&gt;[.$B36]" style:apply-style-name="background_20_red" style:base-cell-address="'BFS inequiv'.H36"/>
    </style:style>
    <style:style style:name="ce457" style:family="table-cell" style:parent-style-name="Default">
      <style:map style:condition="cell-content()&lt;[.$B37]" style:apply-style-name="background_20_green" style:base-cell-address="'BFS inequiv'.H37"/>
      <style:map style:condition="cell-content()&gt;[.$B37]" style:apply-style-name="background_20_red" style:base-cell-address="'BFS inequiv'.H37"/>
    </style:style>
    <style:style style:name="ce458" style:family="table-cell" style:parent-style-name="Default">
      <style:map style:condition="cell-content()&lt;[.$B38]" style:apply-style-name="background_20_green" style:base-cell-address="'BFS inequiv'.H38"/>
      <style:map style:condition="cell-content()&gt;[.$B38]" style:apply-style-name="background_20_red" style:base-cell-address="'BFS inequiv'.H38"/>
    </style:style>
    <style:style style:name="ce459" style:family="table-cell" style:parent-style-name="Default">
      <style:map style:condition="cell-content()&lt;[.$B39]" style:apply-style-name="background_20_green" style:base-cell-address="'BFS inequiv'.H39"/>
      <style:map style:condition="cell-content()&gt;[.$B39]" style:apply-style-name="background_20_red" style:base-cell-address="'BFS inequiv'.H39"/>
    </style:style>
    <style:style style:name="ce460" style:family="table-cell" style:parent-style-name="Default">
      <style:map style:condition="cell-content()&lt;[.$B40]" style:apply-style-name="background_20_green" style:base-cell-address="'BFS inequiv'.H40"/>
      <style:map style:condition="cell-content()&gt;[.$B40]" style:apply-style-name="background_20_red" style:base-cell-address="'BFS inequiv'.H40"/>
    </style:style>
    <style:style style:name="ce461" style:family="table-cell" style:parent-style-name="Default">
      <style:map style:condition="cell-content()&lt;[.$B41]" style:apply-style-name="background_20_green" style:base-cell-address="'BFS inequiv'.H41"/>
      <style:map style:condition="cell-content()&gt;[.$B41]" style:apply-style-name="background_20_red" style:base-cell-address="'BFS inequiv'.H41"/>
    </style:style>
    <style:style style:name="ce462" style:family="table-cell" style:parent-style-name="Default">
      <style:map style:condition="cell-content()&lt;[.$B42]" style:apply-style-name="background_20_green" style:base-cell-address="'BFS inequiv'.H42"/>
      <style:map style:condition="cell-content()&gt;[.$B42]" style:apply-style-name="background_20_red" style:base-cell-address="'BFS inequiv'.H42"/>
    </style:style>
    <style:style style:name="ce463" style:family="table-cell" style:parent-style-name="Default">
      <style:map style:condition="cell-content()&lt;[.$B43]" style:apply-style-name="background_20_green" style:base-cell-address="'BFS inequiv'.H43"/>
      <style:map style:condition="cell-content()&gt;[.$B43]" style:apply-style-name="background_20_red" style:base-cell-address="'BFS inequiv'.H43"/>
    </style:style>
    <style:style style:name="ce464" style:family="table-cell" style:parent-style-name="Default">
      <style:map style:condition="cell-content()&lt;[.$B44]" style:apply-style-name="background_20_green" style:base-cell-address="'BFS inequiv'.H44"/>
      <style:map style:condition="cell-content()&gt;[.$B44]" style:apply-style-name="background_20_red" style:base-cell-address="'BFS inequiv'.H44"/>
    </style:style>
    <style:style style:name="ce465" style:family="table-cell" style:parent-style-name="Default">
      <style:map style:condition="cell-content()&lt;[.$B3]" style:apply-style-name="background_20_green" style:base-cell-address="'BFS inequiv'.I3"/>
      <style:map style:condition="cell-content()&gt;[.$B3]" style:apply-style-name="background_20_red" style:base-cell-address="'BFS inequiv'.I3"/>
    </style:style>
    <style:style style:name="ce466" style:family="table-cell" style:parent-style-name="Default">
      <style:map style:condition="cell-content()&lt;[.$B4]" style:apply-style-name="background_20_green" style:base-cell-address="'BFS inequiv'.I4"/>
      <style:map style:condition="cell-content()&gt;[.$B4]" style:apply-style-name="background_20_red" style:base-cell-address="'BFS inequiv'.I4"/>
    </style:style>
    <style:style style:name="ce467" style:family="table-cell" style:parent-style-name="Default">
      <style:map style:condition="cell-content()&lt;[.$B5]" style:apply-style-name="background_20_green" style:base-cell-address="'BFS inequiv'.I5"/>
      <style:map style:condition="cell-content()&gt;[.$B5]" style:apply-style-name="background_20_red" style:base-cell-address="'BFS inequiv'.I5"/>
    </style:style>
    <style:style style:name="ce468" style:family="table-cell" style:parent-style-name="Default">
      <style:map style:condition="cell-content()&lt;[.$B6]" style:apply-style-name="background_20_green" style:base-cell-address="'BFS inequiv'.I6"/>
      <style:map style:condition="cell-content()&gt;[.$B6]" style:apply-style-name="background_20_red" style:base-cell-address="'BFS inequiv'.I6"/>
    </style:style>
    <style:style style:name="ce469" style:family="table-cell" style:parent-style-name="Default">
      <style:map style:condition="cell-content()&lt;[.$B7]" style:apply-style-name="background_20_green" style:base-cell-address="'BFS inequiv'.I7"/>
      <style:map style:condition="cell-content()&gt;[.$B7]" style:apply-style-name="background_20_red" style:base-cell-address="'BFS inequiv'.I7"/>
    </style:style>
    <style:style style:name="ce470" style:family="table-cell" style:parent-style-name="Default">
      <style:map style:condition="cell-content()&lt;[.$B8]" style:apply-style-name="background_20_green" style:base-cell-address="'BFS inequiv'.I8"/>
      <style:map style:condition="cell-content()&gt;[.$B8]" style:apply-style-name="background_20_red" style:base-cell-address="'BFS inequiv'.I8"/>
    </style:style>
    <style:style style:name="ce471" style:family="table-cell" style:parent-style-name="Default">
      <style:map style:condition="cell-content()&lt;[.$B9]" style:apply-style-name="background_20_green" style:base-cell-address="'BFS inequiv'.I9"/>
      <style:map style:condition="cell-content()&gt;[.$B9]" style:apply-style-name="background_20_red" style:base-cell-address="'BFS inequiv'.I9"/>
    </style:style>
    <style:style style:name="ce472" style:family="table-cell" style:parent-style-name="Default">
      <style:map style:condition="cell-content()&lt;[.$B10]" style:apply-style-name="background_20_green" style:base-cell-address="'BFS inequiv'.I10"/>
      <style:map style:condition="cell-content()&gt;[.$B10]" style:apply-style-name="background_20_red" style:base-cell-address="'BFS inequiv'.I10"/>
    </style:style>
    <style:style style:name="ce473" style:family="table-cell" style:parent-style-name="Default">
      <style:map style:condition="cell-content()&lt;[.$B11]" style:apply-style-name="background_20_green" style:base-cell-address="'BFS inequiv'.I11"/>
      <style:map style:condition="cell-content()&gt;[.$B11]" style:apply-style-name="background_20_red" style:base-cell-address="'BFS inequiv'.I11"/>
    </style:style>
    <style:style style:name="ce474" style:family="table-cell" style:parent-style-name="Default">
      <style:map style:condition="cell-content()&lt;[.$B12]" style:apply-style-name="background_20_green" style:base-cell-address="'BFS inequiv'.I12"/>
      <style:map style:condition="cell-content()&gt;[.$B12]" style:apply-style-name="background_20_red" style:base-cell-address="'BFS inequiv'.I12"/>
    </style:style>
    <style:style style:name="ce475" style:family="table-cell" style:parent-style-name="Default">
      <style:map style:condition="cell-content()&lt;[.$B13]" style:apply-style-name="background_20_green" style:base-cell-address="'BFS inequiv'.I13"/>
      <style:map style:condition="cell-content()&gt;[.$B13]" style:apply-style-name="background_20_red" style:base-cell-address="'BFS inequiv'.I13"/>
    </style:style>
    <style:style style:name="ce476" style:family="table-cell" style:parent-style-name="Default">
      <style:map style:condition="cell-content()&lt;[.$B14]" style:apply-style-name="background_20_green" style:base-cell-address="'BFS inequiv'.I14"/>
      <style:map style:condition="cell-content()&gt;[.$B14]" style:apply-style-name="background_20_red" style:base-cell-address="'BFS inequiv'.I14"/>
    </style:style>
    <style:style style:name="ce477" style:family="table-cell" style:parent-style-name="Default">
      <style:map style:condition="cell-content()&lt;[.$B15]" style:apply-style-name="background_20_green" style:base-cell-address="'BFS inequiv'.I15"/>
      <style:map style:condition="cell-content()&gt;[.$B15]" style:apply-style-name="background_20_red" style:base-cell-address="'BFS inequiv'.I15"/>
    </style:style>
    <style:style style:name="ce478" style:family="table-cell" style:parent-style-name="Default">
      <style:map style:condition="cell-content()&lt;[.$B16]" style:apply-style-name="background_20_green" style:base-cell-address="'BFS inequiv'.I16"/>
      <style:map style:condition="cell-content()&gt;[.$B16]" style:apply-style-name="background_20_red" style:base-cell-address="'BFS inequiv'.I16"/>
    </style:style>
    <style:style style:name="ce479" style:family="table-cell" style:parent-style-name="Default">
      <style:map style:condition="cell-content()&lt;[.$B17]" style:apply-style-name="background_20_green" style:base-cell-address="'BFS inequiv'.I17"/>
      <style:map style:condition="cell-content()&gt;[.$B17]" style:apply-style-name="background_20_red" style:base-cell-address="'BFS inequiv'.I17"/>
    </style:style>
    <style:style style:name="ce480" style:family="table-cell" style:parent-style-name="Default">
      <style:map style:condition="cell-content()&lt;[.$B18]" style:apply-style-name="background_20_green" style:base-cell-address="'BFS inequiv'.I18"/>
      <style:map style:condition="cell-content()&gt;[.$B18]" style:apply-style-name="background_20_red" style:base-cell-address="'BFS inequiv'.I18"/>
    </style:style>
    <style:style style:name="ce481" style:family="table-cell" style:parent-style-name="Default">
      <style:map style:condition="cell-content()&lt;[.$B19]" style:apply-style-name="background_20_green" style:base-cell-address="'BFS inequiv'.I19"/>
      <style:map style:condition="cell-content()&gt;[.$B19]" style:apply-style-name="background_20_red" style:base-cell-address="'BFS inequiv'.I19"/>
    </style:style>
    <style:style style:name="ce482" style:family="table-cell" style:parent-style-name="Default">
      <style:map style:condition="cell-content()&lt;[.$B20]" style:apply-style-name="background_20_green" style:base-cell-address="'BFS inequiv'.I20"/>
      <style:map style:condition="cell-content()&gt;[.$B20]" style:apply-style-name="background_20_red" style:base-cell-address="'BFS inequiv'.I20"/>
    </style:style>
    <style:style style:name="ce483" style:family="table-cell" style:parent-style-name="Default">
      <style:map style:condition="cell-content()&lt;[.$B21]" style:apply-style-name="background_20_green" style:base-cell-address="'BFS inequiv'.I21"/>
      <style:map style:condition="cell-content()&gt;[.$B21]" style:apply-style-name="background_20_red" style:base-cell-address="'BFS inequiv'.I21"/>
    </style:style>
    <style:style style:name="ce484" style:family="table-cell" style:parent-style-name="Default">
      <style:map style:condition="cell-content()&lt;[.$B22]" style:apply-style-name="background_20_green" style:base-cell-address="'BFS inequiv'.I22"/>
      <style:map style:condition="cell-content()&gt;[.$B22]" style:apply-style-name="background_20_red" style:base-cell-address="'BFS inequiv'.I22"/>
    </style:style>
    <style:style style:name="ce485" style:family="table-cell" style:parent-style-name="Default">
      <style:map style:condition="cell-content()&lt;[.$B23]" style:apply-style-name="background_20_green" style:base-cell-address="'BFS inequiv'.I23"/>
      <style:map style:condition="cell-content()&gt;[.$B23]" style:apply-style-name="background_20_red" style:base-cell-address="'BFS inequiv'.I23"/>
    </style:style>
    <style:style style:name="ce486" style:family="table-cell" style:parent-style-name="Default">
      <style:map style:condition="cell-content()&lt;[.$B24]" style:apply-style-name="background_20_green" style:base-cell-address="'BFS inequiv'.I24"/>
      <style:map style:condition="cell-content()&gt;[.$B24]" style:apply-style-name="background_20_red" style:base-cell-address="'BFS inequiv'.I24"/>
    </style:style>
    <style:style style:name="ce487" style:family="table-cell" style:parent-style-name="Default">
      <style:map style:condition="cell-content()&lt;[.$B25]" style:apply-style-name="background_20_green" style:base-cell-address="'BFS inequiv'.I25"/>
      <style:map style:condition="cell-content()&gt;[.$B25]" style:apply-style-name="background_20_red" style:base-cell-address="'BFS inequiv'.I25"/>
    </style:style>
    <style:style style:name="ce488" style:family="table-cell" style:parent-style-name="Default">
      <style:map style:condition="cell-content()&lt;[.$B26]" style:apply-style-name="background_20_green" style:base-cell-address="'BFS inequiv'.I26"/>
      <style:map style:condition="cell-content()&gt;[.$B26]" style:apply-style-name="background_20_red" style:base-cell-address="'BFS inequiv'.I26"/>
    </style:style>
    <style:style style:name="ce489" style:family="table-cell" style:parent-style-name="Default">
      <style:map style:condition="cell-content()&lt;[.$B27]" style:apply-style-name="background_20_green" style:base-cell-address="'BFS inequiv'.I27"/>
      <style:map style:condition="cell-content()&gt;[.$B27]" style:apply-style-name="background_20_red" style:base-cell-address="'BFS inequiv'.I27"/>
    </style:style>
    <style:style style:name="ce490" style:family="table-cell" style:parent-style-name="Default">
      <style:map style:condition="cell-content()&lt;[.$B28]" style:apply-style-name="background_20_green" style:base-cell-address="'BFS inequiv'.I28"/>
      <style:map style:condition="cell-content()&gt;[.$B28]" style:apply-style-name="background_20_red" style:base-cell-address="'BFS inequiv'.I28"/>
    </style:style>
    <style:style style:name="ce491" style:family="table-cell" style:parent-style-name="Default">
      <style:map style:condition="cell-content()&lt;[.$B29]" style:apply-style-name="background_20_green" style:base-cell-address="'BFS inequiv'.I29"/>
      <style:map style:condition="cell-content()&gt;[.$B29]" style:apply-style-name="background_20_red" style:base-cell-address="'BFS inequiv'.I29"/>
    </style:style>
    <style:style style:name="ce492" style:family="table-cell" style:parent-style-name="Default">
      <style:map style:condition="cell-content()&lt;[.$B30]" style:apply-style-name="background_20_green" style:base-cell-address="'BFS inequiv'.I30"/>
      <style:map style:condition="cell-content()&gt;[.$B30]" style:apply-style-name="background_20_red" style:base-cell-address="'BFS inequiv'.I30"/>
    </style:style>
    <style:style style:name="ce493" style:family="table-cell" style:parent-style-name="Default">
      <style:map style:condition="cell-content()&lt;[.$B31]" style:apply-style-name="background_20_green" style:base-cell-address="'BFS inequiv'.I31"/>
      <style:map style:condition="cell-content()&gt;[.$B31]" style:apply-style-name="background_20_red" style:base-cell-address="'BFS inequiv'.I31"/>
    </style:style>
    <style:style style:name="ce494" style:family="table-cell" style:parent-style-name="Default">
      <style:map style:condition="cell-content()&lt;[.$B32]" style:apply-style-name="background_20_green" style:base-cell-address="'BFS inequiv'.I32"/>
      <style:map style:condition="cell-content()&gt;[.$B32]" style:apply-style-name="background_20_red" style:base-cell-address="'BFS inequiv'.I32"/>
    </style:style>
    <style:style style:name="ce495" style:family="table-cell" style:parent-style-name="Default">
      <style:map style:condition="cell-content()&lt;[.$B33]" style:apply-style-name="background_20_green" style:base-cell-address="'BFS inequiv'.I33"/>
      <style:map style:condition="cell-content()&gt;[.$B33]" style:apply-style-name="background_20_red" style:base-cell-address="'BFS inequiv'.I33"/>
    </style:style>
    <style:style style:name="ce496" style:family="table-cell" style:parent-style-name="Default">
      <style:map style:condition="cell-content()&lt;[.$B34]" style:apply-style-name="background_20_green" style:base-cell-address="'BFS inequiv'.I34"/>
      <style:map style:condition="cell-content()&gt;[.$B34]" style:apply-style-name="background_20_red" style:base-cell-address="'BFS inequiv'.I34"/>
    </style:style>
    <style:style style:name="ce497" style:family="table-cell" style:parent-style-name="Default">
      <style:map style:condition="cell-content()&lt;[.$B35]" style:apply-style-name="background_20_green" style:base-cell-address="'BFS inequiv'.I35"/>
      <style:map style:condition="cell-content()&gt;[.$B35]" style:apply-style-name="background_20_red" style:base-cell-address="'BFS inequiv'.I35"/>
    </style:style>
    <style:style style:name="ce498" style:family="table-cell" style:parent-style-name="Default">
      <style:map style:condition="cell-content()&lt;[.$B36]" style:apply-style-name="background_20_green" style:base-cell-address="'BFS inequiv'.I36"/>
      <style:map style:condition="cell-content()&gt;[.$B36]" style:apply-style-name="background_20_red" style:base-cell-address="'BFS inequiv'.I36"/>
    </style:style>
    <style:style style:name="ce499" style:family="table-cell" style:parent-style-name="Default">
      <style:map style:condition="cell-content()&lt;[.$B37]" style:apply-style-name="background_20_green" style:base-cell-address="'BFS inequiv'.I37"/>
      <style:map style:condition="cell-content()&gt;[.$B37]" style:apply-style-name="background_20_red" style:base-cell-address="'BFS inequiv'.I37"/>
    </style:style>
    <style:style style:name="ce500" style:family="table-cell" style:parent-style-name="Default">
      <style:map style:condition="cell-content()&lt;[.$B38]" style:apply-style-name="background_20_green" style:base-cell-address="'BFS inequiv'.I38"/>
      <style:map style:condition="cell-content()&gt;[.$B38]" style:apply-style-name="background_20_red" style:base-cell-address="'BFS inequiv'.I38"/>
    </style:style>
    <style:style style:name="ce501" style:family="table-cell" style:parent-style-name="Default">
      <style:map style:condition="cell-content()&lt;[.$B39]" style:apply-style-name="background_20_green" style:base-cell-address="'BFS inequiv'.I39"/>
      <style:map style:condition="cell-content()&gt;[.$B39]" style:apply-style-name="background_20_red" style:base-cell-address="'BFS inequiv'.I39"/>
    </style:style>
    <style:style style:name="ce502" style:family="table-cell" style:parent-style-name="Default">
      <style:map style:condition="cell-content()&lt;[.$B40]" style:apply-style-name="background_20_green" style:base-cell-address="'BFS inequiv'.I40"/>
      <style:map style:condition="cell-content()&gt;[.$B40]" style:apply-style-name="background_20_red" style:base-cell-address="'BFS inequiv'.I40"/>
    </style:style>
    <style:style style:name="ce503" style:family="table-cell" style:parent-style-name="Default">
      <style:map style:condition="cell-content()&lt;[.$B41]" style:apply-style-name="background_20_green" style:base-cell-address="'BFS inequiv'.I41"/>
      <style:map style:condition="cell-content()&gt;[.$B41]" style:apply-style-name="background_20_red" style:base-cell-address="'BFS inequiv'.I41"/>
    </style:style>
    <style:style style:name="ce504" style:family="table-cell" style:parent-style-name="Default">
      <style:map style:condition="cell-content()&lt;[.$B42]" style:apply-style-name="background_20_green" style:base-cell-address="'BFS inequiv'.I42"/>
      <style:map style:condition="cell-content()&gt;[.$B42]" style:apply-style-name="background_20_red" style:base-cell-address="'BFS inequiv'.I42"/>
    </style:style>
    <style:style style:name="ce505" style:family="table-cell" style:parent-style-name="Default">
      <style:map style:condition="cell-content()&lt;[.$B43]" style:apply-style-name="background_20_green" style:base-cell-address="'BFS inequiv'.I43"/>
      <style:map style:condition="cell-content()&gt;[.$B43]" style:apply-style-name="background_20_red" style:base-cell-address="'BFS inequiv'.I43"/>
    </style:style>
    <style:style style:name="ce506" style:family="table-cell" style:parent-style-name="Default">
      <style:map style:condition="cell-content()&lt;[.$B44]" style:apply-style-name="background_20_green" style:base-cell-address="'BFS inequiv'.I44"/>
      <style:map style:condition="cell-content()&gt;[.$B44]" style:apply-style-name="background_20_red" style:base-cell-address="'BFS inequiv'.I44"/>
    </style:style>
  </office:automatic-styles>
  <office:body>
    <office:spreadsheet>
      <table:calculation-settings table:automatic-find-labels="false" table:use-regular-expressions="false" table:use-wildcards="true"/>
      <table:table table:name="DFS equiv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87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FS 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up-to</text:p>
          </table:table-cell>
          <table:table-cell table:style-name="Default" office:value-type="string" calcext:value-type="string">
            <text:p>no memo</text:p>
          </table:table-cell>
          <table:table-cell table:style-name="Default" office:value-type="string" calcext:value-type="string">
            <text:p>no memo, no up-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earch-eq-1.bils</text:p>
          </table:table-cell>
          <table:table-cell office:value-type="float" office:value="1.156" calcext:value-type="float">
            <text:p>1.156</text:p>
          </table:table-cell>
          <table:table-cell table:formula="of:=([.G3]/[.$B3])*100" office:value-type="float" office:value="98.2698961937716" calcext:value-type="float">
            <text:p>98.27</text:p>
          </table:table-cell>
          <table:table-cell table:formula="of:=([.H3]/[.$B3])*100" office:value-type="float" office:value="85.2941176470588" calcext:value-type="float">
            <text:p>85.29</text:p>
          </table:table-cell>
          <table:table-cell table:formula="of:=([.I3]/[.$B3])*100" office:value-type="float" office:value="126.81660899654" calcext:value-type="float">
            <text:p>126.82</text:p>
          </table:table-cell>
          <table:table-cell/>
          <table:table-cell table:style-name="ce1" office:value-type="float" office:value="1.136" calcext:value-type="float">
            <text:p>1.136</text:p>
          </table:table-cell>
          <table:table-cell table:style-name="ce89" office:value-type="float" office:value="0.986" calcext:value-type="float">
            <text:p>0.986</text:p>
          </table:table-cell>
          <table:table-cell table:style-name="ce90" office:value-type="float" office:value="1.466" calcext:value-type="float">
            <text:p>1.466</text:p>
          </table:table-cell>
        </table:table-row>
        <table:table-row table:style-name="ro1">
          <table:table-cell office:value-type="string" calcext:value-type="string">
            <text:p>bsearch-eq-2.bils</text:p>
          </table:table-cell>
          <table:table-cell office:value-type="float" office:value="0.064" calcext:value-type="float">
            <text:p>0.064</text:p>
          </table:table-cell>
          <table:table-cell table:formula="of:=([.G4]/[.$B4])*100" office:value-type="float" office:value="71.875" calcext:value-type="float">
            <text:p>71.88</text:p>
          </table:table-cell>
          <table:table-cell table:formula="of:=([.H4]/[.$B4])*100" office:value-type="float" office:value="75" calcext:value-type="float">
            <text:p>75.00</text:p>
          </table:table-cell>
          <table:table-cell table:formula="of:=([.I4]/[.$B4])*100" office:value-type="float" office:value="73.4375" calcext:value-type="float">
            <text:p>73.44</text:p>
          </table:table-cell>
          <table:table-cell/>
          <table:table-cell table:style-name="ce91" office:value-type="float" office:value="0.046" calcext:value-type="float">
            <text:p>0.046</text:p>
          </table:table-cell>
          <table:table-cell table:style-name="ce92" office:value-type="float" office:value="0.048" calcext:value-type="float">
            <text:p>0.048</text:p>
          </table:table-cell>
          <table:table-cell table:style-name="ce93"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bsearch-eq-3.bils</text:p>
          </table:table-cell>
          <table:table-cell office:value-type="float" office:value="0.104" calcext:value-type="float">
            <text:p>0.104</text:p>
          </table:table-cell>
          <table:table-cell table:formula="of:=([.G5]/[.$B5])*100" office:value-type="float" office:value="85.5769230769231" calcext:value-type="float">
            <text:p>85.58</text:p>
          </table:table-cell>
          <table:table-cell table:formula="of:=([.H5]/[.$B5])*100" office:value-type="float" office:value="122.115384615385" calcext:value-type="float">
            <text:p>122.12</text:p>
          </table:table-cell>
          <table:table-cell table:formula="of:=([.I5]/[.$B5])*100" office:value-type="float" office:value="76.9230769230769" calcext:value-type="float">
            <text:p>76.92</text:p>
          </table:table-cell>
          <table:table-cell/>
          <table:table-cell table:style-name="ce94" office:value-type="float" office:value="0.089" calcext:value-type="float">
            <text:p>0.089</text:p>
          </table:table-cell>
          <table:table-cell table:style-name="ce95" office:value-type="float" office:value="0.127" calcext:value-type="float">
            <text:p>0.127</text:p>
          </table:table-cell>
          <table:table-cell table:style-name="ce96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ex1v2-eq.bils</text:p>
          </table:table-cell>
          <table:table-cell office:value-type="float" office:value="0.023" calcext:value-type="float">
            <text:p>0.023</text:p>
          </table:table-cell>
          <table:table-cell table:formula="of:=([.G6]/[.$B6])*100" office:value-type="float" office:value="73.9130434782609" calcext:value-type="float">
            <text:p>73.91</text:p>
          </table:table-cell>
          <table:table-cell table:formula="of:=([.H6]/[.$B6])*100" office:value-type="float" office:value="56.5217391304348" calcext:value-type="float">
            <text:p>56.52</text:p>
          </table:table-cell>
          <table:table-cell table:formula="of:=([.I6]/[.$B6])*100" office:value-type="float" office:value="39.1304347826087" calcext:value-type="float">
            <text:p>39.13</text:p>
          </table:table-cell>
          <table:table-cell/>
          <table:table-cell table:style-name="ce97" office:value-type="float" office:value="0.017" calcext:value-type="float">
            <text:p>0.017</text:p>
          </table:table-cell>
          <table:table-cell table:style-name="ce98" office:value-type="float" office:value="0.013" calcext:value-type="float">
            <text:p>0.013</text:p>
          </table:table-cell>
          <table:table-cell table:style-name="ce99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x1v3-eq.bils</text:p>
          </table:table-cell>
          <table:table-cell office:value-type="float" office:value="0.022" calcext:value-type="float">
            <text:p>0.022</text:p>
          </table:table-cell>
          <table:table-cell table:formula="of:=([.G7]/[.$B7])*100" office:value-type="float" office:value="95.4545454545455" calcext:value-type="float">
            <text:p>95.45</text:p>
          </table:table-cell>
          <table:table-cell table:formula="of:=([.H7]/[.$B7])*100" office:value-type="float" office:value="54.5454545454546" calcext:value-type="float">
            <text:p>54.55</text:p>
          </table:table-cell>
          <table:table-cell table:formula="of:=([.I7]/[.$B7])*100" office:value-type="float" office:value="45.4545454545455" calcext:value-type="float">
            <text:p>45.45</text:p>
          </table:table-cell>
          <table:table-cell/>
          <table:table-cell table:style-name="ce100" office:value-type="float" office:value="0.021" calcext:value-type="float">
            <text:p>0.021</text:p>
          </table:table-cell>
          <table:table-cell table:style-name="ce101" office:value-type="float" office:value="0.012" calcext:value-type="float">
            <text:p>0.012</text:p>
          </table:table-cell>
          <table:table-cell table:style-name="ce10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ex2v1.bils</text:p>
          </table:table-cell>
          <table:table-cell office:value-type="float" office:value="0.015" calcext:value-type="float">
            <text:p>0.015</text:p>
          </table:table-cell>
          <table:table-cell table:formula="of:=([.G8]/[.$B8])*100" office:value-type="float" office:value="100" calcext:value-type="float">
            <text:p>100.00</text:p>
          </table:table-cell>
          <table:table-cell table:formula="of:=([.H8]/[.$B8])*100" office:value-type="float" office:value="93.3333333333333" calcext:value-type="float">
            <text:p>93.33</text:p>
          </table:table-cell>
          <table:table-cell table:formula="of:=([.I8]/[.$B8])*100" office:value-type="float" office:value="126.666666666667" calcext:value-type="float">
            <text:p>126.67</text:p>
          </table:table-cell>
          <table:table-cell/>
          <table:table-cell table:style-name="ce103" office:value-type="float" office:value="0.015" calcext:value-type="float">
            <text:p>0.015</text:p>
          </table:table-cell>
          <table:table-cell table:style-name="ce104" office:value-type="float" office:value="0.014" calcext:value-type="float">
            <text:p>0.014</text:p>
          </table:table-cell>
          <table:table-cell table:style-name="ce105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x2v2.bils</text:p>
          </table:table-cell>
          <table:table-cell office:value-type="float" office:value="0.016" calcext:value-type="float">
            <text:p>0.016</text:p>
          </table:table-cell>
          <table:table-cell table:formula="of:=([.G9]/[.$B9])*100" office:value-type="float" office:value="81.25" calcext:value-type="float">
            <text:p>81.25</text:p>
          </table:table-cell>
          <table:table-cell table:formula="of:=([.H9]/[.$B9])*100" office:value-type="float" office:value="100" calcext:value-type="float">
            <text:p>100.00</text:p>
          </table:table-cell>
          <table:table-cell table:formula="of:=([.I9]/[.$B9])*100" office:value-type="float" office:value="106.25" calcext:value-type="float">
            <text:p>106.25</text:p>
          </table:table-cell>
          <table:table-cell/>
          <table:table-cell table:style-name="ce106" office:value-type="float" office:value="0.013" calcext:value-type="float">
            <text:p>0.013</text:p>
          </table:table-cell>
          <table:table-cell table:style-name="ce107" office:value-type="float" office:value="0.016" calcext:value-type="float">
            <text:p>0.016</text:p>
          </table:table-cell>
          <table:table-cell table:style-name="ce108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fact-tail-rec.bils</text:p>
          </table:table-cell>
          <table:table-cell office:value-type="float" office:value="0.015" calcext:value-type="float">
            <text:p>0.015</text:p>
          </table:table-cell>
          <table:table-cell table:formula="of:=([.G10]/[.$B10])*100" office:value-type="float" office:value="113.333333333333" calcext:value-type="float">
            <text:p>113.33</text:p>
          </table:table-cell>
          <table:table-cell table:formula="of:=([.H10]/[.$B10])*100" office:value-type="float" office:value="126.666666666667" calcext:value-type="float">
            <text:p>126.67</text:p>
          </table:table-cell>
          <table:table-cell table:formula="of:=([.I10]/[.$B10])*100" office:value-type="float" office:value="113.333333333333" calcext:value-type="float">
            <text:p>113.33</text:p>
          </table:table-cell>
          <table:table-cell/>
          <table:table-cell table:style-name="ce109" office:value-type="float" office:value="0.017" calcext:value-type="float">
            <text:p>0.017</text:p>
          </table:table-cell>
          <table:table-cell table:style-name="ce110" office:value-type="float" office:value="0.019" calcext:value-type="float">
            <text:p>0.019</text:p>
          </table:table-cell>
          <table:table-cell table:style-name="ce111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gc-equiv-2.bils</text:p>
          </table:table-cell>
          <table:table-cell office:value-type="float" office:value="0.008" calcext:value-type="float">
            <text:p>0.008</text:p>
          </table:table-cell>
          <table:table-cell table:formula="of:=([.G11]/[.$B11])*100" office:value-type="float" office:value="75" calcext:value-type="float">
            <text:p>75.00</text:p>
          </table:table-cell>
          <table:table-cell table:formula="of:=([.H11]/[.$B11])*100" office:value-type="float" office:value="62.5" calcext:value-type="float">
            <text:p>62.50</text:p>
          </table:table-cell>
          <table:table-cell table:formula="of:=([.I11]/[.$B11])*100" office:value-type="float" office:value="75" calcext:value-type="float">
            <text:p>75.00</text:p>
          </table:table-cell>
          <table:table-cell/>
          <table:table-cell table:style-name="ce112" office:value-type="float" office:value="0.006" calcext:value-type="float">
            <text:p>0.006</text:p>
          </table:table-cell>
          <table:table-cell table:style-name="ce113" office:value-type="float" office:value="0.005" calcext:value-type="float">
            <text:p>0.005</text:p>
          </table:table-cell>
          <table:table-cell table:style-name="ce114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gc-equiv.bils</text:p>
          </table:table-cell>
          <table:table-cell office:value-type="float" office:value="0.004" calcext:value-type="float">
            <text:p>0.004</text:p>
          </table:table-cell>
          <table:table-cell table:formula="of:=([.G12]/[.$B12])*100" office:value-type="float" office:value="125" calcext:value-type="float">
            <text:p>125.00</text:p>
          </table:table-cell>
          <table:table-cell table:formula="of:=([.H12]/[.$B12])*100" office:value-type="float" office:value="125" calcext:value-type="float">
            <text:p>125.00</text:p>
          </table:table-cell>
          <table:table-cell table:formula="of:=([.I12]/[.$B12])*100" office:value-type="float" office:value="125" calcext:value-type="float">
            <text:p>125.00</text:p>
          </table:table-cell>
          <table:table-cell/>
          <table:table-cell table:style-name="ce115" office:value-type="float" office:value="0.005" calcext:value-type="float">
            <text:p>0.005</text:p>
          </table:table-cell>
          <table:table-cell table:style-name="ce116" office:value-type="float" office:value="0.005" calcext:value-type="float">
            <text:p>0.005</text:p>
          </table:table-cell>
          <table:table-cell table:style-name="ce117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dentity-1.bils</text:p>
          </table:table-cell>
          <table:table-cell office:value-type="float" office:value="0.006" calcext:value-type="float">
            <text:p>0.006</text:p>
          </table:table-cell>
          <table:table-cell table:formula="of:=([.G13]/[.$B13])*100" office:value-type="float" office:value="816.666666666667" calcext:value-type="float">
            <text:p>816.67</text:p>
          </table:table-cell>
          <table:table-cell table:formula="of:=([.H13]/[.$B13])*100" office:value-type="float" office:value="866.666666666667" calcext:value-type="float">
            <text:p>866.67</text:p>
          </table:table-cell>
          <table:table-cell table:formula="of:=([.I13]/[.$B13])*100" office:value-type="float" office:value="866.666666666667" calcext:value-type="float">
            <text:p>866.67</text:p>
          </table:table-cell>
          <table:table-cell/>
          <table:table-cell table:style-name="ce118" office:value-type="float" office:value="0.049" calcext:value-type="float">
            <text:p>0.049</text:p>
          </table:table-cell>
          <table:table-cell table:style-name="ce119" office:value-type="float" office:value="0.052" calcext:value-type="float">
            <text:p>0.052</text:p>
          </table:table-cell>
          <table:table-cell table:style-name="ce120"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identity-2.bils</text:p>
          </table:table-cell>
          <table:table-cell office:value-type="float" office:value="0.005" calcext:value-type="float">
            <text:p>0.005</text:p>
          </table:table-cell>
          <table:table-cell table:formula="of:=([.G14]/[.$B14])*100" office:value-type="float" office:value="1080" calcext:value-type="float">
            <text:p>1080.00</text:p>
          </table:table-cell>
          <table:table-cell table:formula="of:=([.H14]/[.$B14])*100" office:value-type="float" office:value="300" calcext:value-type="float">
            <text:p>300.00</text:p>
          </table:table-cell>
          <table:table-cell table:formula="of:=([.I14]/[.$B14])*100" office:value-type="float" office:value="280" calcext:value-type="float">
            <text:p>280.00</text:p>
          </table:table-cell>
          <table:table-cell/>
          <table:table-cell table:style-name="ce121" office:value-type="float" office:value="0.054" calcext:value-type="float">
            <text:p>0.054</text:p>
          </table:table-cell>
          <table:table-cell table:style-name="ce122" office:value-type="float" office:value="0.015" calcext:value-type="float">
            <text:p>0.015</text:p>
          </table:table-cell>
          <table:table-cell table:style-name="ce123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mccarthy.bils</text:p>
          </table:table-cell>
          <table:table-cell office:value-type="float" office:value="0.038" calcext:value-type="float">
            <text:p>0.038</text:p>
          </table:table-cell>
          <table:table-cell table:formula="of:=([.G15]/[.$B15])*100" office:value-type="float" office:value="102.631578947368" calcext:value-type="float">
            <text:p>102.63</text:p>
          </table:table-cell>
          <table:table-cell table:formula="of:=([.H15]/[.$B15])*100" office:value-type="float" office:value="97.3684210526316" calcext:value-type="float">
            <text:p>97.37</text:p>
          </table:table-cell>
          <table:table-cell table:formula="of:=([.I15]/[.$B15])*100" office:value-type="float" office:value="92.1052631578947" calcext:value-type="float">
            <text:p>92.11</text:p>
          </table:table-cell>
          <table:table-cell/>
          <table:table-cell table:style-name="ce124" office:value-type="float" office:value="0.039" calcext:value-type="float">
            <text:p>0.039</text:p>
          </table:table-cell>
          <table:table-cell table:style-name="ce125" office:value-type="float" office:value="0.037" calcext:value-type="float">
            <text:p>0.037</text:p>
          </table:table-cell>
          <table:table-cell table:style-name="ce126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mccarthy-knuth2.bils</text:p>
          </table:table-cell>
          <table:table-cell office:value-type="float" office:value="0.037" calcext:value-type="float">
            <text:p>0.037</text:p>
          </table:table-cell>
          <table:table-cell table:formula="of:=([.G16]/[.$B16])*100" office:value-type="float" office:value="113.513513513514" calcext:value-type="float">
            <text:p>113.51</text:p>
          </table:table-cell>
          <table:table-cell table:formula="of:=([.H16]/[.$B16])*100" office:value-type="float" office:value="105.405405405405" calcext:value-type="float">
            <text:p>105.41</text:p>
          </table:table-cell>
          <table:table-cell table:formula="of:=([.I16]/[.$B16])*100" office:value-type="float" office:value="97.2972972972973" calcext:value-type="float">
            <text:p>97.30</text:p>
          </table:table-cell>
          <table:table-cell/>
          <table:table-cell table:style-name="ce127" office:value-type="float" office:value="0.042" calcext:value-type="float">
            <text:p>0.042</text:p>
          </table:table-cell>
          <table:table-cell table:style-name="ce128" office:value-type="float" office:value="0.039" calcext:value-type="float">
            <text:p>0.039</text:p>
          </table:table-cell>
          <table:table-cell table:style-name="ce3"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mccarthy-knuth.bils</text:p>
          </table:table-cell>
          <table:table-cell office:value-type="float" office:value="0.034" calcext:value-type="float">
            <text:p>0.034</text:p>
          </table:table-cell>
          <table:table-cell table:formula="of:=([.G17]/[.$B17])*100" office:value-type="float" office:value="88.2352941176471" calcext:value-type="float">
            <text:p>88.24</text:p>
          </table:table-cell>
          <table:table-cell table:formula="of:=([.H17]/[.$B17])*100" office:value-type="float" office:value="88.2352941176471" calcext:value-type="float">
            <text:p>88.24</text:p>
          </table:table-cell>
          <table:table-cell table:formula="of:=([.I17]/[.$B17])*100" office:value-type="float" office:value="85.2941176470588" calcext:value-type="float">
            <text:p>85.29</text:p>
          </table:table-cell>
          <table:table-cell/>
          <table:table-cell table:style-name="ce4" office:value-type="float" office:value="0.03" calcext:value-type="float">
            <text:p>0.03</text:p>
          </table:table-cell>
          <table:table-cell table:style-name="ce5" office:value-type="float" office:value="0.03" calcext:value-type="float">
            <text:p>0.03</text:p>
          </table:table-cell>
          <table:table-cell table:style-name="ce6"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mult2.bils</text:p>
          </table:table-cell>
          <table:table-cell office:value-type="float" office:value="0.064" calcext:value-type="float">
            <text:p>0.064</text:p>
          </table:table-cell>
          <table:table-cell table:formula="of:=([.G18]/[.$B18])*100" office:value-type="float" office:value="95.3125" calcext:value-type="float">
            <text:p>95.31</text:p>
          </table:table-cell>
          <table:table-cell table:formula="of:=([.H18]/[.$B18])*100" office:value-type="float" office:value="82.8125" calcext:value-type="float">
            <text:p>82.81</text:p>
          </table:table-cell>
          <table:table-cell table:formula="of:=([.I18]/[.$B18])*100" office:value-type="float" office:value="84.375" calcext:value-type="float">
            <text:p>84.38</text:p>
          </table:table-cell>
          <table:table-cell/>
          <table:table-cell table:style-name="ce7" office:value-type="float" office:value="0.061" calcext:value-type="float">
            <text:p>0.061</text:p>
          </table:table-cell>
          <table:table-cell table:style-name="ce8" office:value-type="float" office:value="0.053" calcext:value-type="float">
            <text:p>0.053</text:p>
          </table:table-cell>
          <table:table-cell table:style-name="ce9"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mult.bils</text:p>
          </table:table-cell>
          <table:table-cell office:value-type="float" office:value="0.128" calcext:value-type="float">
            <text:p>0.128</text:p>
          </table:table-cell>
          <table:table-cell table:formula="of:=([.G19]/[.$B19])*100" office:value-type="float" office:value="75" calcext:value-type="float">
            <text:p>75.00</text:p>
          </table:table-cell>
          <table:table-cell table:formula="of:=([.H19]/[.$B19])*100" office:value-type="float" office:value="69.53125" calcext:value-type="float">
            <text:p>69.53</text:p>
          </table:table-cell>
          <table:table-cell table:formula="of:=([.I19]/[.$B19])*100" office:value-type="float" office:value="77.34375" calcext:value-type="float">
            <text:p>77.34</text:p>
          </table:table-cell>
          <table:table-cell/>
          <table:table-cell table:style-name="ce10" office:value-type="float" office:value="0.096" calcext:value-type="float">
            <text:p>0.096</text:p>
          </table:table-cell>
          <table:table-cell table:style-name="ce11" office:value-type="float" office:value="0.089" calcext:value-type="float">
            <text:p>0.089</text:p>
          </table:table-cell>
          <table:table-cell table:style-name="ce12"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nr-equiv-int.bils</text:p>
          </table:table-cell>
          <table:table-cell office:value-type="float" office:value="0.01" calcext:value-type="float">
            <text:p>0.01</text:p>
          </table:table-cell>
          <table:table-cell table:formula="of:=([.G20]/[.$B20])*100" office:value-type="float" office:value="110" calcext:value-type="float">
            <text:p>110.00</text:p>
          </table:table-cell>
          <table:table-cell table:formula="of:=([.H20]/[.$B20])*100" office:value-type="float" office:value="120" calcext:value-type="float">
            <text:p>120.00</text:p>
          </table:table-cell>
          <table:table-cell table:formula="of:=([.I20]/[.$B20])*100" office:value-type="float" office:value="110" calcext:value-type="float">
            <text:p>110.00</text:p>
          </table:table-cell>
          <table:table-cell/>
          <table:table-cell table:style-name="ce13" office:value-type="float" office:value="0.011" calcext:value-type="float">
            <text:p>0.011</text:p>
          </table:table-cell>
          <table:table-cell table:style-name="ce14" office:value-type="float" office:value="0.012" calcext:value-type="float">
            <text:p>0.012</text:p>
          </table:table-cell>
          <table:table-cell table:style-name="ce15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nr-equiv-no-g-2.bils</text:p>
          </table:table-cell>
          <table:table-cell office:value-type="float" office:value="0.008" calcext:value-type="float">
            <text:p>0.008</text:p>
          </table:table-cell>
          <table:table-cell table:formula="of:=([.G21]/[.$B21])*100" office:value-type="float" office:value="62.5" calcext:value-type="float">
            <text:p>62.50</text:p>
          </table:table-cell>
          <table:table-cell table:formula="of:=([.H21]/[.$B21])*100" office:value-type="float" office:value="50" calcext:value-type="float">
            <text:p>50.00</text:p>
          </table:table-cell>
          <table:table-cell table:formula="of:=([.I21]/[.$B21])*100" office:value-type="float" office:value="75" calcext:value-type="float">
            <text:p>75.00</text:p>
          </table:table-cell>
          <table:table-cell/>
          <table:table-cell table:style-name="ce16" office:value-type="float" office:value="0.005" calcext:value-type="float">
            <text:p>0.005</text:p>
          </table:table-cell>
          <table:table-cell table:style-name="ce17" office:value-type="float" office:value="0.004" calcext:value-type="float">
            <text:p>0.004</text:p>
          </table:table-cell>
          <table:table-cell table:style-name="ce18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r-equiv-no-g.bils</text:p>
          </table:table-cell>
          <table:table-cell office:value-type="float" office:value="0.009" calcext:value-type="float">
            <text:p>0.009</text:p>
          </table:table-cell>
          <table:table-cell table:formula="of:=([.G22]/[.$B22])*100" office:value-type="float" office:value="55.5555555555556" calcext:value-type="float">
            <text:p>55.56</text:p>
          </table:table-cell>
          <table:table-cell table:formula="of:=([.H22]/[.$B22])*100" office:value-type="float" office:value="77.7777777777778" calcext:value-type="float">
            <text:p>77.78</text:p>
          </table:table-cell>
          <table:table-cell table:formula="of:=([.I22]/[.$B22])*100" office:value-type="float" office:value="77.7777777777778" calcext:value-type="float">
            <text:p>77.78</text:p>
          </table:table-cell>
          <table:table-cell/>
          <table:table-cell table:style-name="ce19" office:value-type="float" office:value="0.005" calcext:value-type="float">
            <text:p>0.005</text:p>
          </table:table-cell>
          <table:table-cell table:style-name="ce20" office:value-type="float" office:value="0.007" calcext:value-type="float">
            <text:p>0.007</text:p>
          </table:table-cell>
          <table:table-cell table:style-name="ce21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nr-equiv-unit.bils</text:p>
          </table:table-cell>
          <table:table-cell office:value-type="float" office:value="0.009" calcext:value-type="float">
            <text:p>0.009</text:p>
          </table:table-cell>
          <table:table-cell table:formula="of:=([.G23]/[.$B23])*100" office:value-type="float" office:value="122.222222222222" calcext:value-type="float">
            <text:p>122.22</text:p>
          </table:table-cell>
          <table:table-cell table:formula="of:=([.H23]/[.$B23])*100" office:value-type="float" office:value="88.8888888888889" calcext:value-type="float">
            <text:p>88.89</text:p>
          </table:table-cell>
          <table:table-cell table:formula="of:=([.I23]/[.$B23])*100" office:value-type="float" office:value="133.333333333333" calcext:value-type="float">
            <text:p>133.33</text:p>
          </table:table-cell>
          <table:table-cell/>
          <table:table-cell table:style-name="ce22" office:value-type="float" office:value="0.011" calcext:value-type="float">
            <text:p>0.011</text:p>
          </table:table-cell>
          <table:table-cell table:style-name="ce23" office:value-type="float" office:value="0.008" calcext:value-type="float">
            <text:p>0.008</text:p>
          </table:table-cell>
          <table:table-cell table:style-name="ce24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pitts-1-2.bils</text:p>
          </table:table-cell>
          <table:table-cell office:value-type="float" office:value="0.007" calcext:value-type="float">
            <text:p>0.007</text:p>
          </table:table-cell>
          <table:table-cell table:formula="of:=([.G24]/[.$B24])*100" office:value-type="float" office:value="142.857142857143" calcext:value-type="float">
            <text:p>142.86</text:p>
          </table:table-cell>
          <table:table-cell table:formula="of:=([.H24]/[.$B24])*100" office:value-type="float" office:value="128.571428571429" calcext:value-type="float">
            <text:p>128.57</text:p>
          </table:table-cell>
          <table:table-cell table:formula="of:=([.I24]/[.$B24])*100" office:value-type="float" office:value="128.571428571429" calcext:value-type="float">
            <text:p>128.57</text:p>
          </table:table-cell>
          <table:table-cell/>
          <table:table-cell table:style-name="ce25" office:value-type="float" office:value="0.01" calcext:value-type="float">
            <text:p>0.01</text:p>
          </table:table-cell>
          <table:table-cell table:style-name="ce26" office:value-type="float" office:value="0.009" calcext:value-type="float">
            <text:p>0.009</text:p>
          </table:table-cell>
          <table:table-cell table:style-name="ce27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itts-3.11.bils</text:p>
          </table:table-cell>
          <table:table-cell office:value-type="float" office:value="0.015" calcext:value-type="float">
            <text:p>0.015</text:p>
          </table:table-cell>
          <table:table-cell table:formula="of:=([.G25]/[.$B25])*100" office:value-type="float" office:value="126.666666666667" calcext:value-type="float">
            <text:p>126.67</text:p>
          </table:table-cell>
          <table:table-cell table:formula="of:=([.H25]/[.$B25])*100" office:value-type="float" office:value="80" calcext:value-type="float">
            <text:p>80.00</text:p>
          </table:table-cell>
          <table:table-cell table:formula="of:=([.I25]/[.$B25])*100" office:value-type="float" office:value="53.3333333333333" calcext:value-type="float">
            <text:p>53.33</text:p>
          </table:table-cell>
          <table:table-cell/>
          <table:table-cell table:style-name="ce28" office:value-type="float" office:value="0.019" calcext:value-type="float">
            <text:p>0.019</text:p>
          </table:table-cell>
          <table:table-cell table:style-name="ce29" office:value-type="float" office:value="0.012" calcext:value-type="float">
            <text:p>0.012</text:p>
          </table:table-cell>
          <table:table-cell table:style-name="ce30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itts-3.11v2.bils</text:p>
          </table:table-cell>
          <table:table-cell office:value-type="float" office:value="0.007" calcext:value-type="float">
            <text:p>0.007</text:p>
          </table:table-cell>
          <table:table-cell table:formula="of:=([.G26]/[.$B26])*100" office:value-type="float" office:value="71.4285714285714" calcext:value-type="float">
            <text:p>71.43</text:p>
          </table:table-cell>
          <table:table-cell table:formula="of:=([.H26]/[.$B26])*100" office:value-type="float" office:value="57.1428571428571" calcext:value-type="float">
            <text:p>57.14</text:p>
          </table:table-cell>
          <table:table-cell table:formula="of:=([.I26]/[.$B26])*100" office:value-type="float" office:value="114.285714285714" calcext:value-type="float">
            <text:p>114.29</text:p>
          </table:table-cell>
          <table:table-cell/>
          <table:table-cell table:style-name="ce31" office:value-type="float" office:value="0.005" calcext:value-type="float">
            <text:p>0.005</text:p>
          </table:table-cell>
          <table:table-cell table:style-name="ce32" office:value-type="float" office:value="0.004" calcext:value-type="float">
            <text:p>0.004</text:p>
          </table:table-cell>
          <table:table-cell table:style-name="ce33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pitts-3.14.bils</text:p>
          </table:table-cell>
          <table:table-cell office:value-type="float" office:value="0.165" calcext:value-type="float">
            <text:p>0.165</text:p>
          </table:table-cell>
          <table:table-cell table:formula="of:=([.G27]/[.$B27])*100" office:value-type="float" office:value="75.7575757575758" calcext:value-type="float">
            <text:p>75.76</text:p>
          </table:table-cell>
          <table:table-cell table:formula="of:=([.H27]/[.$B27])*100" office:value-type="float" office:value="21.2121212121212" calcext:value-type="float">
            <text:p>21.21</text:p>
          </table:table-cell>
          <table:table-cell table:formula="of:=([.I27]/[.$B27])*100" office:value-type="float" office:value="19.3939393939394" calcext:value-type="float">
            <text:p>19.39</text:p>
          </table:table-cell>
          <table:table-cell/>
          <table:table-cell table:style-name="ce34" office:value-type="float" office:value="0.125" calcext:value-type="float">
            <text:p>0.125</text:p>
          </table:table-cell>
          <table:table-cell table:style-name="ce35" office:value-type="float" office:value="0.035" calcext:value-type="float">
            <text:p>0.035</text:p>
          </table:table-cell>
          <table:table-cell table:style-name="ce36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stateful-args-eq-2.bils</text:p>
          </table:table-cell>
          <table:table-cell office:value-type="float" office:value="0.02" calcext:value-type="float">
            <text:p>0.02</text:p>
          </table:table-cell>
          <table:table-cell table:formula="of:=([.G28]/[.$B28])*100" office:value-type="float" office:value="90" calcext:value-type="float">
            <text:p>90.00</text:p>
          </table:table-cell>
          <table:table-cell table:formula="of:=([.H28]/[.$B28])*100" office:value-type="float" office:value="185" calcext:value-type="float">
            <text:p>185.00</text:p>
          </table:table-cell>
          <table:table-cell table:formula="of:=([.I28]/[.$B28])*100" office:value-type="float" office:value="190" calcext:value-type="float">
            <text:p>190.00</text:p>
          </table:table-cell>
          <table:table-cell/>
          <table:table-cell table:style-name="ce37" office:value-type="float" office:value="0.018" calcext:value-type="float">
            <text:p>0.018</text:p>
          </table:table-cell>
          <table:table-cell table:style-name="ce38" office:value-type="float" office:value="0.037" calcext:value-type="float">
            <text:p>0.037</text:p>
          </table:table-cell>
          <table:table-cell table:style-name="ce39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stateful-args-eq.bils</text:p>
          </table:table-cell>
          <table:table-cell office:value-type="float" office:value="0.021" calcext:value-type="float">
            <text:p>0.021</text:p>
          </table:table-cell>
          <table:table-cell table:formula="of:=([.G29]/[.$B29])*100" office:value-type="float" office:value="90.4761904761905" calcext:value-type="float">
            <text:p>90.48</text:p>
          </table:table-cell>
          <table:table-cell table:formula="of:=([.H29]/[.$B29])*100" office:value-type="float" office:value="166.666666666667" calcext:value-type="float">
            <text:p>166.67</text:p>
          </table:table-cell>
          <table:table-cell table:formula="of:=([.I29]/[.$B29])*100" office:value-type="float" office:value="161.904761904762" calcext:value-type="float">
            <text:p>161.90</text:p>
          </table:table-cell>
          <table:table-cell/>
          <table:table-cell table:style-name="ce40" office:value-type="float" office:value="0.019" calcext:value-type="float">
            <text:p>0.019</text:p>
          </table:table-cell>
          <table:table-cell table:style-name="ce41" office:value-type="float" office:value="0.035" calcext:value-type="float">
            <text:p>0.035</text:p>
          </table:table-cell>
          <table:table-cell table:style-name="ce42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symb-const-1.bils</text:p>
          </table:table-cell>
          <table:table-cell office:value-type="float" office:value="0.052" calcext:value-type="float">
            <text:p>0.052</text:p>
          </table:table-cell>
          <table:table-cell table:formula="of:=([.G30]/[.$B30])*100" office:value-type="float" office:value="80.7692307692308" calcext:value-type="float">
            <text:p>80.77</text:p>
          </table:table-cell>
          <table:table-cell table:formula="of:=([.H30]/[.$B30])*100" office:value-type="float" office:value="59.6153846153846" calcext:value-type="float">
            <text:p>59.62</text:p>
          </table:table-cell>
          <table:table-cell table:formula="of:=([.I30]/[.$B30])*100" office:value-type="float" office:value="71.1538461538462" calcext:value-type="float">
            <text:p>71.15</text:p>
          </table:table-cell>
          <table:table-cell/>
          <table:table-cell table:style-name="ce43" office:value-type="float" office:value="0.042" calcext:value-type="float">
            <text:p>0.042</text:p>
          </table:table-cell>
          <table:table-cell table:style-name="ce44" office:value-type="float" office:value="0.031" calcext:value-type="float">
            <text:p>0.031</text:p>
          </table:table-cell>
          <table:table-cell table:style-name="ce45"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symb-const-2.bils</text:p>
          </table:table-cell>
          <table:table-cell office:value-type="float" office:value="0.052" calcext:value-type="float">
            <text:p>0.052</text:p>
          </table:table-cell>
          <table:table-cell table:formula="of:=([.G31]/[.$B31])*100" office:value-type="float" office:value="136.538461538462" calcext:value-type="float">
            <text:p>136.54</text:p>
          </table:table-cell>
          <table:table-cell table:formula="of:=([.H31]/[.$B31])*100" office:value-type="float" office:value="61.5384615384615" calcext:value-type="float">
            <text:p>61.54</text:p>
          </table:table-cell>
          <table:table-cell table:formula="of:=([.I31]/[.$B31])*100" office:value-type="float" office:value="65.3846153846154" calcext:value-type="float">
            <text:p>65.38</text:p>
          </table:table-cell>
          <table:table-cell/>
          <table:table-cell table:style-name="ce46" office:value-type="float" office:value="0.071" calcext:value-type="float">
            <text:p>0.071</text:p>
          </table:table-cell>
          <table:table-cell table:style-name="ce47" office:value-type="float" office:value="0.032" calcext:value-type="float">
            <text:p>0.032</text:p>
          </table:table-cell>
          <table:table-cell table:style-name="ce48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symb-const-5.bils</text:p>
          </table:table-cell>
          <table:table-cell office:value-type="float" office:value="0.017" calcext:value-type="float">
            <text:p>0.017</text:p>
          </table:table-cell>
          <table:table-cell table:formula="of:=([.G32]/[.$B32])*100" office:value-type="float" office:value="123.529411764706" calcext:value-type="float">
            <text:p>123.53</text:p>
          </table:table-cell>
          <table:table-cell table:formula="of:=([.H32]/[.$B32])*100" office:value-type="float" office:value="105.882352941176" calcext:value-type="float">
            <text:p>105.88</text:p>
          </table:table-cell>
          <table:table-cell table:formula="of:=([.I32]/[.$B32])*100" office:value-type="float" office:value="123.529411764706" calcext:value-type="float">
            <text:p>123.53</text:p>
          </table:table-cell>
          <table:table-cell/>
          <table:table-cell table:style-name="ce49" office:value-type="float" office:value="0.021" calcext:value-type="float">
            <text:p>0.021</text:p>
          </table:table-cell>
          <table:table-cell table:style-name="ce50" office:value-type="float" office:value="0.018" calcext:value-type="float">
            <text:p>0.018</text:p>
          </table:table-cell>
          <table:table-cell table:style-name="ce51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syteci-call-lock.bils</text:p>
          </table:table-cell>
          <table:table-cell office:value-type="float" office:value="0.465" calcext:value-type="float">
            <text:p>0.465</text:p>
          </table:table-cell>
          <table:table-cell table:formula="of:=([.G33]/[.$B33])*100" office:value-type="float" office:value="193.763440860215" calcext:value-type="float">
            <text:p>193.76</text:p>
          </table:table-cell>
          <table:table-cell table:formula="of:=([.H33]/[.$B33])*100" office:value-type="float" office:value="172.688172043011" calcext:value-type="float">
            <text:p>172.69</text:p>
          </table:table-cell>
          <table:table-cell table:formula="of:=([.I33]/[.$B33])*100" office:value-type="float" office:value="162.58064516129" calcext:value-type="float">
            <text:p>162.58</text:p>
          </table:table-cell>
          <table:table-cell/>
          <table:table-cell table:style-name="ce52" office:value-type="float" office:value="0.901" calcext:value-type="float">
            <text:p>0.901</text:p>
          </table:table-cell>
          <table:table-cell table:style-name="ce53" office:value-type="float" office:value="0.803" calcext:value-type="float">
            <text:p>0.803</text:p>
          </table:table-cell>
          <table:table-cell table:style-name="ce54"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syteci-fact.bils</text:p>
          </table:table-cell>
          <table:table-cell office:value-type="float" office:value="0.015" calcext:value-type="float">
            <text:p>0.015</text:p>
          </table:table-cell>
          <table:table-cell table:formula="of:=([.G34]/[.$B34])*100" office:value-type="float" office:value="140" calcext:value-type="float">
            <text:p>140.00</text:p>
          </table:table-cell>
          <table:table-cell table:formula="of:=([.H34]/[.$B34])*100" office:value-type="float" office:value="93.3333333333333" calcext:value-type="float">
            <text:p>93.33</text:p>
          </table:table-cell>
          <table:table-cell table:formula="of:=([.I34]/[.$B34])*100" office:value-type="float" office:value="80" calcext:value-type="float">
            <text:p>80.00</text:p>
          </table:table-cell>
          <table:table-cell/>
          <table:table-cell table:style-name="ce55" office:value-type="float" office:value="0.021" calcext:value-type="float">
            <text:p>0.021</text:p>
          </table:table-cell>
          <table:table-cell table:style-name="ce56" office:value-type="float" office:value="0.014" calcext:value-type="float">
            <text:p>0.014</text:p>
          </table:table-cell>
          <table:table-cell table:style-name="ce57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syteci-fact-state.bils</text:p>
          </table:table-cell>
          <table:table-cell office:value-type="float" office:value="0.023" calcext:value-type="float">
            <text:p>0.023</text:p>
          </table:table-cell>
          <table:table-cell table:formula="of:=([.G35]/[.$B35])*100" office:value-type="float" office:value="91.304347826087" calcext:value-type="float">
            <text:p>91.30</text:p>
          </table:table-cell>
          <table:table-cell table:formula="of:=([.H35]/[.$B35])*100" office:value-type="float" office:value="100" calcext:value-type="float">
            <text:p>100.00</text:p>
          </table:table-cell>
          <table:table-cell table:formula="of:=([.I35]/[.$B35])*100" office:value-type="float" office:value="86.9565217391304" calcext:value-type="float">
            <text:p>86.96</text:p>
          </table:table-cell>
          <table:table-cell/>
          <table:table-cell table:style-name="ce58" office:value-type="float" office:value="0.021" calcext:value-type="float">
            <text:p>0.021</text:p>
          </table:table-cell>
          <table:table-cell table:style-name="ce59" office:value-type="float" office:value="0.023" calcext:value-type="float">
            <text:p>0.023</text:p>
          </table:table-cell>
          <table:table-cell table:style-name="ce60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yteci-irrerse-state.bils</text:p>
          </table:table-cell>
          <table:table-cell office:value-type="float" office:value="0.008" calcext:value-type="float">
            <text:p>0.008</text:p>
          </table:table-cell>
          <table:table-cell table:formula="of:=([.G36]/[.$B36])*100" office:value-type="float" office:value="87.5" calcext:value-type="float">
            <text:p>87.50</text:p>
          </table:table-cell>
          <table:table-cell table:formula="of:=([.H36]/[.$B36])*100" office:value-type="float" office:value="100" calcext:value-type="float">
            <text:p>100.00</text:p>
          </table:table-cell>
          <table:table-cell table:formula="of:=([.I36]/[.$B36])*100" office:value-type="float" office:value="100" calcext:value-type="float">
            <text:p>100.00</text:p>
          </table:table-cell>
          <table:table-cell/>
          <table:table-cell table:style-name="ce61" office:value-type="float" office:value="0.007" calcext:value-type="float">
            <text:p>0.007</text:p>
          </table:table-cell>
          <table:table-cell table:style-name="ce62" office:value-type="float" office:value="0.008" calcext:value-type="float">
            <text:p>0.008</text:p>
          </table:table-cell>
          <table:table-cell table:style-name="ce63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yteci-rep-ind.bils</text:p>
          </table:table-cell>
          <table:table-cell office:value-type="float" office:value="0.201" calcext:value-type="float">
            <text:p>0.201</text:p>
          </table:table-cell>
          <table:table-cell table:formula="of:=([.G37]/[.$B37])*100" office:value-type="float" office:value="76.6169154228856" calcext:value-type="float">
            <text:p>76.62</text:p>
          </table:table-cell>
          <table:table-cell table:formula="of:=([.H37]/[.$B37])*100" office:value-type="float" office:value="206.467661691542" calcext:value-type="float">
            <text:p>206.47</text:p>
          </table:table-cell>
          <table:table-cell table:formula="of:=([.I37]/[.$B37])*100" office:value-type="float" office:value="208.955223880597" calcext:value-type="float">
            <text:p>208.96</text:p>
          </table:table-cell>
          <table:table-cell/>
          <table:table-cell table:style-name="ce64" office:value-type="float" office:value="0.154" calcext:value-type="float">
            <text:p>0.154</text:p>
          </table:table-cell>
          <table:table-cell table:style-name="ce65" office:value-type="float" office:value="0.415" calcext:value-type="float">
            <text:p>0.415</text:p>
          </table:table-cell>
          <table:table-cell table:style-name="ce66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syteci-well-bracket-state.bils</text:p>
          </table:table-cell>
          <table:table-cell office:value-type="float" office:value="0.008" calcext:value-type="float">
            <text:p>0.008</text:p>
          </table:table-cell>
          <table:table-cell table:formula="of:=([.G38]/[.$B38])*100" office:value-type="float" office:value="200" calcext:value-type="float">
            <text:p>200.00</text:p>
          </table:table-cell>
          <table:table-cell table:formula="of:=([.H38]/[.$B38])*100" office:value-type="float" office:value="250" calcext:value-type="float">
            <text:p>250.00</text:p>
          </table:table-cell>
          <table:table-cell table:formula="of:=([.I38]/[.$B38])*100" office:value-type="float" office:value="287.5" calcext:value-type="float">
            <text:p>287.50</text:p>
          </table:table-cell>
          <table:table-cell/>
          <table:table-cell table:style-name="ce67" office:value-type="float" office:value="0.016" calcext:value-type="float">
            <text:p>0.016</text:p>
          </table:table-cell>
          <table:table-cell table:style-name="ce68" office:value-type="float" office:value="0.02" calcext:value-type="float">
            <text:p>0.02</text:p>
          </table:table-cell>
          <table:table-cell table:style-name="ce69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akeuchi-knuth.bils</text:p>
          </table:table-cell>
          <table:table-cell office:value-type="float" office:value="0.03" calcext:value-type="float">
            <text:p>0.03</text:p>
          </table:table-cell>
          <table:table-cell table:formula="of:=([.G39]/[.$B39])*100" office:value-type="float" office:value="90" calcext:value-type="float">
            <text:p>90.00</text:p>
          </table:table-cell>
          <table:table-cell table:formula="of:=([.H39]/[.$B39])*100" office:value-type="float" office:value="100" calcext:value-type="float">
            <text:p>100.00</text:p>
          </table:table-cell>
          <table:table-cell table:formula="of:=([.I39]/[.$B39])*100" office:value-type="float" office:value="86.6666666666667" calcext:value-type="float">
            <text:p>86.67</text:p>
          </table:table-cell>
          <table:table-cell/>
          <table:table-cell table:style-name="ce70" office:value-type="float" office:value="0.027" calcext:value-type="float">
            <text:p>0.027</text:p>
          </table:table-cell>
          <table:table-cell table:style-name="ce71" office:value-type="float" office:value="0.03" calcext:value-type="float">
            <text:p>0.03</text:p>
          </table:table-cell>
          <table:table-cell table:style-name="ce72"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trivial-equiv.bils</text:p>
          </table:table-cell>
          <table:table-cell office:value-type="float" office:value="0.005" calcext:value-type="float">
            <text:p>0.005</text:p>
          </table:table-cell>
          <table:table-cell table:formula="of:=([.G40]/[.$B40])*100" office:value-type="float" office:value="80" calcext:value-type="float">
            <text:p>80.00</text:p>
          </table:table-cell>
          <table:table-cell table:formula="of:=([.H40]/[.$B40])*100" office:value-type="float" office:value="80" calcext:value-type="float">
            <text:p>80.00</text:p>
          </table:table-cell>
          <table:table-cell table:formula="of:=([.I40]/[.$B40])*100" office:value-type="float" office:value="120" calcext:value-type="float">
            <text:p>120.00</text:p>
          </table:table-cell>
          <table:table-cell/>
          <table:table-cell table:style-name="ce73" office:value-type="float" office:value="0.004" calcext:value-type="float">
            <text:p>0.004</text:p>
          </table:table-cell>
          <table:table-cell table:style-name="ce74" office:value-type="float" office:value="0.004" calcext:value-type="float">
            <text:p>0.004</text:p>
          </table:table-cell>
          <table:table-cell table:style-name="ce75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vk-arrays.bils</text:p>
          </table:table-cell>
          <table:table-cell office:value-type="float" office:value="0.011" calcext:value-type="float">
            <text:p>0.011</text:p>
          </table:table-cell>
          <table:table-cell table:formula="of:=([.G41]/[.$B41])*100" office:value-type="float" office:value="100" calcext:value-type="float">
            <text:p>100.00</text:p>
          </table:table-cell>
          <table:table-cell table:formula="of:=([.H41]/[.$B41])*100" office:value-type="float" office:value="81.8181818181818" calcext:value-type="float">
            <text:p>81.82</text:p>
          </table:table-cell>
          <table:table-cell table:formula="of:=([.I41]/[.$B41])*100" office:value-type="float" office:value="81.8181818181818" calcext:value-type="float">
            <text:p>81.82</text:p>
          </table:table-cell>
          <table:table-cell/>
          <table:table-cell table:style-name="ce76" office:value-type="float" office:value="0.011" calcext:value-type="float">
            <text:p>0.011</text:p>
          </table:table-cell>
          <table:table-cell table:style-name="ce77" office:value-type="float" office:value="0.009" calcext:value-type="float">
            <text:p>0.009</text:p>
          </table:table-cell>
          <table:table-cell table:style-name="ce78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46" calcext:value-type="float">
            <text:p>0.046</text:p>
          </table:table-cell>
          <table:table-cell table:formula="of:=([.G42]/[.$B42])*100" office:value-type="float" office:value="80.4347826086957" calcext:value-type="float">
            <text:p>80.43</text:p>
          </table:table-cell>
          <table:table-cell table:formula="of:=([.H42]/[.$B42])*100" office:value-type="float" office:value="86.9565217391304" calcext:value-type="float">
            <text:p>86.96</text:p>
          </table:table-cell>
          <table:table-cell table:formula="of:=([.I42]/[.$B42])*100" office:value-type="float" office:value="115.217391304348" calcext:value-type="float">
            <text:p>115.22</text:p>
          </table:table-cell>
          <table:table-cell/>
          <table:table-cell table:style-name="ce79" office:value-type="float" office:value="0.037" calcext:value-type="float">
            <text:p>0.037</text:p>
          </table:table-cell>
          <table:table-cell table:style-name="ce80" office:value-type="float" office:value="0.04" calcext:value-type="float">
            <text:p>0.04</text:p>
          </table:table-cell>
          <table:table-cell table:style-name="ce81" office:value-type="float" office:value="0.053" calcext:value-type="float">
            <text:p>0.053</text:p>
          </table:table-cell>
        </table:table-row>
        <table:table-row table:style-name="ro1">
          <table:table-cell/>
          <table:table-cell table:formula="of:=SUM([.B3:.B42])" office:value-type="float" office:value="2.943" calcext:value-type="float">
            <text:p>2.943</text:p>
          </table:table-cell>
          <table:table-cell table:formula="of:=([.G43]/[.$B43])*100" office:value-type="float" office:value="112.028542303772" calcext:value-type="float">
            <text:p>112.03</text:p>
          </table:table-cell>
          <table:table-cell table:formula="of:=([.H43]/[.$B43])*100" office:value-type="float" office:value="107.713217804961" calcext:value-type="float">
            <text:p>107.71</text:p>
          </table:table-cell>
          <table:table-cell table:formula="of:=([.I43]/[.$B43])*100" office:value-type="float" office:value="121.814475025484" calcext:value-type="float">
            <text:p>121.81</text:p>
          </table:table-cell>
          <table:table-cell/>
          <table:table-cell table:style-name="ce82" table:formula="of:=SUM([.G3:.G42])" office:value-type="float" office:value="3.297" calcext:value-type="float">
            <text:p>3.297</text:p>
          </table:table-cell>
          <table:table-cell table:style-name="ce83" table:formula="of:=SUM([.H3:.H42])" office:value-type="float" office:value="3.17" calcext:value-type="float">
            <text:p>3.17</text:p>
          </table:table-cell>
          <table:table-cell table:style-name="ce84" table:formula="of:=SUM([.I3:.I42])" office:value-type="float" office:value="3.585" calcext:value-type="float">
            <text:p>3.585</text:p>
          </table:table-cell>
        </table:table-row>
        <calcext:conditional-formats>
          <calcext:conditional-format calcext:target-range-address="'DFS equiv'.C3:'DFS equiv'.E43">
            <calcext:condition calcext:apply-style-name="background green" calcext:value="&gt;100" calcext:base-cell-address="'DFS equiv'.C3"/>
          </calcext:conditional-format>
          <calcext:conditional-format calcext:target-range-address="'DFS equiv'.G3:'DFS equiv'.G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:'DFS equiv'.H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:'DFS equiv'.I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4:'DFS equiv'.G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4:'DFS equiv'.H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4:'DFS equiv'.I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5:'DFS equiv'.G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5:'DFS equiv'.H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5:'DFS equiv'.I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6:'DFS equiv'.G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6:'DFS equiv'.H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6:'DFS equiv'.I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7:'DFS equiv'.G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7:'DFS equiv'.H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7:'DFS equiv'.I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8:'DFS equiv'.G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8:'DFS equiv'.H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8:'DFS equiv'.I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9:'DFS equiv'.G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9:'DFS equiv'.H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9:'DFS equiv'.I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0:'DFS equiv'.G1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0:'DFS equiv'.H1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0:'DFS equiv'.I1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1:'DFS equiv'.G1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1:'DFS equiv'.H1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1:'DFS equiv'.I1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2:'DFS equiv'.G1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2:'DFS equiv'.H1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2:'DFS equiv'.I1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3:'DFS equiv'.G1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3:'DFS equiv'.H1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3:'DFS equiv'.I1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4:'DFS equiv'.G1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4:'DFS equiv'.H1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4:'DFS equiv'.I1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5:'DFS equiv'.G1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5:'DFS equiv'.H1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5:'DFS equiv'.I1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6:'DFS equiv'.G1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6:'DFS equiv'.H1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6:'DFS equiv'.I1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7:'DFS equiv'.G1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7:'DFS equiv'.H1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7:'DFS equiv'.I1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8:'DFS equiv'.G1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8:'DFS equiv'.H1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8:'DFS equiv'.I1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19:'DFS equiv'.G1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19:'DFS equiv'.H1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19:'DFS equiv'.I1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0:'DFS equiv'.G2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0:'DFS equiv'.H2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0:'DFS equiv'.I2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1:'DFS equiv'.G2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1:'DFS equiv'.H2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1:'DFS equiv'.I2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2:'DFS equiv'.G2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2:'DFS equiv'.H2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2:'DFS equiv'.I2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3:'DFS equiv'.G2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3:'DFS equiv'.H2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3:'DFS equiv'.I2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4:'DFS equiv'.G2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4:'DFS equiv'.H2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4:'DFS equiv'.I2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5:'DFS equiv'.G2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5:'DFS equiv'.H2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5:'DFS equiv'.I2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6:'DFS equiv'.G2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6:'DFS equiv'.H2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6:'DFS equiv'.I2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7:'DFS equiv'.G2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7:'DFS equiv'.H2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7:'DFS equiv'.I2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8:'DFS equiv'.G2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8:'DFS equiv'.H2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8:'DFS equiv'.I2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29:'DFS equiv'.G2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29:'DFS equiv'.H2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29:'DFS equiv'.I2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0:'DFS equiv'.G3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0:'DFS equiv'.H3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0:'DFS equiv'.I3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1:'DFS equiv'.G3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1:'DFS equiv'.H3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1:'DFS equiv'.I3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2:'DFS equiv'.G3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2:'DFS equiv'.H3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2:'DFS equiv'.I3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3:'DFS equiv'.G3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3:'DFS equiv'.H3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3:'DFS equiv'.I3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4:'DFS equiv'.G3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4:'DFS equiv'.H3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4:'DFS equiv'.I34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5:'DFS equiv'.G3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5:'DFS equiv'.H3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5:'DFS equiv'.I35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6:'DFS equiv'.G3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6:'DFS equiv'.H3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6:'DFS equiv'.I36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7:'DFS equiv'.G3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7:'DFS equiv'.H3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7:'DFS equiv'.I37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8:'DFS equiv'.G3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8:'DFS equiv'.H3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8:'DFS equiv'.I38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39:'DFS equiv'.G3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39:'DFS equiv'.H3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39:'DFS equiv'.I39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40:'DFS equiv'.G4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40:'DFS equiv'.H4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40:'DFS equiv'.I40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41:'DFS equiv'.G4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41:'DFS equiv'.H4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41:'DFS equiv'.I41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42:'DFS equiv'.G4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42:'DFS equiv'.H4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42:'DFS equiv'.I42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G43:'DFS equiv'.G4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H43:'DFS equiv'.H4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DFS equiv'.I43:'DFS equiv'.I4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</calcext:conditional-formats>
      </table:table>
      <table:table table:name="DFS inequiv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25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FS in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up-to</text:p>
          </table:table-cell>
          <table:table-cell table:style-name="Default" office:value-type="string" calcext:value-type="string">
            <text:p>no memo</text:p>
          </table:table-cell>
          <table:table-cell table:style-name="Default" office:value-type="string" calcext:value-type="string">
            <text:p>no memo, no up-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earch-ineq-1.bils</text:p>
          </table:table-cell>
          <table:table-cell office:value-type="float" office:value="0.033" calcext:value-type="float">
            <text:p>0.033</text:p>
          </table:table-cell>
          <table:table-cell table:formula="of:=([.G3]/[.$B3])*100" office:value-type="float" office:value="78.7878787878788" calcext:value-type="float">
            <text:p>78.79</text:p>
          </table:table-cell>
          <table:table-cell table:formula="of:=([.H3]/[.$B3])*100" office:value-type="float" office:value="75.7575757575758" calcext:value-type="float">
            <text:p>75.76</text:p>
          </table:table-cell>
          <table:table-cell table:formula="of:=([.I3]/[.$B3])*100" office:value-type="float" office:value="4442.42424242424" calcext:value-type="float">
            <text:p>4442.42</text:p>
          </table:table-cell>
          <table:table-cell/>
          <table:table-cell table:style-name="ce252" office:value-type="float" office:value="0.026" calcext:value-type="float">
            <text:p>0.026</text:p>
          </table:table-cell>
          <table:table-cell table:style-name="ce294" office:value-type="float" office:value="0.025" calcext:value-type="float">
            <text:p>0.025</text:p>
          </table:table-cell>
          <table:table-cell table:style-name="ce2" office:value-type="float" office:value="1.466" calcext:value-type="float">
            <text:p>1.466</text:p>
          </table:table-cell>
        </table:table-row>
        <table:table-row table:style-name="ro1">
          <table:table-cell office:value-type="string" calcext:value-type="string">
            <text:p>bsearch-ineq-2.bils</text:p>
          </table:table-cell>
          <table:table-cell office:value-type="float" office:value="0.041" calcext:value-type="float">
            <text:p>0.041</text:p>
          </table:table-cell>
          <table:table-cell table:formula="of:=([.G4]/[.$B4])*100" office:value-type="float" office:value="112.19512195122" calcext:value-type="float">
            <text:p>112.20</text:p>
          </table:table-cell>
          <table:table-cell table:formula="of:=([.H4]/[.$B4])*100" office:value-type="float" office:value="85.3658536585366" calcext:value-type="float">
            <text:p>85.37</text:p>
          </table:table-cell>
          <table:table-cell table:formula="of:=([.I4]/[.$B4])*100" office:value-type="float" office:value="114.634146341463" calcext:value-type="float">
            <text:p>114.63</text:p>
          </table:table-cell>
          <table:table-cell/>
          <table:table-cell table:style-name="ce253" office:value-type="float" office:value="0.046" calcext:value-type="float">
            <text:p>0.046</text:p>
          </table:table-cell>
          <table:table-cell table:style-name="ce295" office:value-type="float" office:value="0.035" calcext:value-type="float">
            <text:p>0.035</text:p>
          </table:table-cell>
          <table:table-cell table:style-name="ce337"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bsearch-ineq-3.bils</text:p>
          </table:table-cell>
          <table:table-cell office:value-type="float" office:value="0.09" calcext:value-type="float">
            <text:p>0.09</text:p>
          </table:table-cell>
          <table:table-cell table:formula="of:=([.G5]/[.$B5])*100" office:value-type="float" office:value="94.4444444444445" calcext:value-type="float">
            <text:p>94.44</text:p>
          </table:table-cell>
          <table:table-cell table:formula="of:=([.H5]/[.$B5])*100" office:value-type="float" office:value="84.4444444444444" calcext:value-type="float">
            <text:p>84.44</text:p>
          </table:table-cell>
          <table:table-cell table:formula="of:=([.I5]/[.$B5])*100" office:value-type="float" office:value="88.8888888888889" calcext:value-type="float">
            <text:p>88.89</text:p>
          </table:table-cell>
          <table:table-cell/>
          <table:table-cell table:style-name="ce254" office:value-type="float" office:value="0.085" calcext:value-type="float">
            <text:p>0.085</text:p>
          </table:table-cell>
          <table:table-cell table:style-name="ce296" office:value-type="float" office:value="0.076" calcext:value-type="float">
            <text:p>0.076</text:p>
          </table:table-cell>
          <table:table-cell table:style-name="ce338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bsearch-ineq-4.bils</text:p>
          </table:table-cell>
          <table:table-cell office:value-type="float" office:value="0.027" calcext:value-type="float">
            <text:p>0.027</text:p>
          </table:table-cell>
          <table:table-cell table:formula="of:=([.G6]/[.$B6])*100" office:value-type="float" office:value="88.8888888888889" calcext:value-type="float">
            <text:p>88.89</text:p>
          </table:table-cell>
          <table:table-cell table:formula="of:=([.H6]/[.$B6])*100" office:value-type="float" office:value="85.1851851851852" calcext:value-type="float">
            <text:p>85.19</text:p>
          </table:table-cell>
          <table:table-cell table:formula="of:=([.I6]/[.$B6])*100" office:value-type="float" office:value="33.3333333333333" calcext:value-type="float">
            <text:p>33.33</text:p>
          </table:table-cell>
          <table:table-cell/>
          <table:table-cell table:style-name="ce255" office:value-type="float" office:value="0.024" calcext:value-type="float">
            <text:p>0.024</text:p>
          </table:table-cell>
          <table:table-cell table:style-name="ce297" office:value-type="float" office:value="0.023" calcext:value-type="float">
            <text:p>0.023</text:p>
          </table:table-cell>
          <table:table-cell table:style-name="ce339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bsearch-ineq-5.bils</text:p>
          </table:table-cell>
          <table:table-cell office:value-type="float" office:value="0.052" calcext:value-type="float">
            <text:p>0.052</text:p>
          </table:table-cell>
          <table:table-cell table:formula="of:=([.G7]/[.$B7])*100" office:value-type="float" office:value="92.3076923076923" calcext:value-type="float">
            <text:p>92.31</text:p>
          </table:table-cell>
          <table:table-cell table:formula="of:=([.H7]/[.$B7])*100" office:value-type="float" office:value="71.1538461538462" calcext:value-type="float">
            <text:p>71.15</text:p>
          </table:table-cell>
          <table:table-cell table:formula="of:=([.I7]/[.$B7])*100" office:value-type="float" office:value="19.2307692307692" calcext:value-type="float">
            <text:p>19.23</text:p>
          </table:table-cell>
          <table:table-cell/>
          <table:table-cell table:style-name="ce256" office:value-type="float" office:value="0.048" calcext:value-type="float">
            <text:p>0.048</text:p>
          </table:table-cell>
          <table:table-cell table:style-name="ce298" office:value-type="float" office:value="0.037" calcext:value-type="float">
            <text:p>0.037</text:p>
          </table:table-cell>
          <table:table-cell table:style-name="ce340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all-nested-param.bils</text:p>
          </table:table-cell>
          <table:table-cell office:value-type="float" office:value="0.011" calcext:value-type="float">
            <text:p>0.011</text:p>
          </table:table-cell>
          <table:table-cell table:formula="of:=([.G8]/[.$B8])*100" office:value-type="float" office:value="90.9090909090909" calcext:value-type="float">
            <text:p>90.91</text:p>
          </table:table-cell>
          <table:table-cell table:formula="of:=([.H8]/[.$B8])*100" office:value-type="float" office:value="118.181818181818" calcext:value-type="float">
            <text:p>118.18</text:p>
          </table:table-cell>
          <table:table-cell table:formula="of:=([.I8]/[.$B8])*100" office:value-type="float" office:value="172.727272727273" calcext:value-type="float">
            <text:p>172.73</text:p>
          </table:table-cell>
          <table:table-cell/>
          <table:table-cell table:style-name="ce257" office:value-type="float" office:value="0.01" calcext:value-type="float">
            <text:p>0.01</text:p>
          </table:table-cell>
          <table:table-cell table:style-name="ce299" office:value-type="float" office:value="0.013" calcext:value-type="float">
            <text:p>0.013</text:p>
          </table:table-cell>
          <table:table-cell table:style-name="ce341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cross-reentrancy-param.bils</text:p>
          </table:table-cell>
          <table:table-cell office:value-type="float" office:value="0.009" calcext:value-type="float">
            <text:p>0.009</text:p>
          </table:table-cell>
          <table:table-cell table:formula="of:=([.G9]/[.$B9])*100" office:value-type="float" office:value="88.8888888888889" calcext:value-type="float">
            <text:p>88.89</text:p>
          </table:table-cell>
          <table:table-cell table:formula="of:=([.H9]/[.$B9])*100" office:value-type="float" office:value="66.6666666666667" calcext:value-type="float">
            <text:p>66.67</text:p>
          </table:table-cell>
          <table:table-cell table:formula="of:=([.I9]/[.$B9])*100" office:value-type="float" office:value="188.888888888889" calcext:value-type="float">
            <text:p>188.89</text:p>
          </table:table-cell>
          <table:table-cell/>
          <table:table-cell table:style-name="ce258" office:value-type="float" office:value="0.008" calcext:value-type="float">
            <text:p>0.008</text:p>
          </table:table-cell>
          <table:table-cell table:style-name="ce300" office:value-type="float" office:value="0.006" calcext:value-type="float">
            <text:p>0.006</text:p>
          </table:table-cell>
          <table:table-cell table:style-name="ce342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ross-reentrancy-param-v2.bils</text:p>
          </table:table-cell>
          <table:table-cell office:value-type="float" office:value="0.356" calcext:value-type="float">
            <text:p>0.356</text:p>
          </table:table-cell>
          <table:table-cell table:formula="of:=([.G10]/[.$B10])*100" office:value-type="float" office:value="94.6629213483146" calcext:value-type="float">
            <text:p>94.66</text:p>
          </table:table-cell>
          <table:table-cell table:formula="of:=([.H10]/[.$B10])*100" office:value-type="float" office:value="157.865168539326" calcext:value-type="float">
            <text:p>157.87</text:p>
          </table:table-cell>
          <table:table-cell table:formula="of:=([.I10]/[.$B10])*100" office:value-type="float" office:value="4.77528089887641" calcext:value-type="float">
            <text:p>4.78</text:p>
          </table:table-cell>
          <table:table-cell/>
          <table:table-cell table:style-name="ce259" office:value-type="float" office:value="0.337" calcext:value-type="float">
            <text:p>0.337</text:p>
          </table:table-cell>
          <table:table-cell table:style-name="ce301" office:value-type="float" office:value="0.562" calcext:value-type="float">
            <text:p>0.562</text:p>
          </table:table-cell>
          <table:table-cell table:style-name="ce343"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cross-reentrancy-param-v3.bils</text:p>
          </table:table-cell>
          <table:table-cell office:value-type="float" office:value="0.296" calcext:value-type="float">
            <text:p>0.296</text:p>
          </table:table-cell>
          <table:table-cell table:formula="of:=([.G11]/[.$B11])*100" office:value-type="float" office:value="87.8378378378378" calcext:value-type="float">
            <text:p>87.84</text:p>
          </table:table-cell>
          <table:table-cell table:formula="of:=([.H11]/[.$B11])*100" office:value-type="float" office:value="156.756756756757" calcext:value-type="float">
            <text:p>156.76</text:p>
          </table:table-cell>
          <table:table-cell table:formula="of:=([.I11]/[.$B11])*100" office:value-type="float" office:value="2.02702702702703" calcext:value-type="float">
            <text:p>2.03</text:p>
          </table:table-cell>
          <table:table-cell/>
          <table:table-cell table:style-name="ce260" office:value-type="float" office:value="0.26" calcext:value-type="float">
            <text:p>0.26</text:p>
          </table:table-cell>
          <table:table-cell table:style-name="ce302" office:value-type="float" office:value="0.464" calcext:value-type="float">
            <text:p>0.464</text:p>
          </table:table-cell>
          <table:table-cell table:style-name="ce344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1v1-ineq.bils</text:p>
          </table:table-cell>
          <table:table-cell office:value-type="float" office:value="0.008" calcext:value-type="float">
            <text:p>0.008</text:p>
          </table:table-cell>
          <table:table-cell table:formula="of:=([.G12]/[.$B12])*100" office:value-type="float" office:value="75" calcext:value-type="float">
            <text:p>75.00</text:p>
          </table:table-cell>
          <table:table-cell table:formula="of:=([.H12]/[.$B12])*100" office:value-type="float" office:value="50" calcext:value-type="float">
            <text:p>50.00</text:p>
          </table:table-cell>
          <table:table-cell table:formula="of:=([.I12]/[.$B12])*100" office:value-type="float" office:value="62.5" calcext:value-type="float">
            <text:p>62.50</text:p>
          </table:table-cell>
          <table:table-cell/>
          <table:table-cell table:style-name="ce261" office:value-type="float" office:value="0.006" calcext:value-type="float">
            <text:p>0.006</text:p>
          </table:table-cell>
          <table:table-cell table:style-name="ce303" office:value-type="float" office:value="0.004" calcext:value-type="float">
            <text:p>0.004</text:p>
          </table:table-cell>
          <table:table-cell table:style-name="ce345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2v1-e1.bils</text:p>
          </table:table-cell>
          <table:table-cell office:value-type="float" office:value="0.01" calcext:value-type="float">
            <text:p>0.01</text:p>
          </table:table-cell>
          <table:table-cell table:formula="of:=([.G13]/[.$B13])*100" office:value-type="float" office:value="110" calcext:value-type="float">
            <text:p>110.00</text:p>
          </table:table-cell>
          <table:table-cell table:formula="of:=([.H13]/[.$B13])*100" office:value-type="float" office:value="80" calcext:value-type="float">
            <text:p>80.00</text:p>
          </table:table-cell>
          <table:table-cell table:formula="of:=([.I13]/[.$B13])*100" office:value-type="float" office:value="520" calcext:value-type="float">
            <text:p>520.00</text:p>
          </table:table-cell>
          <table:table-cell/>
          <table:table-cell table:style-name="ce262" office:value-type="float" office:value="0.011" calcext:value-type="float">
            <text:p>0.011</text:p>
          </table:table-cell>
          <table:table-cell table:style-name="ce304" office:value-type="float" office:value="0.008" calcext:value-type="float">
            <text:p>0.008</text:p>
          </table:table-cell>
          <table:table-cell table:style-name="ce346" office:value-type="float" office:value="0.052" calcext:value-type="float">
            <text:p>0.052</text:p>
          </table:table-cell>
        </table:table-row>
        <table:table-row table:style-name="ro1">
          <table:table-cell office:value-type="string" calcext:value-type="string">
            <text:p>ex2v1-e2.bils</text:p>
          </table:table-cell>
          <table:table-cell office:value-type="float" office:value="0.008" calcext:value-type="float">
            <text:p>0.008</text:p>
          </table:table-cell>
          <table:table-cell table:formula="of:=([.G14]/[.$B14])*100" office:value-type="float" office:value="62.5" calcext:value-type="float">
            <text:p>62.50</text:p>
          </table:table-cell>
          <table:table-cell table:formula="of:=([.H14]/[.$B14])*100" office:value-type="float" office:value="50" calcext:value-type="float">
            <text:p>50.00</text:p>
          </table:table-cell>
          <table:table-cell table:formula="of:=([.I14]/[.$B14])*100" office:value-type="float" office:value="175" calcext:value-type="float">
            <text:p>175.00</text:p>
          </table:table-cell>
          <table:table-cell/>
          <table:table-cell table:style-name="ce263" office:value-type="float" office:value="0.005" calcext:value-type="float">
            <text:p>0.005</text:p>
          </table:table-cell>
          <table:table-cell table:style-name="ce305" office:value-type="float" office:value="0.004" calcext:value-type="float">
            <text:p>0.004</text:p>
          </table:table-cell>
          <table:table-cell table:style-name="ce347"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x2v2-e1.bils</text:p>
          </table:table-cell>
          <table:table-cell office:value-type="float" office:value="0.011" calcext:value-type="float">
            <text:p>0.011</text:p>
          </table:table-cell>
          <table:table-cell table:formula="of:=([.G15]/[.$B15])*100" office:value-type="float" office:value="72.7272727272727" calcext:value-type="float">
            <text:p>72.73</text:p>
          </table:table-cell>
          <table:table-cell table:formula="of:=([.H15]/[.$B15])*100" office:value-type="float" office:value="63.6363636363637" calcext:value-type="float">
            <text:p>63.64</text:p>
          </table:table-cell>
          <table:table-cell table:formula="of:=([.I15]/[.$B15])*100" office:value-type="float" office:value="318.181818181818" calcext:value-type="float">
            <text:p>318.18</text:p>
          </table:table-cell>
          <table:table-cell/>
          <table:table-cell table:style-name="ce264" office:value-type="float" office:value="0.008" calcext:value-type="float">
            <text:p>0.008</text:p>
          </table:table-cell>
          <table:table-cell table:style-name="ce306" office:value-type="float" office:value="0.007" calcext:value-type="float">
            <text:p>0.007</text:p>
          </table:table-cell>
          <table:table-cell table:style-name="ce348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ex2v2-e2.bils</text:p>
          </table:table-cell>
          <table:table-cell office:value-type="float" office:value="0.006" calcext:value-type="float">
            <text:p>0.006</text:p>
          </table:table-cell>
          <table:table-cell table:formula="of:=([.G16]/[.$B16])*100" office:value-type="float" office:value="166.666666666667" calcext:value-type="float">
            <text:p>166.67</text:p>
          </table:table-cell>
          <table:table-cell table:formula="of:=([.H16]/[.$B16])*100" office:value-type="float" office:value="116.666666666667" calcext:value-type="float">
            <text:p>116.67</text:p>
          </table:table-cell>
          <table:table-cell table:formula="of:=([.I16]/[.$B16])*100" office:value-type="float" office:value="600" calcext:value-type="float">
            <text:p>600.00</text:p>
          </table:table-cell>
          <table:table-cell/>
          <table:table-cell table:style-name="ce265" office:value-type="float" office:value="0.01" calcext:value-type="float">
            <text:p>0.01</text:p>
          </table:table-cell>
          <table:table-cell table:style-name="ce307" office:value-type="float" office:value="0.007" calcext:value-type="float">
            <text:p>0.007</text:p>
          </table:table-cell>
          <table:table-cell table:style-name="ce349" office:value-type="float" office:value="0.036" calcext:value-type="float">
            <text:p>0.036</text:p>
          </table:table-cell>
        </table:table-row>
        <table:table-row table:style-name="ro1">
          <table:table-cell office:value-type="string" calcext:value-type="string">
            <text:p>ex3.4-e.bils</text:p>
          </table:table-cell>
          <table:table-cell office:value-type="float" office:value="0.009" calcext:value-type="float">
            <text:p>0.009</text:p>
          </table:table-cell>
          <table:table-cell table:formula="of:=([.G17]/[.$B17])*100" office:value-type="float" office:value="177.777777777778" calcext:value-type="float">
            <text:p>177.78</text:p>
          </table:table-cell>
          <table:table-cell table:formula="of:=([.H17]/[.$B17])*100" office:value-type="float" office:value="55.5555555555556" calcext:value-type="float">
            <text:p>55.56</text:p>
          </table:table-cell>
          <table:table-cell table:formula="of:=([.I17]/[.$B17])*100" office:value-type="float" office:value="322.222222222222" calcext:value-type="float">
            <text:p>322.22</text:p>
          </table:table-cell>
          <table:table-cell/>
          <table:table-cell table:style-name="ce266" office:value-type="float" office:value="0.016" calcext:value-type="float">
            <text:p>0.016</text:p>
          </table:table-cell>
          <table:table-cell table:style-name="ce308" office:value-type="float" office:value="0.005" calcext:value-type="float">
            <text:p>0.005</text:p>
          </table:table-cell>
          <table:table-cell table:style-name="ce350"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ex3.5-e.bils</text:p>
          </table:table-cell>
          <table:table-cell office:value-type="float" office:value="0.011" calcext:value-type="float">
            <text:p>0.011</text:p>
          </table:table-cell>
          <table:table-cell table:formula="of:=([.G18]/[.$B18])*100" office:value-type="float" office:value="45.4545454545455" calcext:value-type="float">
            <text:p>45.45</text:p>
          </table:table-cell>
          <table:table-cell table:formula="of:=([.H18]/[.$B18])*100" office:value-type="float" office:value="54.5454545454546" calcext:value-type="float">
            <text:p>54.55</text:p>
          </table:table-cell>
          <table:table-cell table:formula="of:=([.I18]/[.$B18])*100" office:value-type="float" office:value="490.909090909091" calcext:value-type="float">
            <text:p>490.91</text:p>
          </table:table-cell>
          <table:table-cell/>
          <table:table-cell table:style-name="ce267" office:value-type="float" office:value="0.005" calcext:value-type="float">
            <text:p>0.005</text:p>
          </table:table-cell>
          <table:table-cell table:style-name="ce309" office:value-type="float" office:value="0.006" calcext:value-type="float">
            <text:p>0.006</text:p>
          </table:table-cell>
          <table:table-cell table:style-name="ce351"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ex4v1-ineq.bils</text:p>
          </table:table-cell>
          <table:table-cell office:value-type="float" office:value="0.01" calcext:value-type="float">
            <text:p>0.01</text:p>
          </table:table-cell>
          <table:table-cell table:formula="of:=([.G19]/[.$B19])*100" office:value-type="float" office:value="80" calcext:value-type="float">
            <text:p>80.00</text:p>
          </table:table-cell>
          <table:table-cell table:formula="of:=([.H19]/[.$B19])*100" office:value-type="float" office:value="60" calcext:value-type="float">
            <text:p>60.00</text:p>
          </table:table-cell>
          <table:table-cell table:formula="of:=([.I19]/[.$B19])*100" office:value-type="float" office:value="990" calcext:value-type="float">
            <text:p>990.00</text:p>
          </table:table-cell>
          <table:table-cell/>
          <table:table-cell table:style-name="ce268" office:value-type="float" office:value="0.008" calcext:value-type="float">
            <text:p>0.008</text:p>
          </table:table-cell>
          <table:table-cell table:style-name="ce310" office:value-type="float" office:value="0.006" calcext:value-type="float">
            <text:p>0.006</text:p>
          </table:table-cell>
          <table:table-cell table:style-name="ce352" office:value-type="float" office:value="0.099" calcext:value-type="float">
            <text:p>0.099</text:p>
          </table:table-cell>
        </table:table-row>
        <table:table-row table:style-name="ro1">
          <table:table-cell office:value-type="string" calcext:value-type="string">
            <text:p>ex4v2-ineq.bils</text:p>
          </table:table-cell>
          <table:table-cell office:value-type="float" office:value="0.009" calcext:value-type="float">
            <text:p>0.009</text:p>
          </table:table-cell>
          <table:table-cell table:formula="of:=([.G20]/[.$B20])*100" office:value-type="float" office:value="100" calcext:value-type="float">
            <text:p>100.00</text:p>
          </table:table-cell>
          <table:table-cell table:formula="of:=([.H20]/[.$B20])*100" office:value-type="float" office:value="88.8888888888889" calcext:value-type="float">
            <text:p>88.89</text:p>
          </table:table-cell>
          <table:table-cell table:formula="of:=([.I20]/[.$B20])*100" office:value-type="float" office:value="122.222222222222" calcext:value-type="float">
            <text:p>122.22</text:p>
          </table:table-cell>
          <table:table-cell/>
          <table:table-cell table:style-name="ce269" office:value-type="float" office:value="0.009" calcext:value-type="float">
            <text:p>0.009</text:p>
          </table:table-cell>
          <table:table-cell table:style-name="ce311" office:value-type="float" office:value="0.008" calcext:value-type="float">
            <text:p>0.008</text:p>
          </table:table-cell>
          <table:table-cell table:style-name="ce353" office:value-type="float" office:value="0.011" calcext:value-type="float">
            <text:p>0.011</text:p>
          </table:table-cell>
        </table:table-row>
        <table:table-row table:style-name="ro1">
          <table:table-cell office:value-type="string" calcext:value-type="string">
            <text:p>ex4v3-ineq.bils</text:p>
          </table:table-cell>
          <table:table-cell office:value-type="float" office:value="0.009" calcext:value-type="float">
            <text:p>0.009</text:p>
          </table:table-cell>
          <table:table-cell table:formula="of:=([.G21]/[.$B21])*100" office:value-type="float" office:value="122.222222222222" calcext:value-type="float">
            <text:p>122.22</text:p>
          </table:table-cell>
          <table:table-cell table:formula="of:=([.H21]/[.$B21])*100" office:value-type="float" office:value="88.8888888888889" calcext:value-type="float">
            <text:p>88.89</text:p>
          </table:table-cell>
          <table:table-cell table:formula="of:=([.I21]/[.$B21])*100" office:value-type="float" office:value="66.6666666666667" calcext:value-type="float">
            <text:p>66.67</text:p>
          </table:table-cell>
          <table:table-cell/>
          <table:table-cell table:style-name="ce270" office:value-type="float" office:value="0.011" calcext:value-type="float">
            <text:p>0.011</text:p>
          </table:table-cell>
          <table:table-cell table:style-name="ce312" office:value-type="float" office:value="0.008" calcext:value-type="float">
            <text:p>0.008</text:p>
          </table:table-cell>
          <table:table-cell table:style-name="ce354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4-ineq.bils</text:p>
          </table:table-cell>
          <table:table-cell office:value-type="float" office:value="0.011" calcext:value-type="float">
            <text:p>0.011</text:p>
          </table:table-cell>
          <table:table-cell table:formula="of:=([.G22]/[.$B22])*100" office:value-type="float" office:value="90.9090909090909" calcext:value-type="float">
            <text:p>90.91</text:p>
          </table:table-cell>
          <table:table-cell table:formula="of:=([.H22]/[.$B22])*100" office:value-type="float" office:value="63.6363636363637" calcext:value-type="float">
            <text:p>63.64</text:p>
          </table:table-cell>
          <table:table-cell table:formula="of:=([.I22]/[.$B22])*100" office:value-type="float" office:value="63.6363636363637" calcext:value-type="float">
            <text:p>63.64</text:p>
          </table:table-cell>
          <table:table-cell/>
          <table:table-cell table:style-name="ce271" office:value-type="float" office:value="0.01" calcext:value-type="float">
            <text:p>0.01</text:p>
          </table:table-cell>
          <table:table-cell table:style-name="ce313" office:value-type="float" office:value="0.007" calcext:value-type="float">
            <text:p>0.007</text:p>
          </table:table-cell>
          <table:table-cell table:style-name="ce355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x4v5-ineq.bils</text:p>
          </table:table-cell>
          <table:table-cell office:value-type="float" office:value="0.011" calcext:value-type="float">
            <text:p>0.011</text:p>
          </table:table-cell>
          <table:table-cell table:formula="of:=([.G23]/[.$B23])*100" office:value-type="float" office:value="72.7272727272727" calcext:value-type="float">
            <text:p>72.73</text:p>
          </table:table-cell>
          <table:table-cell table:formula="of:=([.H23]/[.$B23])*100" office:value-type="float" office:value="90.9090909090909" calcext:value-type="float">
            <text:p>90.91</text:p>
          </table:table-cell>
          <table:table-cell table:formula="of:=([.I23]/[.$B23])*100" office:value-type="float" office:value="109.090909090909" calcext:value-type="float">
            <text:p>109.09</text:p>
          </table:table-cell>
          <table:table-cell/>
          <table:table-cell table:style-name="ce272" office:value-type="float" office:value="0.008" calcext:value-type="float">
            <text:p>0.008</text:p>
          </table:table-cell>
          <table:table-cell table:style-name="ce314" office:value-type="float" office:value="0.01" calcext:value-type="float">
            <text:p>0.01</text:p>
          </table:table-cell>
          <table:table-cell table:style-name="ce356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holik-file-lock-param-e.bils</text:p>
          </table:table-cell>
          <table:table-cell office:value-type="float" office:value="0.015" calcext:value-type="float">
            <text:p>0.015</text:p>
          </table:table-cell>
          <table:table-cell table:formula="of:=([.G24]/[.$B24])*100" office:value-type="float" office:value="80" calcext:value-type="float">
            <text:p>80.00</text:p>
          </table:table-cell>
          <table:table-cell table:formula="of:=([.H24]/[.$B24])*100" office:value-type="float" office:value="73.3333333333333" calcext:value-type="float">
            <text:p>73.33</text:p>
          </table:table-cell>
          <table:table-cell table:formula="of:=([.I24]/[.$B24])*100" office:value-type="float" office:value="60" calcext:value-type="float">
            <text:p>60.00</text:p>
          </table:table-cell>
          <table:table-cell/>
          <table:table-cell table:style-name="ce273" office:value-type="float" office:value="0.012" calcext:value-type="float">
            <text:p>0.012</text:p>
          </table:table-cell>
          <table:table-cell table:style-name="ce315" office:value-type="float" office:value="0.011" calcext:value-type="float">
            <text:p>0.011</text:p>
          </table:table-cell>
          <table:table-cell table:style-name="ce357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holik-file-lock-param-e-large.bils</text:p>
          </table:table-cell>
          <table:table-cell office:value-type="float" office:value="0.005" calcext:value-type="float">
            <text:p>0.005</text:p>
          </table:table-cell>
          <table:table-cell table:formula="of:=([.G25]/[.$B25])*100" office:value-type="float" office:value="120" calcext:value-type="float">
            <text:p>120.00</text:p>
          </table:table-cell>
          <table:table-cell table:formula="of:=([.H25]/[.$B25])*100" office:value-type="float" office:value="120" calcext:value-type="float">
            <text:p>120.00</text:p>
          </table:table-cell>
          <table:table-cell table:formula="of:=([.I25]/[.$B25])*100" office:value-type="float" office:value="160" calcext:value-type="float">
            <text:p>160.00</text:p>
          </table:table-cell>
          <table:table-cell/>
          <table:table-cell table:style-name="ce274" office:value-type="float" office:value="0.006" calcext:value-type="float">
            <text:p>0.006</text:p>
          </table:table-cell>
          <table:table-cell table:style-name="ce316" office:value-type="float" office:value="0.006" calcext:value-type="float">
            <text:p>0.006</text:p>
          </table:table-cell>
          <table:table-cell table:style-name="ce358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olik-flat-combiner-e.bils</text:p>
          </table:table-cell>
          <table:table-cell office:value-type="float" office:value="0.092" calcext:value-type="float">
            <text:p>0.092</text:p>
          </table:table-cell>
          <table:table-cell table:formula="of:=([.G26]/[.$B26])*100" office:value-type="float" office:value="115.217391304348" calcext:value-type="float">
            <text:p>115.22</text:p>
          </table:table-cell>
          <table:table-cell table:formula="of:=([.H26]/[.$B26])*100" office:value-type="float" office:value="40.2173913043478" calcext:value-type="float">
            <text:p>40.22</text:p>
          </table:table-cell>
          <table:table-cell table:formula="of:=([.I26]/[.$B26])*100" office:value-type="float" office:value="8.69565217391304" calcext:value-type="float">
            <text:p>8.70</text:p>
          </table:table-cell>
          <table:table-cell/>
          <table:table-cell table:style-name="ce275" office:value-type="float" office:value="0.106" calcext:value-type="float">
            <text:p>0.106</text:p>
          </table:table-cell>
          <table:table-cell table:style-name="ce317" office:value-type="float" office:value="0.037" calcext:value-type="float">
            <text:p>0.037</text:p>
          </table:table-cell>
          <table:table-cell table:style-name="ce359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olik-flat-combiner-v2-e.bils</text:p>
          </table:table-cell>
          <table:table-cell office:value-type="float" office:value="1.387" calcext:value-type="float">
            <text:p>1.387</text:p>
          </table:table-cell>
          <table:table-cell table:formula="of:=([.G27]/[.$B27])*100" office:value-type="float" office:value="239.221341023792" calcext:value-type="float">
            <text:p>239.22</text:p>
          </table:table-cell>
          <table:table-cell table:formula="of:=([.H27]/[.$B27])*100" office:value-type="float" office:value="61.5717375630858" calcext:value-type="float">
            <text:p>61.57</text:p>
          </table:table-cell>
          <table:table-cell table:formula="of:=([.I27]/[.$B27])*100" office:value-type="float" office:value="2.3071377072819" calcext:value-type="float">
            <text:p>2.31</text:p>
          </table:table-cell>
          <table:table-cell/>
          <table:table-cell table:style-name="ce276" office:value-type="float" office:value="3.318" calcext:value-type="float">
            <text:p>3.318</text:p>
          </table:table-cell>
          <table:table-cell table:style-name="ce318" office:value-type="float" office:value="0.854" calcext:value-type="float">
            <text:p>0.854</text:p>
          </table:table-cell>
          <table:table-cell table:style-name="ce360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holik-flat-combiner-v4-e.bils</text:p>
          </table:table-cell>
          <table:table-cell office:value-type="float" office:value="0.858" calcext:value-type="float">
            <text:p>0.858</text:p>
          </table:table-cell>
          <table:table-cell table:formula="of:=([.G28]/[.$B28])*100" office:value-type="float" office:value="203.146853146853" calcext:value-type="float">
            <text:p>203.15</text:p>
          </table:table-cell>
          <table:table-cell table:formula="of:=([.H28]/[.$B28])*100" office:value-type="float" office:value="62.2377622377622" calcext:value-type="float">
            <text:p>62.24</text:p>
          </table:table-cell>
          <table:table-cell table:formula="of:=([.I28]/[.$B28])*100" office:value-type="float" office:value="4.42890442890443" calcext:value-type="float">
            <text:p>4.43</text:p>
          </table:table-cell>
          <table:table-cell/>
          <table:table-cell table:style-name="ce277" office:value-type="float" office:value="1.743" calcext:value-type="float">
            <text:p>1.743</text:p>
          </table:table-cell>
          <table:table-cell table:style-name="ce319" office:value-type="float" office:value="0.534" calcext:value-type="float">
            <text:p>0.534</text:p>
          </table:table-cell>
          <table:table-cell table:style-name="ce361"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holik-reentrancy-e2.bils</text:p>
          </table:table-cell>
          <table:table-cell office:value-type="float" office:value="0.009" calcext:value-type="float">
            <text:p>0.009</text:p>
          </table:table-cell>
          <table:table-cell table:formula="of:=([.G29]/[.$B29])*100" office:value-type="float" office:value="66.6666666666667" calcext:value-type="float">
            <text:p>66.67</text:p>
          </table:table-cell>
          <table:table-cell table:formula="of:=([.H29]/[.$B29])*100" office:value-type="float" office:value="255.555555555556" calcext:value-type="float">
            <text:p>255.56</text:p>
          </table:table-cell>
          <table:table-cell table:formula="of:=([.I29]/[.$B29])*100" office:value-type="float" office:value="377.777777777778" calcext:value-type="float">
            <text:p>377.78</text:p>
          </table:table-cell>
          <table:table-cell/>
          <table:table-cell table:style-name="ce278" office:value-type="float" office:value="0.006" calcext:value-type="float">
            <text:p>0.006</text:p>
          </table:table-cell>
          <table:table-cell table:style-name="ce320" office:value-type="float" office:value="0.023" calcext:value-type="float">
            <text:p>0.023</text:p>
          </table:table-cell>
          <table:table-cell table:style-name="ce362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holik-reentrancy-e3.bils</text:p>
          </table:table-cell>
          <table:table-cell office:value-type="float" office:value="0.009" calcext:value-type="float">
            <text:p>0.009</text:p>
          </table:table-cell>
          <table:table-cell table:formula="of:=([.G30]/[.$B30])*100" office:value-type="float" office:value="100" calcext:value-type="float">
            <text:p>100.00</text:p>
          </table:table-cell>
          <table:table-cell table:formula="of:=([.H30]/[.$B30])*100" office:value-type="float" office:value="133.333333333333" calcext:value-type="float">
            <text:p>133.33</text:p>
          </table:table-cell>
          <table:table-cell table:formula="of:=([.I30]/[.$B30])*100" office:value-type="float" office:value="411.111111111111" calcext:value-type="float">
            <text:p>411.11</text:p>
          </table:table-cell>
          <table:table-cell/>
          <table:table-cell table:style-name="ce279" office:value-type="float" office:value="0.009" calcext:value-type="float">
            <text:p>0.009</text:p>
          </table:table-cell>
          <table:table-cell table:style-name="ce321" office:value-type="float" office:value="0.012" calcext:value-type="float">
            <text:p>0.012</text:p>
          </table:table-cell>
          <table:table-cell table:style-name="ce363"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holik-reentrancy-e.bils</text:p>
          </table:table-cell>
          <table:table-cell office:value-type="float" office:value="0.008" calcext:value-type="float">
            <text:p>0.008</text:p>
          </table:table-cell>
          <table:table-cell table:formula="of:=([.G31]/[.$B31])*100" office:value-type="float" office:value="87.5" calcext:value-type="float">
            <text:p>87.50</text:p>
          </table:table-cell>
          <table:table-cell table:formula="of:=([.H31]/[.$B31])*100" office:value-type="float" office:value="125" calcext:value-type="float">
            <text:p>125.00</text:p>
          </table:table-cell>
          <table:table-cell table:formula="of:=([.I31]/[.$B31])*100" office:value-type="float" office:value="425" calcext:value-type="float">
            <text:p>425.00</text:p>
          </table:table-cell>
          <table:table-cell/>
          <table:table-cell table:style-name="ce280" office:value-type="float" office:value="0.007" calcext:value-type="float">
            <text:p>0.007</text:p>
          </table:table-cell>
          <table:table-cell table:style-name="ce322" office:value-type="float" office:value="0.01" calcext:value-type="float">
            <text:p>0.01</text:p>
          </table:table-cell>
          <table:table-cell table:style-name="ce364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holik-reentrancy-ev2.bils</text:p>
          </table:table-cell>
          <table:table-cell office:value-type="float" office:value="0.023" calcext:value-type="float">
            <text:p>0.023</text:p>
          </table:table-cell>
          <table:table-cell table:formula="of:=([.G32]/[.$B32])*100" office:value-type="float" office:value="91.304347826087" calcext:value-type="float">
            <text:p>91.30</text:p>
          </table:table-cell>
          <table:table-cell table:formula="of:=([.H32]/[.$B32])*100" office:value-type="float" office:value="104.347826086957" calcext:value-type="float">
            <text:p>104.35</text:p>
          </table:table-cell>
          <table:table-cell table:formula="of:=([.I32]/[.$B32])*100" office:value-type="float" office:value="91.304347826087" calcext:value-type="float">
            <text:p>91.30</text:p>
          </table:table-cell>
          <table:table-cell/>
          <table:table-cell table:style-name="ce281" office:value-type="float" office:value="0.021" calcext:value-type="float">
            <text:p>0.021</text:p>
          </table:table-cell>
          <table:table-cell table:style-name="ce323" office:value-type="float" office:value="0.024" calcext:value-type="float">
            <text:p>0.024</text:p>
          </table:table-cell>
          <table:table-cell table:style-name="ce365"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holik-reentrancy-ev.bils</text:p>
          </table:table-cell>
          <table:table-cell office:value-type="float" office:value="0.024" calcext:value-type="float">
            <text:p>0.024</text:p>
          </table:table-cell>
          <table:table-cell table:formula="of:=([.G33]/[.$B33])*100" office:value-type="float" office:value="87.5" calcext:value-type="float">
            <text:p>87.50</text:p>
          </table:table-cell>
          <table:table-cell table:formula="of:=([.H33]/[.$B33])*100" office:value-type="float" office:value="204.166666666667" calcext:value-type="float">
            <text:p>204.17</text:p>
          </table:table-cell>
          <table:table-cell table:formula="of:=([.I33]/[.$B33])*100" office:value-type="float" office:value="3150" calcext:value-type="float">
            <text:p>3150.00</text:p>
          </table:table-cell>
          <table:table-cell/>
          <table:table-cell table:style-name="ce282" office:value-type="float" office:value="0.021" calcext:value-type="float">
            <text:p>0.021</text:p>
          </table:table-cell>
          <table:table-cell table:style-name="ce324" office:value-type="float" office:value="0.049" calcext:value-type="float">
            <text:p>0.049</text:p>
          </table:table-cell>
          <table:table-cell table:style-name="ce366"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mccarthy-ineq.bils</text:p>
          </table:table-cell>
          <table:table-cell office:value-type="float" office:value="0.069" calcext:value-type="float">
            <text:p>0.069</text:p>
          </table:table-cell>
          <table:table-cell table:formula="of:=([.G34]/[.$B34])*100" office:value-type="float" office:value="105.797101449275" calcext:value-type="float">
            <text:p>105.80</text:p>
          </table:table-cell>
          <table:table-cell table:formula="of:=([.H34]/[.$B34])*100" office:value-type="float" office:value="120.289855072464" calcext:value-type="float">
            <text:p>120.29</text:p>
          </table:table-cell>
          <table:table-cell table:formula="of:=([.I34]/[.$B34])*100" office:value-type="float" office:value="17.3913043478261" calcext:value-type="float">
            <text:p>17.39</text:p>
          </table:table-cell>
          <table:table-cell/>
          <table:table-cell table:style-name="ce283" office:value-type="float" office:value="0.073" calcext:value-type="float">
            <text:p>0.073</text:p>
          </table:table-cell>
          <table:table-cell table:style-name="ce325" office:value-type="float" office:value="0.083" calcext:value-type="float">
            <text:p>0.083</text:p>
          </table:table-cell>
          <table:table-cell table:style-name="ce367"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mccarthy-knuth2-ineq.bils</text:p>
          </table:table-cell>
          <table:table-cell office:value-type="float" office:value="0.039" calcext:value-type="float">
            <text:p>0.039</text:p>
          </table:table-cell>
          <table:table-cell table:formula="of:=([.G35]/[.$B35])*100" office:value-type="float" office:value="94.8717948717949" calcext:value-type="float">
            <text:p>94.87</text:p>
          </table:table-cell>
          <table:table-cell table:formula="of:=([.H35]/[.$B35])*100" office:value-type="float" office:value="105.128205128205" calcext:value-type="float">
            <text:p>105.13</text:p>
          </table:table-cell>
          <table:table-cell table:formula="of:=([.I35]/[.$B35])*100" office:value-type="float" office:value="51.2820512820513" calcext:value-type="float">
            <text:p>51.28</text:p>
          </table:table-cell>
          <table:table-cell/>
          <table:table-cell table:style-name="ce284" office:value-type="float" office:value="0.037" calcext:value-type="float">
            <text:p>0.037</text:p>
          </table:table-cell>
          <table:table-cell table:style-name="ce326" office:value-type="float" office:value="0.041" calcext:value-type="float">
            <text:p>0.041</text:p>
          </table:table-cell>
          <table:table-cell table:style-name="ce368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ivcp-4.1.2-e.bils</text:p>
          </table:table-cell>
          <table:table-cell office:value-type="float" office:value="0.019" calcext:value-type="float">
            <text:p>0.019</text:p>
          </table:table-cell>
          <table:table-cell table:formula="of:=([.G36]/[.$B36])*100" office:value-type="float" office:value="178.947368421053" calcext:value-type="float">
            <text:p>178.95</text:p>
          </table:table-cell>
          <table:table-cell table:formula="of:=([.H36]/[.$B36])*100" office:value-type="float" office:value="100" calcext:value-type="float">
            <text:p>100.00</text:p>
          </table:table-cell>
          <table:table-cell table:formula="of:=([.I36]/[.$B36])*100" office:value-type="float" office:value="42.1052631578947" calcext:value-type="float">
            <text:p>42.11</text:p>
          </table:table-cell>
          <table:table-cell/>
          <table:table-cell table:style-name="ce285" office:value-type="float" office:value="0.034" calcext:value-type="float">
            <text:p>0.034</text:p>
          </table:table-cell>
          <table:table-cell table:style-name="ce327" office:value-type="float" office:value="0.019" calcext:value-type="float">
            <text:p>0.019</text:p>
          </table:table-cell>
          <table:table-cell table:style-name="ce369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tateful-args-ineq.bils</text:p>
          </table:table-cell>
          <table:table-cell office:value-type="float" office:value="0.012" calcext:value-type="float">
            <text:p>0.012</text:p>
          </table:table-cell>
          <table:table-cell table:formula="of:=([.G37]/[.$B37])*100" office:value-type="float" office:value="66.6666666666667" calcext:value-type="float">
            <text:p>66.67</text:p>
          </table:table-cell>
          <table:table-cell table:formula="of:=([.H37]/[.$B37])*100" office:value-type="float" office:value="66.6666666666667" calcext:value-type="float">
            <text:p>66.67</text:p>
          </table:table-cell>
          <table:table-cell table:formula="of:=([.I37]/[.$B37])*100" office:value-type="float" office:value="3500" calcext:value-type="float">
            <text:p>3500.00</text:p>
          </table:table-cell>
          <table:table-cell/>
          <table:table-cell table:style-name="ce286" office:value-type="float" office:value="0.008" calcext:value-type="float">
            <text:p>0.008</text:p>
          </table:table-cell>
          <table:table-cell table:style-name="ce328" office:value-type="float" office:value="0.008" calcext:value-type="float">
            <text:p>0.008</text:p>
          </table:table-cell>
          <table:table-cell table:style-name="ce370"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symb-const-3.1.bils</text:p>
          </table:table-cell>
          <table:table-cell office:value-type="float" office:value="0.006" calcext:value-type="float">
            <text:p>0.006</text:p>
          </table:table-cell>
          <table:table-cell table:formula="of:=([.G38]/[.$B38])*100" office:value-type="float" office:value="183.333333333333" calcext:value-type="float">
            <text:p>183.33</text:p>
          </table:table-cell>
          <table:table-cell table:formula="of:=([.H38]/[.$B38])*100" office:value-type="float" office:value="83.3333333333333" calcext:value-type="float">
            <text:p>83.33</text:p>
          </table:table-cell>
          <table:table-cell table:formula="of:=([.I38]/[.$B38])*100" office:value-type="float" office:value="383.333333333333" calcext:value-type="float">
            <text:p>383.33</text:p>
          </table:table-cell>
          <table:table-cell/>
          <table:table-cell table:style-name="ce287" office:value-type="float" office:value="0.011" calcext:value-type="float">
            <text:p>0.011</text:p>
          </table:table-cell>
          <table:table-cell table:style-name="ce329" office:value-type="float" office:value="0.005" calcext:value-type="float">
            <text:p>0.005</text:p>
          </table:table-cell>
          <table:table-cell table:style-name="ce371"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symb-const-3.bils</text:p>
          </table:table-cell>
          <table:table-cell office:value-type="float" office:value="0.008" calcext:value-type="float">
            <text:p>0.008</text:p>
          </table:table-cell>
          <table:table-cell table:formula="of:=([.G39]/[.$B39])*100" office:value-type="float" office:value="175" calcext:value-type="float">
            <text:p>175.00</text:p>
          </table:table-cell>
          <table:table-cell table:formula="of:=([.H39]/[.$B39])*100" office:value-type="float" office:value="100" calcext:value-type="float">
            <text:p>100.00</text:p>
          </table:table-cell>
          <table:table-cell table:formula="of:=([.I39]/[.$B39])*100" office:value-type="float" office:value="325" calcext:value-type="float">
            <text:p>325.00</text:p>
          </table:table-cell>
          <table:table-cell/>
          <table:table-cell table:style-name="ce288" office:value-type="float" office:value="0.014" calcext:value-type="float">
            <text:p>0.014</text:p>
          </table:table-cell>
          <table:table-cell table:style-name="ce330" office:value-type="float" office:value="0.008" calcext:value-type="float">
            <text:p>0.008</text:p>
          </table:table-cell>
          <table:table-cell table:style-name="ce372"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symb-const-4.bils</text:p>
          </table:table-cell>
          <table:table-cell office:value-type="float" office:value="0.01" calcext:value-type="float">
            <text:p>0.01</text:p>
          </table:table-cell>
          <table:table-cell table:formula="of:=([.G40]/[.$B40])*100" office:value-type="float" office:value="90" calcext:value-type="float">
            <text:p>90.00</text:p>
          </table:table-cell>
          <table:table-cell table:formula="of:=([.H40]/[.$B40])*100" office:value-type="float" office:value="60" calcext:value-type="float">
            <text:p>60.00</text:p>
          </table:table-cell>
          <table:table-cell table:formula="of:=([.I40]/[.$B40])*100" office:value-type="float" office:value="60" calcext:value-type="float">
            <text:p>60.00</text:p>
          </table:table-cell>
          <table:table-cell/>
          <table:table-cell table:style-name="ce289" office:value-type="float" office:value="0.009" calcext:value-type="float">
            <text:p>0.009</text:p>
          </table:table-cell>
          <table:table-cell table:style-name="ce331" office:value-type="float" office:value="0.006" calcext:value-type="float">
            <text:p>0.006</text:p>
          </table:table-cell>
          <table:table-cell table:style-name="ce373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yteci-fact-e.bils</text:p>
          </table:table-cell>
          <table:table-cell office:value-type="float" office:value="0.031" calcext:value-type="float">
            <text:p>0.031</text:p>
          </table:table-cell>
          <table:table-cell table:formula="of:=([.G41]/[.$B41])*100" office:value-type="float" office:value="87.0967741935484" calcext:value-type="float">
            <text:p>87.10</text:p>
          </table:table-cell>
          <table:table-cell table:formula="of:=([.H41]/[.$B41])*100" office:value-type="float" office:value="96.7741935483871" calcext:value-type="float">
            <text:p>96.77</text:p>
          </table:table-cell>
          <table:table-cell table:formula="of:=([.I41]/[.$B41])*100" office:value-type="float" office:value="29.0322580645161" calcext:value-type="float">
            <text:p>29.03</text:p>
          </table:table-cell>
          <table:table-cell/>
          <table:table-cell table:style-name="ce290" office:value-type="float" office:value="0.027" calcext:value-type="float">
            <text:p>0.027</text:p>
          </table:table-cell>
          <table:table-cell table:style-name="ce332" office:value-type="float" office:value="0.03" calcext:value-type="float">
            <text:p>0.03</text:p>
          </table:table-cell>
          <table:table-cell table:style-name="ce374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vk-arrays-ineq.bils</text:p>
          </table:table-cell>
          <table:table-cell office:value-type="float" office:value="0.012" calcext:value-type="float">
            <text:p>0.012</text:p>
          </table:table-cell>
          <table:table-cell table:formula="of:=([.G42]/[.$B42])*100" office:value-type="float" office:value="116.666666666667" calcext:value-type="float">
            <text:p>116.67</text:p>
          </table:table-cell>
          <table:table-cell table:formula="of:=([.H42]/[.$B42])*100" office:value-type="float" office:value="91.6666666666667" calcext:value-type="float">
            <text:p>91.67</text:p>
          </table:table-cell>
          <table:table-cell table:formula="of:=([.I42]/[.$B42])*100" office:value-type="float" office:value="441.666666666667" calcext:value-type="float">
            <text:p>441.67</text:p>
          </table:table-cell>
          <table:table-cell/>
          <table:table-cell table:style-name="ce291" office:value-type="float" office:value="0.014" calcext:value-type="float">
            <text:p>0.014</text:p>
          </table:table-cell>
          <table:table-cell table:style-name="ce333" office:value-type="float" office:value="0.011" calcext:value-type="float">
            <text:p>0.011</text:p>
          </table:table-cell>
          <table:table-cell table:style-name="ce375" office:value-type="float" office:value="0.053" calcext:value-type="float">
            <text:p>0.053</text:p>
          </table:table-cell>
        </table:table-row>
        <table:table-row table:style-name="ro1">
          <table:table-cell office:value-type="string" calcext:value-type="string">
            <text:p>vk-Aug10-1755.bils</text:p>
          </table:table-cell>
          <table:table-cell office:value-type="float" office:value="0.035" calcext:value-type="float">
            <text:p>0.035</text:p>
          </table:table-cell>
          <table:table-cell table:formula="of:=([.G43]/[.$B43])*100" office:value-type="float" office:value="97.1428571428571" calcext:value-type="float">
            <text:p>97.14</text:p>
          </table:table-cell>
          <table:table-cell table:formula="of:=([.H43]/[.$B43])*100" office:value-type="float" office:value="54.2857142857143" calcext:value-type="float">
            <text:p>54.29</text:p>
          </table:table-cell>
          <table:table-cell table:formula="of:=([.I43]/[.$B43])*100" office:value-type="float" office:value="254.285714285714" calcext:value-type="float">
            <text:p>254.29</text:p>
          </table:table-cell>
          <table:table-cell/>
          <table:table-cell table:style-name="ce292" office:value-type="float" office:value="0.034" calcext:value-type="float">
            <text:p>0.034</text:p>
          </table:table-cell>
          <table:table-cell table:style-name="ce85" office:value-type="float" office:value="0.019" calcext:value-type="float">
            <text:p>0.019</text:p>
          </table:table-cell>
          <table:table-cell table:style-name="ce376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37" calcext:value-type="float">
            <text:p>0.037</text:p>
          </table:table-cell>
          <table:table-cell table:formula="of:=([.G44]/[.$B44])*100" office:value-type="float" office:value="97.2972972972973" calcext:value-type="float">
            <text:p>97.30</text:p>
          </table:table-cell>
          <table:table-cell table:formula="of:=([.H44]/[.$B44])*100" office:value-type="float" office:value="113.513513513514" calcext:value-type="float">
            <text:p>113.51</text:p>
          </table:table-cell>
          <table:table-cell table:formula="of:=([.I44]/[.$B44])*100" office:value-type="float" office:value="40.5405405405405" calcext:value-type="float">
            <text:p>40.54</text:p>
          </table:table-cell>
          <table:table-cell/>
          <table:table-cell table:style-name="ce293" office:value-type="float" office:value="0.036" calcext:value-type="float">
            <text:p>0.036</text:p>
          </table:table-cell>
          <table:table-cell table:style-name="ce86" office:value-type="float" office:value="0.042" calcext:value-type="float">
            <text:p>0.042</text:p>
          </table:table-cell>
          <table:table-cell table:style-name="ce377" office:value-type="float" office:value="0.015" calcext:value-type="float">
            <text:p>0.015</text:p>
          </table:table-cell>
        </table:table-row>
        <table:table-row table:style-name="ro1">
          <table:table-cell/>
          <table:table-cell table:formula="of:=SUM([.B3:.B44])" office:value-type="float" office:value="3.736" calcext:value-type="float">
            <text:p>3.736</text:p>
          </table:table-cell>
          <table:table-cell table:formula="of:=([.G45]/[.$B45])*100" office:value-type="float" office:value="173.902569593148" calcext:value-type="float">
            <text:p>173.90</text:p>
          </table:table-cell>
          <table:table-cell table:formula="of:=([.H45]/[.$B45])*100" office:value-type="float" office:value="84.3950749464668" calcext:value-type="float">
            <text:p>84.40</text:p>
          </table:table-cell>
          <table:table-cell table:formula="of:=([.I45]/[.$B45])*100" office:value-type="float" office:value="98.7419700214133" calcext:value-type="float">
            <text:p>98.74</text:p>
          </table:table-cell>
          <table:table-cell/>
          <table:table-cell table:formula="of:=SUM([.G3:.G44])" office:value-type="float" office:value="6.497" calcext:value-type="float">
            <text:p>6.497</text:p>
          </table:table-cell>
          <table:table-cell table:formula="of:=SUM([.H3:.H44])" office:value-type="float" office:value="3.153" calcext:value-type="float">
            <text:p>3.153</text:p>
          </table:table-cell>
          <table:table-cell table:formula="of:=SUM([.I3:.I44])" office:value-type="float" office:value="3.689" calcext:value-type="float">
            <text:p>3.689</text:p>
          </table:table-cell>
        </table:table-row>
        <calcext:conditional-formats>
          <calcext:conditional-format calcext:target-range-address="'DFS inequiv'.I3:'DFS inequiv'.I3">
            <calcext:condition calcext:apply-style-name="background green" calcext:value="&lt;[.$B3]" calcext:base-cell-address="'DFS inequiv'.I3"/>
            <calcext:condition calcext:apply-style-name="background red" calcext:value="&gt;[.$B3]" calcext:base-cell-address="'DFS inequiv'.I3"/>
          </calcext:conditional-format>
          <calcext:conditional-format calcext:target-range-address="'DFS inequiv'.I4:'DFS inequiv'.I4">
            <calcext:condition calcext:apply-style-name="background green" calcext:value="&lt;[.$B4]" calcext:base-cell-address="'DFS inequiv'.I4"/>
            <calcext:condition calcext:apply-style-name="background red" calcext:value="&gt;[.$B4]" calcext:base-cell-address="'DFS inequiv'.I4"/>
          </calcext:conditional-format>
          <calcext:conditional-format calcext:target-range-address="'DFS inequiv'.I5:'DFS inequiv'.I5">
            <calcext:condition calcext:apply-style-name="background green" calcext:value="&lt;[.$B5]" calcext:base-cell-address="'DFS inequiv'.I5"/>
            <calcext:condition calcext:apply-style-name="background red" calcext:value="&gt;[.$B5]" calcext:base-cell-address="'DFS inequiv'.I5"/>
          </calcext:conditional-format>
          <calcext:conditional-format calcext:target-range-address="'DFS inequiv'.I6:'DFS inequiv'.I6">
            <calcext:condition calcext:apply-style-name="background green" calcext:value="&lt;[.$B6]" calcext:base-cell-address="'DFS inequiv'.I6"/>
            <calcext:condition calcext:apply-style-name="background red" calcext:value="&gt;[.$B6]" calcext:base-cell-address="'DFS inequiv'.I6"/>
          </calcext:conditional-format>
          <calcext:conditional-format calcext:target-range-address="'DFS inequiv'.I7:'DFS inequiv'.I7">
            <calcext:condition calcext:apply-style-name="background green" calcext:value="&lt;[.$B7]" calcext:base-cell-address="'DFS inequiv'.I7"/>
            <calcext:condition calcext:apply-style-name="background red" calcext:value="&gt;[.$B7]" calcext:base-cell-address="'DFS inequiv'.I7"/>
          </calcext:conditional-format>
          <calcext:conditional-format calcext:target-range-address="'DFS inequiv'.I8:'DFS inequiv'.I8">
            <calcext:condition calcext:apply-style-name="background green" calcext:value="&lt;[.$B8]" calcext:base-cell-address="'DFS inequiv'.I8"/>
            <calcext:condition calcext:apply-style-name="background red" calcext:value="&gt;[.$B8]" calcext:base-cell-address="'DFS inequiv'.I8"/>
          </calcext:conditional-format>
          <calcext:conditional-format calcext:target-range-address="'DFS inequiv'.I9:'DFS inequiv'.I9">
            <calcext:condition calcext:apply-style-name="background green" calcext:value="&lt;[.$B9]" calcext:base-cell-address="'DFS inequiv'.I9"/>
            <calcext:condition calcext:apply-style-name="background red" calcext:value="&gt;[.$B9]" calcext:base-cell-address="'DFS inequiv'.I9"/>
          </calcext:conditional-format>
          <calcext:conditional-format calcext:target-range-address="'DFS inequiv'.I10:'DFS inequiv'.I10">
            <calcext:condition calcext:apply-style-name="background green" calcext:value="&lt;[.$B10]" calcext:base-cell-address="'DFS inequiv'.I10"/>
            <calcext:condition calcext:apply-style-name="background red" calcext:value="&gt;[.$B10]" calcext:base-cell-address="'DFS inequiv'.I10"/>
          </calcext:conditional-format>
          <calcext:conditional-format calcext:target-range-address="'DFS inequiv'.I11:'DFS inequiv'.I11">
            <calcext:condition calcext:apply-style-name="background green" calcext:value="&lt;[.$B11]" calcext:base-cell-address="'DFS inequiv'.I11"/>
            <calcext:condition calcext:apply-style-name="background red" calcext:value="&gt;[.$B11]" calcext:base-cell-address="'DFS inequiv'.I11"/>
          </calcext:conditional-format>
          <calcext:conditional-format calcext:target-range-address="'DFS inequiv'.I12:'DFS inequiv'.I12">
            <calcext:condition calcext:apply-style-name="background green" calcext:value="&lt;[.$B12]" calcext:base-cell-address="'DFS inequiv'.I12"/>
            <calcext:condition calcext:apply-style-name="background red" calcext:value="&gt;[.$B12]" calcext:base-cell-address="'DFS inequiv'.I12"/>
          </calcext:conditional-format>
          <calcext:conditional-format calcext:target-range-address="'DFS inequiv'.I13:'DFS inequiv'.I13">
            <calcext:condition calcext:apply-style-name="background green" calcext:value="&lt;[.$B13]" calcext:base-cell-address="'DFS inequiv'.I13"/>
            <calcext:condition calcext:apply-style-name="background red" calcext:value="&gt;[.$B13]" calcext:base-cell-address="'DFS inequiv'.I13"/>
          </calcext:conditional-format>
          <calcext:conditional-format calcext:target-range-address="'DFS inequiv'.I14:'DFS inequiv'.I14">
            <calcext:condition calcext:apply-style-name="background green" calcext:value="&lt;[.$B14]" calcext:base-cell-address="'DFS inequiv'.I14"/>
            <calcext:condition calcext:apply-style-name="background red" calcext:value="&gt;[.$B14]" calcext:base-cell-address="'DFS inequiv'.I14"/>
          </calcext:conditional-format>
          <calcext:conditional-format calcext:target-range-address="'DFS inequiv'.I15:'DFS inequiv'.I15">
            <calcext:condition calcext:apply-style-name="background green" calcext:value="&lt;[.$B15]" calcext:base-cell-address="'DFS inequiv'.I15"/>
            <calcext:condition calcext:apply-style-name="background red" calcext:value="&gt;[.$B15]" calcext:base-cell-address="'DFS inequiv'.I15"/>
          </calcext:conditional-format>
          <calcext:conditional-format calcext:target-range-address="'DFS inequiv'.I16:'DFS inequiv'.I16">
            <calcext:condition calcext:apply-style-name="background green" calcext:value="&lt;[.$B16]" calcext:base-cell-address="'DFS inequiv'.I16"/>
            <calcext:condition calcext:apply-style-name="background red" calcext:value="&gt;[.$B16]" calcext:base-cell-address="'DFS inequiv'.I16"/>
          </calcext:conditional-format>
          <calcext:conditional-format calcext:target-range-address="'DFS inequiv'.I17:'DFS inequiv'.I17">
            <calcext:condition calcext:apply-style-name="background green" calcext:value="&lt;[.$B17]" calcext:base-cell-address="'DFS inequiv'.I17"/>
            <calcext:condition calcext:apply-style-name="background red" calcext:value="&gt;[.$B17]" calcext:base-cell-address="'DFS inequiv'.I17"/>
          </calcext:conditional-format>
          <calcext:conditional-format calcext:target-range-address="'DFS inequiv'.I18:'DFS inequiv'.I18">
            <calcext:condition calcext:apply-style-name="background green" calcext:value="&lt;[.$B18]" calcext:base-cell-address="'DFS inequiv'.I18"/>
            <calcext:condition calcext:apply-style-name="background red" calcext:value="&gt;[.$B18]" calcext:base-cell-address="'DFS inequiv'.I18"/>
          </calcext:conditional-format>
          <calcext:conditional-format calcext:target-range-address="'DFS inequiv'.I19:'DFS inequiv'.I19">
            <calcext:condition calcext:apply-style-name="background green" calcext:value="&lt;[.$B19]" calcext:base-cell-address="'DFS inequiv'.I19"/>
            <calcext:condition calcext:apply-style-name="background red" calcext:value="&gt;[.$B19]" calcext:base-cell-address="'DFS inequiv'.I19"/>
          </calcext:conditional-format>
          <calcext:conditional-format calcext:target-range-address="'DFS inequiv'.I20:'DFS inequiv'.I20">
            <calcext:condition calcext:apply-style-name="background green" calcext:value="&lt;[.$B20]" calcext:base-cell-address="'DFS inequiv'.I20"/>
            <calcext:condition calcext:apply-style-name="background red" calcext:value="&gt;[.$B20]" calcext:base-cell-address="'DFS inequiv'.I20"/>
          </calcext:conditional-format>
          <calcext:conditional-format calcext:target-range-address="'DFS inequiv'.I21:'DFS inequiv'.I21">
            <calcext:condition calcext:apply-style-name="background green" calcext:value="&lt;[.$B21]" calcext:base-cell-address="'DFS inequiv'.I21"/>
            <calcext:condition calcext:apply-style-name="background red" calcext:value="&gt;[.$B21]" calcext:base-cell-address="'DFS inequiv'.I21"/>
          </calcext:conditional-format>
          <calcext:conditional-format calcext:target-range-address="'DFS inequiv'.I22:'DFS inequiv'.I22">
            <calcext:condition calcext:apply-style-name="background green" calcext:value="&lt;[.$B22]" calcext:base-cell-address="'DFS inequiv'.I22"/>
            <calcext:condition calcext:apply-style-name="background red" calcext:value="&gt;[.$B22]" calcext:base-cell-address="'DFS inequiv'.I22"/>
          </calcext:conditional-format>
          <calcext:conditional-format calcext:target-range-address="'DFS inequiv'.I23:'DFS inequiv'.I23">
            <calcext:condition calcext:apply-style-name="background green" calcext:value="&lt;[.$B23]" calcext:base-cell-address="'DFS inequiv'.I23"/>
            <calcext:condition calcext:apply-style-name="background red" calcext:value="&gt;[.$B23]" calcext:base-cell-address="'DFS inequiv'.I23"/>
          </calcext:conditional-format>
          <calcext:conditional-format calcext:target-range-address="'DFS inequiv'.I24:'DFS inequiv'.I24">
            <calcext:condition calcext:apply-style-name="background green" calcext:value="&lt;[.$B24]" calcext:base-cell-address="'DFS inequiv'.I24"/>
            <calcext:condition calcext:apply-style-name="background red" calcext:value="&gt;[.$B24]" calcext:base-cell-address="'DFS inequiv'.I24"/>
          </calcext:conditional-format>
          <calcext:conditional-format calcext:target-range-address="'DFS inequiv'.I25:'DFS inequiv'.I25">
            <calcext:condition calcext:apply-style-name="background green" calcext:value="&lt;[.$B25]" calcext:base-cell-address="'DFS inequiv'.I25"/>
            <calcext:condition calcext:apply-style-name="background red" calcext:value="&gt;[.$B25]" calcext:base-cell-address="'DFS inequiv'.I25"/>
          </calcext:conditional-format>
          <calcext:conditional-format calcext:target-range-address="'DFS inequiv'.I26:'DFS inequiv'.I26">
            <calcext:condition calcext:apply-style-name="background green" calcext:value="&lt;[.$B26]" calcext:base-cell-address="'DFS inequiv'.I26"/>
            <calcext:condition calcext:apply-style-name="background red" calcext:value="&gt;[.$B26]" calcext:base-cell-address="'DFS inequiv'.I26"/>
          </calcext:conditional-format>
          <calcext:conditional-format calcext:target-range-address="'DFS inequiv'.I27:'DFS inequiv'.I27">
            <calcext:condition calcext:apply-style-name="background green" calcext:value="&lt;[.$B27]" calcext:base-cell-address="'DFS inequiv'.I27"/>
            <calcext:condition calcext:apply-style-name="background red" calcext:value="&gt;[.$B27]" calcext:base-cell-address="'DFS inequiv'.I27"/>
          </calcext:conditional-format>
          <calcext:conditional-format calcext:target-range-address="'DFS inequiv'.I28:'DFS inequiv'.I28">
            <calcext:condition calcext:apply-style-name="background green" calcext:value="&lt;[.$B28]" calcext:base-cell-address="'DFS inequiv'.I28"/>
            <calcext:condition calcext:apply-style-name="background red" calcext:value="&gt;[.$B28]" calcext:base-cell-address="'DFS inequiv'.I28"/>
          </calcext:conditional-format>
          <calcext:conditional-format calcext:target-range-address="'DFS inequiv'.I29:'DFS inequiv'.I29">
            <calcext:condition calcext:apply-style-name="background green" calcext:value="&lt;[.$B29]" calcext:base-cell-address="'DFS inequiv'.I29"/>
            <calcext:condition calcext:apply-style-name="background red" calcext:value="&gt;[.$B29]" calcext:base-cell-address="'DFS inequiv'.I29"/>
          </calcext:conditional-format>
          <calcext:conditional-format calcext:target-range-address="'DFS inequiv'.I30:'DFS inequiv'.I30">
            <calcext:condition calcext:apply-style-name="background green" calcext:value="&lt;[.$B30]" calcext:base-cell-address="'DFS inequiv'.I30"/>
            <calcext:condition calcext:apply-style-name="background red" calcext:value="&gt;[.$B30]" calcext:base-cell-address="'DFS inequiv'.I30"/>
          </calcext:conditional-format>
          <calcext:conditional-format calcext:target-range-address="'DFS inequiv'.I31:'DFS inequiv'.I31">
            <calcext:condition calcext:apply-style-name="background green" calcext:value="&lt;[.$B31]" calcext:base-cell-address="'DFS inequiv'.I31"/>
            <calcext:condition calcext:apply-style-name="background red" calcext:value="&gt;[.$B31]" calcext:base-cell-address="'DFS inequiv'.I31"/>
          </calcext:conditional-format>
          <calcext:conditional-format calcext:target-range-address="'DFS inequiv'.I32:'DFS inequiv'.I32">
            <calcext:condition calcext:apply-style-name="background green" calcext:value="&lt;[.$B32]" calcext:base-cell-address="'DFS inequiv'.I32"/>
            <calcext:condition calcext:apply-style-name="background red" calcext:value="&gt;[.$B32]" calcext:base-cell-address="'DFS inequiv'.I32"/>
          </calcext:conditional-format>
          <calcext:conditional-format calcext:target-range-address="'DFS inequiv'.I33:'DFS inequiv'.I33">
            <calcext:condition calcext:apply-style-name="background green" calcext:value="&lt;[.$B33]" calcext:base-cell-address="'DFS inequiv'.I33"/>
            <calcext:condition calcext:apply-style-name="background red" calcext:value="&gt;[.$B33]" calcext:base-cell-address="'DFS inequiv'.I33"/>
          </calcext:conditional-format>
          <calcext:conditional-format calcext:target-range-address="'DFS inequiv'.I34:'DFS inequiv'.I34">
            <calcext:condition calcext:apply-style-name="background green" calcext:value="&lt;[.$B34]" calcext:base-cell-address="'DFS inequiv'.I34"/>
            <calcext:condition calcext:apply-style-name="background red" calcext:value="&gt;[.$B34]" calcext:base-cell-address="'DFS inequiv'.I34"/>
          </calcext:conditional-format>
          <calcext:conditional-format calcext:target-range-address="'DFS inequiv'.I35:'DFS inequiv'.I35">
            <calcext:condition calcext:apply-style-name="background green" calcext:value="&lt;[.$B35]" calcext:base-cell-address="'DFS inequiv'.I35"/>
            <calcext:condition calcext:apply-style-name="background red" calcext:value="&gt;[.$B35]" calcext:base-cell-address="'DFS inequiv'.I35"/>
          </calcext:conditional-format>
          <calcext:conditional-format calcext:target-range-address="'DFS inequiv'.I36:'DFS inequiv'.I36">
            <calcext:condition calcext:apply-style-name="background green" calcext:value="&lt;[.$B36]" calcext:base-cell-address="'DFS inequiv'.I36"/>
            <calcext:condition calcext:apply-style-name="background red" calcext:value="&gt;[.$B36]" calcext:base-cell-address="'DFS inequiv'.I36"/>
          </calcext:conditional-format>
          <calcext:conditional-format calcext:target-range-address="'DFS inequiv'.I37:'DFS inequiv'.I37">
            <calcext:condition calcext:apply-style-name="background green" calcext:value="&lt;[.$B37]" calcext:base-cell-address="'DFS inequiv'.I37"/>
            <calcext:condition calcext:apply-style-name="background red" calcext:value="&gt;[.$B37]" calcext:base-cell-address="'DFS inequiv'.I37"/>
          </calcext:conditional-format>
          <calcext:conditional-format calcext:target-range-address="'DFS inequiv'.I38:'DFS inequiv'.I38">
            <calcext:condition calcext:apply-style-name="background green" calcext:value="&lt;[.$B38]" calcext:base-cell-address="'DFS inequiv'.I38"/>
            <calcext:condition calcext:apply-style-name="background red" calcext:value="&gt;[.$B38]" calcext:base-cell-address="'DFS inequiv'.I38"/>
          </calcext:conditional-format>
          <calcext:conditional-format calcext:target-range-address="'DFS inequiv'.I39:'DFS inequiv'.I39">
            <calcext:condition calcext:apply-style-name="background green" calcext:value="&lt;[.$B39]" calcext:base-cell-address="'DFS inequiv'.I39"/>
            <calcext:condition calcext:apply-style-name="background red" calcext:value="&gt;[.$B39]" calcext:base-cell-address="'DFS inequiv'.I39"/>
          </calcext:conditional-format>
          <calcext:conditional-format calcext:target-range-address="'DFS inequiv'.I40:'DFS inequiv'.I40">
            <calcext:condition calcext:apply-style-name="background green" calcext:value="&lt;[.$B40]" calcext:base-cell-address="'DFS inequiv'.I40"/>
            <calcext:condition calcext:apply-style-name="background red" calcext:value="&gt;[.$B40]" calcext:base-cell-address="'DFS inequiv'.I40"/>
          </calcext:conditional-format>
          <calcext:conditional-format calcext:target-range-address="'DFS inequiv'.I41:'DFS inequiv'.I41">
            <calcext:condition calcext:apply-style-name="background green" calcext:value="&lt;[.$B41]" calcext:base-cell-address="'DFS inequiv'.I41"/>
            <calcext:condition calcext:apply-style-name="background red" calcext:value="&gt;[.$B41]" calcext:base-cell-address="'DFS inequiv'.I41"/>
          </calcext:conditional-format>
          <calcext:conditional-format calcext:target-range-address="'DFS inequiv'.I42:'DFS inequiv'.I42">
            <calcext:condition calcext:apply-style-name="background green" calcext:value="&lt;[.$B42]" calcext:base-cell-address="'DFS inequiv'.I42"/>
            <calcext:condition calcext:apply-style-name="background red" calcext:value="&gt;[.$B42]" calcext:base-cell-address="'DFS inequiv'.I42"/>
          </calcext:conditional-format>
          <calcext:conditional-format calcext:target-range-address="'DFS inequiv'.I43:'DFS inequiv'.I43">
            <calcext:condition calcext:apply-style-name="background green" calcext:value="&lt;[.$B43]" calcext:base-cell-address="'DFS inequiv'.I43"/>
            <calcext:condition calcext:apply-style-name="background red" calcext:value="&gt;[.$B43]" calcext:base-cell-address="'DFS inequiv'.I43"/>
          </calcext:conditional-format>
          <calcext:conditional-format calcext:target-range-address="'DFS inequiv'.I44:'DFS inequiv'.I44">
            <calcext:condition calcext:apply-style-name="background green" calcext:value="&lt;[.$B44]" calcext:base-cell-address="'DFS inequiv'.I44"/>
            <calcext:condition calcext:apply-style-name="background red" calcext:value="&gt;[.$B44]" calcext:base-cell-address="'DFS inequiv'.I44"/>
          </calcext:conditional-format>
          <calcext:conditional-format calcext:target-range-address="'DFS inequiv'.G3:'DFS inequiv'.G3">
            <calcext:condition calcext:apply-style-name="background green" calcext:value="&lt;[.$B3]" calcext:base-cell-address="'DFS inequiv'.G3"/>
            <calcext:condition calcext:apply-style-name="background red" calcext:value="&gt;[.$B3]" calcext:base-cell-address="'DFS inequiv'.G3"/>
          </calcext:conditional-format>
          <calcext:conditional-format calcext:target-range-address="'DFS inequiv'.G4:'DFS inequiv'.G4">
            <calcext:condition calcext:apply-style-name="background green" calcext:value="&lt;[.$B4]" calcext:base-cell-address="'DFS inequiv'.G4"/>
            <calcext:condition calcext:apply-style-name="background red" calcext:value="&gt;[.$B4]" calcext:base-cell-address="'DFS inequiv'.G4"/>
          </calcext:conditional-format>
          <calcext:conditional-format calcext:target-range-address="'DFS inequiv'.G5:'DFS inequiv'.G5">
            <calcext:condition calcext:apply-style-name="background green" calcext:value="&lt;[.$B5]" calcext:base-cell-address="'DFS inequiv'.G5"/>
            <calcext:condition calcext:apply-style-name="background red" calcext:value="&gt;[.$B5]" calcext:base-cell-address="'DFS inequiv'.G5"/>
          </calcext:conditional-format>
          <calcext:conditional-format calcext:target-range-address="'DFS inequiv'.G6:'DFS inequiv'.G6">
            <calcext:condition calcext:apply-style-name="background green" calcext:value="&lt;[.$B6]" calcext:base-cell-address="'DFS inequiv'.G6"/>
            <calcext:condition calcext:apply-style-name="background red" calcext:value="&gt;[.$B6]" calcext:base-cell-address="'DFS inequiv'.G6"/>
          </calcext:conditional-format>
          <calcext:conditional-format calcext:target-range-address="'DFS inequiv'.G7:'DFS inequiv'.G7">
            <calcext:condition calcext:apply-style-name="background green" calcext:value="&lt;[.$B7]" calcext:base-cell-address="'DFS inequiv'.G7"/>
            <calcext:condition calcext:apply-style-name="background red" calcext:value="&gt;[.$B7]" calcext:base-cell-address="'DFS inequiv'.G7"/>
          </calcext:conditional-format>
          <calcext:conditional-format calcext:target-range-address="'DFS inequiv'.G8:'DFS inequiv'.G8">
            <calcext:condition calcext:apply-style-name="background green" calcext:value="&lt;[.$B8]" calcext:base-cell-address="'DFS inequiv'.G8"/>
            <calcext:condition calcext:apply-style-name="background red" calcext:value="&gt;[.$B8]" calcext:base-cell-address="'DFS inequiv'.G8"/>
          </calcext:conditional-format>
          <calcext:conditional-format calcext:target-range-address="'DFS inequiv'.G9:'DFS inequiv'.G9">
            <calcext:condition calcext:apply-style-name="background green" calcext:value="&lt;[.$B9]" calcext:base-cell-address="'DFS inequiv'.G9"/>
            <calcext:condition calcext:apply-style-name="background red" calcext:value="&gt;[.$B9]" calcext:base-cell-address="'DFS inequiv'.G9"/>
          </calcext:conditional-format>
          <calcext:conditional-format calcext:target-range-address="'DFS inequiv'.G10:'DFS inequiv'.G10">
            <calcext:condition calcext:apply-style-name="background green" calcext:value="&lt;[.$B10]" calcext:base-cell-address="'DFS inequiv'.G10"/>
            <calcext:condition calcext:apply-style-name="background red" calcext:value="&gt;[.$B10]" calcext:base-cell-address="'DFS inequiv'.G10"/>
          </calcext:conditional-format>
          <calcext:conditional-format calcext:target-range-address="'DFS inequiv'.G11:'DFS inequiv'.G11">
            <calcext:condition calcext:apply-style-name="background green" calcext:value="&lt;[.$B11]" calcext:base-cell-address="'DFS inequiv'.G11"/>
            <calcext:condition calcext:apply-style-name="background red" calcext:value="&gt;[.$B11]" calcext:base-cell-address="'DFS inequiv'.G11"/>
          </calcext:conditional-format>
          <calcext:conditional-format calcext:target-range-address="'DFS inequiv'.G12:'DFS inequiv'.G12">
            <calcext:condition calcext:apply-style-name="background green" calcext:value="&lt;[.$B12]" calcext:base-cell-address="'DFS inequiv'.G12"/>
            <calcext:condition calcext:apply-style-name="background red" calcext:value="&gt;[.$B12]" calcext:base-cell-address="'DFS inequiv'.G12"/>
          </calcext:conditional-format>
          <calcext:conditional-format calcext:target-range-address="'DFS inequiv'.G13:'DFS inequiv'.G13">
            <calcext:condition calcext:apply-style-name="background green" calcext:value="&lt;[.$B13]" calcext:base-cell-address="'DFS inequiv'.G13"/>
            <calcext:condition calcext:apply-style-name="background red" calcext:value="&gt;[.$B13]" calcext:base-cell-address="'DFS inequiv'.G13"/>
          </calcext:conditional-format>
          <calcext:conditional-format calcext:target-range-address="'DFS inequiv'.G14:'DFS inequiv'.G14">
            <calcext:condition calcext:apply-style-name="background green" calcext:value="&lt;[.$B14]" calcext:base-cell-address="'DFS inequiv'.G14"/>
            <calcext:condition calcext:apply-style-name="background red" calcext:value="&gt;[.$B14]" calcext:base-cell-address="'DFS inequiv'.G14"/>
          </calcext:conditional-format>
          <calcext:conditional-format calcext:target-range-address="'DFS inequiv'.G15:'DFS inequiv'.G15">
            <calcext:condition calcext:apply-style-name="background green" calcext:value="&lt;[.$B15]" calcext:base-cell-address="'DFS inequiv'.G15"/>
            <calcext:condition calcext:apply-style-name="background red" calcext:value="&gt;[.$B15]" calcext:base-cell-address="'DFS inequiv'.G15"/>
          </calcext:conditional-format>
          <calcext:conditional-format calcext:target-range-address="'DFS inequiv'.G16:'DFS inequiv'.G16">
            <calcext:condition calcext:apply-style-name="background green" calcext:value="&lt;[.$B16]" calcext:base-cell-address="'DFS inequiv'.G16"/>
            <calcext:condition calcext:apply-style-name="background red" calcext:value="&gt;[.$B16]" calcext:base-cell-address="'DFS inequiv'.G16"/>
          </calcext:conditional-format>
          <calcext:conditional-format calcext:target-range-address="'DFS inequiv'.G17:'DFS inequiv'.G17">
            <calcext:condition calcext:apply-style-name="background green" calcext:value="&lt;[.$B17]" calcext:base-cell-address="'DFS inequiv'.G17"/>
            <calcext:condition calcext:apply-style-name="background red" calcext:value="&gt;[.$B17]" calcext:base-cell-address="'DFS inequiv'.G17"/>
          </calcext:conditional-format>
          <calcext:conditional-format calcext:target-range-address="'DFS inequiv'.G18:'DFS inequiv'.G18">
            <calcext:condition calcext:apply-style-name="background green" calcext:value="&lt;[.$B18]" calcext:base-cell-address="'DFS inequiv'.G18"/>
            <calcext:condition calcext:apply-style-name="background red" calcext:value="&gt;[.$B18]" calcext:base-cell-address="'DFS inequiv'.G18"/>
          </calcext:conditional-format>
          <calcext:conditional-format calcext:target-range-address="'DFS inequiv'.G19:'DFS inequiv'.G19">
            <calcext:condition calcext:apply-style-name="background green" calcext:value="&lt;[.$B19]" calcext:base-cell-address="'DFS inequiv'.G19"/>
            <calcext:condition calcext:apply-style-name="background red" calcext:value="&gt;[.$B19]" calcext:base-cell-address="'DFS inequiv'.G19"/>
          </calcext:conditional-format>
          <calcext:conditional-format calcext:target-range-address="'DFS inequiv'.G20:'DFS inequiv'.G20">
            <calcext:condition calcext:apply-style-name="background green" calcext:value="&lt;[.$B20]" calcext:base-cell-address="'DFS inequiv'.G20"/>
            <calcext:condition calcext:apply-style-name="background red" calcext:value="&gt;[.$B20]" calcext:base-cell-address="'DFS inequiv'.G20"/>
          </calcext:conditional-format>
          <calcext:conditional-format calcext:target-range-address="'DFS inequiv'.G21:'DFS inequiv'.G21">
            <calcext:condition calcext:apply-style-name="background green" calcext:value="&lt;[.$B21]" calcext:base-cell-address="'DFS inequiv'.G21"/>
            <calcext:condition calcext:apply-style-name="background red" calcext:value="&gt;[.$B21]" calcext:base-cell-address="'DFS inequiv'.G21"/>
          </calcext:conditional-format>
          <calcext:conditional-format calcext:target-range-address="'DFS inequiv'.G22:'DFS inequiv'.G22">
            <calcext:condition calcext:apply-style-name="background green" calcext:value="&lt;[.$B22]" calcext:base-cell-address="'DFS inequiv'.G22"/>
            <calcext:condition calcext:apply-style-name="background red" calcext:value="&gt;[.$B22]" calcext:base-cell-address="'DFS inequiv'.G22"/>
          </calcext:conditional-format>
          <calcext:conditional-format calcext:target-range-address="'DFS inequiv'.G23:'DFS inequiv'.G23">
            <calcext:condition calcext:apply-style-name="background green" calcext:value="&lt;[.$B23]" calcext:base-cell-address="'DFS inequiv'.G23"/>
            <calcext:condition calcext:apply-style-name="background red" calcext:value="&gt;[.$B23]" calcext:base-cell-address="'DFS inequiv'.G23"/>
          </calcext:conditional-format>
          <calcext:conditional-format calcext:target-range-address="'DFS inequiv'.G24:'DFS inequiv'.G24">
            <calcext:condition calcext:apply-style-name="background green" calcext:value="&lt;[.$B24]" calcext:base-cell-address="'DFS inequiv'.G24"/>
            <calcext:condition calcext:apply-style-name="background red" calcext:value="&gt;[.$B24]" calcext:base-cell-address="'DFS inequiv'.G24"/>
          </calcext:conditional-format>
          <calcext:conditional-format calcext:target-range-address="'DFS inequiv'.G25:'DFS inequiv'.G25">
            <calcext:condition calcext:apply-style-name="background green" calcext:value="&lt;[.$B25]" calcext:base-cell-address="'DFS inequiv'.G25"/>
            <calcext:condition calcext:apply-style-name="background red" calcext:value="&gt;[.$B25]" calcext:base-cell-address="'DFS inequiv'.G25"/>
          </calcext:conditional-format>
          <calcext:conditional-format calcext:target-range-address="'DFS inequiv'.G26:'DFS inequiv'.G26">
            <calcext:condition calcext:apply-style-name="background green" calcext:value="&lt;[.$B26]" calcext:base-cell-address="'DFS inequiv'.G26"/>
            <calcext:condition calcext:apply-style-name="background red" calcext:value="&gt;[.$B26]" calcext:base-cell-address="'DFS inequiv'.G26"/>
          </calcext:conditional-format>
          <calcext:conditional-format calcext:target-range-address="'DFS inequiv'.G27:'DFS inequiv'.G27">
            <calcext:condition calcext:apply-style-name="background green" calcext:value="&lt;[.$B27]" calcext:base-cell-address="'DFS inequiv'.G27"/>
            <calcext:condition calcext:apply-style-name="background red" calcext:value="&gt;[.$B27]" calcext:base-cell-address="'DFS inequiv'.G27"/>
          </calcext:conditional-format>
          <calcext:conditional-format calcext:target-range-address="'DFS inequiv'.G28:'DFS inequiv'.G28">
            <calcext:condition calcext:apply-style-name="background green" calcext:value="&lt;[.$B28]" calcext:base-cell-address="'DFS inequiv'.G28"/>
            <calcext:condition calcext:apply-style-name="background red" calcext:value="&gt;[.$B28]" calcext:base-cell-address="'DFS inequiv'.G28"/>
          </calcext:conditional-format>
          <calcext:conditional-format calcext:target-range-address="'DFS inequiv'.G29:'DFS inequiv'.G29">
            <calcext:condition calcext:apply-style-name="background green" calcext:value="&lt;[.$B29]" calcext:base-cell-address="'DFS inequiv'.G29"/>
            <calcext:condition calcext:apply-style-name="background red" calcext:value="&gt;[.$B29]" calcext:base-cell-address="'DFS inequiv'.G29"/>
          </calcext:conditional-format>
          <calcext:conditional-format calcext:target-range-address="'DFS inequiv'.G30:'DFS inequiv'.G30">
            <calcext:condition calcext:apply-style-name="background green" calcext:value="&lt;[.$B30]" calcext:base-cell-address="'DFS inequiv'.G30"/>
            <calcext:condition calcext:apply-style-name="background red" calcext:value="&gt;[.$B30]" calcext:base-cell-address="'DFS inequiv'.G30"/>
          </calcext:conditional-format>
          <calcext:conditional-format calcext:target-range-address="'DFS inequiv'.G31:'DFS inequiv'.G31">
            <calcext:condition calcext:apply-style-name="background green" calcext:value="&lt;[.$B31]" calcext:base-cell-address="'DFS inequiv'.G31"/>
            <calcext:condition calcext:apply-style-name="background red" calcext:value="&gt;[.$B31]" calcext:base-cell-address="'DFS inequiv'.G31"/>
          </calcext:conditional-format>
          <calcext:conditional-format calcext:target-range-address="'DFS inequiv'.G32:'DFS inequiv'.G32">
            <calcext:condition calcext:apply-style-name="background green" calcext:value="&lt;[.$B32]" calcext:base-cell-address="'DFS inequiv'.G32"/>
            <calcext:condition calcext:apply-style-name="background red" calcext:value="&gt;[.$B32]" calcext:base-cell-address="'DFS inequiv'.G32"/>
          </calcext:conditional-format>
          <calcext:conditional-format calcext:target-range-address="'DFS inequiv'.G33:'DFS inequiv'.G33">
            <calcext:condition calcext:apply-style-name="background green" calcext:value="&lt;[.$B33]" calcext:base-cell-address="'DFS inequiv'.G33"/>
            <calcext:condition calcext:apply-style-name="background red" calcext:value="&gt;[.$B33]" calcext:base-cell-address="'DFS inequiv'.G33"/>
          </calcext:conditional-format>
          <calcext:conditional-format calcext:target-range-address="'DFS inequiv'.G34:'DFS inequiv'.G34">
            <calcext:condition calcext:apply-style-name="background green" calcext:value="&lt;[.$B34]" calcext:base-cell-address="'DFS inequiv'.G34"/>
            <calcext:condition calcext:apply-style-name="background red" calcext:value="&gt;[.$B34]" calcext:base-cell-address="'DFS inequiv'.G34"/>
          </calcext:conditional-format>
          <calcext:conditional-format calcext:target-range-address="'DFS inequiv'.G35:'DFS inequiv'.G35">
            <calcext:condition calcext:apply-style-name="background green" calcext:value="&lt;[.$B35]" calcext:base-cell-address="'DFS inequiv'.G35"/>
            <calcext:condition calcext:apply-style-name="background red" calcext:value="&gt;[.$B35]" calcext:base-cell-address="'DFS inequiv'.G35"/>
          </calcext:conditional-format>
          <calcext:conditional-format calcext:target-range-address="'DFS inequiv'.G36:'DFS inequiv'.G36">
            <calcext:condition calcext:apply-style-name="background green" calcext:value="&lt;[.$B36]" calcext:base-cell-address="'DFS inequiv'.G36"/>
            <calcext:condition calcext:apply-style-name="background red" calcext:value="&gt;[.$B36]" calcext:base-cell-address="'DFS inequiv'.G36"/>
          </calcext:conditional-format>
          <calcext:conditional-format calcext:target-range-address="'DFS inequiv'.G37:'DFS inequiv'.G37">
            <calcext:condition calcext:apply-style-name="background green" calcext:value="&lt;[.$B37]" calcext:base-cell-address="'DFS inequiv'.G37"/>
            <calcext:condition calcext:apply-style-name="background red" calcext:value="&gt;[.$B37]" calcext:base-cell-address="'DFS inequiv'.G37"/>
          </calcext:conditional-format>
          <calcext:conditional-format calcext:target-range-address="'DFS inequiv'.G38:'DFS inequiv'.G38">
            <calcext:condition calcext:apply-style-name="background green" calcext:value="&lt;[.$B38]" calcext:base-cell-address="'DFS inequiv'.G38"/>
            <calcext:condition calcext:apply-style-name="background red" calcext:value="&gt;[.$B38]" calcext:base-cell-address="'DFS inequiv'.G38"/>
          </calcext:conditional-format>
          <calcext:conditional-format calcext:target-range-address="'DFS inequiv'.G39:'DFS inequiv'.G39">
            <calcext:condition calcext:apply-style-name="background green" calcext:value="&lt;[.$B39]" calcext:base-cell-address="'DFS inequiv'.G39"/>
            <calcext:condition calcext:apply-style-name="background red" calcext:value="&gt;[.$B39]" calcext:base-cell-address="'DFS inequiv'.G39"/>
          </calcext:conditional-format>
          <calcext:conditional-format calcext:target-range-address="'DFS inequiv'.G40:'DFS inequiv'.G40">
            <calcext:condition calcext:apply-style-name="background green" calcext:value="&lt;[.$B40]" calcext:base-cell-address="'DFS inequiv'.G40"/>
            <calcext:condition calcext:apply-style-name="background red" calcext:value="&gt;[.$B40]" calcext:base-cell-address="'DFS inequiv'.G40"/>
          </calcext:conditional-format>
          <calcext:conditional-format calcext:target-range-address="'DFS inequiv'.G41:'DFS inequiv'.G41">
            <calcext:condition calcext:apply-style-name="background green" calcext:value="&lt;[.$B41]" calcext:base-cell-address="'DFS inequiv'.G41"/>
            <calcext:condition calcext:apply-style-name="background red" calcext:value="&gt;[.$B41]" calcext:base-cell-address="'DFS inequiv'.G41"/>
          </calcext:conditional-format>
          <calcext:conditional-format calcext:target-range-address="'DFS inequiv'.G42:'DFS inequiv'.G42">
            <calcext:condition calcext:apply-style-name="background green" calcext:value="&lt;[.$B42]" calcext:base-cell-address="'DFS inequiv'.G42"/>
            <calcext:condition calcext:apply-style-name="background red" calcext:value="&gt;[.$B42]" calcext:base-cell-address="'DFS inequiv'.G42"/>
          </calcext:conditional-format>
          <calcext:conditional-format calcext:target-range-address="'DFS inequiv'.G43:'DFS inequiv'.G43">
            <calcext:condition calcext:apply-style-name="background green" calcext:value="&lt;[.$B43]" calcext:base-cell-address="'DFS inequiv'.G43"/>
            <calcext:condition calcext:apply-style-name="background red" calcext:value="&gt;[.$B43]" calcext:base-cell-address="'DFS inequiv'.G43"/>
          </calcext:conditional-format>
          <calcext:conditional-format calcext:target-range-address="'DFS inequiv'.G44:'DFS inequiv'.G44">
            <calcext:condition calcext:apply-style-name="background green" calcext:value="&lt;[.$B44]" calcext:base-cell-address="'DFS inequiv'.G44"/>
            <calcext:condition calcext:apply-style-name="background red" calcext:value="&gt;[.$B44]" calcext:base-cell-address="'DFS inequiv'.G44"/>
          </calcext:conditional-format>
          <calcext:conditional-format calcext:target-range-address="'DFS inequiv'.H3:'DFS inequiv'.H3">
            <calcext:condition calcext:apply-style-name="background green" calcext:value="&lt;[.$B3]" calcext:base-cell-address="'DFS inequiv'.H3"/>
            <calcext:condition calcext:apply-style-name="background red" calcext:value="&gt;[.$B3]" calcext:base-cell-address="'DFS inequiv'.H3"/>
          </calcext:conditional-format>
          <calcext:conditional-format calcext:target-range-address="'DFS inequiv'.H4:'DFS inequiv'.H4">
            <calcext:condition calcext:apply-style-name="background green" calcext:value="&lt;[.$B4]" calcext:base-cell-address="'DFS inequiv'.H4"/>
            <calcext:condition calcext:apply-style-name="background red" calcext:value="&gt;[.$B4]" calcext:base-cell-address="'DFS inequiv'.H4"/>
          </calcext:conditional-format>
          <calcext:conditional-format calcext:target-range-address="'DFS inequiv'.H5:'DFS inequiv'.H5">
            <calcext:condition calcext:apply-style-name="background green" calcext:value="&lt;[.$B5]" calcext:base-cell-address="'DFS inequiv'.H5"/>
            <calcext:condition calcext:apply-style-name="background red" calcext:value="&gt;[.$B5]" calcext:base-cell-address="'DFS inequiv'.H5"/>
          </calcext:conditional-format>
          <calcext:conditional-format calcext:target-range-address="'DFS inequiv'.H6:'DFS inequiv'.H6">
            <calcext:condition calcext:apply-style-name="background green" calcext:value="&lt;[.$B6]" calcext:base-cell-address="'DFS inequiv'.H6"/>
            <calcext:condition calcext:apply-style-name="background red" calcext:value="&gt;[.$B6]" calcext:base-cell-address="'DFS inequiv'.H6"/>
          </calcext:conditional-format>
          <calcext:conditional-format calcext:target-range-address="'DFS inequiv'.H7:'DFS inequiv'.H7">
            <calcext:condition calcext:apply-style-name="background green" calcext:value="&lt;[.$B7]" calcext:base-cell-address="'DFS inequiv'.H7"/>
            <calcext:condition calcext:apply-style-name="background red" calcext:value="&gt;[.$B7]" calcext:base-cell-address="'DFS inequiv'.H7"/>
          </calcext:conditional-format>
          <calcext:conditional-format calcext:target-range-address="'DFS inequiv'.H8:'DFS inequiv'.H8">
            <calcext:condition calcext:apply-style-name="background green" calcext:value="&lt;[.$B8]" calcext:base-cell-address="'DFS inequiv'.H8"/>
            <calcext:condition calcext:apply-style-name="background red" calcext:value="&gt;[.$B8]" calcext:base-cell-address="'DFS inequiv'.H8"/>
          </calcext:conditional-format>
          <calcext:conditional-format calcext:target-range-address="'DFS inequiv'.H9:'DFS inequiv'.H9">
            <calcext:condition calcext:apply-style-name="background green" calcext:value="&lt;[.$B9]" calcext:base-cell-address="'DFS inequiv'.H9"/>
            <calcext:condition calcext:apply-style-name="background red" calcext:value="&gt;[.$B9]" calcext:base-cell-address="'DFS inequiv'.H9"/>
          </calcext:conditional-format>
          <calcext:conditional-format calcext:target-range-address="'DFS inequiv'.H10:'DFS inequiv'.H10">
            <calcext:condition calcext:apply-style-name="background green" calcext:value="&lt;[.$B10]" calcext:base-cell-address="'DFS inequiv'.H10"/>
            <calcext:condition calcext:apply-style-name="background red" calcext:value="&gt;[.$B10]" calcext:base-cell-address="'DFS inequiv'.H10"/>
          </calcext:conditional-format>
          <calcext:conditional-format calcext:target-range-address="'DFS inequiv'.H11:'DFS inequiv'.H11">
            <calcext:condition calcext:apply-style-name="background green" calcext:value="&lt;[.$B11]" calcext:base-cell-address="'DFS inequiv'.H11"/>
            <calcext:condition calcext:apply-style-name="background red" calcext:value="&gt;[.$B11]" calcext:base-cell-address="'DFS inequiv'.H11"/>
          </calcext:conditional-format>
          <calcext:conditional-format calcext:target-range-address="'DFS inequiv'.H12:'DFS inequiv'.H12">
            <calcext:condition calcext:apply-style-name="background green" calcext:value="&lt;[.$B12]" calcext:base-cell-address="'DFS inequiv'.H12"/>
            <calcext:condition calcext:apply-style-name="background red" calcext:value="&gt;[.$B12]" calcext:base-cell-address="'DFS inequiv'.H12"/>
          </calcext:conditional-format>
          <calcext:conditional-format calcext:target-range-address="'DFS inequiv'.H13:'DFS inequiv'.H13">
            <calcext:condition calcext:apply-style-name="background green" calcext:value="&lt;[.$B13]" calcext:base-cell-address="'DFS inequiv'.H13"/>
            <calcext:condition calcext:apply-style-name="background red" calcext:value="&gt;[.$B13]" calcext:base-cell-address="'DFS inequiv'.H13"/>
          </calcext:conditional-format>
          <calcext:conditional-format calcext:target-range-address="'DFS inequiv'.H14:'DFS inequiv'.H14">
            <calcext:condition calcext:apply-style-name="background green" calcext:value="&lt;[.$B14]" calcext:base-cell-address="'DFS inequiv'.H14"/>
            <calcext:condition calcext:apply-style-name="background red" calcext:value="&gt;[.$B14]" calcext:base-cell-address="'DFS inequiv'.H14"/>
          </calcext:conditional-format>
          <calcext:conditional-format calcext:target-range-address="'DFS inequiv'.H15:'DFS inequiv'.H15">
            <calcext:condition calcext:apply-style-name="background green" calcext:value="&lt;[.$B15]" calcext:base-cell-address="'DFS inequiv'.H15"/>
            <calcext:condition calcext:apply-style-name="background red" calcext:value="&gt;[.$B15]" calcext:base-cell-address="'DFS inequiv'.H15"/>
          </calcext:conditional-format>
          <calcext:conditional-format calcext:target-range-address="'DFS inequiv'.H16:'DFS inequiv'.H16">
            <calcext:condition calcext:apply-style-name="background green" calcext:value="&lt;[.$B16]" calcext:base-cell-address="'DFS inequiv'.H16"/>
            <calcext:condition calcext:apply-style-name="background red" calcext:value="&gt;[.$B16]" calcext:base-cell-address="'DFS inequiv'.H16"/>
          </calcext:conditional-format>
          <calcext:conditional-format calcext:target-range-address="'DFS inequiv'.H17:'DFS inequiv'.H17">
            <calcext:condition calcext:apply-style-name="background green" calcext:value="&lt;[.$B17]" calcext:base-cell-address="'DFS inequiv'.H17"/>
            <calcext:condition calcext:apply-style-name="background red" calcext:value="&gt;[.$B17]" calcext:base-cell-address="'DFS inequiv'.H17"/>
          </calcext:conditional-format>
          <calcext:conditional-format calcext:target-range-address="'DFS inequiv'.H18:'DFS inequiv'.H18">
            <calcext:condition calcext:apply-style-name="background green" calcext:value="&lt;[.$B18]" calcext:base-cell-address="'DFS inequiv'.H18"/>
            <calcext:condition calcext:apply-style-name="background red" calcext:value="&gt;[.$B18]" calcext:base-cell-address="'DFS inequiv'.H18"/>
          </calcext:conditional-format>
          <calcext:conditional-format calcext:target-range-address="'DFS inequiv'.H19:'DFS inequiv'.H19">
            <calcext:condition calcext:apply-style-name="background green" calcext:value="&lt;[.$B19]" calcext:base-cell-address="'DFS inequiv'.H19"/>
            <calcext:condition calcext:apply-style-name="background red" calcext:value="&gt;[.$B19]" calcext:base-cell-address="'DFS inequiv'.H19"/>
          </calcext:conditional-format>
          <calcext:conditional-format calcext:target-range-address="'DFS inequiv'.H20:'DFS inequiv'.H20">
            <calcext:condition calcext:apply-style-name="background green" calcext:value="&lt;[.$B20]" calcext:base-cell-address="'DFS inequiv'.H20"/>
            <calcext:condition calcext:apply-style-name="background red" calcext:value="&gt;[.$B20]" calcext:base-cell-address="'DFS inequiv'.H20"/>
          </calcext:conditional-format>
          <calcext:conditional-format calcext:target-range-address="'DFS inequiv'.H21:'DFS inequiv'.H21">
            <calcext:condition calcext:apply-style-name="background green" calcext:value="&lt;[.$B21]" calcext:base-cell-address="'DFS inequiv'.H21"/>
            <calcext:condition calcext:apply-style-name="background red" calcext:value="&gt;[.$B21]" calcext:base-cell-address="'DFS inequiv'.H21"/>
          </calcext:conditional-format>
          <calcext:conditional-format calcext:target-range-address="'DFS inequiv'.H22:'DFS inequiv'.H22">
            <calcext:condition calcext:apply-style-name="background green" calcext:value="&lt;[.$B22]" calcext:base-cell-address="'DFS inequiv'.H22"/>
            <calcext:condition calcext:apply-style-name="background red" calcext:value="&gt;[.$B22]" calcext:base-cell-address="'DFS inequiv'.H22"/>
          </calcext:conditional-format>
          <calcext:conditional-format calcext:target-range-address="'DFS inequiv'.H23:'DFS inequiv'.H23">
            <calcext:condition calcext:apply-style-name="background green" calcext:value="&lt;[.$B23]" calcext:base-cell-address="'DFS inequiv'.H23"/>
            <calcext:condition calcext:apply-style-name="background red" calcext:value="&gt;[.$B23]" calcext:base-cell-address="'DFS inequiv'.H23"/>
          </calcext:conditional-format>
          <calcext:conditional-format calcext:target-range-address="'DFS inequiv'.H24:'DFS inequiv'.H24">
            <calcext:condition calcext:apply-style-name="background green" calcext:value="&lt;[.$B24]" calcext:base-cell-address="'DFS inequiv'.H24"/>
            <calcext:condition calcext:apply-style-name="background red" calcext:value="&gt;[.$B24]" calcext:base-cell-address="'DFS inequiv'.H24"/>
          </calcext:conditional-format>
          <calcext:conditional-format calcext:target-range-address="'DFS inequiv'.H25:'DFS inequiv'.H25">
            <calcext:condition calcext:apply-style-name="background green" calcext:value="&lt;[.$B25]" calcext:base-cell-address="'DFS inequiv'.H25"/>
            <calcext:condition calcext:apply-style-name="background red" calcext:value="&gt;[.$B25]" calcext:base-cell-address="'DFS inequiv'.H25"/>
          </calcext:conditional-format>
          <calcext:conditional-format calcext:target-range-address="'DFS inequiv'.H26:'DFS inequiv'.H26">
            <calcext:condition calcext:apply-style-name="background green" calcext:value="&lt;[.$B26]" calcext:base-cell-address="'DFS inequiv'.H26"/>
            <calcext:condition calcext:apply-style-name="background red" calcext:value="&gt;[.$B26]" calcext:base-cell-address="'DFS inequiv'.H26"/>
          </calcext:conditional-format>
          <calcext:conditional-format calcext:target-range-address="'DFS inequiv'.H27:'DFS inequiv'.H27">
            <calcext:condition calcext:apply-style-name="background green" calcext:value="&lt;[.$B27]" calcext:base-cell-address="'DFS inequiv'.H27"/>
            <calcext:condition calcext:apply-style-name="background red" calcext:value="&gt;[.$B27]" calcext:base-cell-address="'DFS inequiv'.H27"/>
          </calcext:conditional-format>
          <calcext:conditional-format calcext:target-range-address="'DFS inequiv'.H28:'DFS inequiv'.H28">
            <calcext:condition calcext:apply-style-name="background green" calcext:value="&lt;[.$B28]" calcext:base-cell-address="'DFS inequiv'.H28"/>
            <calcext:condition calcext:apply-style-name="background red" calcext:value="&gt;[.$B28]" calcext:base-cell-address="'DFS inequiv'.H28"/>
          </calcext:conditional-format>
          <calcext:conditional-format calcext:target-range-address="'DFS inequiv'.H29:'DFS inequiv'.H29">
            <calcext:condition calcext:apply-style-name="background green" calcext:value="&lt;[.$B29]" calcext:base-cell-address="'DFS inequiv'.H29"/>
            <calcext:condition calcext:apply-style-name="background red" calcext:value="&gt;[.$B29]" calcext:base-cell-address="'DFS inequiv'.H29"/>
          </calcext:conditional-format>
          <calcext:conditional-format calcext:target-range-address="'DFS inequiv'.H30:'DFS inequiv'.H30">
            <calcext:condition calcext:apply-style-name="background green" calcext:value="&lt;[.$B30]" calcext:base-cell-address="'DFS inequiv'.H30"/>
            <calcext:condition calcext:apply-style-name="background red" calcext:value="&gt;[.$B30]" calcext:base-cell-address="'DFS inequiv'.H30"/>
          </calcext:conditional-format>
          <calcext:conditional-format calcext:target-range-address="'DFS inequiv'.H31:'DFS inequiv'.H31">
            <calcext:condition calcext:apply-style-name="background green" calcext:value="&lt;[.$B31]" calcext:base-cell-address="'DFS inequiv'.H31"/>
            <calcext:condition calcext:apply-style-name="background red" calcext:value="&gt;[.$B31]" calcext:base-cell-address="'DFS inequiv'.H31"/>
          </calcext:conditional-format>
          <calcext:conditional-format calcext:target-range-address="'DFS inequiv'.H32:'DFS inequiv'.H32">
            <calcext:condition calcext:apply-style-name="background green" calcext:value="&lt;[.$B32]" calcext:base-cell-address="'DFS inequiv'.H32"/>
            <calcext:condition calcext:apply-style-name="background red" calcext:value="&gt;[.$B32]" calcext:base-cell-address="'DFS inequiv'.H32"/>
          </calcext:conditional-format>
          <calcext:conditional-format calcext:target-range-address="'DFS inequiv'.H33:'DFS inequiv'.H33">
            <calcext:condition calcext:apply-style-name="background green" calcext:value="&lt;[.$B33]" calcext:base-cell-address="'DFS inequiv'.H33"/>
            <calcext:condition calcext:apply-style-name="background red" calcext:value="&gt;[.$B33]" calcext:base-cell-address="'DFS inequiv'.H33"/>
          </calcext:conditional-format>
          <calcext:conditional-format calcext:target-range-address="'DFS inequiv'.H34:'DFS inequiv'.H34">
            <calcext:condition calcext:apply-style-name="background green" calcext:value="&lt;[.$B34]" calcext:base-cell-address="'DFS inequiv'.H34"/>
            <calcext:condition calcext:apply-style-name="background red" calcext:value="&gt;[.$B34]" calcext:base-cell-address="'DFS inequiv'.H34"/>
          </calcext:conditional-format>
          <calcext:conditional-format calcext:target-range-address="'DFS inequiv'.H35:'DFS inequiv'.H35">
            <calcext:condition calcext:apply-style-name="background green" calcext:value="&lt;[.$B35]" calcext:base-cell-address="'DFS inequiv'.H35"/>
            <calcext:condition calcext:apply-style-name="background red" calcext:value="&gt;[.$B35]" calcext:base-cell-address="'DFS inequiv'.H35"/>
          </calcext:conditional-format>
          <calcext:conditional-format calcext:target-range-address="'DFS inequiv'.H36:'DFS inequiv'.H36">
            <calcext:condition calcext:apply-style-name="background green" calcext:value="&lt;[.$B36]" calcext:base-cell-address="'DFS inequiv'.H36"/>
            <calcext:condition calcext:apply-style-name="background red" calcext:value="&gt;[.$B36]" calcext:base-cell-address="'DFS inequiv'.H36"/>
          </calcext:conditional-format>
          <calcext:conditional-format calcext:target-range-address="'DFS inequiv'.H37:'DFS inequiv'.H37">
            <calcext:condition calcext:apply-style-name="background green" calcext:value="&lt;[.$B37]" calcext:base-cell-address="'DFS inequiv'.H37"/>
            <calcext:condition calcext:apply-style-name="background red" calcext:value="&gt;[.$B37]" calcext:base-cell-address="'DFS inequiv'.H37"/>
          </calcext:conditional-format>
          <calcext:conditional-format calcext:target-range-address="'DFS inequiv'.H38:'DFS inequiv'.H38">
            <calcext:condition calcext:apply-style-name="background green" calcext:value="&lt;[.$B38]" calcext:base-cell-address="'DFS inequiv'.H38"/>
            <calcext:condition calcext:apply-style-name="background red" calcext:value="&gt;[.$B38]" calcext:base-cell-address="'DFS inequiv'.H38"/>
          </calcext:conditional-format>
          <calcext:conditional-format calcext:target-range-address="'DFS inequiv'.H39:'DFS inequiv'.H39">
            <calcext:condition calcext:apply-style-name="background green" calcext:value="&lt;[.$B39]" calcext:base-cell-address="'DFS inequiv'.H39"/>
            <calcext:condition calcext:apply-style-name="background red" calcext:value="&gt;[.$B39]" calcext:base-cell-address="'DFS inequiv'.H39"/>
          </calcext:conditional-format>
          <calcext:conditional-format calcext:target-range-address="'DFS inequiv'.H40:'DFS inequiv'.H40">
            <calcext:condition calcext:apply-style-name="background green" calcext:value="&lt;[.$B40]" calcext:base-cell-address="'DFS inequiv'.H40"/>
            <calcext:condition calcext:apply-style-name="background red" calcext:value="&gt;[.$B40]" calcext:base-cell-address="'DFS inequiv'.H40"/>
          </calcext:conditional-format>
          <calcext:conditional-format calcext:target-range-address="'DFS inequiv'.H41:'DFS inequiv'.H41">
            <calcext:condition calcext:apply-style-name="background green" calcext:value="&lt;[.$B41]" calcext:base-cell-address="'DFS inequiv'.H41"/>
            <calcext:condition calcext:apply-style-name="background red" calcext:value="&gt;[.$B41]" calcext:base-cell-address="'DFS inequiv'.H41"/>
          </calcext:conditional-format>
          <calcext:conditional-format calcext:target-range-address="'DFS inequiv'.H42:'DFS inequiv'.H42">
            <calcext:condition calcext:apply-style-name="background green" calcext:value="&lt;[.$B42]" calcext:base-cell-address="'DFS inequiv'.H42"/>
            <calcext:condition calcext:apply-style-name="background red" calcext:value="&gt;[.$B42]" calcext:base-cell-address="'DFS inequiv'.H42"/>
          </calcext:conditional-format>
          <calcext:conditional-format calcext:target-range-address="'DFS inequiv'.H43:'DFS inequiv'.H43">
            <calcext:condition calcext:apply-style-name="background green" calcext:value="&lt;[.$B43]" calcext:base-cell-address="'DFS inequiv'.H43"/>
            <calcext:condition calcext:apply-style-name="background red" calcext:value="&gt;[.$B43]" calcext:base-cell-address="'DFS inequiv'.H43"/>
          </calcext:conditional-format>
          <calcext:conditional-format calcext:target-range-address="'DFS inequiv'.H44:'DFS inequiv'.H44">
            <calcext:condition calcext:apply-style-name="background green" calcext:value="&lt;[.$B44]" calcext:base-cell-address="'DFS inequiv'.H44"/>
            <calcext:condition calcext:apply-style-name="background red" calcext:value="&gt;[.$B44]" calcext:base-cell-address="'DFS inequiv'.H44"/>
          </calcext:conditional-format>
          <calcext:conditional-format calcext:target-range-address="'DFS inequiv'.C3:'DFS inequiv'.E45">
            <calcext:condition calcext:apply-style-name="background green" calcext:value="&gt;100" calcext:base-cell-address="'DFS inequiv'.C3"/>
          </calcext:conditional-format>
        </calcext:conditional-formats>
      </table:table>
      <table:table table:name="BFS equiv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378"/>
        <table:table-column table:style-name="co2" table:default-cell-style-name="Default"/>
        <table:table-column table:style-name="co2" table:number-columns-repeated="3" table:default-cell-style-name="ce379"/>
        <table:table-row table:style-name="ro1">
          <table:table-cell office:value-type="string" calcext:value-type="string">
            <text:p>BFS 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up-to</text:p>
          </table:table-cell>
          <table:table-cell table:style-name="Default" office:value-type="string" calcext:value-type="string">
            <text:p>no memo</text:p>
          </table:table-cell>
          <table:table-cell table:style-name="Default" office:value-type="string" calcext:value-type="string">
            <text:p>no memo, no up-to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bsearch-eq-1.bils</text:p>
          </table:table-cell>
          <table:table-cell office:value-type="float" office:value="1.155" calcext:value-type="float">
            <text:p>1.155</text:p>
          </table:table-cell>
          <table:table-cell table:formula="of:=([.G3]/[.$B3])*100" office:value-type="float" office:value="125.974025974026" calcext:value-type="float">
            <text:p>125.97</text:p>
          </table:table-cell>
          <table:table-cell table:formula="of:=([.H3]/[.$B3])*100" office:value-type="float" office:value="93.8528138528138" calcext:value-type="float">
            <text:p>93.85</text:p>
          </table:table-cell>
          <table:table-cell table:formula="of:=([.I3]/[.$B3])*100" office:value-type="float" office:value="85.8008658008658" calcext:value-type="float">
            <text:p>85.80</text:p>
          </table:table-cell>
          <table:table-cell/>
          <table:table-cell office:value-type="float" office:value="1.455" calcext:value-type="float">
            <text:p>1.455</text:p>
          </table:table-cell>
          <table:table-cell office:value-type="float" office:value="1.084" calcext:value-type="float">
            <text:p>1.084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bsearch-eq-2.bils</text:p>
          </table:table-cell>
          <table:table-cell office:value-type="float" office:value="0.073" calcext:value-type="float">
            <text:p>0.073</text:p>
          </table:table-cell>
          <table:table-cell table:formula="of:=([.G4]/[.$B4])*100" office:value-type="float" office:value="76.7123287671233" calcext:value-type="float">
            <text:p>76.71</text:p>
          </table:table-cell>
          <table:table-cell table:formula="of:=([.H4]/[.$B4])*100" office:value-type="float" office:value="67.1232876712329" calcext:value-type="float">
            <text:p>67.12</text:p>
          </table:table-cell>
          <table:table-cell table:formula="of:=([.I4]/[.$B4])*100" office:value-type="float" office:value="58.9041095890411" calcext:value-type="float">
            <text:p>58.90</text:p>
          </table:table-cell>
          <table:table-cell/>
          <table:table-cell office:value-type="float" office:value="0.056" calcext:value-type="float">
            <text:p>0.056</text:p>
          </table:table-cell>
          <table:table-cell office:value-type="float" office:value="0.049" calcext:value-type="float">
            <text:p>0.049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bsearch-eq-3.bils</text:p>
          </table:table-cell>
          <table:table-cell office:value-type="float" office:value="0.149" calcext:value-type="float">
            <text:p>0.149</text:p>
          </table:table-cell>
          <table:table-cell table:formula="of:=([.G5]/[.$B5])*100" office:value-type="float" office:value="63.0872483221477" calcext:value-type="float">
            <text:p>63.09</text:p>
          </table:table-cell>
          <table:table-cell table:formula="of:=([.H5]/[.$B5])*100" office:value-type="float" office:value="53.0201342281879" calcext:value-type="float">
            <text:p>53.02</text:p>
          </table:table-cell>
          <table:table-cell table:formula="of:=([.I5]/[.$B5])*100" office:value-type="float" office:value="52.3489932885906" calcext:value-type="float">
            <text:p>52.35</text:p>
          </table:table-cell>
          <table:table-cell/>
          <table:table-cell office:value-type="float" office:value="0.094" calcext:value-type="float">
            <text:p>0.094</text:p>
          </table:table-cell>
          <table:table-cell office:value-type="float" office:value="0.079" calcext:value-type="float">
            <text:p>0.079</text:p>
          </table:table-cell>
          <table:table-cell office:value-type="float" office:value="0.078" calcext:value-type="float">
            <text:p>0.078</text:p>
          </table:table-cell>
        </table:table-row>
        <table:table-row table:style-name="ro1">
          <table:table-cell office:value-type="string" calcext:value-type="string">
            <text:p>ex1v2-eq.bils</text:p>
          </table:table-cell>
          <table:table-cell office:value-type="float" office:value="0.008" calcext:value-type="float">
            <text:p>0.008</text:p>
          </table:table-cell>
          <table:table-cell table:formula="of:=([.G6]/[.$B6])*100" office:value-type="float" office:value="225" calcext:value-type="float">
            <text:p>225.00</text:p>
          </table:table-cell>
          <table:table-cell table:formula="of:=([.H6]/[.$B6])*100" office:value-type="float" office:value="62.5" calcext:value-type="float">
            <text:p>62.50</text:p>
          </table:table-cell>
          <table:table-cell table:formula="of:=([.I6]/[.$B6])*100" office:value-type="float" office:value="162.5" calcext:value-type="float">
            <text:p>162.50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x1v3-eq.bils</text:p>
          </table:table-cell>
          <table:table-cell office:value-type="float" office:value="0.006" calcext:value-type="float">
            <text:p>0.006</text:p>
          </table:table-cell>
          <table:table-cell table:formula="of:=([.G7]/[.$B7])*100" office:value-type="float" office:value="316.666666666667" calcext:value-type="float">
            <text:p>316.67</text:p>
          </table:table-cell>
          <table:table-cell table:formula="of:=([.H7]/[.$B7])*100" office:value-type="float" office:value="100" calcext:value-type="float">
            <text:p>100.00</text:p>
          </table:table-cell>
          <table:table-cell table:formula="of:=([.I7]/[.$B7])*100" office:value-type="float" office:value="150" calcext:value-type="float">
            <text:p>150.00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x2v1.bils</text:p>
          </table:table-cell>
          <table:table-cell office:value-type="float" office:value="0.016" calcext:value-type="float">
            <text:p>0.016</text:p>
          </table:table-cell>
          <table:table-cell table:formula="of:=([.G8]/[.$B8])*100" office:value-type="float" office:value="75" calcext:value-type="float">
            <text:p>75.00</text:p>
          </table:table-cell>
          <table:table-cell table:formula="of:=([.H8]/[.$B8])*100" office:value-type="float" office:value="118.75" calcext:value-type="float">
            <text:p>118.75</text:p>
          </table:table-cell>
          <table:table-cell table:formula="of:=([.I8]/[.$B8])*100" office:value-type="float" office:value="106.25" calcext:value-type="float">
            <text:p>106.25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ex2v2.bils</text:p>
          </table:table-cell>
          <table:table-cell office:value-type="float" office:value="0.016" calcext:value-type="float">
            <text:p>0.016</text:p>
          </table:table-cell>
          <table:table-cell table:formula="of:=([.G9]/[.$B9])*100" office:value-type="float" office:value="75" calcext:value-type="float">
            <text:p>75.00</text:p>
          </table:table-cell>
          <table:table-cell table:formula="of:=([.H9]/[.$B9])*100" office:value-type="float" office:value="131.25" calcext:value-type="float">
            <text:p>131.25</text:p>
          </table:table-cell>
          <table:table-cell table:formula="of:=([.I9]/[.$B9])*100" office:value-type="float" office:value="93.75" calcext:value-type="float">
            <text:p>93.75</text:p>
          </table:table-cell>
          <table:table-cell/>
          <table:table-cell office:value-type="float" office:value="0.012" calcext:value-type="float">
            <text:p>0.012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fact-tail-rec.bils</text:p>
          </table:table-cell>
          <table:table-cell office:value-type="float" office:value="0.016" calcext:value-type="float">
            <text:p>0.016</text:p>
          </table:table-cell>
          <table:table-cell table:formula="of:=([.G10]/[.$B10])*100" office:value-type="float" office:value="87.5" calcext:value-type="float">
            <text:p>87.50</text:p>
          </table:table-cell>
          <table:table-cell table:formula="of:=([.H10]/[.$B10])*100" office:value-type="float" office:value="93.75" calcext:value-type="float">
            <text:p>93.75</text:p>
          </table:table-cell>
          <table:table-cell table:formula="of:=([.I10]/[.$B10])*100" office:value-type="float" office:value="93.75" calcext:value-type="float">
            <text:p>93.75</text:p>
          </table:table-cell>
          <table:table-cell/>
          <table:table-cell office:value-type="float" office:value="0.014" calcext:value-type="float">
            <text:p>0.014</text:p>
          </table:table-cell>
          <table:table-cell table:number-columns-repeated="2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gc-equiv-2.bils</text:p>
          </table:table-cell>
          <table:table-cell office:value-type="float" office:value="0.005" calcext:value-type="float">
            <text:p>0.005</text:p>
          </table:table-cell>
          <table:table-cell table:formula="of:=([.G11]/[.$B11])*100" office:value-type="float" office:value="80" calcext:value-type="float">
            <text:p>80.00</text:p>
          </table:table-cell>
          <table:table-cell table:formula="of:=([.H11]/[.$B11])*100" office:value-type="float" office:value="80" calcext:value-type="float">
            <text:p>80.00</text:p>
          </table:table-cell>
          <table:table-cell table:formula="of:=([.I11]/[.$B11])*100" office:value-type="float" office:value="100" calcext:value-type="float">
            <text:p>100.00</text:p>
          </table:table-cell>
          <table:table-cell/>
          <table:table-cell table:number-columns-repeated="2"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gc-equiv.bils</text:p>
          </table:table-cell>
          <table:table-cell office:value-type="float" office:value="0.006" calcext:value-type="float">
            <text:p>0.006</text:p>
          </table:table-cell>
          <table:table-cell table:formula="of:=([.G12]/[.$B12])*100" office:value-type="float" office:value="100" calcext:value-type="float">
            <text:p>100.00</text:p>
          </table:table-cell>
          <table:table-cell table:formula="of:=([.H12]/[.$B12])*100" office:value-type="float" office:value="116.666666666667" calcext:value-type="float">
            <text:p>116.67</text:p>
          </table:table-cell>
          <table:table-cell table:formula="of:=([.I12]/[.$B12])*100" office:value-type="float" office:value="100" calcext:value-type="float">
            <text:p>100.0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identity-1.bils</text:p>
          </table:table-cell>
          <table:table-cell office:value-type="float" office:value="0.01" calcext:value-type="float">
            <text:p>0.01</text:p>
          </table:table-cell>
          <table:table-cell table:formula="of:=([.G13]/[.$B13])*100" office:value-type="float" office:value="620" calcext:value-type="float">
            <text:p>620.00</text:p>
          </table:table-cell>
          <table:table-cell table:formula="of:=([.H13]/[.$B13])*100" office:value-type="float" office:value="50" calcext:value-type="float">
            <text:p>50.00</text:p>
          </table:table-cell>
          <table:table-cell table:formula="of:=([.I13]/[.$B13])*100" office:value-type="float" office:value="560" calcext:value-type="float">
            <text:p>560.00</text:p>
          </table:table-cell>
          <table:table-cell/>
          <table:table-cell office:value-type="float" office:value="0.062" calcext:value-type="float">
            <text:p>0.06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56" calcext:value-type="float">
            <text:p>0.056</text:p>
          </table:table-cell>
        </table:table-row>
        <table:table-row table:style-name="ro1">
          <table:table-cell office:value-type="string" calcext:value-type="string">
            <text:p>identity-2.bils</text:p>
          </table:table-cell>
          <table:table-cell office:value-type="float" office:value="0.005" calcext:value-type="float">
            <text:p>0.005</text:p>
          </table:table-cell>
          <table:table-cell table:formula="of:=([.G14]/[.$B14])*100" office:value-type="float" office:value="960" calcext:value-type="float">
            <text:p>960.00</text:p>
          </table:table-cell>
          <table:table-cell table:formula="of:=([.H14]/[.$B14])*100" office:value-type="float" office:value="140" calcext:value-type="float">
            <text:p>140.00</text:p>
          </table:table-cell>
          <table:table-cell table:formula="of:=([.I14]/[.$B14])*100" office:value-type="float" office:value="300" calcext:value-type="float">
            <text:p>300.00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ccarthy.bils</text:p>
          </table:table-cell>
          <table:table-cell office:value-type="float" office:value="0.019" calcext:value-type="float">
            <text:p>0.019</text:p>
          </table:table-cell>
          <table:table-cell table:formula="of:=([.G15]/[.$B15])*100" office:value-type="float" office:value="221.052631578947" calcext:value-type="float">
            <text:p>221.05</text:p>
          </table:table-cell>
          <table:table-cell table:formula="of:=([.H15]/[.$B15])*100" office:value-type="float" office:value="84.2105263157895" calcext:value-type="float">
            <text:p>84.21</text:p>
          </table:table-cell>
          <table:table-cell table:formula="of:=([.I15]/[.$B15])*100" office:value-type="float" office:value="226.315789473684" calcext:value-type="float">
            <text:p>226.32</text:p>
          </table:table-cell>
          <table:table-cell/>
          <table:table-cell office:value-type="float" office:value="0.042" calcext:value-type="float">
            <text:p>0.04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3" calcext:value-type="float">
            <text:p>0.043</text:p>
          </table:table-cell>
        </table:table-row>
        <table:table-row table:style-name="ro1">
          <table:table-cell office:value-type="string" calcext:value-type="string">
            <text:p>mccarthy-knuth2.bils</text:p>
          </table:table-cell>
          <table:table-cell office:value-type="float" office:value="0.018" calcext:value-type="float">
            <text:p>0.018</text:p>
          </table:table-cell>
          <table:table-cell table:formula="of:=([.G16]/[.$B16])*100" office:value-type="float" office:value="200" calcext:value-type="float">
            <text:p>200.00</text:p>
          </table:table-cell>
          <table:table-cell table:formula="of:=([.H16]/[.$B16])*100" office:value-type="float" office:value="94.4444444444444" calcext:value-type="float">
            <text:p>94.44</text:p>
          </table:table-cell>
          <table:table-cell table:formula="of:=([.I16]/[.$B16])*100" office:value-type="float" office:value="194.444444444444" calcext:value-type="float">
            <text:p>194.44</text:p>
          </table:table-cell>
          <table:table-cell/>
          <table:table-cell office:value-type="float" office:value="0.036" calcext:value-type="float">
            <text:p>0.036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mccarthy-knuth.bils</text:p>
          </table:table-cell>
          <table:table-cell office:value-type="float" office:value="0.017" calcext:value-type="float">
            <text:p>0.017</text:p>
          </table:table-cell>
          <table:table-cell table:formula="of:=([.G17]/[.$B17])*100" office:value-type="float" office:value="194.117647058824" calcext:value-type="float">
            <text:p>194.12</text:p>
          </table:table-cell>
          <table:table-cell table:formula="of:=([.H17]/[.$B17])*100" office:value-type="float" office:value="82.3529411764706" calcext:value-type="float">
            <text:p>82.35</text:p>
          </table:table-cell>
          <table:table-cell table:formula="of:=([.I17]/[.$B17])*100" office:value-type="float" office:value="158.823529411765" calcext:value-type="float">
            <text:p>158.82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table-cell office:value-type="string" calcext:value-type="string">
            <text:p>mult2.bils</text:p>
          </table:table-cell>
          <table:table-cell office:value-type="float" office:value="0.04" calcext:value-type="float">
            <text:p>0.04</text:p>
          </table:table-cell>
          <table:table-cell table:formula="of:=([.G18]/[.$B18])*100" office:value-type="float" office:value="150" calcext:value-type="float">
            <text:p>150.00</text:p>
          </table:table-cell>
          <table:table-cell table:formula="of:=([.H18]/[.$B18])*100" office:value-type="float" office:value="72.5" calcext:value-type="float">
            <text:p>72.50</text:p>
          </table:table-cell>
          <table:table-cell table:formula="of:=([.I18]/[.$B18])*100" office:value-type="float" office:value="127.5" calcext:value-type="float">
            <text:p>127.5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51" calcext:value-type="float">
            <text:p>0.051</text:p>
          </table:table-cell>
        </table:table-row>
        <table:table-row table:style-name="ro1">
          <table:table-cell office:value-type="string" calcext:value-type="string">
            <text:p>mult.bils</text:p>
          </table:table-cell>
          <table:table-cell office:value-type="float" office:value="0.024" calcext:value-type="float">
            <text:p>0.024</text:p>
          </table:table-cell>
          <table:table-cell table:formula="of:=([.G19]/[.$B19])*100" office:value-type="float" office:value="395.833333333333" calcext:value-type="float">
            <text:p>395.83</text:p>
          </table:table-cell>
          <table:table-cell table:formula="of:=([.H19]/[.$B19])*100" office:value-type="float" office:value="95.8333333333333" calcext:value-type="float">
            <text:p>95.83</text:p>
          </table:table-cell>
          <table:table-cell table:formula="of:=([.I19]/[.$B19])*100" office:value-type="float" office:value="345.833333333333" calcext:value-type="float">
            <text:p>345.83</text:p>
          </table:table-cell>
          <table:table-cell/>
          <table:table-cell office:value-type="float" office:value="0.095" calcext:value-type="float">
            <text:p>0.09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nr-equiv-int.bils</text:p>
          </table:table-cell>
          <table:table-cell office:value-type="float" office:value="0.011" calcext:value-type="float">
            <text:p>0.011</text:p>
          </table:table-cell>
          <table:table-cell table:formula="of:=([.G20]/[.$B20])*100" office:value-type="float" office:value="90.9090909090909" calcext:value-type="float">
            <text:p>90.91</text:p>
          </table:table-cell>
          <table:table-cell table:formula="of:=([.H20]/[.$B20])*100" office:value-type="float" office:value="36.3636363636364" calcext:value-type="float">
            <text:p>36.36</text:p>
          </table:table-cell>
          <table:table-cell table:formula="of:=([.I20]/[.$B20])*100" office:value-type="float" office:value="109.090909090909" calcext:value-type="float">
            <text:p>109.09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nr-equiv-no-g-2.bils</text:p>
          </table:table-cell>
          <table:table-cell office:value-type="float" office:value="0.008" calcext:value-type="float">
            <text:p>0.008</text:p>
          </table:table-cell>
          <table:table-cell table:formula="of:=([.G21]/[.$B21])*100" office:value-type="float" office:value="75" calcext:value-type="float">
            <text:p>75.00</text:p>
          </table:table-cell>
          <table:table-cell table:formula="of:=([.H21]/[.$B21])*100" office:value-type="float" office:value="50" calcext:value-type="float">
            <text:p>50.00</text:p>
          </table:table-cell>
          <table:table-cell table:formula="of:=([.I21]/[.$B21])*100" office:value-type="float" office:value="62.5" calcext:value-type="float">
            <text:p>62.50</text:p>
          </table:table-cell>
          <table:table-cell/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r-equiv-no-g.bils</text:p>
          </table:table-cell>
          <table:table-cell office:value-type="float" office:value="0.005" calcext:value-type="float">
            <text:p>0.005</text:p>
          </table:table-cell>
          <table:table-cell table:formula="of:=([.G22]/[.$B22])*100" office:value-type="float" office:value="80" calcext:value-type="float">
            <text:p>80.00</text:p>
          </table:table-cell>
          <table:table-cell table:formula="of:=([.H22]/[.$B22])*100" office:value-type="float" office:value="140" calcext:value-type="float">
            <text:p>140.00</text:p>
          </table:table-cell>
          <table:table-cell table:formula="of:=([.I22]/[.$B22])*100" office:value-type="float" office:value="120" calcext:value-type="float">
            <text:p>120.00</text:p>
          </table:table-cell>
          <table:table-cell/>
          <table:table-cell office:value-type="float" office:value="0.004" calcext:value-type="float">
            <text:p>0.0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r-equiv-unit.bils</text:p>
          </table:table-cell>
          <table:table-cell office:value-type="float" office:value="0.009" calcext:value-type="float">
            <text:p>0.009</text:p>
          </table:table-cell>
          <table:table-cell table:formula="of:=([.G23]/[.$B23])*100" office:value-type="float" office:value="122.222222222222" calcext:value-type="float">
            <text:p>122.22</text:p>
          </table:table-cell>
          <table:table-cell table:formula="of:=([.H23]/[.$B23])*100" office:value-type="float" office:value="55.5555555555556" calcext:value-type="float">
            <text:p>55.56</text:p>
          </table:table-cell>
          <table:table-cell table:formula="of:=([.I23]/[.$B23])*100" office:value-type="float" office:value="77.7777777777778" calcext:value-type="float">
            <text:p>77.78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itts-1-2.bils</text:p>
          </table:table-cell>
          <table:table-cell office:value-type="float" office:value="0.012" calcext:value-type="float">
            <text:p>0.012</text:p>
          </table:table-cell>
          <table:table-cell table:formula="of:=([.G24]/[.$B24])*100" office:value-type="float" office:value="75" calcext:value-type="float">
            <text:p>75.00</text:p>
          </table:table-cell>
          <table:table-cell table:formula="of:=([.H24]/[.$B24])*100" office:value-type="float" office:value="58.3333333333333" calcext:value-type="float">
            <text:p>58.33</text:p>
          </table:table-cell>
          <table:table-cell table:formula="of:=([.I24]/[.$B24])*100" office:value-type="float" office:value="75" calcext:value-type="float">
            <text:p>75.00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itts-3.11.bils</text:p>
          </table:table-cell>
          <table:table-cell office:value-type="float" office:value="0.01" calcext:value-type="float">
            <text:p>0.01</text:p>
          </table:table-cell>
          <table:table-cell table:formula="of:=([.G25]/[.$B25])*100" office:value-type="float" office:value="150" calcext:value-type="float">
            <text:p>150.00</text:p>
          </table:table-cell>
          <table:table-cell table:formula="of:=([.H25]/[.$B25])*100" office:value-type="float" office:value="80" calcext:value-type="float">
            <text:p>80.00</text:p>
          </table:table-cell>
          <table:table-cell table:formula="of:=([.I25]/[.$B25])*100" office:value-type="float" office:value="100" calcext:value-type="float">
            <text:p>100.00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pitts-3.11v2.bils</text:p>
          </table:table-cell>
          <table:table-cell office:value-type="float" office:value="0.005" calcext:value-type="float">
            <text:p>0.005</text:p>
          </table:table-cell>
          <table:table-cell table:formula="of:=([.G26]/[.$B26])*100" office:value-type="float" office:value="80" calcext:value-type="float">
            <text:p>80.00</text:p>
          </table:table-cell>
          <table:table-cell table:formula="of:=([.H26]/[.$B26])*100" office:value-type="float" office:value="100" calcext:value-type="float">
            <text:p>100.00</text:p>
          </table:table-cell>
          <table:table-cell table:formula="of:=([.I26]/[.$B26])*100" office:value-type="float" office:value="100" calcext:value-type="float">
            <text:p>100.00</text:p>
          </table:table-cell>
          <table:table-cell/>
          <table:table-cell office:value-type="float" office:value="0.004" calcext:value-type="float">
            <text:p>0.004</text:p>
          </table:table-cell>
          <table:table-cell table:number-columns-repeated="2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pitts-3.14.bils</text:p>
          </table:table-cell>
          <table:table-cell office:value-type="float" office:value="0.014" calcext:value-type="float">
            <text:p>0.014</text:p>
          </table:table-cell>
          <table:table-cell table:formula="of:=([.G27]/[.$B27])*100" office:value-type="float" office:value="1014.28571428571" calcext:value-type="float">
            <text:p>1014.29</text:p>
          </table:table-cell>
          <table:table-cell table:formula="of:=([.H27]/[.$B27])*100" office:value-type="float" office:value="78.5714285714286" calcext:value-type="float">
            <text:p>78.57</text:p>
          </table:table-cell>
          <table:table-cell table:formula="of:=([.I27]/[.$B27])*100" office:value-type="float" office:value="242.857142857143" calcext:value-type="float">
            <text:p>242.86</text:p>
          </table:table-cell>
          <table:table-cell/>
          <table:table-cell office:value-type="float" office:value="0.142" calcext:value-type="float">
            <text:p>0.14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stateful-args-eq-2.bils</text:p>
          </table:table-cell>
          <table:table-cell office:value-type="float" office:value="0.031" calcext:value-type="float">
            <text:p>0.031</text:p>
          </table:table-cell>
          <table:table-cell table:formula="of:=([.G28]/[.$B28])*100" office:value-type="float" office:value="67.741935483871" calcext:value-type="float">
            <text:p>67.74</text:p>
          </table:table-cell>
          <table:table-cell table:formula="of:=([.H28]/[.$B28])*100" office:value-type="float" office:value="180.645161290323" calcext:value-type="float">
            <text:p>180.65</text:p>
          </table:table-cell>
          <table:table-cell table:formula="of:=([.I28]/[.$B28])*100" office:value-type="float" office:value="112.903225806452" calcext:value-type="float">
            <text:p>112.90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stateful-args-eq.bils</text:p>
          </table:table-cell>
          <table:table-cell office:value-type="float" office:value="0.03" calcext:value-type="float">
            <text:p>0.03</text:p>
          </table:table-cell>
          <table:table-cell table:formula="of:=([.G29]/[.$B29])*100" office:value-type="float" office:value="86.6666666666667" calcext:value-type="float">
            <text:p>86.67</text:p>
          </table:table-cell>
          <table:table-cell table:formula="of:=([.H29]/[.$B29])*100" office:value-type="float" office:value="143.333333333333" calcext:value-type="float">
            <text:p>143.33</text:p>
          </table:table-cell>
          <table:table-cell table:formula="of:=([.I29]/[.$B29])*100" office:value-type="float" office:value="150" calcext:value-type="float">
            <text:p>150.00</text:p>
          </table:table-cell>
          <table:table-cell/>
          <table:table-cell office:value-type="float" office:value="0.026" calcext:value-type="float">
            <text:p>0.02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5" calcext:value-type="float">
            <text:p>0.045</text:p>
          </table:table-cell>
        </table:table-row>
        <table:table-row table:style-name="ro1">
          <table:table-cell office:value-type="string" calcext:value-type="string">
            <text:p>symb-const-1.bils</text:p>
          </table:table-cell>
          <table:table-cell office:value-type="float" office:value="0.01" calcext:value-type="float">
            <text:p>0.01</text:p>
          </table:table-cell>
          <table:table-cell table:formula="of:=([.G30]/[.$B30])*100" office:value-type="float" office:value="390" calcext:value-type="float">
            <text:p>390.00</text:p>
          </table:table-cell>
          <table:table-cell table:formula="of:=([.H30]/[.$B30])*100" office:value-type="float" office:value="70" calcext:value-type="float">
            <text:p>70.00</text:p>
          </table:table-cell>
          <table:table-cell table:formula="of:=([.I30]/[.$B30])*100" office:value-type="float" office:value="320" calcext:value-type="float">
            <text:p>320.00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symb-const-2.bils</text:p>
          </table:table-cell>
          <table:table-cell office:value-type="float" office:value="0.006" calcext:value-type="float">
            <text:p>0.006</text:p>
          </table:table-cell>
          <table:table-cell table:formula="of:=([.G31]/[.$B31])*100" office:value-type="float" office:value="800" calcext:value-type="float">
            <text:p>800.00</text:p>
          </table:table-cell>
          <table:table-cell table:formula="of:=([.H31]/[.$B31])*100" office:value-type="float" office:value="116.666666666667" calcext:value-type="float">
            <text:p>116.67</text:p>
          </table:table-cell>
          <table:table-cell table:formula="of:=([.I31]/[.$B31])*100" office:value-type="float" office:value="1050" calcext:value-type="float">
            <text:p>1050.00</text:p>
          </table:table-cell>
          <table:table-cell/>
          <table:table-cell office:value-type="float" office:value="0.048" calcext:value-type="float">
            <text:p>0.048</text:p>
          </table:table-cell>
          <table:table-cell office:value-type="float" office:value="0.007" calcext:value-type="float">
            <text:p>0.007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symb-const-5.bils</text:p>
          </table:table-cell>
          <table:table-cell office:value-type="float" office:value="0.006" calcext:value-type="float">
            <text:p>0.006</text:p>
          </table:table-cell>
          <table:table-cell table:formula="of:=([.G32]/[.$B32])*100" office:value-type="float" office:value="350" calcext:value-type="float">
            <text:p>350.00</text:p>
          </table:table-cell>
          <table:table-cell table:formula="of:=([.H32]/[.$B32])*100" office:value-type="float" office:value="116.666666666667" calcext:value-type="float">
            <text:p>116.67</text:p>
          </table:table-cell>
          <table:table-cell table:formula="of:=([.I32]/[.$B32])*100" office:value-type="float" office:value="366.666666666667" calcext:value-type="float">
            <text:p>366.67</text:p>
          </table:table-cell>
          <table:table-cell/>
          <table:table-cell office:value-type="float" office:value="0.021" calcext:value-type="float">
            <text:p>0.021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string" calcext:value-type="string">
            <text:p>syteci-call-lock.bils</text:p>
          </table:table-cell>
          <table:table-cell office:value-type="float" office:value="0.171" calcext:value-type="float">
            <text:p>0.171</text:p>
          </table:table-cell>
          <table:table-cell table:formula="of:=([.G33]/[.$B33])*100" office:value-type="float" office:value="605.263157894737" calcext:value-type="float">
            <text:p>605.26</text:p>
          </table:table-cell>
          <table:table-cell table:formula="of:=([.H33]/[.$B33])*100" office:value-type="float" office:value="109.941520467836" calcext:value-type="float">
            <text:p>109.94</text:p>
          </table:table-cell>
          <table:table-cell table:formula="of:=([.I33]/[.$B33])*100" office:value-type="float" office:value="605.263157894737" calcext:value-type="float">
            <text:p>605.26</text:p>
          </table:table-cell>
          <table:table-cell/>
          <table:table-cell office:value-type="float" office:value="1.035" calcext:value-type="float">
            <text:p>1.035</text:p>
          </table:table-cell>
          <table:table-cell office:value-type="float" office:value="0.188" calcext:value-type="float">
            <text:p>0.188</text:p>
          </table:table-cell>
          <table:table-cell office:value-type="float" office:value="1.035" calcext:value-type="float">
            <text:p>1.035</text:p>
          </table:table-cell>
        </table:table-row>
        <table:table-row table:style-name="ro1">
          <table:table-cell office:value-type="string" calcext:value-type="string">
            <text:p>syteci-fact.bils</text:p>
          </table:table-cell>
          <table:table-cell office:value-type="float" office:value="0.012" calcext:value-type="float">
            <text:p>0.012</text:p>
          </table:table-cell>
          <table:table-cell table:formula="of:=([.G34]/[.$B34])*100" office:value-type="float" office:value="116.666666666667" calcext:value-type="float">
            <text:p>116.67</text:p>
          </table:table-cell>
          <table:table-cell table:formula="of:=([.H34]/[.$B34])*100" office:value-type="float" office:value="91.6666666666667" calcext:value-type="float">
            <text:p>91.67</text:p>
          </table:table-cell>
          <table:table-cell table:formula="of:=([.I34]/[.$B34])*100" office:value-type="float" office:value="108.333333333333" calcext:value-type="float">
            <text:p>108.33</text:p>
          </table:table-cell>
          <table:table-cell/>
          <table:table-cell office:value-type="float" office:value="0.014" calcext:value-type="float">
            <text:p>0.01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yteci-fact-state.bils</text:p>
          </table:table-cell>
          <table:table-cell office:value-type="float" office:value="0.022" calcext:value-type="float">
            <text:p>0.022</text:p>
          </table:table-cell>
          <table:table-cell table:formula="of:=([.G35]/[.$B35])*100" office:value-type="float" office:value="86.3636363636364" calcext:value-type="float">
            <text:p>86.36</text:p>
          </table:table-cell>
          <table:table-cell table:formula="of:=([.H35]/[.$B35])*100" office:value-type="float" office:value="95.4545454545455" calcext:value-type="float">
            <text:p>95.45</text:p>
          </table:table-cell>
          <table:table-cell table:formula="of:=([.I35]/[.$B35])*100" office:value-type="float" office:value="90.9090909090909" calcext:value-type="float">
            <text:p>90.91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21" calcext:value-type="float">
            <text:p>0.021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syteci-irrerse-state.bils</text:p>
          </table:table-cell>
          <table:table-cell office:value-type="float" office:value="0.008" calcext:value-type="float">
            <text:p>0.008</text:p>
          </table:table-cell>
          <table:table-cell table:formula="of:=([.G36]/[.$B36])*100" office:value-type="float" office:value="137.5" calcext:value-type="float">
            <text:p>137.50</text:p>
          </table:table-cell>
          <table:table-cell table:formula="of:=([.H36]/[.$B36])*100" office:value-type="float" office:value="100" calcext:value-type="float">
            <text:p>100.00</text:p>
          </table:table-cell>
          <table:table-cell table:formula="of:=([.I36]/[.$B36])*100" office:value-type="float" office:value="87.5" calcext:value-type="float">
            <text:p>87.50</text:p>
          </table:table-cell>
          <table:table-cell/>
          <table:table-cell office:value-type="float" office:value="0.011" calcext:value-type="float">
            <text:p>0.011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yteci-rep-ind.bils</text:p>
          </table:table-cell>
          <table:table-cell office:value-type="float" office:value="0.066" calcext:value-type="float">
            <text:p>0.066</text:p>
          </table:table-cell>
          <table:table-cell table:formula="of:=([.G37]/[.$B37])*100" office:value-type="float" office:value="256.060606060606" calcext:value-type="float">
            <text:p>256.06</text:p>
          </table:table-cell>
          <table:table-cell table:formula="of:=([.H37]/[.$B37])*100" office:value-type="float" office:value="119.69696969697" calcext:value-type="float">
            <text:p>119.70</text:p>
          </table:table-cell>
          <table:table-cell table:formula="of:=([.I37]/[.$B37])*100" office:value-type="float" office:value="737.878787878788" calcext:value-type="float">
            <text:p>737.88</text:p>
          </table:table-cell>
          <table:table-cell/>
          <table:table-cell office:value-type="float" office:value="0.169" calcext:value-type="float">
            <text:p>0.169</text:p>
          </table:table-cell>
          <table:table-cell office:value-type="float" office:value="0.079" calcext:value-type="float">
            <text:p>0.079</text:p>
          </table:table-cell>
          <table:table-cell office:value-type="float" office:value="0.487" calcext:value-type="float">
            <text:p>0.487</text:p>
          </table:table-cell>
        </table:table-row>
        <table:table-row table:style-name="ro1">
          <table:table-cell office:value-type="string" calcext:value-type="string">
            <text:p>syteci-well-bracket-state.bils</text:p>
          </table:table-cell>
          <table:table-cell office:value-type="float" office:value="0.018" calcext:value-type="float">
            <text:p>0.018</text:p>
          </table:table-cell>
          <table:table-cell table:formula="of:=([.G38]/[.$B38])*100" office:value-type="float" office:value="94.4444444444444" calcext:value-type="float">
            <text:p>94.44</text:p>
          </table:table-cell>
          <table:table-cell table:formula="of:=([.H38]/[.$B38])*100" office:value-type="float" office:value="144.444444444444" calcext:value-type="float">
            <text:p>144.44</text:p>
          </table:table-cell>
          <table:table-cell table:formula="of:=([.I38]/[.$B38])*100" office:value-type="float" office:value="105.555555555556" calcext:value-type="float">
            <text:p>105.56</text:p>
          </table:table-cell>
          <table:table-cell/>
          <table:table-cell office:value-type="float" office:value="0.017" calcext:value-type="float">
            <text:p>0.01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takeuchi-knuth.bils</text:p>
          </table:table-cell>
          <table:table-cell office:value-type="float" office:value="0.024" calcext:value-type="float">
            <text:p>0.024</text:p>
          </table:table-cell>
          <table:table-cell table:formula="of:=([.G39]/[.$B39])*100" office:value-type="float" office:value="116.666666666667" calcext:value-type="float">
            <text:p>116.67</text:p>
          </table:table-cell>
          <table:table-cell table:formula="of:=([.H39]/[.$B39])*100" office:value-type="float" office:value="70.8333333333333" calcext:value-type="float">
            <text:p>70.83</text:p>
          </table:table-cell>
          <table:table-cell table:formula="of:=([.I39]/[.$B39])*100" office:value-type="float" office:value="125" calcext:value-type="float">
            <text:p>125.00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trivial-equiv.bils</text:p>
          </table:table-cell>
          <table:table-cell office:value-type="float" office:value="0.004" calcext:value-type="float">
            <text:p>0.004</text:p>
          </table:table-cell>
          <table:table-cell table:formula="of:=([.G40]/[.$B40])*100" office:value-type="float" office:value="175" calcext:value-type="float">
            <text:p>175.00</text:p>
          </table:table-cell>
          <table:table-cell table:formula="of:=([.H40]/[.$B40])*100" office:value-type="float" office:value="100" calcext:value-type="float">
            <text:p>100.00</text:p>
          </table:table-cell>
          <table:table-cell table:formula="of:=([.I40]/[.$B40])*100" office:value-type="float" office:value="100" calcext:value-type="float">
            <text:p>100.00</text:p>
          </table:table-cell>
          <table:table-cell/>
          <table:table-cell office:value-type="float" office:value="0.007" calcext:value-type="float">
            <text:p>0.007</text:p>
          </table:table-cell>
          <table:table-cell table:number-columns-repeated="2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vk-arrays.bils</text:p>
          </table:table-cell>
          <table:table-cell office:value-type="float" office:value="0.01" calcext:value-type="float">
            <text:p>0.01</text:p>
          </table:table-cell>
          <table:table-cell table:formula="of:=([.G41]/[.$B41])*100" office:value-type="float" office:value="90" calcext:value-type="float">
            <text:p>90.00</text:p>
          </table:table-cell>
          <table:table-cell table:formula="of:=([.H41]/[.$B41])*100" office:value-type="float" office:value="80" calcext:value-type="float">
            <text:p>80.00</text:p>
          </table:table-cell>
          <table:table-cell table:formula="of:=([.I41]/[.$B41])*100" office:value-type="float" office:value="120" calcext:value-type="float">
            <text:p>120.00</text:p>
          </table:table-cell>
          <table:table-cell/>
          <table:table-cell office:value-type="float" office:value="0.009" calcext:value-type="float">
            <text:p>0.00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2" calcext:value-type="float">
            <text:p>0.012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5" calcext:value-type="float">
            <text:p>0.015</text:p>
          </table:table-cell>
          <table:table-cell table:formula="of:=([.G42]/[.$B42])*100" office:value-type="float" office:value="253.333333333333" calcext:value-type="float">
            <text:p>253.33</text:p>
          </table:table-cell>
          <table:table-cell table:formula="of:=([.H42]/[.$B42])*100" office:value-type="float" office:value="113.333333333333" calcext:value-type="float">
            <text:p>113.33</text:p>
          </table:table-cell>
          <table:table-cell table:formula="of:=([.I42]/[.$B42])*100" office:value-type="float" office:value="280" calcext:value-type="float">
            <text:p>280.00</text:p>
          </table:table-cell>
          <table:table-cell/>
          <table:table-cell office:value-type="float" office:value="0.038" calcext:value-type="float">
            <text:p>0.03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table-cell/>
          <table:table-cell table:formula="of:=SUM([.B3:.B42])" office:value-type="float" office:value="2.09" calcext:value-type="float">
            <text:p>2.09</text:p>
          </table:table-cell>
          <table:table-cell table:formula="of:=([.G43]/[.$B43])*100" office:value-type="float" office:value="180.334928229665" calcext:value-type="float">
            <text:p>180.33</text:p>
          </table:table-cell>
          <table:table-cell table:formula="of:=([.H43]/[.$B43])*100" office:value-type="float" office:value="93.3014354066986" calcext:value-type="float">
            <text:p>93.30</text:p>
          </table:table-cell>
          <table:table-cell table:formula="of:=([.I43]/[.$B43])*100" office:value-type="float" office:value="165.358851674641" calcext:value-type="float">
            <text:p>165.36</text:p>
          </table:table-cell>
          <table:table-cell/>
          <table:table-cell table:style-name="Default" table:formula="of:=SUM([.G3:.G42])" office:value-type="float" office:value="3.769" calcext:value-type="float">
            <text:p>3.769</text:p>
          </table:table-cell>
          <table:table-cell table:style-name="Default" table:formula="of:=SUM([.H3:.H42])" office:value-type="float" office:value="1.95" calcext:value-type="float">
            <text:p>1.95</text:p>
          </table:table-cell>
          <table:table-cell table:style-name="Default" table:formula="of:=SUM([.I3:.I42])" office:value-type="float" office:value="3.456" calcext:value-type="float">
            <text:p>3.456</text:p>
          </table:table-cell>
        </table:table-row>
        <calcext:conditional-formats>
          <calcext:conditional-format calcext:target-range-address="'BFS equiv'.G3:'BFS equiv'.I42">
            <calcext:condition calcext:apply-style-name="background green" calcext:value="&lt;[.$B3]" calcext:base-cell-address="'BFS equiv'.G3"/>
            <calcext:condition calcext:apply-style-name="background red" calcext:value="&gt;[.$B3]" calcext:base-cell-address="'BFS equiv'.G3"/>
          </calcext:conditional-format>
          <calcext:conditional-format calcext:target-range-address="'BFS equiv'.C3:'BFS equiv'.E43">
            <calcext:condition calcext:apply-style-name="background green" calcext:value="&gt;100" calcext:base-cell-address="'BFS equiv'.C3"/>
          </calcext:conditional-format>
        </calcext:conditional-formats>
      </table:table>
      <table:table table:name="BFS inequiv" table:style-name="ta1">
        <table:table-column table:style-name="co3" table:default-cell-style-name="Default"/>
        <table:table-column table:style-name="co2" table:default-cell-style-name="Default"/>
        <table:table-column table:style-name="co2" table:number-columns-repeated="3" table:default-cell-style-name="ce380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BFS inequiv</text:p>
          </table:table-cell>
          <table:table-cell/>
          <table:table-cell table:style-name="Default" office:value-type="string" calcext:value-type="string">
            <text:p>%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lenames</text:p>
          </table:table-cell>
          <table:table-cell office:value-type="string" calcext:value-type="string">
            <text:p>default</text:p>
          </table:table-cell>
          <table:table-cell table:style-name="Default" office:value-type="string" calcext:value-type="string">
            <text:p>no up-to</text:p>
          </table:table-cell>
          <table:table-cell table:style-name="Default" office:value-type="string" calcext:value-type="string">
            <text:p>no memo</text:p>
          </table:table-cell>
          <table:table-cell table:style-name="Default" office:value-type="string" calcext:value-type="string">
            <text:p>no memo, no up-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search-ineq-1.bils</text:p>
          </table:table-cell>
          <table:table-cell office:value-type="float" office:value="0.035" calcext:value-type="float">
            <text:p>0.035</text:p>
          </table:table-cell>
          <table:table-cell table:formula="of:=([.G3]/[.$B3])*100" office:value-type="float" office:value="74.2857142857143" calcext:value-type="float">
            <text:p>74.29</text:p>
          </table:table-cell>
          <table:table-cell table:formula="of:=([.H3]/[.$B3])*100" office:value-type="float" office:value="68.5714285714286" calcext:value-type="float">
            <text:p>68.57</text:p>
          </table:table-cell>
          <table:table-cell table:formula="of:=([.I3]/[.$B3])*100" office:value-type="float" office:value="68.5714285714286" calcext:value-type="float">
            <text:p>68.57</text:p>
          </table:table-cell>
          <table:table-cell/>
          <table:table-cell table:style-name="ce381" office:value-type="float" office:value="0.026" calcext:value-type="float">
            <text:p>0.026</text:p>
          </table:table-cell>
          <table:table-cell table:style-name="ce423" office:value-type="float" office:value="0.024" calcext:value-type="float">
            <text:p>0.024</text:p>
          </table:table-cell>
          <table:table-cell table:style-name="ce465"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bsearch-ineq-2.bils</text:p>
          </table:table-cell>
          <table:table-cell office:value-type="float" office:value="0.055" calcext:value-type="float">
            <text:p>0.055</text:p>
          </table:table-cell>
          <table:table-cell table:formula="of:=([.G4]/[.$B4])*100" office:value-type="float" office:value="67.2727272727273" calcext:value-type="float">
            <text:p>67.27</text:p>
          </table:table-cell>
          <table:table-cell table:formula="of:=([.H4]/[.$B4])*100" office:value-type="float" office:value="80" calcext:value-type="float">
            <text:p>80.00</text:p>
          </table:table-cell>
          <table:table-cell table:formula="of:=([.I4]/[.$B4])*100" office:value-type="float" office:value="63.6363636363637" calcext:value-type="float">
            <text:p>63.64</text:p>
          </table:table-cell>
          <table:table-cell/>
          <table:table-cell table:style-name="ce382" office:value-type="float" office:value="0.037" calcext:value-type="float">
            <text:p>0.037</text:p>
          </table:table-cell>
          <table:table-cell table:style-name="ce424" office:value-type="float" office:value="0.044" calcext:value-type="float">
            <text:p>0.044</text:p>
          </table:table-cell>
          <table:table-cell table:style-name="ce466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bsearch-ineq-3.bils</text:p>
          </table:table-cell>
          <table:table-cell office:value-type="float" office:value="0.195" calcext:value-type="float">
            <text:p>0.195</text:p>
          </table:table-cell>
          <table:table-cell table:formula="of:=([.G5]/[.$B5])*100" office:value-type="float" office:value="71.2820512820513" calcext:value-type="float">
            <text:p>71.28</text:p>
          </table:table-cell>
          <table:table-cell table:formula="of:=([.H5]/[.$B5])*100" office:value-type="float" office:value="74.8717948717949" calcext:value-type="float">
            <text:p>74.87</text:p>
          </table:table-cell>
          <table:table-cell table:formula="of:=([.I5]/[.$B5])*100" office:value-type="float" office:value="72.8205128205128" calcext:value-type="float">
            <text:p>72.82</text:p>
          </table:table-cell>
          <table:table-cell/>
          <table:table-cell table:style-name="ce383" office:value-type="float" office:value="0.139" calcext:value-type="float">
            <text:p>0.139</text:p>
          </table:table-cell>
          <table:table-cell table:style-name="ce425" office:value-type="float" office:value="0.146" calcext:value-type="float">
            <text:p>0.146</text:p>
          </table:table-cell>
          <table:table-cell table:style-name="ce467"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bsearch-ineq-4.bils</text:p>
          </table:table-cell>
          <table:table-cell office:value-type="float" office:value="0.031" calcext:value-type="float">
            <text:p>0.031</text:p>
          </table:table-cell>
          <table:table-cell table:formula="of:=([.G6]/[.$B6])*100" office:value-type="float" office:value="87.0967741935484" calcext:value-type="float">
            <text:p>87.10</text:p>
          </table:table-cell>
          <table:table-cell table:formula="of:=([.H6]/[.$B6])*100" office:value-type="float" office:value="83.8709677419355" calcext:value-type="float">
            <text:p>83.87</text:p>
          </table:table-cell>
          <table:table-cell table:formula="of:=([.I6]/[.$B6])*100" office:value-type="float" office:value="112.903225806452" calcext:value-type="float">
            <text:p>112.90</text:p>
          </table:table-cell>
          <table:table-cell/>
          <table:table-cell table:style-name="ce384" office:value-type="float" office:value="0.027" calcext:value-type="float">
            <text:p>0.027</text:p>
          </table:table-cell>
          <table:table-cell table:style-name="ce426" office:value-type="float" office:value="0.026" calcext:value-type="float">
            <text:p>0.026</text:p>
          </table:table-cell>
          <table:table-cell table:style-name="ce468" office:value-type="float" office:value="0.035" calcext:value-type="float">
            <text:p>0.035</text:p>
          </table:table-cell>
        </table:table-row>
        <table:table-row table:style-name="ro1">
          <table:table-cell office:value-type="string" calcext:value-type="string">
            <text:p>bsearch-ineq-5.bils</text:p>
          </table:table-cell>
          <table:table-cell office:value-type="float" office:value="0.051" calcext:value-type="float">
            <text:p>0.051</text:p>
          </table:table-cell>
          <table:table-cell table:formula="of:=([.G7]/[.$B7])*100" office:value-type="float" office:value="68.6274509803922" calcext:value-type="float">
            <text:p>68.63</text:p>
          </table:table-cell>
          <table:table-cell table:formula="of:=([.H7]/[.$B7])*100" office:value-type="float" office:value="78.4313725490196" calcext:value-type="float">
            <text:p>78.43</text:p>
          </table:table-cell>
          <table:table-cell table:formula="of:=([.I7]/[.$B7])*100" office:value-type="float" office:value="62.7450980392157" calcext:value-type="float">
            <text:p>62.75</text:p>
          </table:table-cell>
          <table:table-cell/>
          <table:table-cell table:style-name="ce385" office:value-type="float" office:value="0.035" calcext:value-type="float">
            <text:p>0.035</text:p>
          </table:table-cell>
          <table:table-cell table:style-name="ce427" office:value-type="float" office:value="0.04" calcext:value-type="float">
            <text:p>0.04</text:p>
          </table:table-cell>
          <table:table-cell table:style-name="ce469"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ll-nested-param.bils</text:p>
          </table:table-cell>
          <table:table-cell office:value-type="float" office:value="0.01" calcext:value-type="float">
            <text:p>0.01</text:p>
          </table:table-cell>
          <table:table-cell table:formula="of:=([.G8]/[.$B8])*100" office:value-type="float" office:value="60" calcext:value-type="float">
            <text:p>60.00</text:p>
          </table:table-cell>
          <table:table-cell table:formula="of:=([.H8]/[.$B8])*100" office:value-type="float" office:value="100" calcext:value-type="float">
            <text:p>100.00</text:p>
          </table:table-cell>
          <table:table-cell table:formula="of:=([.I8]/[.$B8])*100" office:value-type="float" office:value="70" calcext:value-type="float">
            <text:p>70.00</text:p>
          </table:table-cell>
          <table:table-cell/>
          <table:table-cell table:style-name="ce386" office:value-type="float" office:value="0.006" calcext:value-type="float">
            <text:p>0.006</text:p>
          </table:table-cell>
          <table:table-cell table:style-name="ce428" office:value-type="float" office:value="0.01" calcext:value-type="float">
            <text:p>0.01</text:p>
          </table:table-cell>
          <table:table-cell table:style-name="ce470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ross-reentrancy-param.bils</text:p>
          </table:table-cell>
          <table:table-cell office:value-type="float" office:value="0.007" calcext:value-type="float">
            <text:p>0.007</text:p>
          </table:table-cell>
          <table:table-cell table:formula="of:=([.G9]/[.$B9])*100" office:value-type="float" office:value="142.857142857143" calcext:value-type="float">
            <text:p>142.86</text:p>
          </table:table-cell>
          <table:table-cell table:formula="of:=([.H9]/[.$B9])*100" office:value-type="float" office:value="114.285714285714" calcext:value-type="float">
            <text:p>114.29</text:p>
          </table:table-cell>
          <table:table-cell table:formula="of:=([.I9]/[.$B9])*100" office:value-type="float" office:value="100" calcext:value-type="float">
            <text:p>100.00</text:p>
          </table:table-cell>
          <table:table-cell/>
          <table:table-cell table:style-name="ce387" office:value-type="float" office:value="0.01" calcext:value-type="float">
            <text:p>0.01</text:p>
          </table:table-cell>
          <table:table-cell table:style-name="ce429" office:value-type="float" office:value="0.008" calcext:value-type="float">
            <text:p>0.008</text:p>
          </table:table-cell>
          <table:table-cell table:style-name="ce471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cross-reentrancy-param-v2.bils</text:p>
          </table:table-cell>
          <table:table-cell office:value-type="float" office:value="0.109" calcext:value-type="float">
            <text:p>0.109</text:p>
          </table:table-cell>
          <table:table-cell table:formula="of:=([.G10]/[.$B10])*100" office:value-type="float" office:value="351.376146788991" calcext:value-type="float">
            <text:p>351.38</text:p>
          </table:table-cell>
          <table:table-cell table:formula="of:=([.H10]/[.$B10])*100" office:value-type="float" office:value="112.844036697248" calcext:value-type="float">
            <text:p>112.84</text:p>
          </table:table-cell>
          <table:table-cell table:formula="of:=([.I10]/[.$B10])*100" office:value-type="float" office:value="695.412844036697" calcext:value-type="float">
            <text:p>695.41</text:p>
          </table:table-cell>
          <table:table-cell/>
          <table:table-cell table:style-name="ce388" office:value-type="float" office:value="0.383" calcext:value-type="float">
            <text:p>0.383</text:p>
          </table:table-cell>
          <table:table-cell table:style-name="ce430" office:value-type="float" office:value="0.123" calcext:value-type="float">
            <text:p>0.123</text:p>
          </table:table-cell>
          <table:table-cell table:style-name="ce472"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cross-reentrancy-param-v3.bils</text:p>
          </table:table-cell>
          <table:table-cell office:value-type="float" office:value="0.084" calcext:value-type="float">
            <text:p>0.084</text:p>
          </table:table-cell>
          <table:table-cell table:formula="of:=([.G11]/[.$B11])*100" office:value-type="float" office:value="327.380952380952" calcext:value-type="float">
            <text:p>327.38</text:p>
          </table:table-cell>
          <table:table-cell table:formula="of:=([.H11]/[.$B11])*100" office:value-type="float" office:value="120.238095238095" calcext:value-type="float">
            <text:p>120.24</text:p>
          </table:table-cell>
          <table:table-cell table:formula="of:=([.I11]/[.$B11])*100" office:value-type="float" office:value="763.095238095238" calcext:value-type="float">
            <text:p>763.10</text:p>
          </table:table-cell>
          <table:table-cell/>
          <table:table-cell table:style-name="ce389" office:value-type="float" office:value="0.275" calcext:value-type="float">
            <text:p>0.275</text:p>
          </table:table-cell>
          <table:table-cell table:style-name="ce431" office:value-type="float" office:value="0.101" calcext:value-type="float">
            <text:p>0.101</text:p>
          </table:table-cell>
          <table:table-cell table:style-name="ce473"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ex1v1-ineq.bils</text:p>
          </table:table-cell>
          <table:table-cell office:value-type="float" office:value="0.008" calcext:value-type="float">
            <text:p>0.008</text:p>
          </table:table-cell>
          <table:table-cell table:formula="of:=([.G12]/[.$B12])*100" office:value-type="float" office:value="75" calcext:value-type="float">
            <text:p>75.00</text:p>
          </table:table-cell>
          <table:table-cell table:formula="of:=([.H12]/[.$B12])*100" office:value-type="float" office:value="75" calcext:value-type="float">
            <text:p>75.00</text:p>
          </table:table-cell>
          <table:table-cell table:formula="of:=([.I12]/[.$B12])*100" office:value-type="float" office:value="75" calcext:value-type="float">
            <text:p>75.00</text:p>
          </table:table-cell>
          <table:table-cell/>
          <table:table-cell table:style-name="ce390" office:value-type="float" office:value="0.006" calcext:value-type="float">
            <text:p>0.006</text:p>
          </table:table-cell>
          <table:table-cell table:style-name="ce432" office:value-type="float" office:value="0.006" calcext:value-type="float">
            <text:p>0.006</text:p>
          </table:table-cell>
          <table:table-cell table:style-name="ce474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2v1-e1.bils</text:p>
          </table:table-cell>
          <table:table-cell office:value-type="float" office:value="0.007" calcext:value-type="float">
            <text:p>0.007</text:p>
          </table:table-cell>
          <table:table-cell table:formula="of:=([.G13]/[.$B13])*100" office:value-type="float" office:value="85.7142857142857" calcext:value-type="float">
            <text:p>85.71</text:p>
          </table:table-cell>
          <table:table-cell table:formula="of:=([.H13]/[.$B13])*100" office:value-type="float" office:value="85.7142857142857" calcext:value-type="float">
            <text:p>85.71</text:p>
          </table:table-cell>
          <table:table-cell table:formula="of:=([.I13]/[.$B13])*100" office:value-type="float" office:value="57.1428571428571" calcext:value-type="float">
            <text:p>57.14</text:p>
          </table:table-cell>
          <table:table-cell/>
          <table:table-cell table:style-name="ce391" office:value-type="float" office:value="0.006" calcext:value-type="float">
            <text:p>0.006</text:p>
          </table:table-cell>
          <table:table-cell table:style-name="ce433" office:value-type="float" office:value="0.006" calcext:value-type="float">
            <text:p>0.006</text:p>
          </table:table-cell>
          <table:table-cell table:style-name="ce475"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ex2v1-e2.bils</text:p>
          </table:table-cell>
          <table:table-cell office:value-type="float" office:value="0.012" calcext:value-type="float">
            <text:p>0.012</text:p>
          </table:table-cell>
          <table:table-cell table:formula="of:=([.G14]/[.$B14])*100" office:value-type="float" office:value="83.3333333333333" calcext:value-type="float">
            <text:p>83.33</text:p>
          </table:table-cell>
          <table:table-cell table:formula="of:=([.H14]/[.$B14])*100" office:value-type="float" office:value="58.3333333333333" calcext:value-type="float">
            <text:p>58.33</text:p>
          </table:table-cell>
          <table:table-cell table:formula="of:=([.I14]/[.$B14])*100" office:value-type="float" office:value="50" calcext:value-type="float">
            <text:p>50.00</text:p>
          </table:table-cell>
          <table:table-cell/>
          <table:table-cell table:style-name="ce392" office:value-type="float" office:value="0.01" calcext:value-type="float">
            <text:p>0.01</text:p>
          </table:table-cell>
          <table:table-cell table:style-name="ce434" office:value-type="float" office:value="0.007" calcext:value-type="float">
            <text:p>0.007</text:p>
          </table:table-cell>
          <table:table-cell table:style-name="ce476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2v2-e1.bils</text:p>
          </table:table-cell>
          <table:table-cell office:value-type="float" office:value="0.01" calcext:value-type="float">
            <text:p>0.01</text:p>
          </table:table-cell>
          <table:table-cell table:formula="of:=([.G15]/[.$B15])*100" office:value-type="float" office:value="60" calcext:value-type="float">
            <text:p>60.00</text:p>
          </table:table-cell>
          <table:table-cell table:formula="of:=([.H15]/[.$B15])*100" office:value-type="float" office:value="50" calcext:value-type="float">
            <text:p>50.00</text:p>
          </table:table-cell>
          <table:table-cell table:formula="of:=([.I15]/[.$B15])*100" office:value-type="float" office:value="50" calcext:value-type="float">
            <text:p>50.00</text:p>
          </table:table-cell>
          <table:table-cell/>
          <table:table-cell table:style-name="ce393" office:value-type="float" office:value="0.006" calcext:value-type="float">
            <text:p>0.006</text:p>
          </table:table-cell>
          <table:table-cell table:style-name="ce435" office:value-type="float" office:value="0.005" calcext:value-type="float">
            <text:p>0.005</text:p>
          </table:table-cell>
          <table:table-cell table:style-name="ce477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ex2v2-e2.bils</text:p>
          </table:table-cell>
          <table:table-cell office:value-type="float" office:value="0.011" calcext:value-type="float">
            <text:p>0.011</text:p>
          </table:table-cell>
          <table:table-cell table:formula="of:=([.G16]/[.$B16])*100" office:value-type="float" office:value="72.7272727272727" calcext:value-type="float">
            <text:p>72.73</text:p>
          </table:table-cell>
          <table:table-cell table:formula="of:=([.H16]/[.$B16])*100" office:value-type="float" office:value="81.8181818181818" calcext:value-type="float">
            <text:p>81.82</text:p>
          </table:table-cell>
          <table:table-cell table:formula="of:=([.I16]/[.$B16])*100" office:value-type="float" office:value="54.5454545454546" calcext:value-type="float">
            <text:p>54.55</text:p>
          </table:table-cell>
          <table:table-cell/>
          <table:table-cell table:style-name="ce394" office:value-type="float" office:value="0.008" calcext:value-type="float">
            <text:p>0.008</text:p>
          </table:table-cell>
          <table:table-cell table:style-name="ce436" office:value-type="float" office:value="0.009" calcext:value-type="float">
            <text:p>0.009</text:p>
          </table:table-cell>
          <table:table-cell table:style-name="ce478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3.4-e.bils</text:p>
          </table:table-cell>
          <table:table-cell office:value-type="float" office:value="0.009" calcext:value-type="float">
            <text:p>0.009</text:p>
          </table:table-cell>
          <table:table-cell table:formula="of:=([.G17]/[.$B17])*100" office:value-type="float" office:value="66.6666666666667" calcext:value-type="float">
            <text:p>66.67</text:p>
          </table:table-cell>
          <table:table-cell table:formula="of:=([.H17]/[.$B17])*100" office:value-type="float" office:value="55.5555555555556" calcext:value-type="float">
            <text:p>55.56</text:p>
          </table:table-cell>
          <table:table-cell table:formula="of:=([.I17]/[.$B17])*100" office:value-type="float" office:value="88.8888888888889" calcext:value-type="float">
            <text:p>88.89</text:p>
          </table:table-cell>
          <table:table-cell/>
          <table:table-cell table:style-name="ce395" office:value-type="float" office:value="0.006" calcext:value-type="float">
            <text:p>0.006</text:p>
          </table:table-cell>
          <table:table-cell table:style-name="ce437" office:value-type="float" office:value="0.005" calcext:value-type="float">
            <text:p>0.005</text:p>
          </table:table-cell>
          <table:table-cell table:style-name="ce479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3.5-e.bils</text:p>
          </table:table-cell>
          <table:table-cell office:value-type="float" office:value="0.006" calcext:value-type="float">
            <text:p>0.006</text:p>
          </table:table-cell>
          <table:table-cell table:formula="of:=([.G18]/[.$B18])*100" office:value-type="float" office:value="116.666666666667" calcext:value-type="float">
            <text:p>116.67</text:p>
          </table:table-cell>
          <table:table-cell table:formula="of:=([.H18]/[.$B18])*100" office:value-type="float" office:value="116.666666666667" calcext:value-type="float">
            <text:p>116.67</text:p>
          </table:table-cell>
          <table:table-cell table:formula="of:=([.I18]/[.$B18])*100" office:value-type="float" office:value="100" calcext:value-type="float">
            <text:p>100.00</text:p>
          </table:table-cell>
          <table:table-cell/>
          <table:table-cell table:style-name="ce396" office:value-type="float" office:value="0.007" calcext:value-type="float">
            <text:p>0.007</text:p>
          </table:table-cell>
          <table:table-cell table:style-name="ce438" office:value-type="float" office:value="0.007" calcext:value-type="float">
            <text:p>0.007</text:p>
          </table:table-cell>
          <table:table-cell table:style-name="ce480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ex4v1-ineq.bils</text:p>
          </table:table-cell>
          <table:table-cell office:value-type="float" office:value="0.013" calcext:value-type="float">
            <text:p>0.013</text:p>
          </table:table-cell>
          <table:table-cell table:formula="of:=([.G19]/[.$B19])*100" office:value-type="float" office:value="46.1538461538462" calcext:value-type="float">
            <text:p>46.15</text:p>
          </table:table-cell>
          <table:table-cell table:formula="of:=([.H19]/[.$B19])*100" office:value-type="float" office:value="46.1538461538462" calcext:value-type="float">
            <text:p>46.15</text:p>
          </table:table-cell>
          <table:table-cell table:formula="of:=([.I19]/[.$B19])*100" office:value-type="float" office:value="53.8461538461539" calcext:value-type="float">
            <text:p>53.85</text:p>
          </table:table-cell>
          <table:table-cell/>
          <table:table-cell table:style-name="ce397" office:value-type="float" office:value="0.006" calcext:value-type="float">
            <text:p>0.006</text:p>
          </table:table-cell>
          <table:table-cell table:style-name="ce439" office:value-type="float" office:value="0.006" calcext:value-type="float">
            <text:p>0.006</text:p>
          </table:table-cell>
          <table:table-cell table:style-name="ce481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x4v2-ineq.bils</text:p>
          </table:table-cell>
          <table:table-cell office:value-type="float" office:value="0.022" calcext:value-type="float">
            <text:p>0.022</text:p>
          </table:table-cell>
          <table:table-cell table:formula="of:=([.G20]/[.$B20])*100" office:value-type="float" office:value="63.6363636363637" calcext:value-type="float">
            <text:p>63.64</text:p>
          </table:table-cell>
          <table:table-cell table:formula="of:=([.H20]/[.$B20])*100" office:value-type="float" office:value="50" calcext:value-type="float">
            <text:p>50.00</text:p>
          </table:table-cell>
          <table:table-cell table:formula="of:=([.I20]/[.$B20])*100" office:value-type="float" office:value="36.3636363636364" calcext:value-type="float">
            <text:p>36.36</text:p>
          </table:table-cell>
          <table:table-cell/>
          <table:table-cell table:style-name="ce398" office:value-type="float" office:value="0.014" calcext:value-type="float">
            <text:p>0.014</text:p>
          </table:table-cell>
          <table:table-cell table:style-name="ce440" office:value-type="float" office:value="0.011" calcext:value-type="float">
            <text:p>0.011</text:p>
          </table:table-cell>
          <table:table-cell table:style-name="ce482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ex4v3-ineq.bils</text:p>
          </table:table-cell>
          <table:table-cell office:value-type="float" office:value="0.029" calcext:value-type="float">
            <text:p>0.029</text:p>
          </table:table-cell>
          <table:table-cell table:formula="of:=([.G21]/[.$B21])*100" office:value-type="float" office:value="89.6551724137931" calcext:value-type="float">
            <text:p>89.66</text:p>
          </table:table-cell>
          <table:table-cell table:formula="of:=([.H21]/[.$B21])*100" office:value-type="float" office:value="79.3103448275862" calcext:value-type="float">
            <text:p>79.31</text:p>
          </table:table-cell>
          <table:table-cell table:formula="of:=([.I21]/[.$B21])*100" office:value-type="float" office:value="65.5172413793104" calcext:value-type="float">
            <text:p>65.52</text:p>
          </table:table-cell>
          <table:table-cell/>
          <table:table-cell table:style-name="ce399" office:value-type="float" office:value="0.026" calcext:value-type="float">
            <text:p>0.026</text:p>
          </table:table-cell>
          <table:table-cell table:style-name="ce441" office:value-type="float" office:value="0.023" calcext:value-type="float">
            <text:p>0.023</text:p>
          </table:table-cell>
          <table:table-cell table:style-name="ce483"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ex4v4-ineq.bils</text:p>
          </table:table-cell>
          <table:table-cell office:value-type="float" office:value="0.021" calcext:value-type="float">
            <text:p>0.021</text:p>
          </table:table-cell>
          <table:table-cell table:formula="of:=([.G22]/[.$B22])*100" office:value-type="float" office:value="123.809523809524" calcext:value-type="float">
            <text:p>123.81</text:p>
          </table:table-cell>
          <table:table-cell table:formula="of:=([.H22]/[.$B22])*100" office:value-type="float" office:value="142.857142857143" calcext:value-type="float">
            <text:p>142.86</text:p>
          </table:table-cell>
          <table:table-cell table:formula="of:=([.I22]/[.$B22])*100" office:value-type="float" office:value="161.904761904762" calcext:value-type="float">
            <text:p>161.90</text:p>
          </table:table-cell>
          <table:table-cell/>
          <table:table-cell table:style-name="ce400" office:value-type="float" office:value="0.026" calcext:value-type="float">
            <text:p>0.026</text:p>
          </table:table-cell>
          <table:table-cell table:style-name="ce442" office:value-type="float" office:value="0.03" calcext:value-type="float">
            <text:p>0.03</text:p>
          </table:table-cell>
          <table:table-cell table:style-name="ce484"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ex4v5-ineq.bils</text:p>
          </table:table-cell>
          <table:table-cell office:value-type="float" office:value="0.047" calcext:value-type="float">
            <text:p>0.047</text:p>
          </table:table-cell>
          <table:table-cell table:formula="of:=([.G23]/[.$B23])*100" office:value-type="float" office:value="148.936170212766" calcext:value-type="float">
            <text:p>148.94</text:p>
          </table:table-cell>
          <table:table-cell table:formula="of:=([.H23]/[.$B23])*100" office:value-type="float" office:value="282.978723404255" calcext:value-type="float">
            <text:p>282.98</text:p>
          </table:table-cell>
          <table:table-cell table:formula="of:=([.I23]/[.$B23])*100" office:value-type="float" office:value="300" calcext:value-type="float">
            <text:p>300.00</text:p>
          </table:table-cell>
          <table:table-cell/>
          <table:table-cell table:style-name="ce401" office:value-type="float" office:value="0.07" calcext:value-type="float">
            <text:p>0.07</text:p>
          </table:table-cell>
          <table:table-cell table:style-name="ce443" office:value-type="float" office:value="0.133" calcext:value-type="float">
            <text:p>0.133</text:p>
          </table:table-cell>
          <table:table-cell table:style-name="ce485" office:value-type="float" office:value="0.141" calcext:value-type="float">
            <text:p>0.141</text:p>
          </table:table-cell>
        </table:table-row>
        <table:table-row table:style-name="ro1">
          <table:table-cell office:value-type="string" calcext:value-type="string">
            <text:p>holik-file-lock-param-e.bils</text:p>
          </table:table-cell>
          <table:table-cell office:value-type="float" office:value="0.013" calcext:value-type="float">
            <text:p>0.013</text:p>
          </table:table-cell>
          <table:table-cell table:formula="of:=([.G24]/[.$B24])*100" office:value-type="float" office:value="92.3076923076923" calcext:value-type="float">
            <text:p>92.31</text:p>
          </table:table-cell>
          <table:table-cell table:formula="of:=([.H24]/[.$B24])*100" office:value-type="float" office:value="38.4615384615385" calcext:value-type="float">
            <text:p>38.46</text:p>
          </table:table-cell>
          <table:table-cell table:formula="of:=([.I24]/[.$B24])*100" office:value-type="float" office:value="53.8461538461539" calcext:value-type="float">
            <text:p>53.85</text:p>
          </table:table-cell>
          <table:table-cell/>
          <table:table-cell table:style-name="ce402" office:value-type="float" office:value="0.012" calcext:value-type="float">
            <text:p>0.012</text:p>
          </table:table-cell>
          <table:table-cell table:style-name="ce444" office:value-type="float" office:value="0.005" calcext:value-type="float">
            <text:p>0.005</text:p>
          </table:table-cell>
          <table:table-cell table:style-name="ce486"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olik-file-lock-param-e-large.bils</text:p>
          </table:table-cell>
          <table:table-cell office:value-type="float" office:value="0.007" calcext:value-type="float">
            <text:p>0.007</text:p>
          </table:table-cell>
          <table:table-cell table:formula="of:=([.G25]/[.$B25])*100" office:value-type="float" office:value="71.4285714285714" calcext:value-type="float">
            <text:p>71.43</text:p>
          </table:table-cell>
          <table:table-cell table:formula="of:=([.H25]/[.$B25])*100" office:value-type="float" office:value="71.4285714285714" calcext:value-type="float">
            <text:p>71.43</text:p>
          </table:table-cell>
          <table:table-cell table:formula="of:=([.I25]/[.$B25])*100" office:value-type="float" office:value="71.4285714285714" calcext:value-type="float">
            <text:p>71.43</text:p>
          </table:table-cell>
          <table:table-cell/>
          <table:table-cell table:style-name="ce403" office:value-type="float" office:value="0.005" calcext:value-type="float">
            <text:p>0.005</text:p>
          </table:table-cell>
          <table:table-cell table:style-name="ce445" office:value-type="float" office:value="0.005" calcext:value-type="float">
            <text:p>0.005</text:p>
          </table:table-cell>
          <table:table-cell table:style-name="ce487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flat-combiner-e.bils</text:p>
          </table:table-cell>
          <table:table-cell office:value-type="float" office:value="0.121" calcext:value-type="float">
            <text:p>0.121</text:p>
          </table:table-cell>
          <table:table-cell table:formula="of:=([.G26]/[.$B26])*100" office:value-type="float" office:value="67.7685950413223" calcext:value-type="float">
            <text:p>67.77</text:p>
          </table:table-cell>
          <table:table-cell table:formula="of:=([.H26]/[.$B26])*100" office:value-type="float" office:value="42.9752066115703" calcext:value-type="float">
            <text:p>42.98</text:p>
          </table:table-cell>
          <table:table-cell table:formula="of:=([.I26]/[.$B26])*100" office:value-type="float" office:value="39.6694214876033" calcext:value-type="float">
            <text:p>39.67</text:p>
          </table:table-cell>
          <table:table-cell/>
          <table:table-cell table:style-name="ce404" office:value-type="float" office:value="0.082" calcext:value-type="float">
            <text:p>0.082</text:p>
          </table:table-cell>
          <table:table-cell table:style-name="ce446" office:value-type="float" office:value="0.052" calcext:value-type="float">
            <text:p>0.052</text:p>
          </table:table-cell>
          <table:table-cell table:style-name="ce488" office:value-type="float" office:value="0.048" calcext:value-type="float">
            <text:p>0.048</text:p>
          </table:table-cell>
        </table:table-row>
        <table:table-row table:style-name="ro1">
          <table:table-cell office:value-type="string" calcext:value-type="string">
            <text:p>holik-flat-combiner-v2-e.bils</text:p>
          </table:table-cell>
          <table:table-cell office:value-type="float" office:value="0.435" calcext:value-type="float">
            <text:p>0.435</text:p>
          </table:table-cell>
          <table:table-cell table:formula="of:=([.G27]/[.$B27])*100" office:value-type="float" office:value="845.287356321839" calcext:value-type="float">
            <text:p>845.29</text:p>
          </table:table-cell>
          <table:table-cell table:formula="of:=([.H27]/[.$B27])*100" office:value-type="float" office:value="46.4367816091954" calcext:value-type="float">
            <text:p>46.44</text:p>
          </table:table-cell>
          <table:table-cell table:formula="of:=([.I27]/[.$B27])*100" office:value-type="float" office:value="334.712643678161" calcext:value-type="float">
            <text:p>334.71</text:p>
          </table:table-cell>
          <table:table-cell/>
          <table:table-cell table:style-name="ce405" office:value-type="float" office:value="3.677" calcext:value-type="float">
            <text:p>3.677</text:p>
          </table:table-cell>
          <table:table-cell table:style-name="ce447" office:value-type="float" office:value="0.202" calcext:value-type="float">
            <text:p>0.202</text:p>
          </table:table-cell>
          <table:table-cell table:style-name="ce489" office:value-type="float" office:value="1.456" calcext:value-type="float">
            <text:p>1.456</text:p>
          </table:table-cell>
        </table:table-row>
        <table:table-row table:style-name="ro1">
          <table:table-cell office:value-type="string" calcext:value-type="string">
            <text:p>holik-flat-combiner-v4-e.bils</text:p>
          </table:table-cell>
          <table:table-cell office:value-type="float" office:value="0.253" calcext:value-type="float">
            <text:p>0.253</text:p>
          </table:table-cell>
          <table:table-cell table:formula="of:=([.G28]/[.$B28])*100" office:value-type="float" office:value="802.371541501976" calcext:value-type="float">
            <text:p>802.37</text:p>
          </table:table-cell>
          <table:table-cell table:formula="of:=([.H28]/[.$B28])*100" office:value-type="float" office:value="52.9644268774704" calcext:value-type="float">
            <text:p>52.96</text:p>
          </table:table-cell>
          <table:table-cell table:formula="of:=([.I28]/[.$B28])*100" office:value-type="float" office:value="315.415019762846" calcext:value-type="float">
            <text:p>315.42</text:p>
          </table:table-cell>
          <table:table-cell/>
          <table:table-cell table:style-name="ce406" office:value-type="float" office:value="2.03" calcext:value-type="float">
            <text:p>2.03</text:p>
          </table:table-cell>
          <table:table-cell table:style-name="ce448" office:value-type="float" office:value="0.134" calcext:value-type="float">
            <text:p>0.134</text:p>
          </table:table-cell>
          <table:table-cell table:style-name="ce490"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holik-reentrancy-e2.bils</text:p>
          </table:table-cell>
          <table:table-cell office:value-type="float" office:value="0.011" calcext:value-type="float">
            <text:p>0.011</text:p>
          </table:table-cell>
          <table:table-cell table:formula="of:=([.G29]/[.$B29])*100" office:value-type="float" office:value="63.6363636363637" calcext:value-type="float">
            <text:p>63.64</text:p>
          </table:table-cell>
          <table:table-cell table:formula="of:=([.H29]/[.$B29])*100" office:value-type="float" office:value="63.6363636363637" calcext:value-type="float">
            <text:p>63.64</text:p>
          </table:table-cell>
          <table:table-cell table:formula="of:=([.I29]/[.$B29])*100" office:value-type="float" office:value="45.4545454545455" calcext:value-type="float">
            <text:p>45.45</text:p>
          </table:table-cell>
          <table:table-cell/>
          <table:table-cell table:style-name="ce407" office:value-type="float" office:value="0.007" calcext:value-type="float">
            <text:p>0.007</text:p>
          </table:table-cell>
          <table:table-cell table:style-name="ce449" office:value-type="float" office:value="0.007" calcext:value-type="float">
            <text:p>0.007</text:p>
          </table:table-cell>
          <table:table-cell table:style-name="ce491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reentrancy-e3.bils</text:p>
          </table:table-cell>
          <table:table-cell office:value-type="float" office:value="0.011" calcext:value-type="float">
            <text:p>0.011</text:p>
          </table:table-cell>
          <table:table-cell table:formula="of:=([.G30]/[.$B30])*100" office:value-type="float" office:value="63.6363636363637" calcext:value-type="float">
            <text:p>63.64</text:p>
          </table:table-cell>
          <table:table-cell table:formula="of:=([.H30]/[.$B30])*100" office:value-type="float" office:value="127.272727272727" calcext:value-type="float">
            <text:p>127.27</text:p>
          </table:table-cell>
          <table:table-cell table:formula="of:=([.I30]/[.$B30])*100" office:value-type="float" office:value="72.7272727272727" calcext:value-type="float">
            <text:p>72.73</text:p>
          </table:table-cell>
          <table:table-cell/>
          <table:table-cell table:style-name="ce408" office:value-type="float" office:value="0.007" calcext:value-type="float">
            <text:p>0.007</text:p>
          </table:table-cell>
          <table:table-cell table:style-name="ce450" office:value-type="float" office:value="0.014" calcext:value-type="float">
            <text:p>0.014</text:p>
          </table:table-cell>
          <table:table-cell table:style-name="ce492"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holik-reentrancy-e.bils</text:p>
          </table:table-cell>
          <table:table-cell office:value-type="float" office:value="0.009" calcext:value-type="float">
            <text:p>0.009</text:p>
          </table:table-cell>
          <table:table-cell table:formula="of:=([.G31]/[.$B31])*100" office:value-type="float" office:value="77.7777777777778" calcext:value-type="float">
            <text:p>77.78</text:p>
          </table:table-cell>
          <table:table-cell table:formula="of:=([.H31]/[.$B31])*100" office:value-type="float" office:value="77.7777777777778" calcext:value-type="float">
            <text:p>77.78</text:p>
          </table:table-cell>
          <table:table-cell table:formula="of:=([.I31]/[.$B31])*100" office:value-type="float" office:value="55.5555555555556" calcext:value-type="float">
            <text:p>55.56</text:p>
          </table:table-cell>
          <table:table-cell/>
          <table:table-cell table:style-name="ce409" office:value-type="float" office:value="0.007" calcext:value-type="float">
            <text:p>0.007</text:p>
          </table:table-cell>
          <table:table-cell table:style-name="ce451" office:value-type="float" office:value="0.007" calcext:value-type="float">
            <text:p>0.007</text:p>
          </table:table-cell>
          <table:table-cell table:style-name="ce49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olik-reentrancy-ev2.bils</text:p>
          </table:table-cell>
          <table:table-cell office:value-type="float" office:value="0.038" calcext:value-type="float">
            <text:p>0.038</text:p>
          </table:table-cell>
          <table:table-cell table:formula="of:=([.G32]/[.$B32])*100" office:value-type="float" office:value="84.2105263157895" calcext:value-type="float">
            <text:p>84.21</text:p>
          </table:table-cell>
          <table:table-cell table:formula="of:=([.H32]/[.$B32])*100" office:value-type="float" office:value="100" calcext:value-type="float">
            <text:p>100.00</text:p>
          </table:table-cell>
          <table:table-cell table:formula="of:=([.I32]/[.$B32])*100" office:value-type="float" office:value="121.052631578947" calcext:value-type="float">
            <text:p>121.05</text:p>
          </table:table-cell>
          <table:table-cell/>
          <table:table-cell table:style-name="ce410" office:value-type="float" office:value="0.032" calcext:value-type="float">
            <text:p>0.032</text:p>
          </table:table-cell>
          <table:table-cell table:style-name="ce452" office:value-type="float" office:value="0.038" calcext:value-type="float">
            <text:p>0.038</text:p>
          </table:table-cell>
          <table:table-cell table:style-name="ce494"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>
            <text:p>holik-reentrancy-ev.bils</text:p>
          </table:table-cell>
          <table:table-cell office:value-type="float" office:value="0.041" calcext:value-type="float">
            <text:p>0.041</text:p>
          </table:table-cell>
          <table:table-cell table:formula="of:=([.G33]/[.$B33])*100" office:value-type="float" office:value="80.4878048780488" calcext:value-type="float">
            <text:p>80.49</text:p>
          </table:table-cell>
          <table:table-cell table:formula="of:=([.H33]/[.$B33])*100" office:value-type="float" office:value="63.4146341463415" calcext:value-type="float">
            <text:p>63.41</text:p>
          </table:table-cell>
          <table:table-cell table:formula="of:=([.I33]/[.$B33])*100" office:value-type="float" office:value="60.9756097560976" calcext:value-type="float">
            <text:p>60.98</text:p>
          </table:table-cell>
          <table:table-cell/>
          <table:table-cell table:style-name="ce411" office:value-type="float" office:value="0.033" calcext:value-type="float">
            <text:p>0.033</text:p>
          </table:table-cell>
          <table:table-cell table:style-name="ce453" office:value-type="float" office:value="0.026" calcext:value-type="float">
            <text:p>0.026</text:p>
          </table:table-cell>
          <table:table-cell table:style-name="ce495"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mccarthy-ineq.bils</text:p>
          </table:table-cell>
          <table:table-cell office:value-type="float" office:value="0.039" calcext:value-type="float">
            <text:p>0.039</text:p>
          </table:table-cell>
          <table:table-cell table:formula="of:=([.G34]/[.$B34])*100" office:value-type="float" office:value="82.051282051282" calcext:value-type="float">
            <text:p>82.05</text:p>
          </table:table-cell>
          <table:table-cell table:formula="of:=([.H34]/[.$B34])*100" office:value-type="float" office:value="71.7948717948718" calcext:value-type="float">
            <text:p>71.79</text:p>
          </table:table-cell>
          <table:table-cell table:formula="of:=([.I34]/[.$B34])*100" office:value-type="float" office:value="76.9230769230769" calcext:value-type="float">
            <text:p>76.92</text:p>
          </table:table-cell>
          <table:table-cell/>
          <table:table-cell table:style-name="ce412" office:value-type="float" office:value="0.032" calcext:value-type="float">
            <text:p>0.032</text:p>
          </table:table-cell>
          <table:table-cell table:style-name="ce454" office:value-type="float" office:value="0.028" calcext:value-type="float">
            <text:p>0.028</text:p>
          </table:table-cell>
          <table:table-cell table:style-name="ce496" office:value-type="float" office:value="0.03" calcext:value-type="float">
            <text:p>0.03</text:p>
          </table:table-cell>
        </table:table-row>
        <table:table-row table:style-name="ro1">
          <table:table-cell office:value-type="string" calcext:value-type="string">
            <text:p>mccarthy-knuth2-ineq.bils</text:p>
          </table:table-cell>
          <table:table-cell office:value-type="float" office:value="0.022" calcext:value-type="float">
            <text:p>0.022</text:p>
          </table:table-cell>
          <table:table-cell table:formula="of:=([.G35]/[.$B35])*100" office:value-type="float" office:value="122.727272727273" calcext:value-type="float">
            <text:p>122.73</text:p>
          </table:table-cell>
          <table:table-cell table:formula="of:=([.H35]/[.$B35])*100" office:value-type="float" office:value="72.7272727272727" calcext:value-type="float">
            <text:p>72.73</text:p>
          </table:table-cell>
          <table:table-cell table:formula="of:=([.I35]/[.$B35])*100" office:value-type="float" office:value="90.9090909090909" calcext:value-type="float">
            <text:p>90.91</text:p>
          </table:table-cell>
          <table:table-cell/>
          <table:table-cell table:style-name="ce413" office:value-type="float" office:value="0.027" calcext:value-type="float">
            <text:p>0.027</text:p>
          </table:table-cell>
          <table:table-cell table:style-name="ce455" office:value-type="float" office:value="0.016" calcext:value-type="float">
            <text:p>0.016</text:p>
          </table:table-cell>
          <table:table-cell table:style-name="ce497"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ivcp-4.1.2-e.bils</text:p>
          </table:table-cell>
          <table:table-cell office:value-type="float" office:value="0.027" calcext:value-type="float">
            <text:p>0.027</text:p>
          </table:table-cell>
          <table:table-cell table:formula="of:=([.G36]/[.$B36])*100" office:value-type="float" office:value="118.518518518519" calcext:value-type="float">
            <text:p>118.52</text:p>
          </table:table-cell>
          <table:table-cell table:formula="of:=([.H36]/[.$B36])*100" office:value-type="float" office:value="66.6666666666667" calcext:value-type="float">
            <text:p>66.67</text:p>
          </table:table-cell>
          <table:table-cell table:formula="of:=([.I36]/[.$B36])*100" office:value-type="float" office:value="55.5555555555556" calcext:value-type="float">
            <text:p>55.56</text:p>
          </table:table-cell>
          <table:table-cell/>
          <table:table-cell table:style-name="ce414" office:value-type="float" office:value="0.032" calcext:value-type="float">
            <text:p>0.032</text:p>
          </table:table-cell>
          <table:table-cell table:style-name="ce456" office:value-type="float" office:value="0.018" calcext:value-type="float">
            <text:p>0.018</text:p>
          </table:table-cell>
          <table:table-cell table:style-name="ce498"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stateful-args-ineq.bils</text:p>
          </table:table-cell>
          <table:table-cell office:value-type="float" office:value="0.016" calcext:value-type="float">
            <text:p>0.016</text:p>
          </table:table-cell>
          <table:table-cell table:formula="of:=([.G37]/[.$B37])*100" office:value-type="float" office:value="81.25" calcext:value-type="float">
            <text:p>81.25</text:p>
          </table:table-cell>
          <table:table-cell table:formula="of:=([.H37]/[.$B37])*100" office:value-type="float" office:value="75" calcext:value-type="float">
            <text:p>75.00</text:p>
          </table:table-cell>
          <table:table-cell table:formula="of:=([.I37]/[.$B37])*100" office:value-type="float" office:value="62.5" calcext:value-type="float">
            <text:p>62.50</text:p>
          </table:table-cell>
          <table:table-cell/>
          <table:table-cell table:style-name="ce415" office:value-type="float" office:value="0.013" calcext:value-type="float">
            <text:p>0.013</text:p>
          </table:table-cell>
          <table:table-cell table:style-name="ce457" office:value-type="float" office:value="0.012" calcext:value-type="float">
            <text:p>0.012</text:p>
          </table:table-cell>
          <table:table-cell table:style-name="ce499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mb-const-3.1.bils</text:p>
          </table:table-cell>
          <table:table-cell office:value-type="float" office:value="0.006" calcext:value-type="float">
            <text:p>0.006</text:p>
          </table:table-cell>
          <table:table-cell table:formula="of:=([.G38]/[.$B38])*100" office:value-type="float" office:value="200" calcext:value-type="float">
            <text:p>200.00</text:p>
          </table:table-cell>
          <table:table-cell table:formula="of:=([.H38]/[.$B38])*100" office:value-type="float" office:value="83.3333333333333" calcext:value-type="float">
            <text:p>83.33</text:p>
          </table:table-cell>
          <table:table-cell table:formula="of:=([.I38]/[.$B38])*100" office:value-type="float" office:value="100" calcext:value-type="float">
            <text:p>100.00</text:p>
          </table:table-cell>
          <table:table-cell/>
          <table:table-cell table:style-name="ce416" office:value-type="float" office:value="0.012" calcext:value-type="float">
            <text:p>0.012</text:p>
          </table:table-cell>
          <table:table-cell table:style-name="ce458" office:value-type="float" office:value="0.005" calcext:value-type="float">
            <text:p>0.005</text:p>
          </table:table-cell>
          <table:table-cell table:style-name="ce500"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ymb-const-3.bils</text:p>
          </table:table-cell>
          <table:table-cell office:value-type="float" office:value="0.011" calcext:value-type="float">
            <text:p>0.011</text:p>
          </table:table-cell>
          <table:table-cell table:formula="of:=([.G39]/[.$B39])*100" office:value-type="float" office:value="54.5454545454546" calcext:value-type="float">
            <text:p>54.55</text:p>
          </table:table-cell>
          <table:table-cell table:formula="of:=([.H39]/[.$B39])*100" office:value-type="float" office:value="81.8181818181818" calcext:value-type="float">
            <text:p>81.82</text:p>
          </table:table-cell>
          <table:table-cell table:formula="of:=([.I39]/[.$B39])*100" office:value-type="float" office:value="90.9090909090909" calcext:value-type="float">
            <text:p>90.91</text:p>
          </table:table-cell>
          <table:table-cell/>
          <table:table-cell table:style-name="ce417" office:value-type="float" office:value="0.006" calcext:value-type="float">
            <text:p>0.006</text:p>
          </table:table-cell>
          <table:table-cell table:style-name="ce459" office:value-type="float" office:value="0.009" calcext:value-type="float">
            <text:p>0.009</text:p>
          </table:table-cell>
          <table:table-cell table:style-name="ce501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ymb-const-4.bils</text:p>
          </table:table-cell>
          <table:table-cell office:value-type="float" office:value="0.01" calcext:value-type="float">
            <text:p>0.01</text:p>
          </table:table-cell>
          <table:table-cell table:formula="of:=([.G40]/[.$B40])*100" office:value-type="float" office:value="120" calcext:value-type="float">
            <text:p>120.00</text:p>
          </table:table-cell>
          <table:table-cell table:formula="of:=([.H40]/[.$B40])*100" office:value-type="float" office:value="80" calcext:value-type="float">
            <text:p>80.00</text:p>
          </table:table-cell>
          <table:table-cell table:formula="of:=([.I40]/[.$B40])*100" office:value-type="float" office:value="90" calcext:value-type="float">
            <text:p>90.00</text:p>
          </table:table-cell>
          <table:table-cell/>
          <table:table-cell table:style-name="ce418" office:value-type="float" office:value="0.012" calcext:value-type="float">
            <text:p>0.012</text:p>
          </table:table-cell>
          <table:table-cell table:style-name="ce460" office:value-type="float" office:value="0.008" calcext:value-type="float">
            <text:p>0.008</text:p>
          </table:table-cell>
          <table:table-cell table:style-name="ce502"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syteci-fact-e.bils</text:p>
          </table:table-cell>
          <table:table-cell office:value-type="float" office:value="0.02" calcext:value-type="float">
            <text:p>0.02</text:p>
          </table:table-cell>
          <table:table-cell table:formula="of:=([.G41]/[.$B41])*100" office:value-type="float" office:value="95" calcext:value-type="float">
            <text:p>95.00</text:p>
          </table:table-cell>
          <table:table-cell table:formula="of:=([.H41]/[.$B41])*100" office:value-type="float" office:value="100" calcext:value-type="float">
            <text:p>100.00</text:p>
          </table:table-cell>
          <table:table-cell table:formula="of:=([.I41]/[.$B41])*100" office:value-type="float" office:value="90" calcext:value-type="float">
            <text:p>90.00</text:p>
          </table:table-cell>
          <table:table-cell/>
          <table:table-cell table:style-name="ce419" office:value-type="float" office:value="0.019" calcext:value-type="float">
            <text:p>0.019</text:p>
          </table:table-cell>
          <table:table-cell table:style-name="ce461" office:value-type="float" office:value="0.02" calcext:value-type="float">
            <text:p>0.02</text:p>
          </table:table-cell>
          <table:table-cell table:style-name="ce503" office:value-type="float" office:value="0.018" calcext:value-type="float">
            <text:p>0.018</text:p>
          </table:table-cell>
        </table:table-row>
        <table:table-row table:style-name="ro1">
          <table:table-cell office:value-type="string" calcext:value-type="string">
            <text:p>vk-arrays-ineq.bils</text:p>
          </table:table-cell>
          <table:table-cell office:value-type="float" office:value="0.012" calcext:value-type="float">
            <text:p>0.012</text:p>
          </table:table-cell>
          <table:table-cell table:formula="of:=([.G42]/[.$B42])*100" office:value-type="float" office:value="108.333333333333" calcext:value-type="float">
            <text:p>108.33</text:p>
          </table:table-cell>
          <table:table-cell table:formula="of:=([.H42]/[.$B42])*100" office:value-type="float" office:value="91.6666666666667" calcext:value-type="float">
            <text:p>91.67</text:p>
          </table:table-cell>
          <table:table-cell table:formula="of:=([.I42]/[.$B42])*100" office:value-type="float" office:value="83.3333333333333" calcext:value-type="float">
            <text:p>83.33</text:p>
          </table:table-cell>
          <table:table-cell/>
          <table:table-cell table:style-name="ce420" office:value-type="float" office:value="0.013" calcext:value-type="float">
            <text:p>0.013</text:p>
          </table:table-cell>
          <table:table-cell table:style-name="ce462" office:value-type="float" office:value="0.011" calcext:value-type="float">
            <text:p>0.011</text:p>
          </table:table-cell>
          <table:table-cell table:style-name="ce504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vk-Aug10-1755.bils</text:p>
          </table:table-cell>
          <table:table-cell office:value-type="float" office:value="0.036" calcext:value-type="float">
            <text:p>0.036</text:p>
          </table:table-cell>
          <table:table-cell table:formula="of:=([.G43]/[.$B43])*100" office:value-type="float" office:value="511.111111111111" calcext:value-type="float">
            <text:p>511.11</text:p>
          </table:table-cell>
          <table:table-cell table:formula="of:=([.H43]/[.$B43])*100" office:value-type="float" office:value="58.3333333333333" calcext:value-type="float">
            <text:p>58.33</text:p>
          </table:table-cell>
          <table:table-cell table:formula="of:=([.I43]/[.$B43])*100" office:value-type="float" office:value="247.222222222222" calcext:value-type="float">
            <text:p>247.22</text:p>
          </table:table-cell>
          <table:table-cell/>
          <table:table-cell table:style-name="ce421" office:value-type="float" office:value="0.184" calcext:value-type="float">
            <text:p>0.184</text:p>
          </table:table-cell>
          <table:table-cell table:style-name="ce463" office:value-type="float" office:value="0.021" calcext:value-type="float">
            <text:p>0.021</text:p>
          </table:table-cell>
          <table:table-cell table:style-name="ce505"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vk-Oct9-1520.bils</text:p>
          </table:table-cell>
          <table:table-cell office:value-type="float" office:value="0.016" calcext:value-type="float">
            <text:p>0.016</text:p>
          </table:table-cell>
          <table:table-cell table:formula="of:=([.G44]/[.$B44])*100" office:value-type="float" office:value="93.75" calcext:value-type="float">
            <text:p>93.75</text:p>
          </table:table-cell>
          <table:table-cell table:formula="of:=([.H44]/[.$B44])*100" office:value-type="float" office:value="112.5" calcext:value-type="float">
            <text:p>112.50</text:p>
          </table:table-cell>
          <table:table-cell table:formula="of:=([.I44]/[.$B44])*100" office:value-type="float" office:value="93.75" calcext:value-type="float">
            <text:p>93.75</text:p>
          </table:table-cell>
          <table:table-cell/>
          <table:table-cell table:style-name="ce422" office:value-type="float" office:value="0.015" calcext:value-type="float">
            <text:p>0.015</text:p>
          </table:table-cell>
          <table:table-cell table:style-name="ce464" office:value-type="float" office:value="0.018" calcext:value-type="float">
            <text:p>0.018</text:p>
          </table:table-cell>
          <table:table-cell table:style-name="ce506" office:value-type="float" office:value="0.015" calcext:value-type="float">
            <text:p>0.015</text:p>
          </table:table-cell>
        </table:table-row>
        <table:table-row table:style-name="ro1">
          <table:table-cell/>
          <table:table-cell table:formula="of:=SUM([.B3:.B44])" office:value-type="float" office:value="1.926" calcext:value-type="float">
            <text:p>1.926</text:p>
          </table:table-cell>
          <table:table-cell table:formula="of:=([.G45]/[.$B45])*100" office:value-type="float" office:value="383.489096573209" calcext:value-type="float">
            <text:p>383.49</text:p>
          </table:table-cell>
          <table:table-cell table:formula="of:=([.H45]/[.$B45])*100" office:value-type="float" office:value="74.0394600207685" calcext:value-type="float">
            <text:p>74.04</text:p>
          </table:table-cell>
          <table:table-cell table:formula="of:=([.I45]/[.$B45])*100" office:value-type="float" office:value="237.071651090343" calcext:value-type="float">
            <text:p>237.07</text:p>
          </table:table-cell>
          <table:table-cell/>
          <table:table-cell table:formula="of:=SUM([.G3:.G44])" office:value-type="float" office:value="7.386" calcext:value-type="float">
            <text:p>7.386</text:p>
          </table:table-cell>
          <table:table-cell table:formula="of:=SUM([.H3:.H44])" office:value-type="float" office:value="1.426" calcext:value-type="float">
            <text:p>1.426</text:p>
          </table:table-cell>
          <table:table-cell table:formula="of:=SUM([.I3:.I44])" office:value-type="float" office:value="4.566" calcext:value-type="float">
            <text:p>4.566</text:p>
          </table:table-cell>
        </table:table-row>
        <calcext:conditional-formats>
          <calcext:conditional-format calcext:target-range-address="'BFS inequiv'.G3:'BFS inequiv'.G3">
            <calcext:condition calcext:apply-style-name="background green" calcext:value="&lt;[.$B3]" calcext:base-cell-address="'BFS inequiv'.G3"/>
            <calcext:condition calcext:apply-style-name="background red" calcext:value="&gt;[.$B3]" calcext:base-cell-address="'BFS inequiv'.G3"/>
          </calcext:conditional-format>
          <calcext:conditional-format calcext:target-range-address="'BFS inequiv'.G4:'BFS inequiv'.G4">
            <calcext:condition calcext:apply-style-name="background green" calcext:value="&lt;[.$B4]" calcext:base-cell-address="'BFS inequiv'.G4"/>
            <calcext:condition calcext:apply-style-name="background red" calcext:value="&gt;[.$B4]" calcext:base-cell-address="'BFS inequiv'.G4"/>
          </calcext:conditional-format>
          <calcext:conditional-format calcext:target-range-address="'BFS inequiv'.G5:'BFS inequiv'.G5">
            <calcext:condition calcext:apply-style-name="background green" calcext:value="&lt;[.$B5]" calcext:base-cell-address="'BFS inequiv'.G5"/>
            <calcext:condition calcext:apply-style-name="background red" calcext:value="&gt;[.$B5]" calcext:base-cell-address="'BFS inequiv'.G5"/>
          </calcext:conditional-format>
          <calcext:conditional-format calcext:target-range-address="'BFS inequiv'.G6:'BFS inequiv'.G6">
            <calcext:condition calcext:apply-style-name="background green" calcext:value="&lt;[.$B6]" calcext:base-cell-address="'BFS inequiv'.G6"/>
            <calcext:condition calcext:apply-style-name="background red" calcext:value="&gt;[.$B6]" calcext:base-cell-address="'BFS inequiv'.G6"/>
          </calcext:conditional-format>
          <calcext:conditional-format calcext:target-range-address="'BFS inequiv'.G7:'BFS inequiv'.G7">
            <calcext:condition calcext:apply-style-name="background green" calcext:value="&lt;[.$B7]" calcext:base-cell-address="'BFS inequiv'.G7"/>
            <calcext:condition calcext:apply-style-name="background red" calcext:value="&gt;[.$B7]" calcext:base-cell-address="'BFS inequiv'.G7"/>
          </calcext:conditional-format>
          <calcext:conditional-format calcext:target-range-address="'BFS inequiv'.G8:'BFS inequiv'.G8">
            <calcext:condition calcext:apply-style-name="background green" calcext:value="&lt;[.$B8]" calcext:base-cell-address="'BFS inequiv'.G8"/>
            <calcext:condition calcext:apply-style-name="background red" calcext:value="&gt;[.$B8]" calcext:base-cell-address="'BFS inequiv'.G8"/>
          </calcext:conditional-format>
          <calcext:conditional-format calcext:target-range-address="'BFS inequiv'.G9:'BFS inequiv'.G9">
            <calcext:condition calcext:apply-style-name="background green" calcext:value="&lt;[.$B9]" calcext:base-cell-address="'BFS inequiv'.G9"/>
            <calcext:condition calcext:apply-style-name="background red" calcext:value="&gt;[.$B9]" calcext:base-cell-address="'BFS inequiv'.G9"/>
          </calcext:conditional-format>
          <calcext:conditional-format calcext:target-range-address="'BFS inequiv'.G10:'BFS inequiv'.G10">
            <calcext:condition calcext:apply-style-name="background green" calcext:value="&lt;[.$B10]" calcext:base-cell-address="'BFS inequiv'.G10"/>
            <calcext:condition calcext:apply-style-name="background red" calcext:value="&gt;[.$B10]" calcext:base-cell-address="'BFS inequiv'.G10"/>
          </calcext:conditional-format>
          <calcext:conditional-format calcext:target-range-address="'BFS inequiv'.G11:'BFS inequiv'.G11">
            <calcext:condition calcext:apply-style-name="background green" calcext:value="&lt;[.$B11]" calcext:base-cell-address="'BFS inequiv'.G11"/>
            <calcext:condition calcext:apply-style-name="background red" calcext:value="&gt;[.$B11]" calcext:base-cell-address="'BFS inequiv'.G11"/>
          </calcext:conditional-format>
          <calcext:conditional-format calcext:target-range-address="'BFS inequiv'.G12:'BFS inequiv'.G12">
            <calcext:condition calcext:apply-style-name="background green" calcext:value="&lt;[.$B12]" calcext:base-cell-address="'BFS inequiv'.G12"/>
            <calcext:condition calcext:apply-style-name="background red" calcext:value="&gt;[.$B12]" calcext:base-cell-address="'BFS inequiv'.G12"/>
          </calcext:conditional-format>
          <calcext:conditional-format calcext:target-range-address="'BFS inequiv'.G13:'BFS inequiv'.G13">
            <calcext:condition calcext:apply-style-name="background green" calcext:value="&lt;[.$B13]" calcext:base-cell-address="'BFS inequiv'.G13"/>
            <calcext:condition calcext:apply-style-name="background red" calcext:value="&gt;[.$B13]" calcext:base-cell-address="'BFS inequiv'.G13"/>
          </calcext:conditional-format>
          <calcext:conditional-format calcext:target-range-address="'BFS inequiv'.G14:'BFS inequiv'.G14">
            <calcext:condition calcext:apply-style-name="background green" calcext:value="&lt;[.$B14]" calcext:base-cell-address="'BFS inequiv'.G14"/>
            <calcext:condition calcext:apply-style-name="background red" calcext:value="&gt;[.$B14]" calcext:base-cell-address="'BFS inequiv'.G14"/>
          </calcext:conditional-format>
          <calcext:conditional-format calcext:target-range-address="'BFS inequiv'.G15:'BFS inequiv'.G15">
            <calcext:condition calcext:apply-style-name="background green" calcext:value="&lt;[.$B15]" calcext:base-cell-address="'BFS inequiv'.G15"/>
            <calcext:condition calcext:apply-style-name="background red" calcext:value="&gt;[.$B15]" calcext:base-cell-address="'BFS inequiv'.G15"/>
          </calcext:conditional-format>
          <calcext:conditional-format calcext:target-range-address="'BFS inequiv'.G16:'BFS inequiv'.G16">
            <calcext:condition calcext:apply-style-name="background green" calcext:value="&lt;[.$B16]" calcext:base-cell-address="'BFS inequiv'.G16"/>
            <calcext:condition calcext:apply-style-name="background red" calcext:value="&gt;[.$B16]" calcext:base-cell-address="'BFS inequiv'.G16"/>
          </calcext:conditional-format>
          <calcext:conditional-format calcext:target-range-address="'BFS inequiv'.G17:'BFS inequiv'.G17">
            <calcext:condition calcext:apply-style-name="background green" calcext:value="&lt;[.$B17]" calcext:base-cell-address="'BFS inequiv'.G17"/>
            <calcext:condition calcext:apply-style-name="background red" calcext:value="&gt;[.$B17]" calcext:base-cell-address="'BFS inequiv'.G17"/>
          </calcext:conditional-format>
          <calcext:conditional-format calcext:target-range-address="'BFS inequiv'.G18:'BFS inequiv'.G18">
            <calcext:condition calcext:apply-style-name="background green" calcext:value="&lt;[.$B18]" calcext:base-cell-address="'BFS inequiv'.G18"/>
            <calcext:condition calcext:apply-style-name="background red" calcext:value="&gt;[.$B18]" calcext:base-cell-address="'BFS inequiv'.G18"/>
          </calcext:conditional-format>
          <calcext:conditional-format calcext:target-range-address="'BFS inequiv'.G19:'BFS inequiv'.G19">
            <calcext:condition calcext:apply-style-name="background green" calcext:value="&lt;[.$B19]" calcext:base-cell-address="'BFS inequiv'.G19"/>
            <calcext:condition calcext:apply-style-name="background red" calcext:value="&gt;[.$B19]" calcext:base-cell-address="'BFS inequiv'.G19"/>
          </calcext:conditional-format>
          <calcext:conditional-format calcext:target-range-address="'BFS inequiv'.G20:'BFS inequiv'.G20">
            <calcext:condition calcext:apply-style-name="background green" calcext:value="&lt;[.$B20]" calcext:base-cell-address="'BFS inequiv'.G20"/>
            <calcext:condition calcext:apply-style-name="background red" calcext:value="&gt;[.$B20]" calcext:base-cell-address="'BFS inequiv'.G20"/>
          </calcext:conditional-format>
          <calcext:conditional-format calcext:target-range-address="'BFS inequiv'.G21:'BFS inequiv'.G21">
            <calcext:condition calcext:apply-style-name="background green" calcext:value="&lt;[.$B21]" calcext:base-cell-address="'BFS inequiv'.G21"/>
            <calcext:condition calcext:apply-style-name="background red" calcext:value="&gt;[.$B21]" calcext:base-cell-address="'BFS inequiv'.G21"/>
          </calcext:conditional-format>
          <calcext:conditional-format calcext:target-range-address="'BFS inequiv'.G22:'BFS inequiv'.G22">
            <calcext:condition calcext:apply-style-name="background green" calcext:value="&lt;[.$B22]" calcext:base-cell-address="'BFS inequiv'.G22"/>
            <calcext:condition calcext:apply-style-name="background red" calcext:value="&gt;[.$B22]" calcext:base-cell-address="'BFS inequiv'.G22"/>
          </calcext:conditional-format>
          <calcext:conditional-format calcext:target-range-address="'BFS inequiv'.G23:'BFS inequiv'.G23">
            <calcext:condition calcext:apply-style-name="background green" calcext:value="&lt;[.$B23]" calcext:base-cell-address="'BFS inequiv'.G23"/>
            <calcext:condition calcext:apply-style-name="background red" calcext:value="&gt;[.$B23]" calcext:base-cell-address="'BFS inequiv'.G23"/>
          </calcext:conditional-format>
          <calcext:conditional-format calcext:target-range-address="'BFS inequiv'.G24:'BFS inequiv'.G24">
            <calcext:condition calcext:apply-style-name="background green" calcext:value="&lt;[.$B24]" calcext:base-cell-address="'BFS inequiv'.G24"/>
            <calcext:condition calcext:apply-style-name="background red" calcext:value="&gt;[.$B24]" calcext:base-cell-address="'BFS inequiv'.G24"/>
          </calcext:conditional-format>
          <calcext:conditional-format calcext:target-range-address="'BFS inequiv'.G25:'BFS inequiv'.G25">
            <calcext:condition calcext:apply-style-name="background green" calcext:value="&lt;[.$B25]" calcext:base-cell-address="'BFS inequiv'.G25"/>
            <calcext:condition calcext:apply-style-name="background red" calcext:value="&gt;[.$B25]" calcext:base-cell-address="'BFS inequiv'.G25"/>
          </calcext:conditional-format>
          <calcext:conditional-format calcext:target-range-address="'BFS inequiv'.G26:'BFS inequiv'.G26">
            <calcext:condition calcext:apply-style-name="background green" calcext:value="&lt;[.$B26]" calcext:base-cell-address="'BFS inequiv'.G26"/>
            <calcext:condition calcext:apply-style-name="background red" calcext:value="&gt;[.$B26]" calcext:base-cell-address="'BFS inequiv'.G26"/>
          </calcext:conditional-format>
          <calcext:conditional-format calcext:target-range-address="'BFS inequiv'.G27:'BFS inequiv'.G27">
            <calcext:condition calcext:apply-style-name="background green" calcext:value="&lt;[.$B27]" calcext:base-cell-address="'BFS inequiv'.G27"/>
            <calcext:condition calcext:apply-style-name="background red" calcext:value="&gt;[.$B27]" calcext:base-cell-address="'BFS inequiv'.G27"/>
          </calcext:conditional-format>
          <calcext:conditional-format calcext:target-range-address="'BFS inequiv'.G28:'BFS inequiv'.G28">
            <calcext:condition calcext:apply-style-name="background green" calcext:value="&lt;[.$B28]" calcext:base-cell-address="'BFS inequiv'.G28"/>
            <calcext:condition calcext:apply-style-name="background red" calcext:value="&gt;[.$B28]" calcext:base-cell-address="'BFS inequiv'.G28"/>
          </calcext:conditional-format>
          <calcext:conditional-format calcext:target-range-address="'BFS inequiv'.G29:'BFS inequiv'.G29">
            <calcext:condition calcext:apply-style-name="background green" calcext:value="&lt;[.$B29]" calcext:base-cell-address="'BFS inequiv'.G29"/>
            <calcext:condition calcext:apply-style-name="background red" calcext:value="&gt;[.$B29]" calcext:base-cell-address="'BFS inequiv'.G29"/>
          </calcext:conditional-format>
          <calcext:conditional-format calcext:target-range-address="'BFS inequiv'.G30:'BFS inequiv'.G30">
            <calcext:condition calcext:apply-style-name="background green" calcext:value="&lt;[.$B30]" calcext:base-cell-address="'BFS inequiv'.G30"/>
            <calcext:condition calcext:apply-style-name="background red" calcext:value="&gt;[.$B30]" calcext:base-cell-address="'BFS inequiv'.G30"/>
          </calcext:conditional-format>
          <calcext:conditional-format calcext:target-range-address="'BFS inequiv'.G31:'BFS inequiv'.G31">
            <calcext:condition calcext:apply-style-name="background green" calcext:value="&lt;[.$B31]" calcext:base-cell-address="'BFS inequiv'.G31"/>
            <calcext:condition calcext:apply-style-name="background red" calcext:value="&gt;[.$B31]" calcext:base-cell-address="'BFS inequiv'.G31"/>
          </calcext:conditional-format>
          <calcext:conditional-format calcext:target-range-address="'BFS inequiv'.G32:'BFS inequiv'.G32">
            <calcext:condition calcext:apply-style-name="background green" calcext:value="&lt;[.$B32]" calcext:base-cell-address="'BFS inequiv'.G32"/>
            <calcext:condition calcext:apply-style-name="background red" calcext:value="&gt;[.$B32]" calcext:base-cell-address="'BFS inequiv'.G32"/>
          </calcext:conditional-format>
          <calcext:conditional-format calcext:target-range-address="'BFS inequiv'.G33:'BFS inequiv'.G33">
            <calcext:condition calcext:apply-style-name="background green" calcext:value="&lt;[.$B33]" calcext:base-cell-address="'BFS inequiv'.G33"/>
            <calcext:condition calcext:apply-style-name="background red" calcext:value="&gt;[.$B33]" calcext:base-cell-address="'BFS inequiv'.G33"/>
          </calcext:conditional-format>
          <calcext:conditional-format calcext:target-range-address="'BFS inequiv'.G34:'BFS inequiv'.G34">
            <calcext:condition calcext:apply-style-name="background green" calcext:value="&lt;[.$B34]" calcext:base-cell-address="'BFS inequiv'.G34"/>
            <calcext:condition calcext:apply-style-name="background red" calcext:value="&gt;[.$B34]" calcext:base-cell-address="'BFS inequiv'.G34"/>
          </calcext:conditional-format>
          <calcext:conditional-format calcext:target-range-address="'BFS inequiv'.G35:'BFS inequiv'.G35">
            <calcext:condition calcext:apply-style-name="background green" calcext:value="&lt;[.$B35]" calcext:base-cell-address="'BFS inequiv'.G35"/>
            <calcext:condition calcext:apply-style-name="background red" calcext:value="&gt;[.$B35]" calcext:base-cell-address="'BFS inequiv'.G35"/>
          </calcext:conditional-format>
          <calcext:conditional-format calcext:target-range-address="'BFS inequiv'.G36:'BFS inequiv'.G36">
            <calcext:condition calcext:apply-style-name="background green" calcext:value="&lt;[.$B36]" calcext:base-cell-address="'BFS inequiv'.G36"/>
            <calcext:condition calcext:apply-style-name="background red" calcext:value="&gt;[.$B36]" calcext:base-cell-address="'BFS inequiv'.G36"/>
          </calcext:conditional-format>
          <calcext:conditional-format calcext:target-range-address="'BFS inequiv'.G37:'BFS inequiv'.G37">
            <calcext:condition calcext:apply-style-name="background green" calcext:value="&lt;[.$B37]" calcext:base-cell-address="'BFS inequiv'.G37"/>
            <calcext:condition calcext:apply-style-name="background red" calcext:value="&gt;[.$B37]" calcext:base-cell-address="'BFS inequiv'.G37"/>
          </calcext:conditional-format>
          <calcext:conditional-format calcext:target-range-address="'BFS inequiv'.G38:'BFS inequiv'.G38">
            <calcext:condition calcext:apply-style-name="background green" calcext:value="&lt;[.$B38]" calcext:base-cell-address="'BFS inequiv'.G38"/>
            <calcext:condition calcext:apply-style-name="background red" calcext:value="&gt;[.$B38]" calcext:base-cell-address="'BFS inequiv'.G38"/>
          </calcext:conditional-format>
          <calcext:conditional-format calcext:target-range-address="'BFS inequiv'.G39:'BFS inequiv'.G39">
            <calcext:condition calcext:apply-style-name="background green" calcext:value="&lt;[.$B39]" calcext:base-cell-address="'BFS inequiv'.G39"/>
            <calcext:condition calcext:apply-style-name="background red" calcext:value="&gt;[.$B39]" calcext:base-cell-address="'BFS inequiv'.G39"/>
          </calcext:conditional-format>
          <calcext:conditional-format calcext:target-range-address="'BFS inequiv'.G40:'BFS inequiv'.G40">
            <calcext:condition calcext:apply-style-name="background green" calcext:value="&lt;[.$B40]" calcext:base-cell-address="'BFS inequiv'.G40"/>
            <calcext:condition calcext:apply-style-name="background red" calcext:value="&gt;[.$B40]" calcext:base-cell-address="'BFS inequiv'.G40"/>
          </calcext:conditional-format>
          <calcext:conditional-format calcext:target-range-address="'BFS inequiv'.G41:'BFS inequiv'.G41">
            <calcext:condition calcext:apply-style-name="background green" calcext:value="&lt;[.$B41]" calcext:base-cell-address="'BFS inequiv'.G41"/>
            <calcext:condition calcext:apply-style-name="background red" calcext:value="&gt;[.$B41]" calcext:base-cell-address="'BFS inequiv'.G41"/>
          </calcext:conditional-format>
          <calcext:conditional-format calcext:target-range-address="'BFS inequiv'.G42:'BFS inequiv'.G42">
            <calcext:condition calcext:apply-style-name="background green" calcext:value="&lt;[.$B42]" calcext:base-cell-address="'BFS inequiv'.G42"/>
            <calcext:condition calcext:apply-style-name="background red" calcext:value="&gt;[.$B42]" calcext:base-cell-address="'BFS inequiv'.G42"/>
          </calcext:conditional-format>
          <calcext:conditional-format calcext:target-range-address="'BFS inequiv'.G43:'BFS inequiv'.G43">
            <calcext:condition calcext:apply-style-name="background green" calcext:value="&lt;[.$B43]" calcext:base-cell-address="'BFS inequiv'.G43"/>
            <calcext:condition calcext:apply-style-name="background red" calcext:value="&gt;[.$B43]" calcext:base-cell-address="'BFS inequiv'.G43"/>
          </calcext:conditional-format>
          <calcext:conditional-format calcext:target-range-address="'BFS inequiv'.G44:'BFS inequiv'.G44">
            <calcext:condition calcext:apply-style-name="background green" calcext:value="&lt;[.$B44]" calcext:base-cell-address="'BFS inequiv'.G44"/>
            <calcext:condition calcext:apply-style-name="background red" calcext:value="&gt;[.$B44]" calcext:base-cell-address="'BFS inequiv'.G44"/>
          </calcext:conditional-format>
          <calcext:conditional-format calcext:target-range-address="'BFS inequiv'.H3:'BFS inequiv'.H3">
            <calcext:condition calcext:apply-style-name="background green" calcext:value="&lt;[.$B3]" calcext:base-cell-address="'BFS inequiv'.H3"/>
            <calcext:condition calcext:apply-style-name="background red" calcext:value="&gt;[.$B3]" calcext:base-cell-address="'BFS inequiv'.H3"/>
          </calcext:conditional-format>
          <calcext:conditional-format calcext:target-range-address="'BFS inequiv'.H4:'BFS inequiv'.H4">
            <calcext:condition calcext:apply-style-name="background green" calcext:value="&lt;[.$B4]" calcext:base-cell-address="'BFS inequiv'.H4"/>
            <calcext:condition calcext:apply-style-name="background red" calcext:value="&gt;[.$B4]" calcext:base-cell-address="'BFS inequiv'.H4"/>
          </calcext:conditional-format>
          <calcext:conditional-format calcext:target-range-address="'BFS inequiv'.H5:'BFS inequiv'.H5">
            <calcext:condition calcext:apply-style-name="background green" calcext:value="&lt;[.$B5]" calcext:base-cell-address="'BFS inequiv'.H5"/>
            <calcext:condition calcext:apply-style-name="background red" calcext:value="&gt;[.$B5]" calcext:base-cell-address="'BFS inequiv'.H5"/>
          </calcext:conditional-format>
          <calcext:conditional-format calcext:target-range-address="'BFS inequiv'.H6:'BFS inequiv'.H6">
            <calcext:condition calcext:apply-style-name="background green" calcext:value="&lt;[.$B6]" calcext:base-cell-address="'BFS inequiv'.H6"/>
            <calcext:condition calcext:apply-style-name="background red" calcext:value="&gt;[.$B6]" calcext:base-cell-address="'BFS inequiv'.H6"/>
          </calcext:conditional-format>
          <calcext:conditional-format calcext:target-range-address="'BFS inequiv'.H7:'BFS inequiv'.H7">
            <calcext:condition calcext:apply-style-name="background green" calcext:value="&lt;[.$B7]" calcext:base-cell-address="'BFS inequiv'.H7"/>
            <calcext:condition calcext:apply-style-name="background red" calcext:value="&gt;[.$B7]" calcext:base-cell-address="'BFS inequiv'.H7"/>
          </calcext:conditional-format>
          <calcext:conditional-format calcext:target-range-address="'BFS inequiv'.H8:'BFS inequiv'.H8">
            <calcext:condition calcext:apply-style-name="background green" calcext:value="&lt;[.$B8]" calcext:base-cell-address="'BFS inequiv'.H8"/>
            <calcext:condition calcext:apply-style-name="background red" calcext:value="&gt;[.$B8]" calcext:base-cell-address="'BFS inequiv'.H8"/>
          </calcext:conditional-format>
          <calcext:conditional-format calcext:target-range-address="'BFS inequiv'.H9:'BFS inequiv'.H9">
            <calcext:condition calcext:apply-style-name="background green" calcext:value="&lt;[.$B9]" calcext:base-cell-address="'BFS inequiv'.H9"/>
            <calcext:condition calcext:apply-style-name="background red" calcext:value="&gt;[.$B9]" calcext:base-cell-address="'BFS inequiv'.H9"/>
          </calcext:conditional-format>
          <calcext:conditional-format calcext:target-range-address="'BFS inequiv'.H10:'BFS inequiv'.H10">
            <calcext:condition calcext:apply-style-name="background green" calcext:value="&lt;[.$B10]" calcext:base-cell-address="'BFS inequiv'.H10"/>
            <calcext:condition calcext:apply-style-name="background red" calcext:value="&gt;[.$B10]" calcext:base-cell-address="'BFS inequiv'.H10"/>
          </calcext:conditional-format>
          <calcext:conditional-format calcext:target-range-address="'BFS inequiv'.H11:'BFS inequiv'.H11">
            <calcext:condition calcext:apply-style-name="background green" calcext:value="&lt;[.$B11]" calcext:base-cell-address="'BFS inequiv'.H11"/>
            <calcext:condition calcext:apply-style-name="background red" calcext:value="&gt;[.$B11]" calcext:base-cell-address="'BFS inequiv'.H11"/>
          </calcext:conditional-format>
          <calcext:conditional-format calcext:target-range-address="'BFS inequiv'.H12:'BFS inequiv'.H12">
            <calcext:condition calcext:apply-style-name="background green" calcext:value="&lt;[.$B12]" calcext:base-cell-address="'BFS inequiv'.H12"/>
            <calcext:condition calcext:apply-style-name="background red" calcext:value="&gt;[.$B12]" calcext:base-cell-address="'BFS inequiv'.H12"/>
          </calcext:conditional-format>
          <calcext:conditional-format calcext:target-range-address="'BFS inequiv'.H13:'BFS inequiv'.H13">
            <calcext:condition calcext:apply-style-name="background green" calcext:value="&lt;[.$B13]" calcext:base-cell-address="'BFS inequiv'.H13"/>
            <calcext:condition calcext:apply-style-name="background red" calcext:value="&gt;[.$B13]" calcext:base-cell-address="'BFS inequiv'.H13"/>
          </calcext:conditional-format>
          <calcext:conditional-format calcext:target-range-address="'BFS inequiv'.H14:'BFS inequiv'.H14">
            <calcext:condition calcext:apply-style-name="background green" calcext:value="&lt;[.$B14]" calcext:base-cell-address="'BFS inequiv'.H14"/>
            <calcext:condition calcext:apply-style-name="background red" calcext:value="&gt;[.$B14]" calcext:base-cell-address="'BFS inequiv'.H14"/>
          </calcext:conditional-format>
          <calcext:conditional-format calcext:target-range-address="'BFS inequiv'.H15:'BFS inequiv'.H15">
            <calcext:condition calcext:apply-style-name="background green" calcext:value="&lt;[.$B15]" calcext:base-cell-address="'BFS inequiv'.H15"/>
            <calcext:condition calcext:apply-style-name="background red" calcext:value="&gt;[.$B15]" calcext:base-cell-address="'BFS inequiv'.H15"/>
          </calcext:conditional-format>
          <calcext:conditional-format calcext:target-range-address="'BFS inequiv'.H16:'BFS inequiv'.H16">
            <calcext:condition calcext:apply-style-name="background green" calcext:value="&lt;[.$B16]" calcext:base-cell-address="'BFS inequiv'.H16"/>
            <calcext:condition calcext:apply-style-name="background red" calcext:value="&gt;[.$B16]" calcext:base-cell-address="'BFS inequiv'.H16"/>
          </calcext:conditional-format>
          <calcext:conditional-format calcext:target-range-address="'BFS inequiv'.H17:'BFS inequiv'.H17">
            <calcext:condition calcext:apply-style-name="background green" calcext:value="&lt;[.$B17]" calcext:base-cell-address="'BFS inequiv'.H17"/>
            <calcext:condition calcext:apply-style-name="background red" calcext:value="&gt;[.$B17]" calcext:base-cell-address="'BFS inequiv'.H17"/>
          </calcext:conditional-format>
          <calcext:conditional-format calcext:target-range-address="'BFS inequiv'.H18:'BFS inequiv'.H18">
            <calcext:condition calcext:apply-style-name="background green" calcext:value="&lt;[.$B18]" calcext:base-cell-address="'BFS inequiv'.H18"/>
            <calcext:condition calcext:apply-style-name="background red" calcext:value="&gt;[.$B18]" calcext:base-cell-address="'BFS inequiv'.H18"/>
          </calcext:conditional-format>
          <calcext:conditional-format calcext:target-range-address="'BFS inequiv'.H19:'BFS inequiv'.H19">
            <calcext:condition calcext:apply-style-name="background green" calcext:value="&lt;[.$B19]" calcext:base-cell-address="'BFS inequiv'.H19"/>
            <calcext:condition calcext:apply-style-name="background red" calcext:value="&gt;[.$B19]" calcext:base-cell-address="'BFS inequiv'.H19"/>
          </calcext:conditional-format>
          <calcext:conditional-format calcext:target-range-address="'BFS inequiv'.H20:'BFS inequiv'.H20">
            <calcext:condition calcext:apply-style-name="background green" calcext:value="&lt;[.$B20]" calcext:base-cell-address="'BFS inequiv'.H20"/>
            <calcext:condition calcext:apply-style-name="background red" calcext:value="&gt;[.$B20]" calcext:base-cell-address="'BFS inequiv'.H20"/>
          </calcext:conditional-format>
          <calcext:conditional-format calcext:target-range-address="'BFS inequiv'.H21:'BFS inequiv'.H21">
            <calcext:condition calcext:apply-style-name="background green" calcext:value="&lt;[.$B21]" calcext:base-cell-address="'BFS inequiv'.H21"/>
            <calcext:condition calcext:apply-style-name="background red" calcext:value="&gt;[.$B21]" calcext:base-cell-address="'BFS inequiv'.H21"/>
          </calcext:conditional-format>
          <calcext:conditional-format calcext:target-range-address="'BFS inequiv'.H22:'BFS inequiv'.H22">
            <calcext:condition calcext:apply-style-name="background green" calcext:value="&lt;[.$B22]" calcext:base-cell-address="'BFS inequiv'.H22"/>
            <calcext:condition calcext:apply-style-name="background red" calcext:value="&gt;[.$B22]" calcext:base-cell-address="'BFS inequiv'.H22"/>
          </calcext:conditional-format>
          <calcext:conditional-format calcext:target-range-address="'BFS inequiv'.H23:'BFS inequiv'.H23">
            <calcext:condition calcext:apply-style-name="background green" calcext:value="&lt;[.$B23]" calcext:base-cell-address="'BFS inequiv'.H23"/>
            <calcext:condition calcext:apply-style-name="background red" calcext:value="&gt;[.$B23]" calcext:base-cell-address="'BFS inequiv'.H23"/>
          </calcext:conditional-format>
          <calcext:conditional-format calcext:target-range-address="'BFS inequiv'.H24:'BFS inequiv'.H24">
            <calcext:condition calcext:apply-style-name="background green" calcext:value="&lt;[.$B24]" calcext:base-cell-address="'BFS inequiv'.H24"/>
            <calcext:condition calcext:apply-style-name="background red" calcext:value="&gt;[.$B24]" calcext:base-cell-address="'BFS inequiv'.H24"/>
          </calcext:conditional-format>
          <calcext:conditional-format calcext:target-range-address="'BFS inequiv'.H25:'BFS inequiv'.H25">
            <calcext:condition calcext:apply-style-name="background green" calcext:value="&lt;[.$B25]" calcext:base-cell-address="'BFS inequiv'.H25"/>
            <calcext:condition calcext:apply-style-name="background red" calcext:value="&gt;[.$B25]" calcext:base-cell-address="'BFS inequiv'.H25"/>
          </calcext:conditional-format>
          <calcext:conditional-format calcext:target-range-address="'BFS inequiv'.H26:'BFS inequiv'.H26">
            <calcext:condition calcext:apply-style-name="background green" calcext:value="&lt;[.$B26]" calcext:base-cell-address="'BFS inequiv'.H26"/>
            <calcext:condition calcext:apply-style-name="background red" calcext:value="&gt;[.$B26]" calcext:base-cell-address="'BFS inequiv'.H26"/>
          </calcext:conditional-format>
          <calcext:conditional-format calcext:target-range-address="'BFS inequiv'.H27:'BFS inequiv'.H27">
            <calcext:condition calcext:apply-style-name="background green" calcext:value="&lt;[.$B27]" calcext:base-cell-address="'BFS inequiv'.H27"/>
            <calcext:condition calcext:apply-style-name="background red" calcext:value="&gt;[.$B27]" calcext:base-cell-address="'BFS inequiv'.H27"/>
          </calcext:conditional-format>
          <calcext:conditional-format calcext:target-range-address="'BFS inequiv'.H28:'BFS inequiv'.H28">
            <calcext:condition calcext:apply-style-name="background green" calcext:value="&lt;[.$B28]" calcext:base-cell-address="'BFS inequiv'.H28"/>
            <calcext:condition calcext:apply-style-name="background red" calcext:value="&gt;[.$B28]" calcext:base-cell-address="'BFS inequiv'.H28"/>
          </calcext:conditional-format>
          <calcext:conditional-format calcext:target-range-address="'BFS inequiv'.H29:'BFS inequiv'.H29">
            <calcext:condition calcext:apply-style-name="background green" calcext:value="&lt;[.$B29]" calcext:base-cell-address="'BFS inequiv'.H29"/>
            <calcext:condition calcext:apply-style-name="background red" calcext:value="&gt;[.$B29]" calcext:base-cell-address="'BFS inequiv'.H29"/>
          </calcext:conditional-format>
          <calcext:conditional-format calcext:target-range-address="'BFS inequiv'.H30:'BFS inequiv'.H30">
            <calcext:condition calcext:apply-style-name="background green" calcext:value="&lt;[.$B30]" calcext:base-cell-address="'BFS inequiv'.H30"/>
            <calcext:condition calcext:apply-style-name="background red" calcext:value="&gt;[.$B30]" calcext:base-cell-address="'BFS inequiv'.H30"/>
          </calcext:conditional-format>
          <calcext:conditional-format calcext:target-range-address="'BFS inequiv'.H31:'BFS inequiv'.H31">
            <calcext:condition calcext:apply-style-name="background green" calcext:value="&lt;[.$B31]" calcext:base-cell-address="'BFS inequiv'.H31"/>
            <calcext:condition calcext:apply-style-name="background red" calcext:value="&gt;[.$B31]" calcext:base-cell-address="'BFS inequiv'.H31"/>
          </calcext:conditional-format>
          <calcext:conditional-format calcext:target-range-address="'BFS inequiv'.H32:'BFS inequiv'.H32">
            <calcext:condition calcext:apply-style-name="background green" calcext:value="&lt;[.$B32]" calcext:base-cell-address="'BFS inequiv'.H32"/>
            <calcext:condition calcext:apply-style-name="background red" calcext:value="&gt;[.$B32]" calcext:base-cell-address="'BFS inequiv'.H32"/>
          </calcext:conditional-format>
          <calcext:conditional-format calcext:target-range-address="'BFS inequiv'.H33:'BFS inequiv'.H33">
            <calcext:condition calcext:apply-style-name="background green" calcext:value="&lt;[.$B33]" calcext:base-cell-address="'BFS inequiv'.H33"/>
            <calcext:condition calcext:apply-style-name="background red" calcext:value="&gt;[.$B33]" calcext:base-cell-address="'BFS inequiv'.H33"/>
          </calcext:conditional-format>
          <calcext:conditional-format calcext:target-range-address="'BFS inequiv'.H34:'BFS inequiv'.H34">
            <calcext:condition calcext:apply-style-name="background green" calcext:value="&lt;[.$B34]" calcext:base-cell-address="'BFS inequiv'.H34"/>
            <calcext:condition calcext:apply-style-name="background red" calcext:value="&gt;[.$B34]" calcext:base-cell-address="'BFS inequiv'.H34"/>
          </calcext:conditional-format>
          <calcext:conditional-format calcext:target-range-address="'BFS inequiv'.H35:'BFS inequiv'.H35">
            <calcext:condition calcext:apply-style-name="background green" calcext:value="&lt;[.$B35]" calcext:base-cell-address="'BFS inequiv'.H35"/>
            <calcext:condition calcext:apply-style-name="background red" calcext:value="&gt;[.$B35]" calcext:base-cell-address="'BFS inequiv'.H35"/>
          </calcext:conditional-format>
          <calcext:conditional-format calcext:target-range-address="'BFS inequiv'.H36:'BFS inequiv'.H36">
            <calcext:condition calcext:apply-style-name="background green" calcext:value="&lt;[.$B36]" calcext:base-cell-address="'BFS inequiv'.H36"/>
            <calcext:condition calcext:apply-style-name="background red" calcext:value="&gt;[.$B36]" calcext:base-cell-address="'BFS inequiv'.H36"/>
          </calcext:conditional-format>
          <calcext:conditional-format calcext:target-range-address="'BFS inequiv'.H37:'BFS inequiv'.H37">
            <calcext:condition calcext:apply-style-name="background green" calcext:value="&lt;[.$B37]" calcext:base-cell-address="'BFS inequiv'.H37"/>
            <calcext:condition calcext:apply-style-name="background red" calcext:value="&gt;[.$B37]" calcext:base-cell-address="'BFS inequiv'.H37"/>
          </calcext:conditional-format>
          <calcext:conditional-format calcext:target-range-address="'BFS inequiv'.H38:'BFS inequiv'.H38">
            <calcext:condition calcext:apply-style-name="background green" calcext:value="&lt;[.$B38]" calcext:base-cell-address="'BFS inequiv'.H38"/>
            <calcext:condition calcext:apply-style-name="background red" calcext:value="&gt;[.$B38]" calcext:base-cell-address="'BFS inequiv'.H38"/>
          </calcext:conditional-format>
          <calcext:conditional-format calcext:target-range-address="'BFS inequiv'.H39:'BFS inequiv'.H39">
            <calcext:condition calcext:apply-style-name="background green" calcext:value="&lt;[.$B39]" calcext:base-cell-address="'BFS inequiv'.H39"/>
            <calcext:condition calcext:apply-style-name="background red" calcext:value="&gt;[.$B39]" calcext:base-cell-address="'BFS inequiv'.H39"/>
          </calcext:conditional-format>
          <calcext:conditional-format calcext:target-range-address="'BFS inequiv'.H40:'BFS inequiv'.H40">
            <calcext:condition calcext:apply-style-name="background green" calcext:value="&lt;[.$B40]" calcext:base-cell-address="'BFS inequiv'.H40"/>
            <calcext:condition calcext:apply-style-name="background red" calcext:value="&gt;[.$B40]" calcext:base-cell-address="'BFS inequiv'.H40"/>
          </calcext:conditional-format>
          <calcext:conditional-format calcext:target-range-address="'BFS inequiv'.H41:'BFS inequiv'.H41">
            <calcext:condition calcext:apply-style-name="background green" calcext:value="&lt;[.$B41]" calcext:base-cell-address="'BFS inequiv'.H41"/>
            <calcext:condition calcext:apply-style-name="background red" calcext:value="&gt;[.$B41]" calcext:base-cell-address="'BFS inequiv'.H41"/>
          </calcext:conditional-format>
          <calcext:conditional-format calcext:target-range-address="'BFS inequiv'.H42:'BFS inequiv'.H42">
            <calcext:condition calcext:apply-style-name="background green" calcext:value="&lt;[.$B42]" calcext:base-cell-address="'BFS inequiv'.H42"/>
            <calcext:condition calcext:apply-style-name="background red" calcext:value="&gt;[.$B42]" calcext:base-cell-address="'BFS inequiv'.H42"/>
          </calcext:conditional-format>
          <calcext:conditional-format calcext:target-range-address="'BFS inequiv'.H43:'BFS inequiv'.H43">
            <calcext:condition calcext:apply-style-name="background green" calcext:value="&lt;[.$B43]" calcext:base-cell-address="'BFS inequiv'.H43"/>
            <calcext:condition calcext:apply-style-name="background red" calcext:value="&gt;[.$B43]" calcext:base-cell-address="'BFS inequiv'.H43"/>
          </calcext:conditional-format>
          <calcext:conditional-format calcext:target-range-address="'BFS inequiv'.H44:'BFS inequiv'.H44">
            <calcext:condition calcext:apply-style-name="background green" calcext:value="&lt;[.$B44]" calcext:base-cell-address="'BFS inequiv'.H44"/>
            <calcext:condition calcext:apply-style-name="background red" calcext:value="&gt;[.$B44]" calcext:base-cell-address="'BFS inequiv'.H44"/>
          </calcext:conditional-format>
          <calcext:conditional-format calcext:target-range-address="'BFS inequiv'.I3:'BFS inequiv'.I3">
            <calcext:condition calcext:apply-style-name="background green" calcext:value="&lt;[.$B3]" calcext:base-cell-address="'BFS inequiv'.I3"/>
            <calcext:condition calcext:apply-style-name="background red" calcext:value="&gt;[.$B3]" calcext:base-cell-address="'BFS inequiv'.I3"/>
          </calcext:conditional-format>
          <calcext:conditional-format calcext:target-range-address="'BFS inequiv'.I4:'BFS inequiv'.I4">
            <calcext:condition calcext:apply-style-name="background green" calcext:value="&lt;[.$B4]" calcext:base-cell-address="'BFS inequiv'.I4"/>
            <calcext:condition calcext:apply-style-name="background red" calcext:value="&gt;[.$B4]" calcext:base-cell-address="'BFS inequiv'.I4"/>
          </calcext:conditional-format>
          <calcext:conditional-format calcext:target-range-address="'BFS inequiv'.I5:'BFS inequiv'.I5">
            <calcext:condition calcext:apply-style-name="background green" calcext:value="&lt;[.$B5]" calcext:base-cell-address="'BFS inequiv'.I5"/>
            <calcext:condition calcext:apply-style-name="background red" calcext:value="&gt;[.$B5]" calcext:base-cell-address="'BFS inequiv'.I5"/>
          </calcext:conditional-format>
          <calcext:conditional-format calcext:target-range-address="'BFS inequiv'.I6:'BFS inequiv'.I6">
            <calcext:condition calcext:apply-style-name="background green" calcext:value="&lt;[.$B6]" calcext:base-cell-address="'BFS inequiv'.I6"/>
            <calcext:condition calcext:apply-style-name="background red" calcext:value="&gt;[.$B6]" calcext:base-cell-address="'BFS inequiv'.I6"/>
          </calcext:conditional-format>
          <calcext:conditional-format calcext:target-range-address="'BFS inequiv'.I7:'BFS inequiv'.I7">
            <calcext:condition calcext:apply-style-name="background green" calcext:value="&lt;[.$B7]" calcext:base-cell-address="'BFS inequiv'.I7"/>
            <calcext:condition calcext:apply-style-name="background red" calcext:value="&gt;[.$B7]" calcext:base-cell-address="'BFS inequiv'.I7"/>
          </calcext:conditional-format>
          <calcext:conditional-format calcext:target-range-address="'BFS inequiv'.I8:'BFS inequiv'.I8">
            <calcext:condition calcext:apply-style-name="background green" calcext:value="&lt;[.$B8]" calcext:base-cell-address="'BFS inequiv'.I8"/>
            <calcext:condition calcext:apply-style-name="background red" calcext:value="&gt;[.$B8]" calcext:base-cell-address="'BFS inequiv'.I8"/>
          </calcext:conditional-format>
          <calcext:conditional-format calcext:target-range-address="'BFS inequiv'.I9:'BFS inequiv'.I9">
            <calcext:condition calcext:apply-style-name="background green" calcext:value="&lt;[.$B9]" calcext:base-cell-address="'BFS inequiv'.I9"/>
            <calcext:condition calcext:apply-style-name="background red" calcext:value="&gt;[.$B9]" calcext:base-cell-address="'BFS inequiv'.I9"/>
          </calcext:conditional-format>
          <calcext:conditional-format calcext:target-range-address="'BFS inequiv'.I10:'BFS inequiv'.I10">
            <calcext:condition calcext:apply-style-name="background green" calcext:value="&lt;[.$B10]" calcext:base-cell-address="'BFS inequiv'.I10"/>
            <calcext:condition calcext:apply-style-name="background red" calcext:value="&gt;[.$B10]" calcext:base-cell-address="'BFS inequiv'.I10"/>
          </calcext:conditional-format>
          <calcext:conditional-format calcext:target-range-address="'BFS inequiv'.I11:'BFS inequiv'.I11">
            <calcext:condition calcext:apply-style-name="background green" calcext:value="&lt;[.$B11]" calcext:base-cell-address="'BFS inequiv'.I11"/>
            <calcext:condition calcext:apply-style-name="background red" calcext:value="&gt;[.$B11]" calcext:base-cell-address="'BFS inequiv'.I11"/>
          </calcext:conditional-format>
          <calcext:conditional-format calcext:target-range-address="'BFS inequiv'.I12:'BFS inequiv'.I12">
            <calcext:condition calcext:apply-style-name="background green" calcext:value="&lt;[.$B12]" calcext:base-cell-address="'BFS inequiv'.I12"/>
            <calcext:condition calcext:apply-style-name="background red" calcext:value="&gt;[.$B12]" calcext:base-cell-address="'BFS inequiv'.I12"/>
          </calcext:conditional-format>
          <calcext:conditional-format calcext:target-range-address="'BFS inequiv'.I13:'BFS inequiv'.I13">
            <calcext:condition calcext:apply-style-name="background green" calcext:value="&lt;[.$B13]" calcext:base-cell-address="'BFS inequiv'.I13"/>
            <calcext:condition calcext:apply-style-name="background red" calcext:value="&gt;[.$B13]" calcext:base-cell-address="'BFS inequiv'.I13"/>
          </calcext:conditional-format>
          <calcext:conditional-format calcext:target-range-address="'BFS inequiv'.I14:'BFS inequiv'.I14">
            <calcext:condition calcext:apply-style-name="background green" calcext:value="&lt;[.$B14]" calcext:base-cell-address="'BFS inequiv'.I14"/>
            <calcext:condition calcext:apply-style-name="background red" calcext:value="&gt;[.$B14]" calcext:base-cell-address="'BFS inequiv'.I14"/>
          </calcext:conditional-format>
          <calcext:conditional-format calcext:target-range-address="'BFS inequiv'.I15:'BFS inequiv'.I15">
            <calcext:condition calcext:apply-style-name="background green" calcext:value="&lt;[.$B15]" calcext:base-cell-address="'BFS inequiv'.I15"/>
            <calcext:condition calcext:apply-style-name="background red" calcext:value="&gt;[.$B15]" calcext:base-cell-address="'BFS inequiv'.I15"/>
          </calcext:conditional-format>
          <calcext:conditional-format calcext:target-range-address="'BFS inequiv'.I16:'BFS inequiv'.I16">
            <calcext:condition calcext:apply-style-name="background green" calcext:value="&lt;[.$B16]" calcext:base-cell-address="'BFS inequiv'.I16"/>
            <calcext:condition calcext:apply-style-name="background red" calcext:value="&gt;[.$B16]" calcext:base-cell-address="'BFS inequiv'.I16"/>
          </calcext:conditional-format>
          <calcext:conditional-format calcext:target-range-address="'BFS inequiv'.I17:'BFS inequiv'.I17">
            <calcext:condition calcext:apply-style-name="background green" calcext:value="&lt;[.$B17]" calcext:base-cell-address="'BFS inequiv'.I17"/>
            <calcext:condition calcext:apply-style-name="background red" calcext:value="&gt;[.$B17]" calcext:base-cell-address="'BFS inequiv'.I17"/>
          </calcext:conditional-format>
          <calcext:conditional-format calcext:target-range-address="'BFS inequiv'.I18:'BFS inequiv'.I18">
            <calcext:condition calcext:apply-style-name="background green" calcext:value="&lt;[.$B18]" calcext:base-cell-address="'BFS inequiv'.I18"/>
            <calcext:condition calcext:apply-style-name="background red" calcext:value="&gt;[.$B18]" calcext:base-cell-address="'BFS inequiv'.I18"/>
          </calcext:conditional-format>
          <calcext:conditional-format calcext:target-range-address="'BFS inequiv'.I19:'BFS inequiv'.I19">
            <calcext:condition calcext:apply-style-name="background green" calcext:value="&lt;[.$B19]" calcext:base-cell-address="'BFS inequiv'.I19"/>
            <calcext:condition calcext:apply-style-name="background red" calcext:value="&gt;[.$B19]" calcext:base-cell-address="'BFS inequiv'.I19"/>
          </calcext:conditional-format>
          <calcext:conditional-format calcext:target-range-address="'BFS inequiv'.I20:'BFS inequiv'.I20">
            <calcext:condition calcext:apply-style-name="background green" calcext:value="&lt;[.$B20]" calcext:base-cell-address="'BFS inequiv'.I20"/>
            <calcext:condition calcext:apply-style-name="background red" calcext:value="&gt;[.$B20]" calcext:base-cell-address="'BFS inequiv'.I20"/>
          </calcext:conditional-format>
          <calcext:conditional-format calcext:target-range-address="'BFS inequiv'.I21:'BFS inequiv'.I21">
            <calcext:condition calcext:apply-style-name="background green" calcext:value="&lt;[.$B21]" calcext:base-cell-address="'BFS inequiv'.I21"/>
            <calcext:condition calcext:apply-style-name="background red" calcext:value="&gt;[.$B21]" calcext:base-cell-address="'BFS inequiv'.I21"/>
          </calcext:conditional-format>
          <calcext:conditional-format calcext:target-range-address="'BFS inequiv'.I22:'BFS inequiv'.I22">
            <calcext:condition calcext:apply-style-name="background green" calcext:value="&lt;[.$B22]" calcext:base-cell-address="'BFS inequiv'.I22"/>
            <calcext:condition calcext:apply-style-name="background red" calcext:value="&gt;[.$B22]" calcext:base-cell-address="'BFS inequiv'.I22"/>
          </calcext:conditional-format>
          <calcext:conditional-format calcext:target-range-address="'BFS inequiv'.I23:'BFS inequiv'.I23">
            <calcext:condition calcext:apply-style-name="background green" calcext:value="&lt;[.$B23]" calcext:base-cell-address="'BFS inequiv'.I23"/>
            <calcext:condition calcext:apply-style-name="background red" calcext:value="&gt;[.$B23]" calcext:base-cell-address="'BFS inequiv'.I23"/>
          </calcext:conditional-format>
          <calcext:conditional-format calcext:target-range-address="'BFS inequiv'.I24:'BFS inequiv'.I24">
            <calcext:condition calcext:apply-style-name="background green" calcext:value="&lt;[.$B24]" calcext:base-cell-address="'BFS inequiv'.I24"/>
            <calcext:condition calcext:apply-style-name="background red" calcext:value="&gt;[.$B24]" calcext:base-cell-address="'BFS inequiv'.I24"/>
          </calcext:conditional-format>
          <calcext:conditional-format calcext:target-range-address="'BFS inequiv'.I25:'BFS inequiv'.I25">
            <calcext:condition calcext:apply-style-name="background green" calcext:value="&lt;[.$B25]" calcext:base-cell-address="'BFS inequiv'.I25"/>
            <calcext:condition calcext:apply-style-name="background red" calcext:value="&gt;[.$B25]" calcext:base-cell-address="'BFS inequiv'.I25"/>
          </calcext:conditional-format>
          <calcext:conditional-format calcext:target-range-address="'BFS inequiv'.I26:'BFS inequiv'.I26">
            <calcext:condition calcext:apply-style-name="background green" calcext:value="&lt;[.$B26]" calcext:base-cell-address="'BFS inequiv'.I26"/>
            <calcext:condition calcext:apply-style-name="background red" calcext:value="&gt;[.$B26]" calcext:base-cell-address="'BFS inequiv'.I26"/>
          </calcext:conditional-format>
          <calcext:conditional-format calcext:target-range-address="'BFS inequiv'.I27:'BFS inequiv'.I27">
            <calcext:condition calcext:apply-style-name="background green" calcext:value="&lt;[.$B27]" calcext:base-cell-address="'BFS inequiv'.I27"/>
            <calcext:condition calcext:apply-style-name="background red" calcext:value="&gt;[.$B27]" calcext:base-cell-address="'BFS inequiv'.I27"/>
          </calcext:conditional-format>
          <calcext:conditional-format calcext:target-range-address="'BFS inequiv'.I28:'BFS inequiv'.I28">
            <calcext:condition calcext:apply-style-name="background green" calcext:value="&lt;[.$B28]" calcext:base-cell-address="'BFS inequiv'.I28"/>
            <calcext:condition calcext:apply-style-name="background red" calcext:value="&gt;[.$B28]" calcext:base-cell-address="'BFS inequiv'.I28"/>
          </calcext:conditional-format>
          <calcext:conditional-format calcext:target-range-address="'BFS inequiv'.I29:'BFS inequiv'.I29">
            <calcext:condition calcext:apply-style-name="background green" calcext:value="&lt;[.$B29]" calcext:base-cell-address="'BFS inequiv'.I29"/>
            <calcext:condition calcext:apply-style-name="background red" calcext:value="&gt;[.$B29]" calcext:base-cell-address="'BFS inequiv'.I29"/>
          </calcext:conditional-format>
          <calcext:conditional-format calcext:target-range-address="'BFS inequiv'.I30:'BFS inequiv'.I30">
            <calcext:condition calcext:apply-style-name="background green" calcext:value="&lt;[.$B30]" calcext:base-cell-address="'BFS inequiv'.I30"/>
            <calcext:condition calcext:apply-style-name="background red" calcext:value="&gt;[.$B30]" calcext:base-cell-address="'BFS inequiv'.I30"/>
          </calcext:conditional-format>
          <calcext:conditional-format calcext:target-range-address="'BFS inequiv'.I31:'BFS inequiv'.I31">
            <calcext:condition calcext:apply-style-name="background green" calcext:value="&lt;[.$B31]" calcext:base-cell-address="'BFS inequiv'.I31"/>
            <calcext:condition calcext:apply-style-name="background red" calcext:value="&gt;[.$B31]" calcext:base-cell-address="'BFS inequiv'.I31"/>
          </calcext:conditional-format>
          <calcext:conditional-format calcext:target-range-address="'BFS inequiv'.I32:'BFS inequiv'.I32">
            <calcext:condition calcext:apply-style-name="background green" calcext:value="&lt;[.$B32]" calcext:base-cell-address="'BFS inequiv'.I32"/>
            <calcext:condition calcext:apply-style-name="background red" calcext:value="&gt;[.$B32]" calcext:base-cell-address="'BFS inequiv'.I32"/>
          </calcext:conditional-format>
          <calcext:conditional-format calcext:target-range-address="'BFS inequiv'.I33:'BFS inequiv'.I33">
            <calcext:condition calcext:apply-style-name="background green" calcext:value="&lt;[.$B33]" calcext:base-cell-address="'BFS inequiv'.I33"/>
            <calcext:condition calcext:apply-style-name="background red" calcext:value="&gt;[.$B33]" calcext:base-cell-address="'BFS inequiv'.I33"/>
          </calcext:conditional-format>
          <calcext:conditional-format calcext:target-range-address="'BFS inequiv'.I34:'BFS inequiv'.I34">
            <calcext:condition calcext:apply-style-name="background green" calcext:value="&lt;[.$B34]" calcext:base-cell-address="'BFS inequiv'.I34"/>
            <calcext:condition calcext:apply-style-name="background red" calcext:value="&gt;[.$B34]" calcext:base-cell-address="'BFS inequiv'.I34"/>
          </calcext:conditional-format>
          <calcext:conditional-format calcext:target-range-address="'BFS inequiv'.I35:'BFS inequiv'.I35">
            <calcext:condition calcext:apply-style-name="background green" calcext:value="&lt;[.$B35]" calcext:base-cell-address="'BFS inequiv'.I35"/>
            <calcext:condition calcext:apply-style-name="background red" calcext:value="&gt;[.$B35]" calcext:base-cell-address="'BFS inequiv'.I35"/>
          </calcext:conditional-format>
          <calcext:conditional-format calcext:target-range-address="'BFS inequiv'.I36:'BFS inequiv'.I36">
            <calcext:condition calcext:apply-style-name="background green" calcext:value="&lt;[.$B36]" calcext:base-cell-address="'BFS inequiv'.I36"/>
            <calcext:condition calcext:apply-style-name="background red" calcext:value="&gt;[.$B36]" calcext:base-cell-address="'BFS inequiv'.I36"/>
          </calcext:conditional-format>
          <calcext:conditional-format calcext:target-range-address="'BFS inequiv'.I37:'BFS inequiv'.I37">
            <calcext:condition calcext:apply-style-name="background green" calcext:value="&lt;[.$B37]" calcext:base-cell-address="'BFS inequiv'.I37"/>
            <calcext:condition calcext:apply-style-name="background red" calcext:value="&gt;[.$B37]" calcext:base-cell-address="'BFS inequiv'.I37"/>
          </calcext:conditional-format>
          <calcext:conditional-format calcext:target-range-address="'BFS inequiv'.I38:'BFS inequiv'.I38">
            <calcext:condition calcext:apply-style-name="background green" calcext:value="&lt;[.$B38]" calcext:base-cell-address="'BFS inequiv'.I38"/>
            <calcext:condition calcext:apply-style-name="background red" calcext:value="&gt;[.$B38]" calcext:base-cell-address="'BFS inequiv'.I38"/>
          </calcext:conditional-format>
          <calcext:conditional-format calcext:target-range-address="'BFS inequiv'.I39:'BFS inequiv'.I39">
            <calcext:condition calcext:apply-style-name="background green" calcext:value="&lt;[.$B39]" calcext:base-cell-address="'BFS inequiv'.I39"/>
            <calcext:condition calcext:apply-style-name="background red" calcext:value="&gt;[.$B39]" calcext:base-cell-address="'BFS inequiv'.I39"/>
          </calcext:conditional-format>
          <calcext:conditional-format calcext:target-range-address="'BFS inequiv'.I40:'BFS inequiv'.I40">
            <calcext:condition calcext:apply-style-name="background green" calcext:value="&lt;[.$B40]" calcext:base-cell-address="'BFS inequiv'.I40"/>
            <calcext:condition calcext:apply-style-name="background red" calcext:value="&gt;[.$B40]" calcext:base-cell-address="'BFS inequiv'.I40"/>
          </calcext:conditional-format>
          <calcext:conditional-format calcext:target-range-address="'BFS inequiv'.I41:'BFS inequiv'.I41">
            <calcext:condition calcext:apply-style-name="background green" calcext:value="&lt;[.$B41]" calcext:base-cell-address="'BFS inequiv'.I41"/>
            <calcext:condition calcext:apply-style-name="background red" calcext:value="&gt;[.$B41]" calcext:base-cell-address="'BFS inequiv'.I41"/>
          </calcext:conditional-format>
          <calcext:conditional-format calcext:target-range-address="'BFS inequiv'.I42:'BFS inequiv'.I42">
            <calcext:condition calcext:apply-style-name="background green" calcext:value="&lt;[.$B42]" calcext:base-cell-address="'BFS inequiv'.I42"/>
            <calcext:condition calcext:apply-style-name="background red" calcext:value="&gt;[.$B42]" calcext:base-cell-address="'BFS inequiv'.I42"/>
          </calcext:conditional-format>
          <calcext:conditional-format calcext:target-range-address="'BFS inequiv'.I43:'BFS inequiv'.I43">
            <calcext:condition calcext:apply-style-name="background green" calcext:value="&lt;[.$B43]" calcext:base-cell-address="'BFS inequiv'.I43"/>
            <calcext:condition calcext:apply-style-name="background red" calcext:value="&gt;[.$B43]" calcext:base-cell-address="'BFS inequiv'.I43"/>
          </calcext:conditional-format>
          <calcext:conditional-format calcext:target-range-address="'BFS inequiv'.I44:'BFS inequiv'.I44">
            <calcext:condition calcext:apply-style-name="background green" calcext:value="&lt;[.$B44]" calcext:base-cell-address="'BFS inequiv'.I44"/>
            <calcext:condition calcext:apply-style-name="background red" calcext:value="&gt;[.$B44]" calcext:base-cell-address="'BFS inequiv'.I44"/>
          </calcext:conditional-format>
          <calcext:conditional-format calcext:target-range-address="'BFS inequiv'.C3:'BFS inequiv'.E45">
            <calcext:condition calcext:apply-style-name="background green" calcext:value="&gt;100" calcext:base-cell-address="'BFS inequiv'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4" loext:min-decimal-places="14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background_20_green" style:display-name="background green" style:family="table-cell" style:parent-style-name="Default">
      <style:table-cell-properties fo:background-color="#e0efd4"/>
    </style:style>
    <style:style style:name="background_20_red" style:display-name="background red" style:family="table-cell" style:parent-style-name="Default">
      <style:table-cell-properties fo:background-color="#fcd4d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09:27:29.13139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8:33:31.345639045</meta:creation-date>
    <dc:date>2021-01-23T09:32:47.288361225</dc:date>
    <meta:editing-duration>PT15M59S</meta:editing-duration>
    <meta:editing-cycles>5</meta:editing-cycles>
    <meta:generator>LibreOffice/6.0.7.3$Linux_X86_64 LibreOffice_project/00m0$Build-3</meta:generator>
    <meta:document-statistic meta:table-count="4" meta:cell-count="1368" meta:object-count="0"/>
  </office:meta>
</office:document-meta>
</file>